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45cm"/>
    </style:style>
    <style:style style:name="co3" style:family="table-column">
      <style:table-column-properties fo:break-before="auto" style:column-width="3.468cm"/>
    </style:style>
    <style:style style:name="co4" style:family="table-column">
      <style:table-column-properties fo:break-before="auto" style:column-width="2.413cm"/>
    </style:style>
    <style:style style:name="co17" style:family="table-column">
      <style:table-column-properties fo:break-before="auto" style:column-width="2.641cm"/>
    </style:style>
    <style:style style:name="co10" style:family="table-column">
      <style:table-column-properties fo:break-before="auto" style:column-width="1.863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781cm"/>
    </style:style>
    <style:style style:name="co20" style:family="table-column">
      <style:table-column-properties fo:break-before="auto" style:column-width="0.836cm"/>
    </style:style>
    <style:style style:name="co12" style:family="table-column">
      <style:table-column-properties fo:break-before="auto" style:column-width="1.087cm"/>
    </style:style>
    <style:style style:name="co21" style:family="table-column">
      <style:table-column-properties fo:break-before="auto" style:column-width="0.81cm"/>
    </style:style>
    <style:style style:name="co8" style:family="table-column">
      <style:table-column-properties fo:break-before="auto" style:column-width="0.504cm"/>
    </style:style>
    <style:style style:name="co15" style:family="table-column">
      <style:table-column-properties fo:break-before="auto" style:column-width="0.582cm"/>
    </style:style>
    <style:style style:name="co16" style:family="table-column">
      <style:table-column-properties fo:break-before="auto" style:column-width="0.699cm"/>
    </style:style>
    <style:style style:name="co22" style:family="table-column">
      <style:table-column-properties fo:break-before="auto" style:column-width="0.559cm"/>
    </style:style>
    <style:style style:name="co23" style:family="table-column">
      <style:table-column-properties fo:break-before="auto" style:column-width="1.058cm"/>
    </style:style>
    <style:style style:name="co24" style:family="table-column">
      <style:table-column-properties fo:break-before="auto" style:column-width="1.03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ffccff"/>
    </style:style>
    <style:style style:name="ce4" style:family="table-cell" style:parent-style-name="Default">
      <style:text-properties style:font-name="Arial" style:font-name-asian="Arial Unicode MS" style:font-name-complex="Arial Unicode MS"/>
    </style:style>
  </office:automatic-styles>
  <office:body>
    <office:spreadsheet>
      <table:table table:name="工作表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row table:style-name="ro2">
          <table:table-cell table:number-columns-repeated="13"/>
        </table:table-row>
        <table:table-row table:style-name="ro2">
          <table:table-cell office:value-type="string">
            <text:p>CPU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string">
            <text:p>Registers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1 Byte</text:p>
          </table:table-cell>
          <table:table-cell office:value-type="string">
            <text:p>Accumulator</text:p>
          </table:table-cell>
          <table:table-cell office:value-type="string">
            <text:p>A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1 Byte</text:p>
          </table:table-cell>
          <table:table-cell office:value-type="string">
            <text:p>Index X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1 Byte</text:p>
          </table:table-cell>
          <table:table-cell office:value-type="string">
            <text:p>Index Y</text:p>
          </table:table-cell>
          <table:table-cell office:value-type="string">
            <text:p>Y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2 Bytes</text:p>
          </table:table-cell>
          <table:table-cell office:value-type="string">
            <text:p>Program Counter</text:p>
          </table:table-cell>
          <table:table-cell office:value-type="string">
            <text:p>PC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1 Byte</text:p>
          </table:table-cell>
          <table:table-cell office:value-type="string">
            <text:p>Stack Pointer</text:p>
          </table:table-cell>
          <table:table-cell office:value-type="string">
            <text:p>S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1 Byte</text:p>
          </table:table-cell>
          <table:table-cell office:value-type="string">
            <text:p>Status Register</text:p>
          </table:table-cell>
          <table:table-cell office:value-type="string">
            <text:p>P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Bit 0</text:p>
          </table:table-cell>
          <table:table-cell office:value-type="string">
            <text:p>Carry flag</text:p>
          </table:table-cell>
          <table:table-cell office:value-type="string">
            <text:p>C</text:p>
          </table:table-cell>
          <table:table-cell office:value-type="string">
            <text:p>Set to 1 when addition or shift results in a carry or subtraction results in no borrow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1</text:p>
          </table:table-cell>
          <table:table-cell office:value-type="string">
            <text:p>Zero flag</text:p>
          </table:table-cell>
          <table:table-cell office:value-type="string">
            <text:p>Z</text:p>
          </table:table-cell>
          <table:table-cell office:value-type="string">
            <text:p>Set to 1 when operation results in 0, set to 0 when operation results in 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2</text:p>
          </table:table-cell>
          <table:table-cell office:value-type="string">
            <text:p>Interrupt</text:p>
          </table:table-cell>
          <table:table-cell office:value-type="string">
            <text:p>I</text:p>
          </table:table-cell>
          <table:table-cell office:value-type="string">
            <text:p>0=enabled, 1=disabled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3</text:p>
          </table:table-cell>
          <table:table-cell office:value-type="string">
            <text:p>Decimal</text:p>
          </table:table-cell>
          <table:table-cell office:value-type="string">
            <text:p>D</text:p>
          </table:table-cell>
          <table:table-cell office:value-type="string">
            <text:p>0=HEX, 1=BCD with ADC and SBC instructions. BCD:Binary Coded Decimal treat 0x99 as 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4</text:p>
          </table:table-cell>
          <table:table-cell office:value-type="string">
            <text:p>Break</text:p>
          </table:table-cell>
          <table:table-cell office:value-type="string">
            <text:p>B</text:p>
          </table:table-cell>
          <table:table-cell office:value-type="string">
            <text:p>Set to 1 when BRK is executed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5</text:p>
          </table:table-cell>
          <table:table-cell office:value-type="string">
            <text:p>Not used</text:p>
          </table:table-cell>
          <table:table-cell/>
          <table:table-cell office:value-type="string">
            <text:p>Always 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6</text:p>
          </table:table-cell>
          <table:table-cell office:value-type="string">
            <text:p>Overflow flag</text:p>
          </table:table-cell>
          <table:table-cell office:value-type="string">
            <text:p>V</text:p>
          </table:table-cell>
          <table:table-cell office:value-type="string">
            <text:p>Set to 1 when operation results in a result larger than the maximum that can be held by 1 byte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7</text:p>
          </table:table-cell>
          <table:table-cell office:value-type="string">
            <text:p>Sign flag</text:p>
          </table:table-cell>
          <table:table-cell office:value-type="string">
            <text:p>S</text:p>
          </table:table-cell>
          <table:table-cell office:value-type="string">
            <text:p>Set to 1 when operation results is negative, set to 0 when operation results is positive</text:p>
          </table:table-cell>
          <table:table-cell table:number-columns-repeated="7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>
            <text:p>Memory Map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$0000-$07FF</text:p>
          </table:table-cell>
          <table:table-cell office:value-type="string">
            <text:p>Internal RAM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$0100-$01FF </text:p>
          </table:table-cell>
          <table:table-cell office:value-type="string">
            <text:p>Stack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$0800-$1FFF</text:p>
          </table:table-cell>
          <table:table-cell office:value-type="string">
            <text:p>Mirrors of $0000-$07F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2000-$2007</text:p>
          </table:table-cell>
          <table:table-cell office:value-type="string">
            <text:p>PPU registers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2008-$3FFF</text:p>
          </table:table-cell>
          <table:table-cell office:value-type="string">
            <text:p>Mirrors of $2000-$2007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4000-$4017</text:p>
          </table:table-cell>
          <table:table-cell office:value-type="string">
            <text:p>APU and I/O registers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4018-$401F</text:p>
          </table:table-cell>
          <table:table-cell office:value-type="string">
            <text:p>Disabled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4020-$FFF9</text:p>
          </table:table-cell>
          <table:table-cell office:value-type="string">
            <text:p>Cartridg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FFFA-$FFFF</text:p>
          </table:table-cell>
          <table:table-cell office:value-type="string">
            <text:p>Interrupt vectors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 office:value-type="string">
            <text:p>Instructions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Addressing modes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ccumulator</text:p>
          </table:table-cell>
          <table:table-cell/>
          <table:table-cell office:value-type="string">
            <text:p>Value is in accumulator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#v</text:p>
          </table:table-cell>
          <table:table-cell office:value-type="string">
            <text:p>Immediate</text:p>
          </table:table-cell>
          <table:table-cell/>
          <table:table-cell office:value-type="string">
            <text:p>Value is given in the instructio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d</text:p>
          </table:table-cell>
          <table:table-cell office:value-type="string">
            <text:p>Zero page</text:p>
          </table:table-cell>
          <table:table-cell office:value-type="string">
            <text:p>v(arg % 256)</text:p>
          </table:table-cell>
          <table:table-cell office:value-type="string">
            <text:p>Value stored at 8-bit address in the first page given in the instructio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bsolute</text:p>
          </table:table-cell>
          <table:table-cell office:value-type="string">
            <text:p>v(arg)</text:p>
          </table:table-cell>
          <table:table-cell office:value-type="string">
            <text:p>Value stored at 16-bit address given in the instructio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d,x; d,y</text:p>
          </table:table-cell>
          <table:table-cell office:value-type="string">
            <text:p>Zero page indexed</text:p>
          </table:table-cell>
          <table:table-cell office:value-type="string">
            <text:p>v((arg + x) % 256)</text:p>
          </table:table-cell>
          <table:table-cell office:value-type="string">
            <text:p>Value stored at 8-bit address in the first page by adding X or Y to the argument given in the instructio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,x; a,y</text:p>
          </table:table-cell>
          <table:table-cell office:value-type="string">
            <text:p>Absolute indexed</text:p>
          </table:table-cell>
          <table:table-cell office:value-type="string">
            <text:p>v(arg + x)</text:p>
          </table:table-cell>
          <table:table-cell office:value-type="string">
            <text:p>Value stored at 16-bit address calculated by adding X or Y to the argument given in the instruction, add one cycle if the page boundry is crossed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(d,x)</text:p>
          </table:table-cell>
          <table:table-cell office:value-type="string">
            <text:p>Indexed indirect</text:p>
          </table:table-cell>
          <table:table-cell office:value-type="string">
            <text:p>v(v((arg + x) % 256) + v((arg + x + 1) % 256) * 256)</text:p>
          </table:table-cell>
          <table:table-cell office:value-type="string">
            <text:p>Value stored at 16-bit address calculated by combining the two values stored at 8-bit address in the first page by adding X to the argument given in the instructio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(d),y</text:p>
          </table:table-cell>
          <table:table-cell office:value-type="string">
            <text:p>Indirect indexed</text:p>
          </table:table-cell>
          <table:table-cell office:value-type="string">
            <text:p>v(v(arg) + v((arg + 1) % 256) * 256 + y)</text:p>
          </table:table-cell>
          <table:table-cell office:value-type="string">
            <text:p>Value stored at 16-bit address calculated by combining the two values stored at 8-bit address in the first page given in the instruction and then add y to it, add one cycle if the page boundry is crossed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BRK</text:p>
          </table:table-cell>
          <table:table-cell office:value-type="string">
            <text:p>00000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JMP</text:p>
          </table:table-cell>
          <table:table-cell office:value-type="string">
            <text:p>01X01100</text:p>
          </table:table-cell>
          <table:table-cell office:value-type="string">
            <text:p>0=absolute, 1=indirect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JSR</text:p>
          </table:table-cell>
          <table:table-cell office:value-type="string">
            <text:p>00100000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NOP</text:p>
          </table:table-cell>
          <table:table-cell office:value-type="string">
            <text:p>1110101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X</text:p>
          </table:table-cell>
          <table:table-cell office:value-type="string">
            <text:p>11001010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CLC</text:p>
          </table:table-cell>
          <table:table-cell office:value-type="string">
            <text:p>000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LD</text:p>
          </table:table-cell>
          <table:table-cell office:value-type="string">
            <text:p>110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LI</text:p>
          </table:table-cell>
          <table:table-cell office:value-type="string">
            <text:p>010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LV</text:p>
          </table:table-cell>
          <table:table-cell office:value-type="string">
            <text:p>101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C</text:p>
          </table:table-cell>
          <table:table-cell office:value-type="string">
            <text:p>001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D</text:p>
          </table:table-cell>
          <table:table-cell office:value-type="string">
            <text:p>111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I</text:p>
          </table:table-cell>
          <table:table-cell office:value-type="string">
            <text:p>011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YA</text:p>
          </table:table-cell>
          <table:table-cell office:value-type="string">
            <text:p>10011000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ASL</text:p>
          </table:table-cell>
          <table:table-cell office:value-type="string">
            <text:p>000XXX10</text:p>
          </table:table-cell>
          <table:table-cell office:value-type="string">
            <text:p>010=accumulator, 001, 101=zero page x, 011, 1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BIT</text:p>
          </table:table-cell>
          <table:table-cell office:value-type="string">
            <text:p>001(0)X(1)00</text:p>
          </table:table-cell>
          <table:table-cell office:value-type="string">
            <text:p>0=zero page, 1=absolute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ROL</text:p>
          </table:table-cell>
          <table:table-cell office:value-type="string">
            <text:p>001XXX10</text:p>
          </table:table-cell>
          <table:table-cell office:value-type="string">
            <text:p>010=accumulator, 001, 101=zero page x, 011, 1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LSR</text:p>
          </table:table-cell>
          <table:table-cell office:value-type="string">
            <text:p>010XXX10</text:p>
          </table:table-cell>
          <table:table-cell office:value-type="string">
            <text:p>010=accumulator, 001, 101=zero page x, 011, 1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ROR</text:p>
          </table:table-cell>
          <table:table-cell office:value-type="string">
            <text:p>011XXX10</text:p>
          </table:table-cell>
          <table:table-cell office:value-type="string">
            <text:p>010=accumulator, 001, 101=zero page x, 011, 1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STX</text:p>
          </table:table-cell>
          <table:table-cell office:value-type="string">
            <text:p>100XX(1)10</text:p>
          </table:table-cell>
          <table:table-cell office:value-type="string">
            <text:p>00=zero page, 01=absolute, 10=zero page y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STY</text:p>
          </table:table-cell>
          <table:table-cell office:value-type="string">
            <text:p>100XX(1)00</text:p>
          </table:table-cell>
          <table:table-cell office:value-type="string">
            <text:p>00=zero page, 01=absolute, 10=zero pag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LDX</text:p>
          </table:table-cell>
          <table:table-cell office:value-type="string">
            <text:p>101XXX10</text:p>
          </table:table-cell>
          <table:table-cell office:value-type="string">
            <text:p>000=immediate, 001, 101=zero page y, 011, 111=absolute y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LDY</text:p>
          </table:table-cell>
          <table:table-cell office:value-type="string">
            <text:p>101XXX00</text:p>
          </table:table-cell>
          <table:table-cell office:value-type="string">
            <text:p>000=immediate, 001, 101=zero page x, 011, 1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CPY</text:p>
          </table:table-cell>
          <table:table-cell office:value-type="string">
            <text:p>110(0)XX00</text:p>
          </table:table-cell>
          <table:table-cell office:value-type="string">
            <text:p>00=immediate, 01=zero page, 11=absolute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DEC</text:p>
          </table:table-cell>
          <table:table-cell office:value-type="string">
            <text:p>110XX(1)10</text:p>
          </table:table-cell>
          <table:table-cell office:value-type="string">
            <text:p>00=zero page, 01=absolute, 10=zero page x, 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INC</text:p>
          </table:table-cell>
          <table:table-cell office:value-type="string">
            <text:p>111XX(1)10</text:p>
          </table:table-cell>
          <table:table-cell office:value-type="string">
            <text:p>00=zero page, 01=absolute, 10=zero page x, 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CPX</text:p>
          </table:table-cell>
          <table:table-cell office:value-type="string">
            <text:p>111(0)XX00</text:p>
          </table:table-cell>
          <table:table-cell office:value-type="string">
            <text:p>00=immediate, 01=zero page, 11=absolute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4"/>
          <table:table-cell office:value-type="string">
            <text:p>CPU cycles</text:p>
          </table:table-cell>
          <table:table-cell office:value-type="string">
            <text:p>Code length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PPPAAA01</text:p>
          </table:table-cell>
          <table:table-cell office:value-type="string">
            <text:p>AAA:</text:p>
          </table:table-cell>
          <table:table-cell office:value-type="string">
            <text:p>000=(d,x)</text:p>
          </table:table-cell>
          <table:table-cell office:value-type="string">
            <text:p>6</text:p>
          </table:table-cell>
          <table:table-cell office:value-type="float" office:value="2">
            <text:p>2</text:p>
          </table:table-cell>
          <table:table-cell office:value-type="string">
            <text:p>PPP:</text:p>
          </table:table-cell>
          <table:table-cell office:value-type="string">
            <text:p>000=ORA</text:p>
          </table:table-cell>
          <table:table-cell office:value-type="string">
            <text:p>A|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001=d</text:p>
          </table:table-cell>
          <table:table-cell office:value-type="string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001=AND</text:p>
          </table:table-cell>
          <table:table-cell office:value-type="string">
            <text:p>A&amp;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010=#v</text:p>
          </table:table-cell>
          <table:table-cell office:value-type="string">
            <text:p>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010=EOR</text:p>
          </table:table-cell>
          <table:table-cell office:value-type="string">
            <text:p>A^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011=a</text:p>
          </table:table-cell>
          <table:table-cell office:value-type="string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011=ADC</text:p>
          </table:table-cell>
          <table:table-cell office:value-type="string">
            <text:p>A+M+C</text:p>
          </table:table-cell>
          <table:table-cell office:value-type="string">
            <text:p>C:set if overflow in bit 7</text:p>
          </table:table-cell>
          <table:table-cell office:value-type="string">
            <text:p>Z:set if A=0</text:p>
          </table:table-cell>
          <table:table-cell office:value-type="string">
            <text:p>V:Set if sign bit is incorrect (adding two positive number resulting in negative and vice versa)</text:p>
          </table:table-cell>
          <table:table-cell office:value-type="string">
            <text:p>N:Set if bit 7 set</text:p>
          </table:table-cell>
        </table:table-row>
        <table:table-row table:style-name="ro2">
          <table:table-cell table:number-columns-repeated="3"/>
          <table:table-cell office:value-type="string">
            <text:p>100=(d),y</text:p>
          </table:table-cell>
          <table:table-cell office:value-type="string">
            <text:p>5*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00=STA</text:p>
          </table:table-cell>
          <table:table-cell office:value-type="string">
            <text:p>M=A</text:p>
          </table:table-cell>
          <table:table-cell office:value-type="string">
            <text:p>no #v</text:p>
          </table:table-cell>
          <table:table-cell office:value-type="string">
            <text:p>always add the cross page cycle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101=d,x</text:p>
          </table:table-cell>
          <table:table-cell office:value-type="string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01=LDA</text:p>
          </table:table-cell>
          <table:table-cell office:value-type="string">
            <text:p>A=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110=a,y</text:p>
          </table:table-cell>
          <table:table-cell office:value-type="string">
            <text:p>4*</text:p>
          </table:table-cell>
          <table:table-cell office:value-type="float" office:value="3">
            <text:p>3</text:p>
          </table:table-cell>
          <table:table-cell/>
          <table:table-cell office:value-type="string">
            <text:p>110=CMP</text:p>
          </table:table-cell>
          <table:table-cell office:value-type="string">
            <text:p>compare A, M by A-M</text:p>
          </table:table-cell>
          <table:table-cell office:value-type="string">
            <text:p>C:set if A&gt;=M</text:p>
          </table:table-cell>
          <table:table-cell office:value-type="string">
            <text:p>Z:set if A=M</text:p>
          </table:table-cell>
          <table:table-cell office:value-type="string">
            <text:p>N:Set if bit 7 of result is set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111=a,x</text:p>
          </table:table-cell>
          <table:table-cell office:value-type="string">
            <text:p>4*</text:p>
          </table:table-cell>
          <table:table-cell office:value-type="float" office:value="3">
            <text:p>3</text:p>
          </table:table-cell>
          <table:table-cell/>
          <table:table-cell office:value-type="string">
            <text:p>111=SBC</text:p>
          </table:table-cell>
          <table:table-cell office:value-type="string">
            <text:p>A-M-(1-C)</text:p>
          </table:table-cell>
          <table:table-cell office:value-type="string">
            <text:p>C:set if overflow in bit 7</text:p>
          </table:table-cell>
          <table:table-cell office:value-type="string">
            <text:p>Z:set if A=0</text:p>
          </table:table-cell>
          <table:table-cell office:value-type="string">
            <text:p>V:Set if sign bit is incorrect (adding two positive number resulting in negative and vice versa)</text:p>
          </table:table-cell>
          <table:table-cell office:value-type="string">
            <text:p>N:Set if bit 7 set</text:p>
          </table:table-cell>
        </table:table-row>
        <table:table-row table:style-name="ro2">
          <table:table-cell table:number-columns-repeated="4"/>
          <table:table-cell office:value-type="string">
            <text:p>*add 1 extra cycle when cross page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PPP10000</text:p>
          </table:table-cell>
          <table:table-cell office:value-type="string">
            <text:p>PPP:</text:p>
          </table:table-cell>
          <table:table-cell office:value-type="string">
            <text:p>000=BPL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N is clear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001=BMI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N is set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010=BVC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V is clear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011=BVS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V is set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100=BCC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C is clear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101=BCS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C is set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110=BNE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Z is clear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111=BEQ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Z is set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*add 1 extra cycle if branch succeeds and 2 extra cycles if branch successfully to a new page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10PP1010</text:p>
          </table:table-cell>
          <table:table-cell office:value-type="string">
            <text:p>PP:</text:p>
          </table:table-cell>
          <table:table-cell office:value-type="string">
            <text:p>00=TXA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01=TXS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0=TAX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1=TSX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01P00000</text:p>
          </table:table-cell>
          <table:table-cell office:value-type="string">
            <text:p>P:</text:p>
          </table:table-cell>
          <table:table-cell office:value-type="string">
            <text:p>0=RTI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=RTS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0PP01000</text:p>
          </table:table-cell>
          <table:table-cell office:value-type="string">
            <text:p>PP:</text:p>
          </table:table-cell>
          <table:table-cell office:value-type="string">
            <text:p>01=PLP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0=PHA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1=PLA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10101000</text:p>
          </table:table-cell>
          <table:table-cell office:value-type="string">
            <text:p>TAY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10001000</text:p>
          </table:table-cell>
          <table:table-cell office:value-type="string">
            <text:p>DEY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11P01000</text:p>
          </table:table-cell>
          <table:table-cell office:value-type="string">
            <text:p>P:</text:p>
          </table:table-cell>
          <table:table-cell office:value-type="string">
            <text:p>0=INY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=INX</text:p>
          </table:table-cell>
          <table:table-cell table:number-columns-repeated="9"/>
        </table:table-row>
      </table:table>
      <table:table table:name="工作表2" table:style-name="ta1" table:print="false">
        <table:table-column table:style-name="co8" table:number-columns-repeated="7" table:default-cell-style-name="Default"/>
        <table:table-column table:style-name="co15" table:default-cell-style-name="Default"/>
        <table:table-column table:style-name="co10" table:number-columns-repeated="2" table:default-cell-style-name="Default"/>
        <table:table-column table:style-name="co18" table:number-columns-repeated="2" table:default-cell-style-name="Default"/>
        <table:table-column table:style-name="co16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1" table:default-cell-style-name="Default"/>
        <table:table-row table:style-name="ro2">
          <table:table-cell table:number-columns-repeated="8" office:value-type="string">
            <text:p>0</text:p>
          </table:table-cell>
          <table:table-cell table:formula="of:=[.A1]&amp;[.B1]&amp;[.C1]&amp;[.D1]&amp;[.E1]&amp;[.F1]&amp;[.G1]&amp;[.H1]" office:value-type="string" office:string-value="00000000">
            <text:p>00000000</text:p>
          </table:table-cell>
          <table:table-cell table:formula="of:=[.H1]&amp;[.G1]&amp;[.F1]&amp;[.E1]&amp;[.D1]&amp;[.C1]&amp;[.B1]&amp;[.A1]" office:value-type="string" office:string-value="00000000">
            <text:p>00000000</text:p>
          </table:table-cell>
          <table:table-cell table:formula="of:=[.A1]&amp;[.B1]&amp;[.C1]" office:value-type="string" office:string-value="000">
            <text:p>000</text:p>
          </table:table-cell>
          <table:table-cell table:formula="of:=[.D1]&amp;[.E1]&amp;[.F1]" office:value-type="string" office:string-value="000">
            <text:p>000</text:p>
          </table:table-cell>
          <table:table-cell table:formula="of:=[.G1]&amp;[.H1]" office:value-type="string" office:string-value="00">
            <text:p>00</text:p>
          </table:table-cell>
          <table:table-cell table:number-columns-repeated="2" office:value-type="string">
            <text:p>0</text:p>
          </table:table-cell>
          <table:table-cell office:value-type="string">
            <text:p>BRK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table:number-columns-repeated="7" office:value-type="string">
            <text:p>0</text:p>
          </table:table-cell>
          <table:table-cell office:value-type="string">
            <text:p>1</text:p>
          </table:table-cell>
          <table:table-cell table:formula="of:=[.A2]&amp;[.B2]&amp;[.C2]&amp;[.D2]&amp;[.E2]&amp;[.F2]&amp;[.G2]&amp;[.H2]" office:value-type="string" office:string-value="00000001">
            <text:p>00000001</text:p>
          </table:table-cell>
          <table:table-cell table:formula="of:=[.H2]&amp;[.G2]&amp;[.F2]&amp;[.E2]&amp;[.D2]&amp;[.C2]&amp;[.B2]&amp;[.A2]" office:value-type="string" office:string-value="10000000">
            <text:p>10000000</text:p>
          </table:table-cell>
          <table:table-cell table:formula="of:=[.A2]&amp;[.B2]&amp;[.C2]" office:value-type="string" office:string-value="000">
            <text:p>000</text:p>
          </table:table-cell>
          <table:table-cell table:formula="of:=[.D2]&amp;[.E2]&amp;[.F2]" office:value-type="string" office:string-value="000">
            <text:p>000</text:p>
          </table:table-cell>
          <table:table-cell table:formula="of:=[.G2]&amp;[.H2]" office:value-type="string" office:string-value="01">
            <text:p>0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ORA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6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3]&amp;[.B3]&amp;[.C3]&amp;[.D3]&amp;[.E3]&amp;[.F3]&amp;[.G3]&amp;[.H3]" office:value-type="string" office:string-value="00000010">
            <text:p>00000010</text:p>
          </table:table-cell>
          <table:table-cell table:formula="of:=[.H3]&amp;[.G3]&amp;[.F3]&amp;[.E3]&amp;[.D3]&amp;[.C3]&amp;[.B3]&amp;[.A3]" office:value-type="string" office:string-value="01000000">
            <text:p>01000000</text:p>
          </table:table-cell>
          <table:table-cell table:formula="of:=[.A3]&amp;[.B3]&amp;[.C3]" office:value-type="string" office:string-value="000">
            <text:p>000</text:p>
          </table:table-cell>
          <table:table-cell table:formula="of:=[.D3]&amp;[.E3]&amp;[.F3]" office:value-type="string" office:string-value="000">
            <text:p>000</text:p>
          </table:table-cell>
          <table:table-cell table:formula="of:=[.G3]&amp;[.H3]" office:value-type="string" office:string-value="10">
            <text:p>1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6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4]&amp;[.B4]&amp;[.C4]&amp;[.D4]&amp;[.E4]&amp;[.F4]&amp;[.G4]&amp;[.H4]" office:value-type="string" office:string-value="00000011">
            <text:p>00000011</text:p>
          </table:table-cell>
          <table:table-cell table:formula="of:=[.H4]&amp;[.G4]&amp;[.F4]&amp;[.E4]&amp;[.D4]&amp;[.C4]&amp;[.B4]&amp;[.A4]" office:value-type="string" office:string-value="11000000">
            <text:p>11000000</text:p>
          </table:table-cell>
          <table:table-cell table:formula="of:=[.A4]&amp;[.B4]&amp;[.C4]" office:value-type="string" office:string-value="000">
            <text:p>000</text:p>
          </table:table-cell>
          <table:table-cell table:formula="of:=[.D4]&amp;[.E4]&amp;[.F4]" office:value-type="string" office:string-value="000">
            <text:p>000</text:p>
          </table:table-cell>
          <table:table-cell table:formula="of:=[.G4]&amp;[.H4]" office:value-type="string" office:string-value="11">
            <text:p>1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]&amp;[.B5]&amp;[.C5]&amp;[.D5]&amp;[.E5]&amp;[.F5]&amp;[.G5]&amp;[.H5]" office:value-type="string" office:string-value="00000100">
            <text:p>00000100</text:p>
          </table:table-cell>
          <table:table-cell table:formula="of:=[.H5]&amp;[.G5]&amp;[.F5]&amp;[.E5]&amp;[.D5]&amp;[.C5]&amp;[.B5]&amp;[.A5]" office:value-type="string" office:string-value="00100000">
            <text:p>00100000</text:p>
          </table:table-cell>
          <table:table-cell table:formula="of:=[.A5]&amp;[.B5]&amp;[.C5]" office:value-type="string" office:string-value="000">
            <text:p>000</text:p>
          </table:table-cell>
          <table:table-cell table:formula="of:=[.D5]&amp;[.E5]&amp;[.F5]" office:value-type="string" office:string-value="001">
            <text:p>001</text:p>
          </table:table-cell>
          <table:table-cell table:formula="of:=[.G5]&amp;[.H5]" office:value-type="string" office:string-value="00">
            <text:p>0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6]&amp;[.B6]&amp;[.C6]&amp;[.D6]&amp;[.E6]&amp;[.F6]&amp;[.G6]&amp;[.H6]" office:value-type="string" office:string-value="00000101">
            <text:p>00000101</text:p>
          </table:table-cell>
          <table:table-cell table:formula="of:=[.H6]&amp;[.G6]&amp;[.F6]&amp;[.E6]&amp;[.D6]&amp;[.C6]&amp;[.B6]&amp;[.A6]" office:value-type="string" office:string-value="10100000">
            <text:p>10100000</text:p>
          </table:table-cell>
          <table:table-cell table:formula="of:=[.A6]&amp;[.B6]&amp;[.C6]" office:value-type="string" office:string-value="000">
            <text:p>000</text:p>
          </table:table-cell>
          <table:table-cell table:formula="of:=[.D6]&amp;[.E6]&amp;[.F6]" office:value-type="string" office:string-value="001">
            <text:p>001</text:p>
          </table:table-cell>
          <table:table-cell table:formula="of:=[.G6]&amp;[.H6]" office:value-type="string" office:string-value="01">
            <text:p>0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ORA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5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7]&amp;[.B7]&amp;[.C7]&amp;[.D7]&amp;[.E7]&amp;[.F7]&amp;[.G7]&amp;[.H7]" office:value-type="string" office:string-value="00000110">
            <text:p>00000110</text:p>
          </table:table-cell>
          <table:table-cell table:formula="of:=[.H7]&amp;[.G7]&amp;[.F7]&amp;[.E7]&amp;[.D7]&amp;[.C7]&amp;[.B7]&amp;[.A7]" office:value-type="string" office:string-value="01100000">
            <text:p>01100000</text:p>
          </table:table-cell>
          <table:table-cell table:formula="of:=[.A7]&amp;[.B7]&amp;[.C7]" office:value-type="string" office:string-value="000">
            <text:p>000</text:p>
          </table:table-cell>
          <table:table-cell table:formula="of:=[.D7]&amp;[.E7]&amp;[.F7]" office:value-type="string" office:string-value="001">
            <text:p>001</text:p>
          </table:table-cell>
          <table:table-cell table:formula="of:=[.G7]&amp;[.H7]" office:value-type="string" office:string-value="10">
            <text:p>1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ASL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number-columns-repeated="5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8]&amp;[.B8]&amp;[.C8]&amp;[.D8]&amp;[.E8]&amp;[.F8]&amp;[.G8]&amp;[.H8]" office:value-type="string" office:string-value="00000111">
            <text:p>00000111</text:p>
          </table:table-cell>
          <table:table-cell table:formula="of:=[.H8]&amp;[.G8]&amp;[.F8]&amp;[.E8]&amp;[.D8]&amp;[.C8]&amp;[.B8]&amp;[.A8]" office:value-type="string" office:string-value="11100000">
            <text:p>11100000</text:p>
          </table:table-cell>
          <table:table-cell table:formula="of:=[.A8]&amp;[.B8]&amp;[.C8]" office:value-type="string" office:string-value="000">
            <text:p>000</text:p>
          </table:table-cell>
          <table:table-cell table:formula="of:=[.D8]&amp;[.E8]&amp;[.F8]" office:value-type="string" office:string-value="001">
            <text:p>001</text:p>
          </table:table-cell>
          <table:table-cell table:formula="of:=[.G8]&amp;[.H8]" office:value-type="string" office:string-value="11">
            <text:p>11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9]&amp;[.B9]&amp;[.C9]&amp;[.D9]&amp;[.E9]&amp;[.F9]&amp;[.G9]&amp;[.H9]" office:value-type="string" office:string-value="00001000">
            <text:p>00001000</text:p>
          </table:table-cell>
          <table:table-cell table:formula="of:=[.H9]&amp;[.G9]&amp;[.F9]&amp;[.E9]&amp;[.D9]&amp;[.C9]&amp;[.B9]&amp;[.A9]" office:value-type="string" office:string-value="00010000">
            <text:p>00010000</text:p>
          </table:table-cell>
          <table:table-cell table:formula="of:=[.A9]&amp;[.B9]&amp;[.C9]" office:value-type="string" office:string-value="000">
            <text:p>000</text:p>
          </table:table-cell>
          <table:table-cell table:formula="of:=[.D9]&amp;[.E9]&amp;[.F9]" office:value-type="string" office:string-value="010">
            <text:p>010</text:p>
          </table:table-cell>
          <table:table-cell table:formula="of:=[.G9]&amp;[.H9]" office:value-type="string" office:string-value="00">
            <text:p>0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PHP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0]&amp;[.B10]&amp;[.C10]&amp;[.D10]&amp;[.E10]&amp;[.F10]&amp;[.G10]&amp;[.H10]" office:value-type="string" office:string-value="00001001">
            <text:p>00001001</text:p>
          </table:table-cell>
          <table:table-cell table:formula="of:=[.H10]&amp;[.G10]&amp;[.F10]&amp;[.E10]&amp;[.D10]&amp;[.C10]&amp;[.B10]&amp;[.A10]" office:value-type="string" office:string-value="10010000">
            <text:p>10010000</text:p>
          </table:table-cell>
          <table:table-cell table:formula="of:=[.A10]&amp;[.B10]&amp;[.C10]" office:value-type="string" office:string-value="000">
            <text:p>000</text:p>
          </table:table-cell>
          <table:table-cell table:formula="of:=[.D10]&amp;[.E10]&amp;[.F10]" office:value-type="string" office:string-value="010">
            <text:p>010</text:p>
          </table:table-cell>
          <table:table-cell table:formula="of:=[.G10]&amp;[.H10]" office:value-type="string" office:string-value="01">
            <text:p>01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ORA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1]&amp;[.B11]&amp;[.C11]&amp;[.D11]&amp;[.E11]&amp;[.F11]&amp;[.G11]&amp;[.H11]" office:value-type="string" office:string-value="00001010">
            <text:p>00001010</text:p>
          </table:table-cell>
          <table:table-cell table:formula="of:=[.H11]&amp;[.G11]&amp;[.F11]&amp;[.E11]&amp;[.D11]&amp;[.C11]&amp;[.B11]&amp;[.A11]" office:value-type="string" office:string-value="01010000">
            <text:p>01010000</text:p>
          </table:table-cell>
          <table:table-cell table:formula="of:=[.A11]&amp;[.B11]&amp;[.C11]" office:value-type="string" office:string-value="000">
            <text:p>000</text:p>
          </table:table-cell>
          <table:table-cell table:formula="of:=[.D11]&amp;[.E11]&amp;[.F11]" office:value-type="string" office:string-value="010">
            <text:p>010</text:p>
          </table:table-cell>
          <table:table-cell table:formula="of:=[.G11]&amp;[.H11]" office:value-type="string" office:string-value="10">
            <text:p>10</text:p>
          </table:table-cell>
          <table:table-cell office:value-type="string">
            <text:p>0</text:p>
          </table:table-cell>
          <table:table-cell office:value-type="string">
            <text:p>A</text:p>
          </table:table-cell>
          <table:table-cell office:value-type="string">
            <text:p>ASL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2]&amp;[.B12]&amp;[.C12]&amp;[.D12]&amp;[.E12]&amp;[.F12]&amp;[.G12]&amp;[.H12]" office:value-type="string" office:string-value="00001011">
            <text:p>00001011</text:p>
          </table:table-cell>
          <table:table-cell table:formula="of:=[.H12]&amp;[.G12]&amp;[.F12]&amp;[.E12]&amp;[.D12]&amp;[.C12]&amp;[.B12]&amp;[.A12]" office:value-type="string" office:string-value="11010000">
            <text:p>11010000</text:p>
          </table:table-cell>
          <table:table-cell table:formula="of:=[.A12]&amp;[.B12]&amp;[.C12]" office:value-type="string" office:string-value="000">
            <text:p>000</text:p>
          </table:table-cell>
          <table:table-cell table:formula="of:=[.D12]&amp;[.E12]&amp;[.F12]" office:value-type="string" office:string-value="010">
            <text:p>010</text:p>
          </table:table-cell>
          <table:table-cell table:formula="of:=[.G12]&amp;[.H12]" office:value-type="string" office:string-value="11">
            <text:p>11</text:p>
          </table:table-cell>
          <table:table-cell office:value-type="string">
            <text:p>0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3]&amp;[.B13]&amp;[.C13]&amp;[.D13]&amp;[.E13]&amp;[.F13]&amp;[.G13]&amp;[.H13]" office:value-type="string" office:string-value="00001100">
            <text:p>00001100</text:p>
          </table:table-cell>
          <table:table-cell table:formula="of:=[.H13]&amp;[.G13]&amp;[.F13]&amp;[.E13]&amp;[.D13]&amp;[.C13]&amp;[.B13]&amp;[.A13]" office:value-type="string" office:string-value="00110000">
            <text:p>00110000</text:p>
          </table:table-cell>
          <table:table-cell table:formula="of:=[.A13]&amp;[.B13]&amp;[.C13]" office:value-type="string" office:string-value="000">
            <text:p>000</text:p>
          </table:table-cell>
          <table:table-cell table:formula="of:=[.D13]&amp;[.E13]&amp;[.F13]" office:value-type="string" office:string-value="011">
            <text:p>011</text:p>
          </table:table-cell>
          <table:table-cell table:formula="of:=[.G13]&amp;[.H13]" office:value-type="string" office:string-value="00">
            <text:p>00</text:p>
          </table:table-cell>
          <table:table-cell office:value-type="string">
            <text:p>0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4]&amp;[.B14]&amp;[.C14]&amp;[.D14]&amp;[.E14]&amp;[.F14]&amp;[.G14]&amp;[.H14]" office:value-type="string" office:string-value="00001101">
            <text:p>00001101</text:p>
          </table:table-cell>
          <table:table-cell table:formula="of:=[.H14]&amp;[.G14]&amp;[.F14]&amp;[.E14]&amp;[.D14]&amp;[.C14]&amp;[.B14]&amp;[.A14]" office:value-type="string" office:string-value="10110000">
            <text:p>10110000</text:p>
          </table:table-cell>
          <table:table-cell table:formula="of:=[.A14]&amp;[.B14]&amp;[.C14]" office:value-type="string" office:string-value="000">
            <text:p>000</text:p>
          </table:table-cell>
          <table:table-cell table:formula="of:=[.D14]&amp;[.E14]&amp;[.F14]" office:value-type="string" office:string-value="011">
            <text:p>011</text:p>
          </table:table-cell>
          <table:table-cell table:formula="of:=[.G14]&amp;[.H14]" office:value-type="string" office:string-value="01">
            <text:p>01</text:p>
          </table:table-cell>
          <table:table-cell office:value-type="string">
            <text:p>0</text:p>
          </table:table-cell>
          <table:table-cell office:value-type="string">
            <text:p>D</text:p>
          </table:table-cell>
          <table:table-cell office:value-type="string">
            <text:p>ORA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4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5]&amp;[.B15]&amp;[.C15]&amp;[.D15]&amp;[.E15]&amp;[.F15]&amp;[.G15]&amp;[.H15]" office:value-type="string" office:string-value="00001110">
            <text:p>00001110</text:p>
          </table:table-cell>
          <table:table-cell table:formula="of:=[.H15]&amp;[.G15]&amp;[.F15]&amp;[.E15]&amp;[.D15]&amp;[.C15]&amp;[.B15]&amp;[.A15]" office:value-type="string" office:string-value="01110000">
            <text:p>01110000</text:p>
          </table:table-cell>
          <table:table-cell table:formula="of:=[.A15]&amp;[.B15]&amp;[.C15]" office:value-type="string" office:string-value="000">
            <text:p>000</text:p>
          </table:table-cell>
          <table:table-cell table:formula="of:=[.D15]&amp;[.E15]&amp;[.F15]" office:value-type="string" office:string-value="011">
            <text:p>011</text:p>
          </table:table-cell>
          <table:table-cell table:formula="of:=[.G15]&amp;[.H15]" office:value-type="string" office:string-value="10">
            <text:p>10</text:p>
          </table:table-cell>
          <table:table-cell office:value-type="string">
            <text:p>0</text:p>
          </table:table-cell>
          <table:table-cell office:value-type="string">
            <text:p>E</text:p>
          </table:table-cell>
          <table:table-cell office:value-type="string">
            <text:p>ASL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4"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16]&amp;[.B16]&amp;[.C16]&amp;[.D16]&amp;[.E16]&amp;[.F16]&amp;[.G16]&amp;[.H16]" office:value-type="string" office:string-value="00001111">
            <text:p>00001111</text:p>
          </table:table-cell>
          <table:table-cell table:formula="of:=[.H16]&amp;[.G16]&amp;[.F16]&amp;[.E16]&amp;[.D16]&amp;[.C16]&amp;[.B16]&amp;[.A16]" office:value-type="string" office:string-value="11110000">
            <text:p>11110000</text:p>
          </table:table-cell>
          <table:table-cell table:formula="of:=[.A16]&amp;[.B16]&amp;[.C16]" office:value-type="string" office:string-value="000">
            <text:p>000</text:p>
          </table:table-cell>
          <table:table-cell table:formula="of:=[.D16]&amp;[.E16]&amp;[.F16]" office:value-type="string" office:string-value="011">
            <text:p>011</text:p>
          </table:table-cell>
          <table:table-cell table:formula="of:=[.G16]&amp;[.H16]" office:value-type="string" office:string-value="11">
            <text:p>11</text:p>
          </table:table-cell>
          <table:table-cell office:value-type="string">
            <text:p>0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7]&amp;[.B17]&amp;[.C17]&amp;[.D17]&amp;[.E17]&amp;[.F17]&amp;[.G17]&amp;[.H17]" office:value-type="string" office:string-value="00010000">
            <text:p>00010000</text:p>
          </table:table-cell>
          <table:table-cell table:formula="of:=[.H17]&amp;[.G17]&amp;[.F17]&amp;[.E17]&amp;[.D17]&amp;[.C17]&amp;[.B17]&amp;[.A17]" office:value-type="string" office:string-value="00001000">
            <text:p>00001000</text:p>
          </table:table-cell>
          <table:table-cell table:formula="of:=[.A17]&amp;[.B17]&amp;[.C17]" office:value-type="string" office:string-value="000">
            <text:p>000</text:p>
          </table:table-cell>
          <table:table-cell table:formula="of:=[.D17]&amp;[.E17]&amp;[.F17]" office:value-type="string" office:string-value="100">
            <text:p>100</text:p>
          </table:table-cell>
          <table:table-cell table:formula="of:=[.G17]&amp;[.H17]" office:value-type="string" office:string-value="00">
            <text:p>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BPL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8]&amp;[.B18]&amp;[.C18]&amp;[.D18]&amp;[.E18]&amp;[.F18]&amp;[.G18]&amp;[.H18]" office:value-type="string" office:string-value="00010001">
            <text:p>00010001</text:p>
          </table:table-cell>
          <table:table-cell table:formula="of:=[.H18]&amp;[.G18]&amp;[.F18]&amp;[.E18]&amp;[.D18]&amp;[.C18]&amp;[.B18]&amp;[.A18]" office:value-type="string" office:string-value="10001000">
            <text:p>10001000</text:p>
          </table:table-cell>
          <table:table-cell table:formula="of:=[.A18]&amp;[.B18]&amp;[.C18]" office:value-type="string" office:string-value="000">
            <text:p>000</text:p>
          </table:table-cell>
          <table:table-cell table:formula="of:=[.D18]&amp;[.E18]&amp;[.F18]" office:value-type="string" office:string-value="100">
            <text:p>100</text:p>
          </table:table-cell>
          <table:table-cell table:formula="of:=[.G18]&amp;[.H18]" office:value-type="string" office:string-value="01">
            <text:p>01</text:p>
          </table:table-cell>
          <table:table-cell table:number-columns-repeated="2" office:value-type="string">
            <text:p>1</text:p>
          </table:table-cell>
          <table:table-cell office:value-type="string">
            <text:p>ORA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9]&amp;[.B19]&amp;[.C19]&amp;[.D19]&amp;[.E19]&amp;[.F19]&amp;[.G19]&amp;[.H19]" office:value-type="string" office:string-value="00010010">
            <text:p>00010010</text:p>
          </table:table-cell>
          <table:table-cell table:formula="of:=[.H19]&amp;[.G19]&amp;[.F19]&amp;[.E19]&amp;[.D19]&amp;[.C19]&amp;[.B19]&amp;[.A19]" office:value-type="string" office:string-value="01001000">
            <text:p>01001000</text:p>
          </table:table-cell>
          <table:table-cell table:formula="of:=[.A19]&amp;[.B19]&amp;[.C19]" office:value-type="string" office:string-value="000">
            <text:p>000</text:p>
          </table:table-cell>
          <table:table-cell table:formula="of:=[.D19]&amp;[.E19]&amp;[.F19]" office:value-type="string" office:string-value="100">
            <text:p>100</text:p>
          </table:table-cell>
          <table:table-cell table:formula="of:=[.G19]&amp;[.H19]" office:value-type="string" office:string-value="10">
            <text:p>1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]&amp;[.B20]&amp;[.C20]&amp;[.D20]&amp;[.E20]&amp;[.F20]&amp;[.G20]&amp;[.H20]" office:value-type="string" office:string-value="00010011">
            <text:p>00010011</text:p>
          </table:table-cell>
          <table:table-cell table:formula="of:=[.H20]&amp;[.G20]&amp;[.F20]&amp;[.E20]&amp;[.D20]&amp;[.C20]&amp;[.B20]&amp;[.A20]" office:value-type="string" office:string-value="11001000">
            <text:p>11001000</text:p>
          </table:table-cell>
          <table:table-cell table:formula="of:=[.A20]&amp;[.B20]&amp;[.C20]" office:value-type="string" office:string-value="000">
            <text:p>000</text:p>
          </table:table-cell>
          <table:table-cell table:formula="of:=[.D20]&amp;[.E20]&amp;[.F20]" office:value-type="string" office:string-value="100">
            <text:p>100</text:p>
          </table:table-cell>
          <table:table-cell table:formula="of:=[.G20]&amp;[.H20]" office:value-type="string" office:string-value="11">
            <text:p>1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1]&amp;[.B21]&amp;[.C21]&amp;[.D21]&amp;[.E21]&amp;[.F21]&amp;[.G21]&amp;[.H21]" office:value-type="string" office:string-value="00010100">
            <text:p>00010100</text:p>
          </table:table-cell>
          <table:table-cell table:formula="of:=[.H21]&amp;[.G21]&amp;[.F21]&amp;[.E21]&amp;[.D21]&amp;[.C21]&amp;[.B21]&amp;[.A21]" office:value-type="string" office:string-value="00101000">
            <text:p>00101000</text:p>
          </table:table-cell>
          <table:table-cell table:formula="of:=[.A21]&amp;[.B21]&amp;[.C21]" office:value-type="string" office:string-value="000">
            <text:p>000</text:p>
          </table:table-cell>
          <table:table-cell table:formula="of:=[.D21]&amp;[.E21]&amp;[.F21]" office:value-type="string" office:string-value="101">
            <text:p>101</text:p>
          </table:table-cell>
          <table:table-cell table:formula="of:=[.G21]&amp;[.H21]" office:value-type="string" office:string-value="00">
            <text:p>0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22]&amp;[.B22]&amp;[.C22]&amp;[.D22]&amp;[.E22]&amp;[.F22]&amp;[.G22]&amp;[.H22]" office:value-type="string" office:string-value="00010101">
            <text:p>00010101</text:p>
          </table:table-cell>
          <table:table-cell table:formula="of:=[.H22]&amp;[.G22]&amp;[.F22]&amp;[.E22]&amp;[.D22]&amp;[.C22]&amp;[.B22]&amp;[.A22]" office:value-type="string" office:string-value="10101000">
            <text:p>10101000</text:p>
          </table:table-cell>
          <table:table-cell table:formula="of:=[.A22]&amp;[.B22]&amp;[.C22]" office:value-type="string" office:string-value="000">
            <text:p>000</text:p>
          </table:table-cell>
          <table:table-cell table:formula="of:=[.D22]&amp;[.E22]&amp;[.F22]" office:value-type="string" office:string-value="101">
            <text:p>101</text:p>
          </table:table-cell>
          <table:table-cell table:formula="of:=[.G22]&amp;[.H22]" office:value-type="string" office:string-value="01">
            <text:p>01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ORA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23]&amp;[.B23]&amp;[.C23]&amp;[.D23]&amp;[.E23]&amp;[.F23]&amp;[.G23]&amp;[.H23]" office:value-type="string" office:string-value="00010110">
            <text:p>00010110</text:p>
          </table:table-cell>
          <table:table-cell table:formula="of:=[.H23]&amp;[.G23]&amp;[.F23]&amp;[.E23]&amp;[.D23]&amp;[.C23]&amp;[.B23]&amp;[.A23]" office:value-type="string" office:string-value="01101000">
            <text:p>01101000</text:p>
          </table:table-cell>
          <table:table-cell table:formula="of:=[.A23]&amp;[.B23]&amp;[.C23]" office:value-type="string" office:string-value="000">
            <text:p>000</text:p>
          </table:table-cell>
          <table:table-cell table:formula="of:=[.D23]&amp;[.E23]&amp;[.F23]" office:value-type="string" office:string-value="101">
            <text:p>101</text:p>
          </table:table-cell>
          <table:table-cell table:formula="of:=[.G23]&amp;[.H23]" office:value-type="string" office:string-value="10">
            <text:p>1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ASL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4]&amp;[.B24]&amp;[.C24]&amp;[.D24]&amp;[.E24]&amp;[.F24]&amp;[.G24]&amp;[.H24]" office:value-type="string" office:string-value="00010111">
            <text:p>00010111</text:p>
          </table:table-cell>
          <table:table-cell table:formula="of:=[.H24]&amp;[.G24]&amp;[.F24]&amp;[.E24]&amp;[.D24]&amp;[.C24]&amp;[.B24]&amp;[.A24]" office:value-type="string" office:string-value="11101000">
            <text:p>11101000</text:p>
          </table:table-cell>
          <table:table-cell table:formula="of:=[.A24]&amp;[.B24]&amp;[.C24]" office:value-type="string" office:string-value="000">
            <text:p>000</text:p>
          </table:table-cell>
          <table:table-cell table:formula="of:=[.D24]&amp;[.E24]&amp;[.F24]" office:value-type="string" office:string-value="101">
            <text:p>101</text:p>
          </table:table-cell>
          <table:table-cell table:formula="of:=[.G24]&amp;[.H24]" office:value-type="string" office:string-value="11">
            <text:p>11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5]&amp;[.B25]&amp;[.C25]&amp;[.D25]&amp;[.E25]&amp;[.F25]&amp;[.G25]&amp;[.H25]" office:value-type="string" office:string-value="00011000">
            <text:p>00011000</text:p>
          </table:table-cell>
          <table:table-cell table:formula="of:=[.H25]&amp;[.G25]&amp;[.F25]&amp;[.E25]&amp;[.D25]&amp;[.C25]&amp;[.B25]&amp;[.A25]" office:value-type="string" office:string-value="00011000">
            <text:p>00011000</text:p>
          </table:table-cell>
          <table:table-cell table:formula="of:=[.A25]&amp;[.B25]&amp;[.C25]" office:value-type="string" office:string-value="000">
            <text:p>000</text:p>
          </table:table-cell>
          <table:table-cell table:formula="of:=[.D25]&amp;[.E25]&amp;[.F25]" office:value-type="string" office:string-value="110">
            <text:p>110</text:p>
          </table:table-cell>
          <table:table-cell table:formula="of:=[.G25]&amp;[.H25]" office:value-type="string" office:string-value="00">
            <text:p>00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CLC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26]&amp;[.B26]&amp;[.C26]&amp;[.D26]&amp;[.E26]&amp;[.F26]&amp;[.G26]&amp;[.H26]" office:value-type="string" office:string-value="00011001">
            <text:p>00011001</text:p>
          </table:table-cell>
          <table:table-cell table:formula="of:=[.H26]&amp;[.G26]&amp;[.F26]&amp;[.E26]&amp;[.D26]&amp;[.C26]&amp;[.B26]&amp;[.A26]" office:value-type="string" office:string-value="10011000">
            <text:p>10011000</text:p>
          </table:table-cell>
          <table:table-cell table:formula="of:=[.A26]&amp;[.B26]&amp;[.C26]" office:value-type="string" office:string-value="000">
            <text:p>000</text:p>
          </table:table-cell>
          <table:table-cell table:formula="of:=[.D26]&amp;[.E26]&amp;[.F26]" office:value-type="string" office:string-value="110">
            <text:p>110</text:p>
          </table:table-cell>
          <table:table-cell table:formula="of:=[.G26]&amp;[.H26]" office:value-type="string" office:string-value="01">
            <text:p>01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ORA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27]&amp;[.B27]&amp;[.C27]&amp;[.D27]&amp;[.E27]&amp;[.F27]&amp;[.G27]&amp;[.H27]" office:value-type="string" office:string-value="00011010">
            <text:p>00011010</text:p>
          </table:table-cell>
          <table:table-cell table:formula="of:=[.H27]&amp;[.G27]&amp;[.F27]&amp;[.E27]&amp;[.D27]&amp;[.C27]&amp;[.B27]&amp;[.A27]" office:value-type="string" office:string-value="01011000">
            <text:p>01011000</text:p>
          </table:table-cell>
          <table:table-cell table:formula="of:=[.A27]&amp;[.B27]&amp;[.C27]" office:value-type="string" office:string-value="000">
            <text:p>000</text:p>
          </table:table-cell>
          <table:table-cell table:formula="of:=[.D27]&amp;[.E27]&amp;[.F27]" office:value-type="string" office:string-value="110">
            <text:p>110</text:p>
          </table:table-cell>
          <table:table-cell table:formula="of:=[.G27]&amp;[.H27]" office:value-type="string" office:string-value="10">
            <text:p>10</text:p>
          </table:table-cell>
          <table:table-cell office:value-type="string">
            <text:p>1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8]&amp;[.B28]&amp;[.C28]&amp;[.D28]&amp;[.E28]&amp;[.F28]&amp;[.G28]&amp;[.H28]" office:value-type="string" office:string-value="00011011">
            <text:p>00011011</text:p>
          </table:table-cell>
          <table:table-cell table:formula="of:=[.H28]&amp;[.G28]&amp;[.F28]&amp;[.E28]&amp;[.D28]&amp;[.C28]&amp;[.B28]&amp;[.A28]" office:value-type="string" office:string-value="11011000">
            <text:p>11011000</text:p>
          </table:table-cell>
          <table:table-cell table:formula="of:=[.A28]&amp;[.B28]&amp;[.C28]" office:value-type="string" office:string-value="000">
            <text:p>000</text:p>
          </table:table-cell>
          <table:table-cell table:formula="of:=[.D28]&amp;[.E28]&amp;[.F28]" office:value-type="string" office:string-value="110">
            <text:p>110</text:p>
          </table:table-cell>
          <table:table-cell table:formula="of:=[.G28]&amp;[.H28]" office:value-type="string" office:string-value="11">
            <text:p>11</text:p>
          </table:table-cell>
          <table:table-cell office:value-type="string">
            <text:p>1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9]&amp;[.B29]&amp;[.C29]&amp;[.D29]&amp;[.E29]&amp;[.F29]&amp;[.G29]&amp;[.H29]" office:value-type="string" office:string-value="00011100">
            <text:p>00011100</text:p>
          </table:table-cell>
          <table:table-cell table:formula="of:=[.H29]&amp;[.G29]&amp;[.F29]&amp;[.E29]&amp;[.D29]&amp;[.C29]&amp;[.B29]&amp;[.A29]" office:value-type="string" office:string-value="00111000">
            <text:p>00111000</text:p>
          </table:table-cell>
          <table:table-cell table:formula="of:=[.A29]&amp;[.B29]&amp;[.C29]" office:value-type="string" office:string-value="000">
            <text:p>000</text:p>
          </table:table-cell>
          <table:table-cell table:formula="of:=[.D29]&amp;[.E29]&amp;[.F29]" office:value-type="string" office:string-value="111">
            <text:p>111</text:p>
          </table:table-cell>
          <table:table-cell table:formula="of:=[.G29]&amp;[.H29]" office:value-type="string" office:string-value="00">
            <text:p>00</text:p>
          </table:table-cell>
          <table:table-cell office:value-type="string">
            <text:p>1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30]&amp;[.B30]&amp;[.C30]&amp;[.D30]&amp;[.E30]&amp;[.F30]&amp;[.G30]&amp;[.H30]" office:value-type="string" office:string-value="00011101">
            <text:p>00011101</text:p>
          </table:table-cell>
          <table:table-cell table:formula="of:=[.H30]&amp;[.G30]&amp;[.F30]&amp;[.E30]&amp;[.D30]&amp;[.C30]&amp;[.B30]&amp;[.A30]" office:value-type="string" office:string-value="10111000">
            <text:p>10111000</text:p>
          </table:table-cell>
          <table:table-cell table:formula="of:=[.A30]&amp;[.B30]&amp;[.C30]" office:value-type="string" office:string-value="000">
            <text:p>000</text:p>
          </table:table-cell>
          <table:table-cell table:formula="of:=[.D30]&amp;[.E30]&amp;[.F30]" office:value-type="string" office:string-value="111">
            <text:p>111</text:p>
          </table:table-cell>
          <table:table-cell table:formula="of:=[.G30]&amp;[.H30]" office:value-type="string" office:string-value="01">
            <text:p>01</text:p>
          </table:table-cell>
          <table:table-cell office:value-type="string">
            <text:p>1</text:p>
          </table:table-cell>
          <table:table-cell office:value-type="string">
            <text:p>D</text:p>
          </table:table-cell>
          <table:table-cell office:value-type="string">
            <text:p>ORA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formula="of:=[.A31]&amp;[.B31]&amp;[.C31]&amp;[.D31]&amp;[.E31]&amp;[.F31]&amp;[.G31]&amp;[.H31]" office:value-type="string" office:string-value="00011110">
            <text:p>00011110</text:p>
          </table:table-cell>
          <table:table-cell table:formula="of:=[.H31]&amp;[.G31]&amp;[.F31]&amp;[.E31]&amp;[.D31]&amp;[.C31]&amp;[.B31]&amp;[.A31]" office:value-type="string" office:string-value="01111000">
            <text:p>01111000</text:p>
          </table:table-cell>
          <table:table-cell table:formula="of:=[.A31]&amp;[.B31]&amp;[.C31]" office:value-type="string" office:string-value="000">
            <text:p>000</text:p>
          </table:table-cell>
          <table:table-cell table:formula="of:=[.D31]&amp;[.E31]&amp;[.F31]" office:value-type="string" office:string-value="111">
            <text:p>111</text:p>
          </table:table-cell>
          <table:table-cell table:formula="of:=[.G31]&amp;[.H31]" office:value-type="string" office:string-value="10">
            <text:p>10</text:p>
          </table:table-cell>
          <table:table-cell office:value-type="string">
            <text:p>1</text:p>
          </table:table-cell>
          <table:table-cell office:value-type="string">
            <text:p>E</text:p>
          </table:table-cell>
          <table:table-cell office:value-type="string">
            <text:p>ASL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5" office:value-type="string">
            <text:p>1</text:p>
          </table:table-cell>
          <table:table-cell table:formula="of:=[.A32]&amp;[.B32]&amp;[.C32]&amp;[.D32]&amp;[.E32]&amp;[.F32]&amp;[.G32]&amp;[.H32]" office:value-type="string" office:string-value="00011111">
            <text:p>00011111</text:p>
          </table:table-cell>
          <table:table-cell table:formula="of:=[.H32]&amp;[.G32]&amp;[.F32]&amp;[.E32]&amp;[.D32]&amp;[.C32]&amp;[.B32]&amp;[.A32]" office:value-type="string" office:string-value="11111000">
            <text:p>11111000</text:p>
          </table:table-cell>
          <table:table-cell table:formula="of:=[.A32]&amp;[.B32]&amp;[.C32]" office:value-type="string" office:string-value="000">
            <text:p>000</text:p>
          </table:table-cell>
          <table:table-cell table:formula="of:=[.D32]&amp;[.E32]&amp;[.F32]" office:value-type="string" office:string-value="111">
            <text:p>111</text:p>
          </table:table-cell>
          <table:table-cell table:formula="of:=[.G32]&amp;[.H32]" office:value-type="string" office:string-value="11">
            <text:p>11</text:p>
          </table:table-cell>
          <table:table-cell office:value-type="string">
            <text:p>1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33]&amp;[.B33]&amp;[.C33]&amp;[.D33]&amp;[.E33]&amp;[.F33]&amp;[.G33]&amp;[.H33]" office:value-type="string" office:string-value="00100000">
            <text:p>00100000</text:p>
          </table:table-cell>
          <table:table-cell table:formula="of:=[.H33]&amp;[.G33]&amp;[.F33]&amp;[.E33]&amp;[.D33]&amp;[.C33]&amp;[.B33]&amp;[.A33]" office:value-type="string" office:string-value="00000100">
            <text:p>00000100</text:p>
          </table:table-cell>
          <table:table-cell table:formula="of:=[.A33]&amp;[.B33]&amp;[.C33]" office:value-type="string" office:string-value="001">
            <text:p>001</text:p>
          </table:table-cell>
          <table:table-cell table:formula="of:=[.D33]&amp;[.E33]&amp;[.F33]" office:value-type="string" office:string-value="000">
            <text:p>000</text:p>
          </table:table-cell>
          <table:table-cell table:formula="of:=[.G33]&amp;[.H33]" office:value-type="string" office:string-value="00">
            <text:p>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JSR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formula="of:=[.A34]&amp;[.B34]&amp;[.C34]&amp;[.D34]&amp;[.E34]&amp;[.F34]&amp;[.G34]&amp;[.H34]" office:value-type="string" office:string-value="00100001">
            <text:p>00100001</text:p>
          </table:table-cell>
          <table:table-cell table:formula="of:=[.H34]&amp;[.G34]&amp;[.F34]&amp;[.E34]&amp;[.D34]&amp;[.C34]&amp;[.B34]&amp;[.A34]" office:value-type="string" office:string-value="10000100">
            <text:p>10000100</text:p>
          </table:table-cell>
          <table:table-cell table:formula="of:=[.A34]&amp;[.B34]&amp;[.C34]" office:value-type="string" office:string-value="001">
            <text:p>001</text:p>
          </table:table-cell>
          <table:table-cell table:formula="of:=[.D34]&amp;[.E34]&amp;[.F34]" office:value-type="string" office:string-value="000">
            <text:p>000</text:p>
          </table:table-cell>
          <table:table-cell table:formula="of:=[.G34]&amp;[.H34]" office:value-type="string" office:string-value="01">
            <text:p>0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AND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35]&amp;[.B35]&amp;[.C35]&amp;[.D35]&amp;[.E35]&amp;[.F35]&amp;[.G35]&amp;[.H35]" office:value-type="string" office:string-value="00100010">
            <text:p>00100010</text:p>
          </table:table-cell>
          <table:table-cell table:formula="of:=[.H35]&amp;[.G35]&amp;[.F35]&amp;[.E35]&amp;[.D35]&amp;[.C35]&amp;[.B35]&amp;[.A35]" office:value-type="string" office:string-value="01000100">
            <text:p>01000100</text:p>
          </table:table-cell>
          <table:table-cell table:formula="of:=[.A35]&amp;[.B35]&amp;[.C35]" office:value-type="string" office:string-value="001">
            <text:p>001</text:p>
          </table:table-cell>
          <table:table-cell table:formula="of:=[.D35]&amp;[.E35]&amp;[.F35]" office:value-type="string" office:string-value="000">
            <text:p>000</text:p>
          </table:table-cell>
          <table:table-cell table:formula="of:=[.G35]&amp;[.H35]" office:value-type="string" office:string-value="10">
            <text:p>10</text:p>
          </table:table-cell>
          <table:table-cell table:number-columns-repeated="2"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36]&amp;[.B36]&amp;[.C36]&amp;[.D36]&amp;[.E36]&amp;[.F36]&amp;[.G36]&amp;[.H36]" office:value-type="string" office:string-value="00100011">
            <text:p>00100011</text:p>
          </table:table-cell>
          <table:table-cell table:formula="of:=[.H36]&amp;[.G36]&amp;[.F36]&amp;[.E36]&amp;[.D36]&amp;[.C36]&amp;[.B36]&amp;[.A36]" office:value-type="string" office:string-value="11000100">
            <text:p>11000100</text:p>
          </table:table-cell>
          <table:table-cell table:formula="of:=[.A36]&amp;[.B36]&amp;[.C36]" office:value-type="string" office:string-value="001">
            <text:p>001</text:p>
          </table:table-cell>
          <table:table-cell table:formula="of:=[.D36]&amp;[.E36]&amp;[.F36]" office:value-type="string" office:string-value="000">
            <text:p>000</text:p>
          </table:table-cell>
          <table:table-cell table:formula="of:=[.G36]&amp;[.H36]" office:value-type="string" office:string-value="11">
            <text:p>1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37]&amp;[.B37]&amp;[.C37]&amp;[.D37]&amp;[.E37]&amp;[.F37]&amp;[.G37]&amp;[.H37]" office:value-type="string" office:string-value="00100100">
            <text:p>00100100</text:p>
          </table:table-cell>
          <table:table-cell table:formula="of:=[.H37]&amp;[.G37]&amp;[.F37]&amp;[.E37]&amp;[.D37]&amp;[.C37]&amp;[.B37]&amp;[.A37]" office:value-type="string" office:string-value="00100100">
            <text:p>00100100</text:p>
          </table:table-cell>
          <table:table-cell table:formula="of:=[.A37]&amp;[.B37]&amp;[.C37]" office:value-type="string" office:string-value="001">
            <text:p>001</text:p>
          </table:table-cell>
          <table:table-cell table:formula="of:=[.D37]&amp;[.E37]&amp;[.F37]" office:value-type="string" office:string-value="001">
            <text:p>001</text:p>
          </table:table-cell>
          <table:table-cell table:formula="of:=[.G37]&amp;[.H37]" office:value-type="string" office:string-value="00">
            <text:p>0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BIT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38]&amp;[.B38]&amp;[.C38]&amp;[.D38]&amp;[.E38]&amp;[.F38]&amp;[.G38]&amp;[.H38]" office:value-type="string" office:string-value="00100101">
            <text:p>00100101</text:p>
          </table:table-cell>
          <table:table-cell table:formula="of:=[.H38]&amp;[.G38]&amp;[.F38]&amp;[.E38]&amp;[.D38]&amp;[.C38]&amp;[.B38]&amp;[.A38]" office:value-type="string" office:string-value="10100100">
            <text:p>10100100</text:p>
          </table:table-cell>
          <table:table-cell table:formula="of:=[.A38]&amp;[.B38]&amp;[.C38]" office:value-type="string" office:string-value="001">
            <text:p>001</text:p>
          </table:table-cell>
          <table:table-cell table:formula="of:=[.D38]&amp;[.E38]&amp;[.F38]" office:value-type="string" office:string-value="001">
            <text:p>001</text:p>
          </table:table-cell>
          <table:table-cell table:formula="of:=[.G38]&amp;[.H38]" office:value-type="string" office:string-value="01">
            <text:p>01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AND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39]&amp;[.B39]&amp;[.C39]&amp;[.D39]&amp;[.E39]&amp;[.F39]&amp;[.G39]&amp;[.H39]" office:value-type="string" office:string-value="00100110">
            <text:p>00100110</text:p>
          </table:table-cell>
          <table:table-cell table:formula="of:=[.H39]&amp;[.G39]&amp;[.F39]&amp;[.E39]&amp;[.D39]&amp;[.C39]&amp;[.B39]&amp;[.A39]" office:value-type="string" office:string-value="01100100">
            <text:p>01100100</text:p>
          </table:table-cell>
          <table:table-cell table:formula="of:=[.A39]&amp;[.B39]&amp;[.C39]" office:value-type="string" office:string-value="001">
            <text:p>001</text:p>
          </table:table-cell>
          <table:table-cell table:formula="of:=[.D39]&amp;[.E39]&amp;[.F39]" office:value-type="string" office:string-value="001">
            <text:p>001</text:p>
          </table:table-cell>
          <table:table-cell table:formula="of:=[.G39]&amp;[.H39]" office:value-type="string" office:string-value="10">
            <text:p>10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ROL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40]&amp;[.B40]&amp;[.C40]&amp;[.D40]&amp;[.E40]&amp;[.F40]&amp;[.G40]&amp;[.H40]" office:value-type="string" office:string-value="00100111">
            <text:p>00100111</text:p>
          </table:table-cell>
          <table:table-cell table:formula="of:=[.H40]&amp;[.G40]&amp;[.F40]&amp;[.E40]&amp;[.D40]&amp;[.C40]&amp;[.B40]&amp;[.A40]" office:value-type="string" office:string-value="11100100">
            <text:p>11100100</text:p>
          </table:table-cell>
          <table:table-cell table:formula="of:=[.A40]&amp;[.B40]&amp;[.C40]" office:value-type="string" office:string-value="001">
            <text:p>001</text:p>
          </table:table-cell>
          <table:table-cell table:formula="of:=[.D40]&amp;[.E40]&amp;[.F40]" office:value-type="string" office:string-value="001">
            <text:p>001</text:p>
          </table:table-cell>
          <table:table-cell table:formula="of:=[.G40]&amp;[.H40]" office:value-type="string" office:string-value="11">
            <text:p>11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41]&amp;[.B41]&amp;[.C41]&amp;[.D41]&amp;[.E41]&amp;[.F41]&amp;[.G41]&amp;[.H41]" office:value-type="string" office:string-value="00101000">
            <text:p>00101000</text:p>
          </table:table-cell>
          <table:table-cell table:formula="of:=[.H41]&amp;[.G41]&amp;[.F41]&amp;[.E41]&amp;[.D41]&amp;[.C41]&amp;[.B41]&amp;[.A41]" office:value-type="string" office:string-value="00010100">
            <text:p>00010100</text:p>
          </table:table-cell>
          <table:table-cell table:formula="of:=[.A41]&amp;[.B41]&amp;[.C41]" office:value-type="string" office:string-value="001">
            <text:p>001</text:p>
          </table:table-cell>
          <table:table-cell table:formula="of:=[.D41]&amp;[.E41]&amp;[.F41]" office:value-type="string" office:string-value="010">
            <text:p>010</text:p>
          </table:table-cell>
          <table:table-cell table:formula="of:=[.G41]&amp;[.H41]" office:value-type="string" office:string-value="00">
            <text:p>00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PLP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42]&amp;[.B42]&amp;[.C42]&amp;[.D42]&amp;[.E42]&amp;[.F42]&amp;[.G42]&amp;[.H42]" office:value-type="string" office:string-value="00101001">
            <text:p>00101001</text:p>
          </table:table-cell>
          <table:table-cell table:formula="of:=[.H42]&amp;[.G42]&amp;[.F42]&amp;[.E42]&amp;[.D42]&amp;[.C42]&amp;[.B42]&amp;[.A42]" office:value-type="string" office:string-value="10010100">
            <text:p>10010100</text:p>
          </table:table-cell>
          <table:table-cell table:formula="of:=[.A42]&amp;[.B42]&amp;[.C42]" office:value-type="string" office:string-value="001">
            <text:p>001</text:p>
          </table:table-cell>
          <table:table-cell table:formula="of:=[.D42]&amp;[.E42]&amp;[.F42]" office:value-type="string" office:string-value="010">
            <text:p>010</text:p>
          </table:table-cell>
          <table:table-cell table:formula="of:=[.G42]&amp;[.H42]" office:value-type="string" office:string-value="01">
            <text:p>01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AND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43]&amp;[.B43]&amp;[.C43]&amp;[.D43]&amp;[.E43]&amp;[.F43]&amp;[.G43]&amp;[.H43]" office:value-type="string" office:string-value="00101010">
            <text:p>00101010</text:p>
          </table:table-cell>
          <table:table-cell table:formula="of:=[.H43]&amp;[.G43]&amp;[.F43]&amp;[.E43]&amp;[.D43]&amp;[.C43]&amp;[.B43]&amp;[.A43]" office:value-type="string" office:string-value="01010100">
            <text:p>01010100</text:p>
          </table:table-cell>
          <table:table-cell table:formula="of:=[.A43]&amp;[.B43]&amp;[.C43]" office:value-type="string" office:string-value="001">
            <text:p>001</text:p>
          </table:table-cell>
          <table:table-cell table:formula="of:=[.D43]&amp;[.E43]&amp;[.F43]" office:value-type="string" office:string-value="010">
            <text:p>010</text:p>
          </table:table-cell>
          <table:table-cell table:formula="of:=[.G43]&amp;[.H43]" office:value-type="string" office:string-value="10">
            <text:p>10</text:p>
          </table:table-cell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ROL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44]&amp;[.B44]&amp;[.C44]&amp;[.D44]&amp;[.E44]&amp;[.F44]&amp;[.G44]&amp;[.H44]" office:value-type="string" office:string-value="00101011">
            <text:p>00101011</text:p>
          </table:table-cell>
          <table:table-cell table:formula="of:=[.H44]&amp;[.G44]&amp;[.F44]&amp;[.E44]&amp;[.D44]&amp;[.C44]&amp;[.B44]&amp;[.A44]" office:value-type="string" office:string-value="11010100">
            <text:p>11010100</text:p>
          </table:table-cell>
          <table:table-cell table:formula="of:=[.A44]&amp;[.B44]&amp;[.C44]" office:value-type="string" office:string-value="001">
            <text:p>001</text:p>
          </table:table-cell>
          <table:table-cell table:formula="of:=[.D44]&amp;[.E44]&amp;[.F44]" office:value-type="string" office:string-value="010">
            <text:p>010</text:p>
          </table:table-cell>
          <table:table-cell table:formula="of:=[.G44]&amp;[.H44]" office:value-type="string" office:string-value="11">
            <text:p>11</text:p>
          </table:table-cell>
          <table:table-cell office:value-type="string">
            <text:p>2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5]&amp;[.B45]&amp;[.C45]&amp;[.D45]&amp;[.E45]&amp;[.F45]&amp;[.G45]&amp;[.H45]" office:value-type="string" office:string-value="00101100">
            <text:p>00101100</text:p>
          </table:table-cell>
          <table:table-cell table:formula="of:=[.H45]&amp;[.G45]&amp;[.F45]&amp;[.E45]&amp;[.D45]&amp;[.C45]&amp;[.B45]&amp;[.A45]" office:value-type="string" office:string-value="00110100">
            <text:p>00110100</text:p>
          </table:table-cell>
          <table:table-cell table:formula="of:=[.A45]&amp;[.B45]&amp;[.C45]" office:value-type="string" office:string-value="001">
            <text:p>001</text:p>
          </table:table-cell>
          <table:table-cell table:formula="of:=[.D45]&amp;[.E45]&amp;[.F45]" office:value-type="string" office:string-value="011">
            <text:p>011</text:p>
          </table:table-cell>
          <table:table-cell table:formula="of:=[.G45]&amp;[.H45]" office:value-type="string" office:string-value="00">
            <text:p>00</text:p>
          </table:table-cell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BIT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46]&amp;[.B46]&amp;[.C46]&amp;[.D46]&amp;[.E46]&amp;[.F46]&amp;[.G46]&amp;[.H46]" office:value-type="string" office:string-value="00101101">
            <text:p>00101101</text:p>
          </table:table-cell>
          <table:table-cell table:formula="of:=[.H46]&amp;[.G46]&amp;[.F46]&amp;[.E46]&amp;[.D46]&amp;[.C46]&amp;[.B46]&amp;[.A46]" office:value-type="string" office:string-value="10110100">
            <text:p>10110100</text:p>
          </table:table-cell>
          <table:table-cell table:formula="of:=[.A46]&amp;[.B46]&amp;[.C46]" office:value-type="string" office:string-value="001">
            <text:p>001</text:p>
          </table:table-cell>
          <table:table-cell table:formula="of:=[.D46]&amp;[.E46]&amp;[.F46]" office:value-type="string" office:string-value="011">
            <text:p>011</text:p>
          </table:table-cell>
          <table:table-cell table:formula="of:=[.G46]&amp;[.H46]" office:value-type="string" office:string-value="01">
            <text:p>01</text:p>
          </table:table-cell>
          <table:table-cell office:value-type="string">
            <text:p>2</text:p>
          </table:table-cell>
          <table:table-cell office:value-type="string">
            <text:p>D</text:p>
          </table:table-cell>
          <table:table-cell office:value-type="string">
            <text:p>AND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47]&amp;[.B47]&amp;[.C47]&amp;[.D47]&amp;[.E47]&amp;[.F47]&amp;[.G47]&amp;[.H47]" office:value-type="string" office:string-value="00101110">
            <text:p>00101110</text:p>
          </table:table-cell>
          <table:table-cell table:formula="of:=[.H47]&amp;[.G47]&amp;[.F47]&amp;[.E47]&amp;[.D47]&amp;[.C47]&amp;[.B47]&amp;[.A47]" office:value-type="string" office:string-value="01110100">
            <text:p>01110100</text:p>
          </table:table-cell>
          <table:table-cell table:formula="of:=[.A47]&amp;[.B47]&amp;[.C47]" office:value-type="string" office:string-value="001">
            <text:p>001</text:p>
          </table:table-cell>
          <table:table-cell table:formula="of:=[.D47]&amp;[.E47]&amp;[.F47]" office:value-type="string" office:string-value="011">
            <text:p>011</text:p>
          </table:table-cell>
          <table:table-cell table:formula="of:=[.G47]&amp;[.H47]" office:value-type="string" office:string-value="10">
            <text:p>10</text:p>
          </table:table-cell>
          <table:table-cell office:value-type="string">
            <text:p>2</text:p>
          </table:table-cell>
          <table:table-cell office:value-type="string">
            <text:p>E</text:p>
          </table:table-cell>
          <table:table-cell office:value-type="string">
            <text:p>ROL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48]&amp;[.B48]&amp;[.C48]&amp;[.D48]&amp;[.E48]&amp;[.F48]&amp;[.G48]&amp;[.H48]" office:value-type="string" office:string-value="00101111">
            <text:p>00101111</text:p>
          </table:table-cell>
          <table:table-cell table:formula="of:=[.H48]&amp;[.G48]&amp;[.F48]&amp;[.E48]&amp;[.D48]&amp;[.C48]&amp;[.B48]&amp;[.A48]" office:value-type="string" office:string-value="11110100">
            <text:p>11110100</text:p>
          </table:table-cell>
          <table:table-cell table:formula="of:=[.A48]&amp;[.B48]&amp;[.C48]" office:value-type="string" office:string-value="001">
            <text:p>001</text:p>
          </table:table-cell>
          <table:table-cell table:formula="of:=[.D48]&amp;[.E48]&amp;[.F48]" office:value-type="string" office:string-value="011">
            <text:p>011</text:p>
          </table:table-cell>
          <table:table-cell table:formula="of:=[.G48]&amp;[.H48]" office:value-type="string" office:string-value="11">
            <text:p>11</text:p>
          </table:table-cell>
          <table:table-cell office:value-type="string">
            <text:p>2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49]&amp;[.B49]&amp;[.C49]&amp;[.D49]&amp;[.E49]&amp;[.F49]&amp;[.G49]&amp;[.H49]" office:value-type="string" office:string-value="00110000">
            <text:p>00110000</text:p>
          </table:table-cell>
          <table:table-cell table:formula="of:=[.H49]&amp;[.G49]&amp;[.F49]&amp;[.E49]&amp;[.D49]&amp;[.C49]&amp;[.B49]&amp;[.A49]" office:value-type="string" office:string-value="00001100">
            <text:p>00001100</text:p>
          </table:table-cell>
          <table:table-cell table:formula="of:=[.A49]&amp;[.B49]&amp;[.C49]" office:value-type="string" office:string-value="001">
            <text:p>001</text:p>
          </table:table-cell>
          <table:table-cell table:formula="of:=[.D49]&amp;[.E49]&amp;[.F49]" office:value-type="string" office:string-value="100">
            <text:p>100</text:p>
          </table:table-cell>
          <table:table-cell table:formula="of:=[.G49]&amp;[.H49]" office:value-type="string" office:string-value="00">
            <text:p>0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BMI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50]&amp;[.B50]&amp;[.C50]&amp;[.D50]&amp;[.E50]&amp;[.F50]&amp;[.G50]&amp;[.H50]" office:value-type="string" office:string-value="00110001">
            <text:p>00110001</text:p>
          </table:table-cell>
          <table:table-cell table:formula="of:=[.H50]&amp;[.G50]&amp;[.F50]&amp;[.E50]&amp;[.D50]&amp;[.C50]&amp;[.B50]&amp;[.A50]" office:value-type="string" office:string-value="10001100">
            <text:p>10001100</text:p>
          </table:table-cell>
          <table:table-cell table:formula="of:=[.A50]&amp;[.B50]&amp;[.C50]" office:value-type="string" office:string-value="001">
            <text:p>001</text:p>
          </table:table-cell>
          <table:table-cell table:formula="of:=[.D50]&amp;[.E50]&amp;[.F50]" office:value-type="string" office:string-value="100">
            <text:p>100</text:p>
          </table:table-cell>
          <table:table-cell table:formula="of:=[.G50]&amp;[.H50]" office:value-type="string" office:string-value="01">
            <text:p>01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AND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51]&amp;[.B51]&amp;[.C51]&amp;[.D51]&amp;[.E51]&amp;[.F51]&amp;[.G51]&amp;[.H51]" office:value-type="string" office:string-value="00110010">
            <text:p>00110010</text:p>
          </table:table-cell>
          <table:table-cell table:formula="of:=[.H51]&amp;[.G51]&amp;[.F51]&amp;[.E51]&amp;[.D51]&amp;[.C51]&amp;[.B51]&amp;[.A51]" office:value-type="string" office:string-value="01001100">
            <text:p>01001100</text:p>
          </table:table-cell>
          <table:table-cell table:formula="of:=[.A51]&amp;[.B51]&amp;[.C51]" office:value-type="string" office:string-value="001">
            <text:p>001</text:p>
          </table:table-cell>
          <table:table-cell table:formula="of:=[.D51]&amp;[.E51]&amp;[.F51]" office:value-type="string" office:string-value="100">
            <text:p>100</text:p>
          </table:table-cell>
          <table:table-cell table:formula="of:=[.G51]&amp;[.H51]" office:value-type="string" office:string-value="10">
            <text:p>1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52]&amp;[.B52]&amp;[.C52]&amp;[.D52]&amp;[.E52]&amp;[.F52]&amp;[.G52]&amp;[.H52]" office:value-type="string" office:string-value="00110011">
            <text:p>00110011</text:p>
          </table:table-cell>
          <table:table-cell table:formula="of:=[.H52]&amp;[.G52]&amp;[.F52]&amp;[.E52]&amp;[.D52]&amp;[.C52]&amp;[.B52]&amp;[.A52]" office:value-type="string" office:string-value="11001100">
            <text:p>11001100</text:p>
          </table:table-cell>
          <table:table-cell table:formula="of:=[.A52]&amp;[.B52]&amp;[.C52]" office:value-type="string" office:string-value="001">
            <text:p>001</text:p>
          </table:table-cell>
          <table:table-cell table:formula="of:=[.D52]&amp;[.E52]&amp;[.F52]" office:value-type="string" office:string-value="100">
            <text:p>100</text:p>
          </table:table-cell>
          <table:table-cell table:formula="of:=[.G52]&amp;[.H52]" office:value-type="string" office:string-value="11">
            <text:p>11</text:p>
          </table:table-cell>
          <table:table-cell table:number-columns-repeated="2"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3]&amp;[.B53]&amp;[.C53]&amp;[.D53]&amp;[.E53]&amp;[.F53]&amp;[.G53]&amp;[.H53]" office:value-type="string" office:string-value="00110100">
            <text:p>00110100</text:p>
          </table:table-cell>
          <table:table-cell table:formula="of:=[.H53]&amp;[.G53]&amp;[.F53]&amp;[.E53]&amp;[.D53]&amp;[.C53]&amp;[.B53]&amp;[.A53]" office:value-type="string" office:string-value="00101100">
            <text:p>00101100</text:p>
          </table:table-cell>
          <table:table-cell table:formula="of:=[.A53]&amp;[.B53]&amp;[.C53]" office:value-type="string" office:string-value="001">
            <text:p>001</text:p>
          </table:table-cell>
          <table:table-cell table:formula="of:=[.D53]&amp;[.E53]&amp;[.F53]" office:value-type="string" office:string-value="101">
            <text:p>101</text:p>
          </table:table-cell>
          <table:table-cell table:formula="of:=[.G53]&amp;[.H53]" office:value-type="string" office:string-value="00">
            <text:p>00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54]&amp;[.B54]&amp;[.C54]&amp;[.D54]&amp;[.E54]&amp;[.F54]&amp;[.G54]&amp;[.H54]" office:value-type="string" office:string-value="00110101">
            <text:p>00110101</text:p>
          </table:table-cell>
          <table:table-cell table:formula="of:=[.H54]&amp;[.G54]&amp;[.F54]&amp;[.E54]&amp;[.D54]&amp;[.C54]&amp;[.B54]&amp;[.A54]" office:value-type="string" office:string-value="10101100">
            <text:p>10101100</text:p>
          </table:table-cell>
          <table:table-cell table:formula="of:=[.A54]&amp;[.B54]&amp;[.C54]" office:value-type="string" office:string-value="001">
            <text:p>001</text:p>
          </table:table-cell>
          <table:table-cell table:formula="of:=[.D54]&amp;[.E54]&amp;[.F54]" office:value-type="string" office:string-value="101">
            <text:p>101</text:p>
          </table:table-cell>
          <table:table-cell table:formula="of:=[.G54]&amp;[.H54]" office:value-type="string" office:string-value="01">
            <text:p>01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AND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55]&amp;[.B55]&amp;[.C55]&amp;[.D55]&amp;[.E55]&amp;[.F55]&amp;[.G55]&amp;[.H55]" office:value-type="string" office:string-value="00110110">
            <text:p>00110110</text:p>
          </table:table-cell>
          <table:table-cell table:formula="of:=[.H55]&amp;[.G55]&amp;[.F55]&amp;[.E55]&amp;[.D55]&amp;[.C55]&amp;[.B55]&amp;[.A55]" office:value-type="string" office:string-value="01101100">
            <text:p>01101100</text:p>
          </table:table-cell>
          <table:table-cell table:formula="of:=[.A55]&amp;[.B55]&amp;[.C55]" office:value-type="string" office:string-value="001">
            <text:p>001</text:p>
          </table:table-cell>
          <table:table-cell table:formula="of:=[.D55]&amp;[.E55]&amp;[.F55]" office:value-type="string" office:string-value="101">
            <text:p>101</text:p>
          </table:table-cell>
          <table:table-cell table:formula="of:=[.G55]&amp;[.H55]" office:value-type="string" office:string-value="10">
            <text:p>10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ROL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56]&amp;[.B56]&amp;[.C56]&amp;[.D56]&amp;[.E56]&amp;[.F56]&amp;[.G56]&amp;[.H56]" office:value-type="string" office:string-value="00110111">
            <text:p>00110111</text:p>
          </table:table-cell>
          <table:table-cell table:formula="of:=[.H56]&amp;[.G56]&amp;[.F56]&amp;[.E56]&amp;[.D56]&amp;[.C56]&amp;[.B56]&amp;[.A56]" office:value-type="string" office:string-value="11101100">
            <text:p>11101100</text:p>
          </table:table-cell>
          <table:table-cell table:formula="of:=[.A56]&amp;[.B56]&amp;[.C56]" office:value-type="string" office:string-value="001">
            <text:p>001</text:p>
          </table:table-cell>
          <table:table-cell table:formula="of:=[.D56]&amp;[.E56]&amp;[.F56]" office:value-type="string" office:string-value="101">
            <text:p>101</text:p>
          </table:table-cell>
          <table:table-cell table:formula="of:=[.G56]&amp;[.H56]" office:value-type="string" office:string-value="11">
            <text:p>11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57]&amp;[.B57]&amp;[.C57]&amp;[.D57]&amp;[.E57]&amp;[.F57]&amp;[.G57]&amp;[.H57]" office:value-type="string" office:string-value="00111000">
            <text:p>00111000</text:p>
          </table:table-cell>
          <table:table-cell table:formula="of:=[.H57]&amp;[.G57]&amp;[.F57]&amp;[.E57]&amp;[.D57]&amp;[.C57]&amp;[.B57]&amp;[.A57]" office:value-type="string" office:string-value="00011100">
            <text:p>00011100</text:p>
          </table:table-cell>
          <table:table-cell table:formula="of:=[.A57]&amp;[.B57]&amp;[.C57]" office:value-type="string" office:string-value="001">
            <text:p>001</text:p>
          </table:table-cell>
          <table:table-cell table:formula="of:=[.D57]&amp;[.E57]&amp;[.F57]" office:value-type="string" office:string-value="110">
            <text:p>110</text:p>
          </table:table-cell>
          <table:table-cell table:formula="of:=[.G57]&amp;[.H57]" office:value-type="string" office:string-value="00">
            <text:p>00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SEC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58]&amp;[.B58]&amp;[.C58]&amp;[.D58]&amp;[.E58]&amp;[.F58]&amp;[.G58]&amp;[.H58]" office:value-type="string" office:string-value="00111001">
            <text:p>00111001</text:p>
          </table:table-cell>
          <table:table-cell table:formula="of:=[.H58]&amp;[.G58]&amp;[.F58]&amp;[.E58]&amp;[.D58]&amp;[.C58]&amp;[.B58]&amp;[.A58]" office:value-type="string" office:string-value="10011100">
            <text:p>10011100</text:p>
          </table:table-cell>
          <table:table-cell table:formula="of:=[.A58]&amp;[.B58]&amp;[.C58]" office:value-type="string" office:string-value="001">
            <text:p>001</text:p>
          </table:table-cell>
          <table:table-cell table:formula="of:=[.D58]&amp;[.E58]&amp;[.F58]" office:value-type="string" office:string-value="110">
            <text:p>110</text:p>
          </table:table-cell>
          <table:table-cell table:formula="of:=[.G58]&amp;[.H58]" office:value-type="string" office:string-value="01">
            <text:p>01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AND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59]&amp;[.B59]&amp;[.C59]&amp;[.D59]&amp;[.E59]&amp;[.F59]&amp;[.G59]&amp;[.H59]" office:value-type="string" office:string-value="00111010">
            <text:p>00111010</text:p>
          </table:table-cell>
          <table:table-cell table:formula="of:=[.H59]&amp;[.G59]&amp;[.F59]&amp;[.E59]&amp;[.D59]&amp;[.C59]&amp;[.B59]&amp;[.A59]" office:value-type="string" office:string-value="01011100">
            <text:p>01011100</text:p>
          </table:table-cell>
          <table:table-cell table:formula="of:=[.A59]&amp;[.B59]&amp;[.C59]" office:value-type="string" office:string-value="001">
            <text:p>001</text:p>
          </table:table-cell>
          <table:table-cell table:formula="of:=[.D59]&amp;[.E59]&amp;[.F59]" office:value-type="string" office:string-value="110">
            <text:p>110</text:p>
          </table:table-cell>
          <table:table-cell table:formula="of:=[.G59]&amp;[.H59]" office:value-type="string" office:string-value="10">
            <text:p>10</text:p>
          </table:table-cell>
          <table:table-cell office:value-type="string">
            <text:p>3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60]&amp;[.B60]&amp;[.C60]&amp;[.D60]&amp;[.E60]&amp;[.F60]&amp;[.G60]&amp;[.H60]" office:value-type="string" office:string-value="00111011">
            <text:p>00111011</text:p>
          </table:table-cell>
          <table:table-cell table:formula="of:=[.H60]&amp;[.G60]&amp;[.F60]&amp;[.E60]&amp;[.D60]&amp;[.C60]&amp;[.B60]&amp;[.A60]" office:value-type="string" office:string-value="11011100">
            <text:p>11011100</text:p>
          </table:table-cell>
          <table:table-cell table:formula="of:=[.A60]&amp;[.B60]&amp;[.C60]" office:value-type="string" office:string-value="001">
            <text:p>001</text:p>
          </table:table-cell>
          <table:table-cell table:formula="of:=[.D60]&amp;[.E60]&amp;[.F60]" office:value-type="string" office:string-value="110">
            <text:p>110</text:p>
          </table:table-cell>
          <table:table-cell table:formula="of:=[.G60]&amp;[.H60]" office:value-type="string" office:string-value="11">
            <text:p>11</text:p>
          </table:table-cell>
          <table:table-cell office:value-type="string">
            <text:p>3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61]&amp;[.B61]&amp;[.C61]&amp;[.D61]&amp;[.E61]&amp;[.F61]&amp;[.G61]&amp;[.H61]" office:value-type="string" office:string-value="00111100">
            <text:p>00111100</text:p>
          </table:table-cell>
          <table:table-cell table:formula="of:=[.H61]&amp;[.G61]&amp;[.F61]&amp;[.E61]&amp;[.D61]&amp;[.C61]&amp;[.B61]&amp;[.A61]" office:value-type="string" office:string-value="00111100">
            <text:p>00111100</text:p>
          </table:table-cell>
          <table:table-cell table:formula="of:=[.A61]&amp;[.B61]&amp;[.C61]" office:value-type="string" office:string-value="001">
            <text:p>001</text:p>
          </table:table-cell>
          <table:table-cell table:formula="of:=[.D61]&amp;[.E61]&amp;[.F61]" office:value-type="string" office:string-value="111">
            <text:p>111</text:p>
          </table:table-cell>
          <table:table-cell table:formula="of:=[.G61]&amp;[.H61]" office:value-type="string" office:string-value="00">
            <text:p>00</text:p>
          </table:table-cell>
          <table:table-cell office:value-type="string">
            <text:p>3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62]&amp;[.B62]&amp;[.C62]&amp;[.D62]&amp;[.E62]&amp;[.F62]&amp;[.G62]&amp;[.H62]" office:value-type="string" office:string-value="00111101">
            <text:p>00111101</text:p>
          </table:table-cell>
          <table:table-cell table:formula="of:=[.H62]&amp;[.G62]&amp;[.F62]&amp;[.E62]&amp;[.D62]&amp;[.C62]&amp;[.B62]&amp;[.A62]" office:value-type="string" office:string-value="10111100">
            <text:p>10111100</text:p>
          </table:table-cell>
          <table:table-cell table:formula="of:=[.A62]&amp;[.B62]&amp;[.C62]" office:value-type="string" office:string-value="001">
            <text:p>001</text:p>
          </table:table-cell>
          <table:table-cell table:formula="of:=[.D62]&amp;[.E62]&amp;[.F62]" office:value-type="string" office:string-value="111">
            <text:p>111</text:p>
          </table:table-cell>
          <table:table-cell table:formula="of:=[.G62]&amp;[.H62]" office:value-type="string" office:string-value="01">
            <text:p>01</text:p>
          </table:table-cell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AND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table:formula="of:=[.A63]&amp;[.B63]&amp;[.C63]&amp;[.D63]&amp;[.E63]&amp;[.F63]&amp;[.G63]&amp;[.H63]" office:value-type="string" office:string-value="00111110">
            <text:p>00111110</text:p>
          </table:table-cell>
          <table:table-cell table:formula="of:=[.H63]&amp;[.G63]&amp;[.F63]&amp;[.E63]&amp;[.D63]&amp;[.C63]&amp;[.B63]&amp;[.A63]" office:value-type="string" office:string-value="01111100">
            <text:p>01111100</text:p>
          </table:table-cell>
          <table:table-cell table:formula="of:=[.A63]&amp;[.B63]&amp;[.C63]" office:value-type="string" office:string-value="001">
            <text:p>001</text:p>
          </table:table-cell>
          <table:table-cell table:formula="of:=[.D63]&amp;[.E63]&amp;[.F63]" office:value-type="string" office:string-value="111">
            <text:p>111</text:p>
          </table:table-cell>
          <table:table-cell table:formula="of:=[.G63]&amp;[.H63]" office:value-type="string" office:string-value="10">
            <text:p>10</text:p>
          </table:table-cell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ROL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6" office:value-type="string">
            <text:p>1</text:p>
          </table:table-cell>
          <table:table-cell table:formula="of:=[.A64]&amp;[.B64]&amp;[.C64]&amp;[.D64]&amp;[.E64]&amp;[.F64]&amp;[.G64]&amp;[.H64]" office:value-type="string" office:string-value="00111111">
            <text:p>00111111</text:p>
          </table:table-cell>
          <table:table-cell table:formula="of:=[.H64]&amp;[.G64]&amp;[.F64]&amp;[.E64]&amp;[.D64]&amp;[.C64]&amp;[.B64]&amp;[.A64]" office:value-type="string" office:string-value="11111100">
            <text:p>11111100</text:p>
          </table:table-cell>
          <table:table-cell table:formula="of:=[.A64]&amp;[.B64]&amp;[.C64]" office:value-type="string" office:string-value="001">
            <text:p>001</text:p>
          </table:table-cell>
          <table:table-cell table:formula="of:=[.D64]&amp;[.E64]&amp;[.F64]" office:value-type="string" office:string-value="111">
            <text:p>111</text:p>
          </table:table-cell>
          <table:table-cell table:formula="of:=[.G64]&amp;[.H64]" office:value-type="string" office:string-value="11">
            <text:p>11</text:p>
          </table:table-cell>
          <table:table-cell office:value-type="string">
            <text:p>3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 office:value-type="string">
            <text:p>0</text:p>
          </table:table-cell>
          <table:table-cell table:formula="of:=[.A65]&amp;[.B65]&amp;[.C65]&amp;[.D65]&amp;[.E65]&amp;[.F65]&amp;[.G65]&amp;[.H65]" office:value-type="string" office:string-value="01000000">
            <text:p>01000000</text:p>
          </table:table-cell>
          <table:table-cell table:formula="of:=[.H65]&amp;[.G65]&amp;[.F65]&amp;[.E65]&amp;[.D65]&amp;[.C65]&amp;[.B65]&amp;[.A65]" office:value-type="string" office:string-value="00000010">
            <text:p>00000010</text:p>
          </table:table-cell>
          <table:table-cell table:formula="of:=[.A65]&amp;[.B65]&amp;[.C65]" office:value-type="string" office:string-value="010">
            <text:p>010</text:p>
          </table:table-cell>
          <table:table-cell table:formula="of:=[.D65]&amp;[.E65]&amp;[.F65]" office:value-type="string" office:string-value="000">
            <text:p>000</text:p>
          </table:table-cell>
          <table:table-cell table:formula="of:=[.G65]&amp;[.H65]" office:value-type="string" office:string-value="00">
            <text:p>0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RTI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formula="of:=[.A66]&amp;[.B66]&amp;[.C66]&amp;[.D66]&amp;[.E66]&amp;[.F66]&amp;[.G66]&amp;[.H66]" office:value-type="string" office:string-value="01000001">
            <text:p>01000001</text:p>
          </table:table-cell>
          <table:table-cell table:formula="of:=[.H66]&amp;[.G66]&amp;[.F66]&amp;[.E66]&amp;[.D66]&amp;[.C66]&amp;[.B66]&amp;[.A66]" office:value-type="string" office:string-value="10000010">
            <text:p>10000010</text:p>
          </table:table-cell>
          <table:table-cell table:formula="of:=[.A66]&amp;[.B66]&amp;[.C66]" office:value-type="string" office:string-value="010">
            <text:p>010</text:p>
          </table:table-cell>
          <table:table-cell table:formula="of:=[.D66]&amp;[.E66]&amp;[.F66]" office:value-type="string" office:string-value="000">
            <text:p>000</text:p>
          </table:table-cell>
          <table:table-cell table:formula="of:=[.G66]&amp;[.H66]" office:value-type="string" office:string-value="01">
            <text:p>01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EOR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67]&amp;[.B67]&amp;[.C67]&amp;[.D67]&amp;[.E67]&amp;[.F67]&amp;[.G67]&amp;[.H67]" office:value-type="string" office:string-value="01000010">
            <text:p>01000010</text:p>
          </table:table-cell>
          <table:table-cell table:formula="of:=[.H67]&amp;[.G67]&amp;[.F67]&amp;[.E67]&amp;[.D67]&amp;[.C67]&amp;[.B67]&amp;[.A67]" office:value-type="string" office:string-value="01000010">
            <text:p>01000010</text:p>
          </table:table-cell>
          <table:table-cell table:formula="of:=[.A67]&amp;[.B67]&amp;[.C67]" office:value-type="string" office:string-value="010">
            <text:p>010</text:p>
          </table:table-cell>
          <table:table-cell table:formula="of:=[.D67]&amp;[.E67]&amp;[.F67]" office:value-type="string" office:string-value="000">
            <text:p>000</text:p>
          </table:table-cell>
          <table:table-cell table:formula="of:=[.G67]&amp;[.H67]" office:value-type="string" office:string-value="10">
            <text:p>10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68]&amp;[.B68]&amp;[.C68]&amp;[.D68]&amp;[.E68]&amp;[.F68]&amp;[.G68]&amp;[.H68]" office:value-type="string" office:string-value="01000011">
            <text:p>01000011</text:p>
          </table:table-cell>
          <table:table-cell table:formula="of:=[.H68]&amp;[.G68]&amp;[.F68]&amp;[.E68]&amp;[.D68]&amp;[.C68]&amp;[.B68]&amp;[.A68]" office:value-type="string" office:string-value="11000010">
            <text:p>11000010</text:p>
          </table:table-cell>
          <table:table-cell table:formula="of:=[.A68]&amp;[.B68]&amp;[.C68]" office:value-type="string" office:string-value="010">
            <text:p>010</text:p>
          </table:table-cell>
          <table:table-cell table:formula="of:=[.D68]&amp;[.E68]&amp;[.F68]" office:value-type="string" office:string-value="000">
            <text:p>000</text:p>
          </table:table-cell>
          <table:table-cell table:formula="of:=[.G68]&amp;[.H68]" office:value-type="string" office:string-value="11">
            <text:p>11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69]&amp;[.B69]&amp;[.C69]&amp;[.D69]&amp;[.E69]&amp;[.F69]&amp;[.G69]&amp;[.H69]" office:value-type="string" office:string-value="01000100">
            <text:p>01000100</text:p>
          </table:table-cell>
          <table:table-cell table:formula="of:=[.H69]&amp;[.G69]&amp;[.F69]&amp;[.E69]&amp;[.D69]&amp;[.C69]&amp;[.B69]&amp;[.A69]" office:value-type="string" office:string-value="00100010">
            <text:p>00100010</text:p>
          </table:table-cell>
          <table:table-cell table:formula="of:=[.A69]&amp;[.B69]&amp;[.C69]" office:value-type="string" office:string-value="010">
            <text:p>010</text:p>
          </table:table-cell>
          <table:table-cell table:formula="of:=[.D69]&amp;[.E69]&amp;[.F69]" office:value-type="string" office:string-value="001">
            <text:p>001</text:p>
          </table:table-cell>
          <table:table-cell table:formula="of:=[.G69]&amp;[.H69]" office:value-type="string" office:string-value="00">
            <text:p>00</text:p>
          </table:table-cell>
          <table:table-cell table:number-columns-repeated="2" office:value-type="string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70]&amp;[.B70]&amp;[.C70]&amp;[.D70]&amp;[.E70]&amp;[.F70]&amp;[.G70]&amp;[.H70]" office:value-type="string" office:string-value="01000101">
            <text:p>01000101</text:p>
          </table:table-cell>
          <table:table-cell table:formula="of:=[.H70]&amp;[.G70]&amp;[.F70]&amp;[.E70]&amp;[.D70]&amp;[.C70]&amp;[.B70]&amp;[.A70]" office:value-type="string" office:string-value="10100010">
            <text:p>10100010</text:p>
          </table:table-cell>
          <table:table-cell table:formula="of:=[.A70]&amp;[.B70]&amp;[.C70]" office:value-type="string" office:string-value="010">
            <text:p>010</text:p>
          </table:table-cell>
          <table:table-cell table:formula="of:=[.D70]&amp;[.E70]&amp;[.F70]" office:value-type="string" office:string-value="001">
            <text:p>001</text:p>
          </table:table-cell>
          <table:table-cell table:formula="of:=[.G70]&amp;[.H70]" office:value-type="string" office:string-value="01">
            <text:p>01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EOR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71]&amp;[.B71]&amp;[.C71]&amp;[.D71]&amp;[.E71]&amp;[.F71]&amp;[.G71]&amp;[.H71]" office:value-type="string" office:string-value="01000110">
            <text:p>01000110</text:p>
          </table:table-cell>
          <table:table-cell table:formula="of:=[.H71]&amp;[.G71]&amp;[.F71]&amp;[.E71]&amp;[.D71]&amp;[.C71]&amp;[.B71]&amp;[.A71]" office:value-type="string" office:string-value="01100010">
            <text:p>01100010</text:p>
          </table:table-cell>
          <table:table-cell table:formula="of:=[.A71]&amp;[.B71]&amp;[.C71]" office:value-type="string" office:string-value="010">
            <text:p>010</text:p>
          </table:table-cell>
          <table:table-cell table:formula="of:=[.D71]&amp;[.E71]&amp;[.F71]" office:value-type="string" office:string-value="001">
            <text:p>001</text:p>
          </table:table-cell>
          <table:table-cell table:formula="of:=[.G71]&amp;[.H71]" office:value-type="string" office:string-value="10">
            <text:p>10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LSR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72]&amp;[.B72]&amp;[.C72]&amp;[.D72]&amp;[.E72]&amp;[.F72]&amp;[.G72]&amp;[.H72]" office:value-type="string" office:string-value="01000111">
            <text:p>01000111</text:p>
          </table:table-cell>
          <table:table-cell table:formula="of:=[.H72]&amp;[.G72]&amp;[.F72]&amp;[.E72]&amp;[.D72]&amp;[.C72]&amp;[.B72]&amp;[.A72]" office:value-type="string" office:string-value="11100010">
            <text:p>11100010</text:p>
          </table:table-cell>
          <table:table-cell table:formula="of:=[.A72]&amp;[.B72]&amp;[.C72]" office:value-type="string" office:string-value="010">
            <text:p>010</text:p>
          </table:table-cell>
          <table:table-cell table:formula="of:=[.D72]&amp;[.E72]&amp;[.F72]" office:value-type="string" office:string-value="001">
            <text:p>001</text:p>
          </table:table-cell>
          <table:table-cell table:formula="of:=[.G72]&amp;[.H72]" office:value-type="string" office:string-value="11">
            <text:p>11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73]&amp;[.B73]&amp;[.C73]&amp;[.D73]&amp;[.E73]&amp;[.F73]&amp;[.G73]&amp;[.H73]" office:value-type="string" office:string-value="01001000">
            <text:p>01001000</text:p>
          </table:table-cell>
          <table:table-cell table:formula="of:=[.H73]&amp;[.G73]&amp;[.F73]&amp;[.E73]&amp;[.D73]&amp;[.C73]&amp;[.B73]&amp;[.A73]" office:value-type="string" office:string-value="00010010">
            <text:p>00010010</text:p>
          </table:table-cell>
          <table:table-cell table:formula="of:=[.A73]&amp;[.B73]&amp;[.C73]" office:value-type="string" office:string-value="010">
            <text:p>010</text:p>
          </table:table-cell>
          <table:table-cell table:formula="of:=[.D73]&amp;[.E73]&amp;[.F73]" office:value-type="string" office:string-value="010">
            <text:p>010</text:p>
          </table:table-cell>
          <table:table-cell table:formula="of:=[.G73]&amp;[.H73]" office:value-type="string" office:string-value="00">
            <text:p>00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PHA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74]&amp;[.B74]&amp;[.C74]&amp;[.D74]&amp;[.E74]&amp;[.F74]&amp;[.G74]&amp;[.H74]" office:value-type="string" office:string-value="01001001">
            <text:p>01001001</text:p>
          </table:table-cell>
          <table:table-cell table:formula="of:=[.H74]&amp;[.G74]&amp;[.F74]&amp;[.E74]&amp;[.D74]&amp;[.C74]&amp;[.B74]&amp;[.A74]" office:value-type="string" office:string-value="10010010">
            <text:p>10010010</text:p>
          </table:table-cell>
          <table:table-cell table:formula="of:=[.A74]&amp;[.B74]&amp;[.C74]" office:value-type="string" office:string-value="010">
            <text:p>010</text:p>
          </table:table-cell>
          <table:table-cell table:formula="of:=[.D74]&amp;[.E74]&amp;[.F74]" office:value-type="string" office:string-value="010">
            <text:p>010</text:p>
          </table:table-cell>
          <table:table-cell table:formula="of:=[.G74]&amp;[.H74]" office:value-type="string" office:string-value="01">
            <text:p>01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EOR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5]&amp;[.B75]&amp;[.C75]&amp;[.D75]&amp;[.E75]&amp;[.F75]&amp;[.G75]&amp;[.H75]" office:value-type="string" office:string-value="01001010">
            <text:p>01001010</text:p>
          </table:table-cell>
          <table:table-cell table:formula="of:=[.H75]&amp;[.G75]&amp;[.F75]&amp;[.E75]&amp;[.D75]&amp;[.C75]&amp;[.B75]&amp;[.A75]" office:value-type="string" office:string-value="01010010">
            <text:p>01010010</text:p>
          </table:table-cell>
          <table:table-cell table:formula="of:=[.A75]&amp;[.B75]&amp;[.C75]" office:value-type="string" office:string-value="010">
            <text:p>010</text:p>
          </table:table-cell>
          <table:table-cell table:formula="of:=[.D75]&amp;[.E75]&amp;[.F75]" office:value-type="string" office:string-value="010">
            <text:p>010</text:p>
          </table:table-cell>
          <table:table-cell table:formula="of:=[.G75]&amp;[.H75]" office:value-type="string" office:string-value="10">
            <text:p>10</text:p>
          </table:table-cell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LSR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76]&amp;[.B76]&amp;[.C76]&amp;[.D76]&amp;[.E76]&amp;[.F76]&amp;[.G76]&amp;[.H76]" office:value-type="string" office:string-value="01001011">
            <text:p>01001011</text:p>
          </table:table-cell>
          <table:table-cell table:formula="of:=[.H76]&amp;[.G76]&amp;[.F76]&amp;[.E76]&amp;[.D76]&amp;[.C76]&amp;[.B76]&amp;[.A76]" office:value-type="string" office:string-value="11010010">
            <text:p>11010010</text:p>
          </table:table-cell>
          <table:table-cell table:formula="of:=[.A76]&amp;[.B76]&amp;[.C76]" office:value-type="string" office:string-value="010">
            <text:p>010</text:p>
          </table:table-cell>
          <table:table-cell table:formula="of:=[.D76]&amp;[.E76]&amp;[.F76]" office:value-type="string" office:string-value="010">
            <text:p>010</text:p>
          </table:table-cell>
          <table:table-cell table:formula="of:=[.G76]&amp;[.H76]" office:value-type="string" office:string-value="11">
            <text:p>11</text:p>
          </table:table-cell>
          <table:table-cell office:value-type="string">
            <text:p>4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77]&amp;[.B77]&amp;[.C77]&amp;[.D77]&amp;[.E77]&amp;[.F77]&amp;[.G77]&amp;[.H77]" office:value-type="string" office:string-value="01001100">
            <text:p>01001100</text:p>
          </table:table-cell>
          <table:table-cell table:formula="of:=[.H77]&amp;[.G77]&amp;[.F77]&amp;[.E77]&amp;[.D77]&amp;[.C77]&amp;[.B77]&amp;[.A77]" office:value-type="string" office:string-value="00110010">
            <text:p>00110010</text:p>
          </table:table-cell>
          <table:table-cell table:formula="of:=[.A77]&amp;[.B77]&amp;[.C77]" office:value-type="string" office:string-value="010">
            <text:p>010</text:p>
          </table:table-cell>
          <table:table-cell table:formula="of:=[.D77]&amp;[.E77]&amp;[.F77]" office:value-type="string" office:string-value="011">
            <text:p>011</text:p>
          </table:table-cell>
          <table:table-cell table:formula="of:=[.G77]&amp;[.H77]" office:value-type="string" office:string-value="00">
            <text:p>00</text:p>
          </table:table-cell>
          <table:table-cell office:value-type="string">
            <text:p>4</text:p>
          </table:table-cell>
          <table:table-cell office:value-type="string">
            <text:p>C</text:p>
          </table:table-cell>
          <table:table-cell office:value-type="string">
            <text:p>JMP</text:p>
          </table:table-cell>
          <table:table-cell office:value-type="string">
            <text:p>a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78]&amp;[.B78]&amp;[.C78]&amp;[.D78]&amp;[.E78]&amp;[.F78]&amp;[.G78]&amp;[.H78]" office:value-type="string" office:string-value="01001101">
            <text:p>01001101</text:p>
          </table:table-cell>
          <table:table-cell table:formula="of:=[.H78]&amp;[.G78]&amp;[.F78]&amp;[.E78]&amp;[.D78]&amp;[.C78]&amp;[.B78]&amp;[.A78]" office:value-type="string" office:string-value="10110010">
            <text:p>10110010</text:p>
          </table:table-cell>
          <table:table-cell table:formula="of:=[.A78]&amp;[.B78]&amp;[.C78]" office:value-type="string" office:string-value="010">
            <text:p>010</text:p>
          </table:table-cell>
          <table:table-cell table:formula="of:=[.D78]&amp;[.E78]&amp;[.F78]" office:value-type="string" office:string-value="011">
            <text:p>011</text:p>
          </table:table-cell>
          <table:table-cell table:formula="of:=[.G78]&amp;[.H78]" office:value-type="string" office:string-value="01">
            <text:p>01</text:p>
          </table:table-cell>
          <table:table-cell office:value-type="string">
            <text:p>4</text:p>
          </table:table-cell>
          <table:table-cell office:value-type="string">
            <text:p>D</text:p>
          </table:table-cell>
          <table:table-cell office:value-type="string">
            <text:p>EOR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79]&amp;[.B79]&amp;[.C79]&amp;[.D79]&amp;[.E79]&amp;[.F79]&amp;[.G79]&amp;[.H79]" office:value-type="string" office:string-value="01001110">
            <text:p>01001110</text:p>
          </table:table-cell>
          <table:table-cell table:formula="of:=[.H79]&amp;[.G79]&amp;[.F79]&amp;[.E79]&amp;[.D79]&amp;[.C79]&amp;[.B79]&amp;[.A79]" office:value-type="string" office:string-value="01110010">
            <text:p>01110010</text:p>
          </table:table-cell>
          <table:table-cell table:formula="of:=[.A79]&amp;[.B79]&amp;[.C79]" office:value-type="string" office:string-value="010">
            <text:p>010</text:p>
          </table:table-cell>
          <table:table-cell table:formula="of:=[.D79]&amp;[.E79]&amp;[.F79]" office:value-type="string" office:string-value="011">
            <text:p>011</text:p>
          </table:table-cell>
          <table:table-cell table:formula="of:=[.G79]&amp;[.H79]" office:value-type="string" office:string-value="10">
            <text:p>10</text:p>
          </table:table-cell>
          <table:table-cell office:value-type="string">
            <text:p>4</text:p>
          </table:table-cell>
          <table:table-cell office:value-type="string">
            <text:p>E</text:p>
          </table:table-cell>
          <table:table-cell office:value-type="string">
            <text:p>LSR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80]&amp;[.B80]&amp;[.C80]&amp;[.D80]&amp;[.E80]&amp;[.F80]&amp;[.G80]&amp;[.H80]" office:value-type="string" office:string-value="01001111">
            <text:p>01001111</text:p>
          </table:table-cell>
          <table:table-cell table:formula="of:=[.H80]&amp;[.G80]&amp;[.F80]&amp;[.E80]&amp;[.D80]&amp;[.C80]&amp;[.B80]&amp;[.A80]" office:value-type="string" office:string-value="11110010">
            <text:p>11110010</text:p>
          </table:table-cell>
          <table:table-cell table:formula="of:=[.A80]&amp;[.B80]&amp;[.C80]" office:value-type="string" office:string-value="010">
            <text:p>010</text:p>
          </table:table-cell>
          <table:table-cell table:formula="of:=[.D80]&amp;[.E80]&amp;[.F80]" office:value-type="string" office:string-value="011">
            <text:p>011</text:p>
          </table:table-cell>
          <table:table-cell table:formula="of:=[.G80]&amp;[.H80]" office:value-type="string" office:string-value="11">
            <text:p>11</text:p>
          </table:table-cell>
          <table:table-cell office:value-type="string">
            <text:p>4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81]&amp;[.B81]&amp;[.C81]&amp;[.D81]&amp;[.E81]&amp;[.F81]&amp;[.G81]&amp;[.H81]" office:value-type="string" office:string-value="01010000">
            <text:p>01010000</text:p>
          </table:table-cell>
          <table:table-cell table:formula="of:=[.H81]&amp;[.G81]&amp;[.F81]&amp;[.E81]&amp;[.D81]&amp;[.C81]&amp;[.B81]&amp;[.A81]" office:value-type="string" office:string-value="00001010">
            <text:p>00001010</text:p>
          </table:table-cell>
          <table:table-cell table:formula="of:=[.A81]&amp;[.B81]&amp;[.C81]" office:value-type="string" office:string-value="010">
            <text:p>010</text:p>
          </table:table-cell>
          <table:table-cell table:formula="of:=[.D81]&amp;[.E81]&amp;[.F81]" office:value-type="string" office:string-value="100">
            <text:p>100</text:p>
          </table:table-cell>
          <table:table-cell table:formula="of:=[.G81]&amp;[.H81]" office:value-type="string" office:string-value="00">
            <text:p>0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BVC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82]&amp;[.B82]&amp;[.C82]&amp;[.D82]&amp;[.E82]&amp;[.F82]&amp;[.G82]&amp;[.H82]" office:value-type="string" office:string-value="01010001">
            <text:p>01010001</text:p>
          </table:table-cell>
          <table:table-cell table:formula="of:=[.H82]&amp;[.G82]&amp;[.F82]&amp;[.E82]&amp;[.D82]&amp;[.C82]&amp;[.B82]&amp;[.A82]" office:value-type="string" office:string-value="10001010">
            <text:p>10001010</text:p>
          </table:table-cell>
          <table:table-cell table:formula="of:=[.A82]&amp;[.B82]&amp;[.C82]" office:value-type="string" office:string-value="010">
            <text:p>010</text:p>
          </table:table-cell>
          <table:table-cell table:formula="of:=[.D82]&amp;[.E82]&amp;[.F82]" office:value-type="string" office:string-value="100">
            <text:p>100</text:p>
          </table:table-cell>
          <table:table-cell table:formula="of:=[.G82]&amp;[.H82]" office:value-type="string" office:string-value="01">
            <text:p>01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EOR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3]&amp;[.B83]&amp;[.C83]&amp;[.D83]&amp;[.E83]&amp;[.F83]&amp;[.G83]&amp;[.H83]" office:value-type="string" office:string-value="01010010">
            <text:p>01010010</text:p>
          </table:table-cell>
          <table:table-cell table:formula="of:=[.H83]&amp;[.G83]&amp;[.F83]&amp;[.E83]&amp;[.D83]&amp;[.C83]&amp;[.B83]&amp;[.A83]" office:value-type="string" office:string-value="01001010">
            <text:p>01001010</text:p>
          </table:table-cell>
          <table:table-cell table:formula="of:=[.A83]&amp;[.B83]&amp;[.C83]" office:value-type="string" office:string-value="010">
            <text:p>010</text:p>
          </table:table-cell>
          <table:table-cell table:formula="of:=[.D83]&amp;[.E83]&amp;[.F83]" office:value-type="string" office:string-value="100">
            <text:p>100</text:p>
          </table:table-cell>
          <table:table-cell table:formula="of:=[.G83]&amp;[.H83]" office:value-type="string" office:string-value="10">
            <text:p>10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84]&amp;[.B84]&amp;[.C84]&amp;[.D84]&amp;[.E84]&amp;[.F84]&amp;[.G84]&amp;[.H84]" office:value-type="string" office:string-value="01010011">
            <text:p>01010011</text:p>
          </table:table-cell>
          <table:table-cell table:formula="of:=[.H84]&amp;[.G84]&amp;[.F84]&amp;[.E84]&amp;[.D84]&amp;[.C84]&amp;[.B84]&amp;[.A84]" office:value-type="string" office:string-value="11001010">
            <text:p>11001010</text:p>
          </table:table-cell>
          <table:table-cell table:formula="of:=[.A84]&amp;[.B84]&amp;[.C84]" office:value-type="string" office:string-value="010">
            <text:p>010</text:p>
          </table:table-cell>
          <table:table-cell table:formula="of:=[.D84]&amp;[.E84]&amp;[.F84]" office:value-type="string" office:string-value="100">
            <text:p>100</text:p>
          </table:table-cell>
          <table:table-cell table:formula="of:=[.G84]&amp;[.H84]" office:value-type="string" office:string-value="11">
            <text:p>11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85]&amp;[.B85]&amp;[.C85]&amp;[.D85]&amp;[.E85]&amp;[.F85]&amp;[.G85]&amp;[.H85]" office:value-type="string" office:string-value="01010100">
            <text:p>01010100</text:p>
          </table:table-cell>
          <table:table-cell table:formula="of:=[.H85]&amp;[.G85]&amp;[.F85]&amp;[.E85]&amp;[.D85]&amp;[.C85]&amp;[.B85]&amp;[.A85]" office:value-type="string" office:string-value="00101010">
            <text:p>00101010</text:p>
          </table:table-cell>
          <table:table-cell table:formula="of:=[.A85]&amp;[.B85]&amp;[.C85]" office:value-type="string" office:string-value="010">
            <text:p>010</text:p>
          </table:table-cell>
          <table:table-cell table:formula="of:=[.D85]&amp;[.E85]&amp;[.F85]" office:value-type="string" office:string-value="101">
            <text:p>101</text:p>
          </table:table-cell>
          <table:table-cell table:formula="of:=[.G85]&amp;[.H85]" office:value-type="string" office:string-value="00">
            <text:p>00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86]&amp;[.B86]&amp;[.C86]&amp;[.D86]&amp;[.E86]&amp;[.F86]&amp;[.G86]&amp;[.H86]" office:value-type="string" office:string-value="01010101">
            <text:p>01010101</text:p>
          </table:table-cell>
          <table:table-cell table:formula="of:=[.H86]&amp;[.G86]&amp;[.F86]&amp;[.E86]&amp;[.D86]&amp;[.C86]&amp;[.B86]&amp;[.A86]" office:value-type="string" office:string-value="10101010">
            <text:p>10101010</text:p>
          </table:table-cell>
          <table:table-cell table:formula="of:=[.A86]&amp;[.B86]&amp;[.C86]" office:value-type="string" office:string-value="010">
            <text:p>010</text:p>
          </table:table-cell>
          <table:table-cell table:formula="of:=[.D86]&amp;[.E86]&amp;[.F86]" office:value-type="string" office:string-value="101">
            <text:p>101</text:p>
          </table:table-cell>
          <table:table-cell table:formula="of:=[.G86]&amp;[.H86]" office:value-type="string" office:string-value="01">
            <text:p>01</text:p>
          </table:table-cell>
          <table:table-cell table:number-columns-repeated="2" office:value-type="string">
            <text:p>5</text:p>
          </table:table-cell>
          <table:table-cell office:value-type="string">
            <text:p>EOR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87]&amp;[.B87]&amp;[.C87]&amp;[.D87]&amp;[.E87]&amp;[.F87]&amp;[.G87]&amp;[.H87]" office:value-type="string" office:string-value="01010110">
            <text:p>01010110</text:p>
          </table:table-cell>
          <table:table-cell table:formula="of:=[.H87]&amp;[.G87]&amp;[.F87]&amp;[.E87]&amp;[.D87]&amp;[.C87]&amp;[.B87]&amp;[.A87]" office:value-type="string" office:string-value="01101010">
            <text:p>01101010</text:p>
          </table:table-cell>
          <table:table-cell table:formula="of:=[.A87]&amp;[.B87]&amp;[.C87]" office:value-type="string" office:string-value="010">
            <text:p>010</text:p>
          </table:table-cell>
          <table:table-cell table:formula="of:=[.D87]&amp;[.E87]&amp;[.F87]" office:value-type="string" office:string-value="101">
            <text:p>101</text:p>
          </table:table-cell>
          <table:table-cell table:formula="of:=[.G87]&amp;[.H87]" office:value-type="string" office:string-value="10">
            <text:p>10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LSR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88]&amp;[.B88]&amp;[.C88]&amp;[.D88]&amp;[.E88]&amp;[.F88]&amp;[.G88]&amp;[.H88]" office:value-type="string" office:string-value="01010111">
            <text:p>01010111</text:p>
          </table:table-cell>
          <table:table-cell table:formula="of:=[.H88]&amp;[.G88]&amp;[.F88]&amp;[.E88]&amp;[.D88]&amp;[.C88]&amp;[.B88]&amp;[.A88]" office:value-type="string" office:string-value="11101010">
            <text:p>11101010</text:p>
          </table:table-cell>
          <table:table-cell table:formula="of:=[.A88]&amp;[.B88]&amp;[.C88]" office:value-type="string" office:string-value="010">
            <text:p>010</text:p>
          </table:table-cell>
          <table:table-cell table:formula="of:=[.D88]&amp;[.E88]&amp;[.F88]" office:value-type="string" office:string-value="101">
            <text:p>101</text:p>
          </table:table-cell>
          <table:table-cell table:formula="of:=[.G88]&amp;[.H88]" office:value-type="string" office:string-value="11">
            <text:p>11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89]&amp;[.B89]&amp;[.C89]&amp;[.D89]&amp;[.E89]&amp;[.F89]&amp;[.G89]&amp;[.H89]" office:value-type="string" office:string-value="01011000">
            <text:p>01011000</text:p>
          </table:table-cell>
          <table:table-cell table:formula="of:=[.H89]&amp;[.G89]&amp;[.F89]&amp;[.E89]&amp;[.D89]&amp;[.C89]&amp;[.B89]&amp;[.A89]" office:value-type="string" office:string-value="00011010">
            <text:p>00011010</text:p>
          </table:table-cell>
          <table:table-cell table:formula="of:=[.A89]&amp;[.B89]&amp;[.C89]" office:value-type="string" office:string-value="010">
            <text:p>010</text:p>
          </table:table-cell>
          <table:table-cell table:formula="of:=[.D89]&amp;[.E89]&amp;[.F89]" office:value-type="string" office:string-value="110">
            <text:p>110</text:p>
          </table:table-cell>
          <table:table-cell table:formula="of:=[.G89]&amp;[.H89]" office:value-type="string" office:string-value="00">
            <text:p>00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CLI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90]&amp;[.B90]&amp;[.C90]&amp;[.D90]&amp;[.E90]&amp;[.F90]&amp;[.G90]&amp;[.H90]" office:value-type="string" office:string-value="01011001">
            <text:p>01011001</text:p>
          </table:table-cell>
          <table:table-cell table:formula="of:=[.H90]&amp;[.G90]&amp;[.F90]&amp;[.E90]&amp;[.D90]&amp;[.C90]&amp;[.B90]&amp;[.A90]" office:value-type="string" office:string-value="10011010">
            <text:p>10011010</text:p>
          </table:table-cell>
          <table:table-cell table:formula="of:=[.A90]&amp;[.B90]&amp;[.C90]" office:value-type="string" office:string-value="010">
            <text:p>010</text:p>
          </table:table-cell>
          <table:table-cell table:formula="of:=[.D90]&amp;[.E90]&amp;[.F90]" office:value-type="string" office:string-value="110">
            <text:p>110</text:p>
          </table:table-cell>
          <table:table-cell table:formula="of:=[.G90]&amp;[.H90]" office:value-type="string" office:string-value="01">
            <text:p>01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EOR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91]&amp;[.B91]&amp;[.C91]&amp;[.D91]&amp;[.E91]&amp;[.F91]&amp;[.G91]&amp;[.H91]" office:value-type="string" office:string-value="01011010">
            <text:p>01011010</text:p>
          </table:table-cell>
          <table:table-cell table:formula="of:=[.H91]&amp;[.G91]&amp;[.F91]&amp;[.E91]&amp;[.D91]&amp;[.C91]&amp;[.B91]&amp;[.A91]" office:value-type="string" office:string-value="01011010">
            <text:p>01011010</text:p>
          </table:table-cell>
          <table:table-cell table:formula="of:=[.A91]&amp;[.B91]&amp;[.C91]" office:value-type="string" office:string-value="010">
            <text:p>010</text:p>
          </table:table-cell>
          <table:table-cell table:formula="of:=[.D91]&amp;[.E91]&amp;[.F91]" office:value-type="string" office:string-value="110">
            <text:p>110</text:p>
          </table:table-cell>
          <table:table-cell table:formula="of:=[.G91]&amp;[.H91]" office:value-type="string" office:string-value="10">
            <text:p>10</text:p>
          </table:table-cell>
          <table:table-cell office:value-type="string">
            <text:p>5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92]&amp;[.B92]&amp;[.C92]&amp;[.D92]&amp;[.E92]&amp;[.F92]&amp;[.G92]&amp;[.H92]" office:value-type="string" office:string-value="01011011">
            <text:p>01011011</text:p>
          </table:table-cell>
          <table:table-cell table:formula="of:=[.H92]&amp;[.G92]&amp;[.F92]&amp;[.E92]&amp;[.D92]&amp;[.C92]&amp;[.B92]&amp;[.A92]" office:value-type="string" office:string-value="11011010">
            <text:p>11011010</text:p>
          </table:table-cell>
          <table:table-cell table:formula="of:=[.A92]&amp;[.B92]&amp;[.C92]" office:value-type="string" office:string-value="010">
            <text:p>010</text:p>
          </table:table-cell>
          <table:table-cell table:formula="of:=[.D92]&amp;[.E92]&amp;[.F92]" office:value-type="string" office:string-value="110">
            <text:p>110</text:p>
          </table:table-cell>
          <table:table-cell table:formula="of:=[.G92]&amp;[.H92]" office:value-type="string" office:string-value="11">
            <text:p>11</text:p>
          </table:table-cell>
          <table:table-cell office:value-type="string">
            <text:p>5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93]&amp;[.B93]&amp;[.C93]&amp;[.D93]&amp;[.E93]&amp;[.F93]&amp;[.G93]&amp;[.H93]" office:value-type="string" office:string-value="01011100">
            <text:p>01011100</text:p>
          </table:table-cell>
          <table:table-cell table:formula="of:=[.H93]&amp;[.G93]&amp;[.F93]&amp;[.E93]&amp;[.D93]&amp;[.C93]&amp;[.B93]&amp;[.A93]" office:value-type="string" office:string-value="00111010">
            <text:p>00111010</text:p>
          </table:table-cell>
          <table:table-cell table:formula="of:=[.A93]&amp;[.B93]&amp;[.C93]" office:value-type="string" office:string-value="010">
            <text:p>010</text:p>
          </table:table-cell>
          <table:table-cell table:formula="of:=[.D93]&amp;[.E93]&amp;[.F93]" office:value-type="string" office:string-value="111">
            <text:p>111</text:p>
          </table:table-cell>
          <table:table-cell table:formula="of:=[.G93]&amp;[.H93]" office:value-type="string" office:string-value="00">
            <text:p>00</text:p>
          </table:table-cell>
          <table:table-cell office:value-type="string">
            <text:p>5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94]&amp;[.B94]&amp;[.C94]&amp;[.D94]&amp;[.E94]&amp;[.F94]&amp;[.G94]&amp;[.H94]" office:value-type="string" office:string-value="01011101">
            <text:p>01011101</text:p>
          </table:table-cell>
          <table:table-cell table:formula="of:=[.H94]&amp;[.G94]&amp;[.F94]&amp;[.E94]&amp;[.D94]&amp;[.C94]&amp;[.B94]&amp;[.A94]" office:value-type="string" office:string-value="10111010">
            <text:p>10111010</text:p>
          </table:table-cell>
          <table:table-cell table:formula="of:=[.A94]&amp;[.B94]&amp;[.C94]" office:value-type="string" office:string-value="010">
            <text:p>010</text:p>
          </table:table-cell>
          <table:table-cell table:formula="of:=[.D94]&amp;[.E94]&amp;[.F94]" office:value-type="string" office:string-value="111">
            <text:p>111</text:p>
          </table:table-cell>
          <table:table-cell table:formula="of:=[.G94]&amp;[.H94]" office:value-type="string" office:string-value="01">
            <text:p>01</text:p>
          </table:table-cell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EOR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formula="of:=[.A95]&amp;[.B95]&amp;[.C95]&amp;[.D95]&amp;[.E95]&amp;[.F95]&amp;[.G95]&amp;[.H95]" office:value-type="string" office:string-value="01011110">
            <text:p>01011110</text:p>
          </table:table-cell>
          <table:table-cell table:formula="of:=[.H95]&amp;[.G95]&amp;[.F95]&amp;[.E95]&amp;[.D95]&amp;[.C95]&amp;[.B95]&amp;[.A95]" office:value-type="string" office:string-value="01111010">
            <text:p>01111010</text:p>
          </table:table-cell>
          <table:table-cell table:formula="of:=[.A95]&amp;[.B95]&amp;[.C95]" office:value-type="string" office:string-value="010">
            <text:p>010</text:p>
          </table:table-cell>
          <table:table-cell table:formula="of:=[.D95]&amp;[.E95]&amp;[.F95]" office:value-type="string" office:string-value="111">
            <text:p>111</text:p>
          </table:table-cell>
          <table:table-cell table:formula="of:=[.G95]&amp;[.H95]" office:value-type="string" office:string-value="10">
            <text:p>10</text:p>
          </table:table-cell>
          <table:table-cell office:value-type="string">
            <text:p>5</text:p>
          </table:table-cell>
          <table:table-cell office:value-type="string">
            <text:p>E</text:p>
          </table:table-cell>
          <table:table-cell office:value-type="string">
            <text:p>LSR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table:formula="of:=[.A96]&amp;[.B96]&amp;[.C96]&amp;[.D96]&amp;[.E96]&amp;[.F96]&amp;[.G96]&amp;[.H96]" office:value-type="string" office:string-value="01011111">
            <text:p>01011111</text:p>
          </table:table-cell>
          <table:table-cell table:formula="of:=[.H96]&amp;[.G96]&amp;[.F96]&amp;[.E96]&amp;[.D96]&amp;[.C96]&amp;[.B96]&amp;[.A96]" office:value-type="string" office:string-value="11111010">
            <text:p>11111010</text:p>
          </table:table-cell>
          <table:table-cell table:formula="of:=[.A96]&amp;[.B96]&amp;[.C96]" office:value-type="string" office:string-value="010">
            <text:p>010</text:p>
          </table:table-cell>
          <table:table-cell table:formula="of:=[.D96]&amp;[.E96]&amp;[.F96]" office:value-type="string" office:string-value="111">
            <text:p>111</text:p>
          </table:table-cell>
          <table:table-cell table:formula="of:=[.G96]&amp;[.H96]" office:value-type="string" office:string-value="11">
            <text:p>11</text:p>
          </table:table-cell>
          <table:table-cell office:value-type="string">
            <text:p>5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97]&amp;[.B97]&amp;[.C97]&amp;[.D97]&amp;[.E97]&amp;[.F97]&amp;[.G97]&amp;[.H97]" office:value-type="string" office:string-value="01100000">
            <text:p>01100000</text:p>
          </table:table-cell>
          <table:table-cell table:formula="of:=[.H97]&amp;[.G97]&amp;[.F97]&amp;[.E97]&amp;[.D97]&amp;[.C97]&amp;[.B97]&amp;[.A97]" office:value-type="string" office:string-value="00000110">
            <text:p>00000110</text:p>
          </table:table-cell>
          <table:table-cell table:formula="of:=[.A97]&amp;[.B97]&amp;[.C97]" office:value-type="string" office:string-value="011">
            <text:p>011</text:p>
          </table:table-cell>
          <table:table-cell table:formula="of:=[.D97]&amp;[.E97]&amp;[.F97]" office:value-type="string" office:string-value="000">
            <text:p>000</text:p>
          </table:table-cell>
          <table:table-cell table:formula="of:=[.G97]&amp;[.H97]" office:value-type="string" office:string-value="00">
            <text:p>0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RTS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formula="of:=[.A98]&amp;[.B98]&amp;[.C98]&amp;[.D98]&amp;[.E98]&amp;[.F98]&amp;[.G98]&amp;[.H98]" office:value-type="string" office:string-value="01100001">
            <text:p>01100001</text:p>
          </table:table-cell>
          <table:table-cell table:formula="of:=[.H98]&amp;[.G98]&amp;[.F98]&amp;[.E98]&amp;[.D98]&amp;[.C98]&amp;[.B98]&amp;[.A98]" office:value-type="string" office:string-value="10000110">
            <text:p>10000110</text:p>
          </table:table-cell>
          <table:table-cell table:formula="of:=[.A98]&amp;[.B98]&amp;[.C98]" office:value-type="string" office:string-value="011">
            <text:p>011</text:p>
          </table:table-cell>
          <table:table-cell table:formula="of:=[.D98]&amp;[.E98]&amp;[.F98]" office:value-type="string" office:string-value="000">
            <text:p>000</text:p>
          </table:table-cell>
          <table:table-cell table:formula="of:=[.G98]&amp;[.H98]" office:value-type="string" office:string-value="01">
            <text:p>01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ADC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99]&amp;[.B99]&amp;[.C99]&amp;[.D99]&amp;[.E99]&amp;[.F99]&amp;[.G99]&amp;[.H99]" office:value-type="string" office:string-value="01100010">
            <text:p>01100010</text:p>
          </table:table-cell>
          <table:table-cell table:formula="of:=[.H99]&amp;[.G99]&amp;[.F99]&amp;[.E99]&amp;[.D99]&amp;[.C99]&amp;[.B99]&amp;[.A99]" office:value-type="string" office:string-value="01000110">
            <text:p>01000110</text:p>
          </table:table-cell>
          <table:table-cell table:formula="of:=[.A99]&amp;[.B99]&amp;[.C99]" office:value-type="string" office:string-value="011">
            <text:p>011</text:p>
          </table:table-cell>
          <table:table-cell table:formula="of:=[.D99]&amp;[.E99]&amp;[.F99]" office:value-type="string" office:string-value="000">
            <text:p>000</text:p>
          </table:table-cell>
          <table:table-cell table:formula="of:=[.G99]&amp;[.H99]" office:value-type="string" office:string-value="10">
            <text:p>10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00]&amp;[.B100]&amp;[.C100]&amp;[.D100]&amp;[.E100]&amp;[.F100]&amp;[.G100]&amp;[.H100]" office:value-type="string" office:string-value="01100011">
            <text:p>01100011</text:p>
          </table:table-cell>
          <table:table-cell table:formula="of:=[.H100]&amp;[.G100]&amp;[.F100]&amp;[.E100]&amp;[.D100]&amp;[.C100]&amp;[.B100]&amp;[.A100]" office:value-type="string" office:string-value="11000110">
            <text:p>11000110</text:p>
          </table:table-cell>
          <table:table-cell table:formula="of:=[.A100]&amp;[.B100]&amp;[.C100]" office:value-type="string" office:string-value="011">
            <text:p>011</text:p>
          </table:table-cell>
          <table:table-cell table:formula="of:=[.D100]&amp;[.E100]&amp;[.F100]" office:value-type="string" office:string-value="000">
            <text:p>000</text:p>
          </table:table-cell>
          <table:table-cell table:formula="of:=[.G100]&amp;[.H100]" office:value-type="string" office:string-value="11">
            <text:p>11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01]&amp;[.B101]&amp;[.C101]&amp;[.D101]&amp;[.E101]&amp;[.F101]&amp;[.G101]&amp;[.H101]" office:value-type="string" office:string-value="01100100">
            <text:p>01100100</text:p>
          </table:table-cell>
          <table:table-cell table:formula="of:=[.H101]&amp;[.G101]&amp;[.F101]&amp;[.E101]&amp;[.D101]&amp;[.C101]&amp;[.B101]&amp;[.A101]" office:value-type="string" office:string-value="00100110">
            <text:p>00100110</text:p>
          </table:table-cell>
          <table:table-cell table:formula="of:=[.A101]&amp;[.B101]&amp;[.C101]" office:value-type="string" office:string-value="011">
            <text:p>011</text:p>
          </table:table-cell>
          <table:table-cell table:formula="of:=[.D101]&amp;[.E101]&amp;[.F101]" office:value-type="string" office:string-value="001">
            <text:p>001</text:p>
          </table:table-cell>
          <table:table-cell table:formula="of:=[.G101]&amp;[.H101]" office:value-type="string" office:string-value="00">
            <text:p>00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02]&amp;[.B102]&amp;[.C102]&amp;[.D102]&amp;[.E102]&amp;[.F102]&amp;[.G102]&amp;[.H102]" office:value-type="string" office:string-value="01100101">
            <text:p>01100101</text:p>
          </table:table-cell>
          <table:table-cell table:formula="of:=[.H102]&amp;[.G102]&amp;[.F102]&amp;[.E102]&amp;[.D102]&amp;[.C102]&amp;[.B102]&amp;[.A102]" office:value-type="string" office:string-value="10100110">
            <text:p>10100110</text:p>
          </table:table-cell>
          <table:table-cell table:formula="of:=[.A102]&amp;[.B102]&amp;[.C102]" office:value-type="string" office:string-value="011">
            <text:p>011</text:p>
          </table:table-cell>
          <table:table-cell table:formula="of:=[.D102]&amp;[.E102]&amp;[.F102]" office:value-type="string" office:string-value="001">
            <text:p>001</text:p>
          </table:table-cell>
          <table:table-cell table:formula="of:=[.G102]&amp;[.H102]" office:value-type="string" office:string-value="01">
            <text:p>01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ADC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3]&amp;[.B103]&amp;[.C103]&amp;[.D103]&amp;[.E103]&amp;[.F103]&amp;[.G103]&amp;[.H103]" office:value-type="string" office:string-value="01100110">
            <text:p>01100110</text:p>
          </table:table-cell>
          <table:table-cell table:formula="of:=[.H103]&amp;[.G103]&amp;[.F103]&amp;[.E103]&amp;[.D103]&amp;[.C103]&amp;[.B103]&amp;[.A103]" office:value-type="string" office:string-value="01100110">
            <text:p>01100110</text:p>
          </table:table-cell>
          <table:table-cell table:formula="of:=[.A103]&amp;[.B103]&amp;[.C103]" office:value-type="string" office:string-value="011">
            <text:p>011</text:p>
          </table:table-cell>
          <table:table-cell table:formula="of:=[.D103]&amp;[.E103]&amp;[.F103]" office:value-type="string" office:string-value="001">
            <text:p>001</text:p>
          </table:table-cell>
          <table:table-cell table:formula="of:=[.G103]&amp;[.H103]" office:value-type="string" office:string-value="10">
            <text:p>10</text:p>
          </table:table-cell>
          <table:table-cell table:number-columns-repeated="2" office:value-type="string">
            <text:p>6</text:p>
          </table:table-cell>
          <table:table-cell office:value-type="string">
            <text:p>ROR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104]&amp;[.B104]&amp;[.C104]&amp;[.D104]&amp;[.E104]&amp;[.F104]&amp;[.G104]&amp;[.H104]" office:value-type="string" office:string-value="01100111">
            <text:p>01100111</text:p>
          </table:table-cell>
          <table:table-cell table:formula="of:=[.H104]&amp;[.G104]&amp;[.F104]&amp;[.E104]&amp;[.D104]&amp;[.C104]&amp;[.B104]&amp;[.A104]" office:value-type="string" office:string-value="11100110">
            <text:p>11100110</text:p>
          </table:table-cell>
          <table:table-cell table:formula="of:=[.A104]&amp;[.B104]&amp;[.C104]" office:value-type="string" office:string-value="011">
            <text:p>011</text:p>
          </table:table-cell>
          <table:table-cell table:formula="of:=[.D104]&amp;[.E104]&amp;[.F104]" office:value-type="string" office:string-value="001">
            <text:p>001</text:p>
          </table:table-cell>
          <table:table-cell table:formula="of:=[.G104]&amp;[.H104]" office:value-type="string" office:string-value="11">
            <text:p>11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05]&amp;[.B105]&amp;[.C105]&amp;[.D105]&amp;[.E105]&amp;[.F105]&amp;[.G105]&amp;[.H105]" office:value-type="string" office:string-value="01101000">
            <text:p>01101000</text:p>
          </table:table-cell>
          <table:table-cell table:formula="of:=[.H105]&amp;[.G105]&amp;[.F105]&amp;[.E105]&amp;[.D105]&amp;[.C105]&amp;[.B105]&amp;[.A105]" office:value-type="string" office:string-value="00010110">
            <text:p>00010110</text:p>
          </table:table-cell>
          <table:table-cell table:formula="of:=[.A105]&amp;[.B105]&amp;[.C105]" office:value-type="string" office:string-value="011">
            <text:p>011</text:p>
          </table:table-cell>
          <table:table-cell table:formula="of:=[.D105]&amp;[.E105]&amp;[.F105]" office:value-type="string" office:string-value="010">
            <text:p>010</text:p>
          </table:table-cell>
          <table:table-cell table:formula="of:=[.G105]&amp;[.H105]" office:value-type="string" office:string-value="00">
            <text:p>00</text:p>
          </table:table-cell>
          <table:table-cell office:value-type="string">
            <text:p>6</text:p>
          </table:table-cell>
          <table:table-cell office:value-type="string">
            <text:p>8</text:p>
          </table:table-cell>
          <table:table-cell office:value-type="string">
            <text:p>PLA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06]&amp;[.B106]&amp;[.C106]&amp;[.D106]&amp;[.E106]&amp;[.F106]&amp;[.G106]&amp;[.H106]" office:value-type="string" office:string-value="01101001">
            <text:p>01101001</text:p>
          </table:table-cell>
          <table:table-cell table:formula="of:=[.H106]&amp;[.G106]&amp;[.F106]&amp;[.E106]&amp;[.D106]&amp;[.C106]&amp;[.B106]&amp;[.A106]" office:value-type="string" office:string-value="10010110">
            <text:p>10010110</text:p>
          </table:table-cell>
          <table:table-cell table:formula="of:=[.A106]&amp;[.B106]&amp;[.C106]" office:value-type="string" office:string-value="011">
            <text:p>011</text:p>
          </table:table-cell>
          <table:table-cell table:formula="of:=[.D106]&amp;[.E106]&amp;[.F106]" office:value-type="string" office:string-value="010">
            <text:p>010</text:p>
          </table:table-cell>
          <table:table-cell table:formula="of:=[.G106]&amp;[.H106]" office:value-type="string" office:string-value="01">
            <text:p>01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ADC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07]&amp;[.B107]&amp;[.C107]&amp;[.D107]&amp;[.E107]&amp;[.F107]&amp;[.G107]&amp;[.H107]" office:value-type="string" office:string-value="01101010">
            <text:p>01101010</text:p>
          </table:table-cell>
          <table:table-cell table:formula="of:=[.H107]&amp;[.G107]&amp;[.F107]&amp;[.E107]&amp;[.D107]&amp;[.C107]&amp;[.B107]&amp;[.A107]" office:value-type="string" office:string-value="01010110">
            <text:p>01010110</text:p>
          </table:table-cell>
          <table:table-cell table:formula="of:=[.A107]&amp;[.B107]&amp;[.C107]" office:value-type="string" office:string-value="011">
            <text:p>011</text:p>
          </table:table-cell>
          <table:table-cell table:formula="of:=[.D107]&amp;[.E107]&amp;[.F107]" office:value-type="string" office:string-value="010">
            <text:p>010</text:p>
          </table:table-cell>
          <table:table-cell table:formula="of:=[.G107]&amp;[.H107]" office:value-type="string" office:string-value="10">
            <text:p>10</text:p>
          </table:table-cell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ROR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08]&amp;[.B108]&amp;[.C108]&amp;[.D108]&amp;[.E108]&amp;[.F108]&amp;[.G108]&amp;[.H108]" office:value-type="string" office:string-value="01101011">
            <text:p>01101011</text:p>
          </table:table-cell>
          <table:table-cell table:formula="of:=[.H108]&amp;[.G108]&amp;[.F108]&amp;[.E108]&amp;[.D108]&amp;[.C108]&amp;[.B108]&amp;[.A108]" office:value-type="string" office:string-value="11010110">
            <text:p>11010110</text:p>
          </table:table-cell>
          <table:table-cell table:formula="of:=[.A108]&amp;[.B108]&amp;[.C108]" office:value-type="string" office:string-value="011">
            <text:p>011</text:p>
          </table:table-cell>
          <table:table-cell table:formula="of:=[.D108]&amp;[.E108]&amp;[.F108]" office:value-type="string" office:string-value="010">
            <text:p>010</text:p>
          </table:table-cell>
          <table:table-cell table:formula="of:=[.G108]&amp;[.H108]" office:value-type="string" office:string-value="11">
            <text:p>11</text:p>
          </table:table-cell>
          <table:table-cell office:value-type="string">
            <text:p>6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09]&amp;[.B109]&amp;[.C109]&amp;[.D109]&amp;[.E109]&amp;[.F109]&amp;[.G109]&amp;[.H109]" office:value-type="string" office:string-value="01101100">
            <text:p>01101100</text:p>
          </table:table-cell>
          <table:table-cell table:formula="of:=[.H109]&amp;[.G109]&amp;[.F109]&amp;[.E109]&amp;[.D109]&amp;[.C109]&amp;[.B109]&amp;[.A109]" office:value-type="string" office:string-value="00110110">
            <text:p>00110110</text:p>
          </table:table-cell>
          <table:table-cell table:formula="of:=[.A109]&amp;[.B109]&amp;[.C109]" office:value-type="string" office:string-value="011">
            <text:p>011</text:p>
          </table:table-cell>
          <table:table-cell table:formula="of:=[.D109]&amp;[.E109]&amp;[.F109]" office:value-type="string" office:string-value="011">
            <text:p>011</text:p>
          </table:table-cell>
          <table:table-cell table:formula="of:=[.G109]&amp;[.H109]" office:value-type="string" office:string-value="00">
            <text:p>00</text:p>
          </table:table-cell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JMP</text:p>
          </table:table-cell>
          <table:table-cell office:value-type="string">
            <text:p>ind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10]&amp;[.B110]&amp;[.C110]&amp;[.D110]&amp;[.E110]&amp;[.F110]&amp;[.G110]&amp;[.H110]" office:value-type="string" office:string-value="01101101">
            <text:p>01101101</text:p>
          </table:table-cell>
          <table:table-cell table:formula="of:=[.H110]&amp;[.G110]&amp;[.F110]&amp;[.E110]&amp;[.D110]&amp;[.C110]&amp;[.B110]&amp;[.A110]" office:value-type="string" office:string-value="10110110">
            <text:p>10110110</text:p>
          </table:table-cell>
          <table:table-cell table:formula="of:=[.A110]&amp;[.B110]&amp;[.C110]" office:value-type="string" office:string-value="011">
            <text:p>011</text:p>
          </table:table-cell>
          <table:table-cell table:formula="of:=[.D110]&amp;[.E110]&amp;[.F110]" office:value-type="string" office:string-value="011">
            <text:p>011</text:p>
          </table:table-cell>
          <table:table-cell table:formula="of:=[.G110]&amp;[.H110]" office:value-type="string" office:string-value="01">
            <text:p>01</text:p>
          </table:table-cell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ADC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11]&amp;[.B111]&amp;[.C111]&amp;[.D111]&amp;[.E111]&amp;[.F111]&amp;[.G111]&amp;[.H111]" office:value-type="string" office:string-value="01101110">
            <text:p>01101110</text:p>
          </table:table-cell>
          <table:table-cell table:formula="of:=[.H111]&amp;[.G111]&amp;[.F111]&amp;[.E111]&amp;[.D111]&amp;[.C111]&amp;[.B111]&amp;[.A111]" office:value-type="string" office:string-value="01110110">
            <text:p>01110110</text:p>
          </table:table-cell>
          <table:table-cell table:formula="of:=[.A111]&amp;[.B111]&amp;[.C111]" office:value-type="string" office:string-value="011">
            <text:p>011</text:p>
          </table:table-cell>
          <table:table-cell table:formula="of:=[.D111]&amp;[.E111]&amp;[.F111]" office:value-type="string" office:string-value="011">
            <text:p>011</text:p>
          </table:table-cell>
          <table:table-cell table:formula="of:=[.G111]&amp;[.H111]" office:value-type="string" office:string-value="10">
            <text:p>10</text:p>
          </table:table-cell>
          <table:table-cell office:value-type="string">
            <text:p>6</text:p>
          </table:table-cell>
          <table:table-cell office:value-type="string">
            <text:p>E</text:p>
          </table:table-cell>
          <table:table-cell office:value-type="string">
            <text:p>ROR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112]&amp;[.B112]&amp;[.C112]&amp;[.D112]&amp;[.E112]&amp;[.F112]&amp;[.G112]&amp;[.H112]" office:value-type="string" office:string-value="01101111">
            <text:p>01101111</text:p>
          </table:table-cell>
          <table:table-cell table:formula="of:=[.H112]&amp;[.G112]&amp;[.F112]&amp;[.E112]&amp;[.D112]&amp;[.C112]&amp;[.B112]&amp;[.A112]" office:value-type="string" office:string-value="11110110">
            <text:p>11110110</text:p>
          </table:table-cell>
          <table:table-cell table:formula="of:=[.A112]&amp;[.B112]&amp;[.C112]" office:value-type="string" office:string-value="011">
            <text:p>011</text:p>
          </table:table-cell>
          <table:table-cell table:formula="of:=[.D112]&amp;[.E112]&amp;[.F112]" office:value-type="string" office:string-value="011">
            <text:p>011</text:p>
          </table:table-cell>
          <table:table-cell table:formula="of:=[.G112]&amp;[.H112]" office:value-type="string" office:string-value="11">
            <text:p>11</text:p>
          </table:table-cell>
          <table:table-cell office:value-type="string">
            <text:p>6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13]&amp;[.B113]&amp;[.C113]&amp;[.D113]&amp;[.E113]&amp;[.F113]&amp;[.G113]&amp;[.H113]" office:value-type="string" office:string-value="01110000">
            <text:p>01110000</text:p>
          </table:table-cell>
          <table:table-cell table:formula="of:=[.H113]&amp;[.G113]&amp;[.F113]&amp;[.E113]&amp;[.D113]&amp;[.C113]&amp;[.B113]&amp;[.A113]" office:value-type="string" office:string-value="00001110">
            <text:p>00001110</text:p>
          </table:table-cell>
          <table:table-cell table:formula="of:=[.A113]&amp;[.B113]&amp;[.C113]" office:value-type="string" office:string-value="011">
            <text:p>011</text:p>
          </table:table-cell>
          <table:table-cell table:formula="of:=[.D113]&amp;[.E113]&amp;[.F113]" office:value-type="string" office:string-value="100">
            <text:p>100</text:p>
          </table:table-cell>
          <table:table-cell table:formula="of:=[.G113]&amp;[.H113]" office:value-type="string" office:string-value="00">
            <text:p>0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BVS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14]&amp;[.B114]&amp;[.C114]&amp;[.D114]&amp;[.E114]&amp;[.F114]&amp;[.G114]&amp;[.H114]" office:value-type="string" office:string-value="01110001">
            <text:p>01110001</text:p>
          </table:table-cell>
          <table:table-cell table:formula="of:=[.H114]&amp;[.G114]&amp;[.F114]&amp;[.E114]&amp;[.D114]&amp;[.C114]&amp;[.B114]&amp;[.A114]" office:value-type="string" office:string-value="10001110">
            <text:p>10001110</text:p>
          </table:table-cell>
          <table:table-cell table:formula="of:=[.A114]&amp;[.B114]&amp;[.C114]" office:value-type="string" office:string-value="011">
            <text:p>011</text:p>
          </table:table-cell>
          <table:table-cell table:formula="of:=[.D114]&amp;[.E114]&amp;[.F114]" office:value-type="string" office:string-value="100">
            <text:p>100</text:p>
          </table:table-cell>
          <table:table-cell table:formula="of:=[.G114]&amp;[.H114]" office:value-type="string" office:string-value="01">
            <text:p>01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ADC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15]&amp;[.B115]&amp;[.C115]&amp;[.D115]&amp;[.E115]&amp;[.F115]&amp;[.G115]&amp;[.H115]" office:value-type="string" office:string-value="01110010">
            <text:p>01110010</text:p>
          </table:table-cell>
          <table:table-cell table:formula="of:=[.H115]&amp;[.G115]&amp;[.F115]&amp;[.E115]&amp;[.D115]&amp;[.C115]&amp;[.B115]&amp;[.A115]" office:value-type="string" office:string-value="01001110">
            <text:p>01001110</text:p>
          </table:table-cell>
          <table:table-cell table:formula="of:=[.A115]&amp;[.B115]&amp;[.C115]" office:value-type="string" office:string-value="011">
            <text:p>011</text:p>
          </table:table-cell>
          <table:table-cell table:formula="of:=[.D115]&amp;[.E115]&amp;[.F115]" office:value-type="string" office:string-value="100">
            <text:p>100</text:p>
          </table:table-cell>
          <table:table-cell table:formula="of:=[.G115]&amp;[.H115]" office:value-type="string" office:string-value="10">
            <text:p>10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16]&amp;[.B116]&amp;[.C116]&amp;[.D116]&amp;[.E116]&amp;[.F116]&amp;[.G116]&amp;[.H116]" office:value-type="string" office:string-value="01110011">
            <text:p>01110011</text:p>
          </table:table-cell>
          <table:table-cell table:formula="of:=[.H116]&amp;[.G116]&amp;[.F116]&amp;[.E116]&amp;[.D116]&amp;[.C116]&amp;[.B116]&amp;[.A116]" office:value-type="string" office:string-value="11001110">
            <text:p>11001110</text:p>
          </table:table-cell>
          <table:table-cell table:formula="of:=[.A116]&amp;[.B116]&amp;[.C116]" office:value-type="string" office:string-value="011">
            <text:p>011</text:p>
          </table:table-cell>
          <table:table-cell table:formula="of:=[.D116]&amp;[.E116]&amp;[.F116]" office:value-type="string" office:string-value="100">
            <text:p>100</text:p>
          </table:table-cell>
          <table:table-cell table:formula="of:=[.G116]&amp;[.H116]" office:value-type="string" office:string-value="11">
            <text:p>11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17]&amp;[.B117]&amp;[.C117]&amp;[.D117]&amp;[.E117]&amp;[.F117]&amp;[.G117]&amp;[.H117]" office:value-type="string" office:string-value="01110100">
            <text:p>01110100</text:p>
          </table:table-cell>
          <table:table-cell table:formula="of:=[.H117]&amp;[.G117]&amp;[.F117]&amp;[.E117]&amp;[.D117]&amp;[.C117]&amp;[.B117]&amp;[.A117]" office:value-type="string" office:string-value="00101110">
            <text:p>00101110</text:p>
          </table:table-cell>
          <table:table-cell table:formula="of:=[.A117]&amp;[.B117]&amp;[.C117]" office:value-type="string" office:string-value="011">
            <text:p>011</text:p>
          </table:table-cell>
          <table:table-cell table:formula="of:=[.D117]&amp;[.E117]&amp;[.F117]" office:value-type="string" office:string-value="101">
            <text:p>101</text:p>
          </table:table-cell>
          <table:table-cell table:formula="of:=[.G117]&amp;[.H117]" office:value-type="string" office:string-value="00">
            <text:p>00</text:p>
          </table:table-cell>
          <table:table-cell office:value-type="string">
            <text:p>7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18]&amp;[.B118]&amp;[.C118]&amp;[.D118]&amp;[.E118]&amp;[.F118]&amp;[.G118]&amp;[.H118]" office:value-type="string" office:string-value="01110101">
            <text:p>01110101</text:p>
          </table:table-cell>
          <table:table-cell table:formula="of:=[.H118]&amp;[.G118]&amp;[.F118]&amp;[.E118]&amp;[.D118]&amp;[.C118]&amp;[.B118]&amp;[.A118]" office:value-type="string" office:string-value="10101110">
            <text:p>10101110</text:p>
          </table:table-cell>
          <table:table-cell table:formula="of:=[.A118]&amp;[.B118]&amp;[.C118]" office:value-type="string" office:string-value="011">
            <text:p>011</text:p>
          </table:table-cell>
          <table:table-cell table:formula="of:=[.D118]&amp;[.E118]&amp;[.F118]" office:value-type="string" office:string-value="101">
            <text:p>101</text:p>
          </table:table-cell>
          <table:table-cell table:formula="of:=[.G118]&amp;[.H118]" office:value-type="string" office:string-value="01">
            <text:p>01</text:p>
          </table:table-cell>
          <table:table-cell office:value-type="string">
            <text:p>7</text:p>
          </table:table-cell>
          <table:table-cell office:value-type="string">
            <text:p>5</text:p>
          </table:table-cell>
          <table:table-cell office:value-type="string">
            <text:p>ADC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19]&amp;[.B119]&amp;[.C119]&amp;[.D119]&amp;[.E119]&amp;[.F119]&amp;[.G119]&amp;[.H119]" office:value-type="string" office:string-value="01110110">
            <text:p>01110110</text:p>
          </table:table-cell>
          <table:table-cell table:formula="of:=[.H119]&amp;[.G119]&amp;[.F119]&amp;[.E119]&amp;[.D119]&amp;[.C119]&amp;[.B119]&amp;[.A119]" office:value-type="string" office:string-value="01101110">
            <text:p>01101110</text:p>
          </table:table-cell>
          <table:table-cell table:formula="of:=[.A119]&amp;[.B119]&amp;[.C119]" office:value-type="string" office:string-value="011">
            <text:p>011</text:p>
          </table:table-cell>
          <table:table-cell table:formula="of:=[.D119]&amp;[.E119]&amp;[.F119]" office:value-type="string" office:string-value="101">
            <text:p>101</text:p>
          </table:table-cell>
          <table:table-cell table:formula="of:=[.G119]&amp;[.H119]" office:value-type="string" office:string-value="10">
            <text:p>10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ROR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120]&amp;[.B120]&amp;[.C120]&amp;[.D120]&amp;[.E120]&amp;[.F120]&amp;[.G120]&amp;[.H120]" office:value-type="string" office:string-value="01110111">
            <text:p>01110111</text:p>
          </table:table-cell>
          <table:table-cell table:formula="of:=[.H120]&amp;[.G120]&amp;[.F120]&amp;[.E120]&amp;[.D120]&amp;[.C120]&amp;[.B120]&amp;[.A120]" office:value-type="string" office:string-value="11101110">
            <text:p>11101110</text:p>
          </table:table-cell>
          <table:table-cell table:formula="of:=[.A120]&amp;[.B120]&amp;[.C120]" office:value-type="string" office:string-value="011">
            <text:p>011</text:p>
          </table:table-cell>
          <table:table-cell table:formula="of:=[.D120]&amp;[.E120]&amp;[.F120]" office:value-type="string" office:string-value="101">
            <text:p>101</text:p>
          </table:table-cell>
          <table:table-cell table:formula="of:=[.G120]&amp;[.H120]" office:value-type="string" office:string-value="11">
            <text:p>11</text:p>
          </table:table-cell>
          <table:table-cell table:number-columns-repeated="2"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21]&amp;[.B121]&amp;[.C121]&amp;[.D121]&amp;[.E121]&amp;[.F121]&amp;[.G121]&amp;[.H121]" office:value-type="string" office:string-value="01111000">
            <text:p>01111000</text:p>
          </table:table-cell>
          <table:table-cell table:formula="of:=[.H121]&amp;[.G121]&amp;[.F121]&amp;[.E121]&amp;[.D121]&amp;[.C121]&amp;[.B121]&amp;[.A121]" office:value-type="string" office:string-value="00011110">
            <text:p>00011110</text:p>
          </table:table-cell>
          <table:table-cell table:formula="of:=[.A121]&amp;[.B121]&amp;[.C121]" office:value-type="string" office:string-value="011">
            <text:p>011</text:p>
          </table:table-cell>
          <table:table-cell table:formula="of:=[.D121]&amp;[.E121]&amp;[.F121]" office:value-type="string" office:string-value="110">
            <text:p>110</text:p>
          </table:table-cell>
          <table:table-cell table:formula="of:=[.G121]&amp;[.H121]" office:value-type="string" office:string-value="00">
            <text:p>00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SEI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22]&amp;[.B122]&amp;[.C122]&amp;[.D122]&amp;[.E122]&amp;[.F122]&amp;[.G122]&amp;[.H122]" office:value-type="string" office:string-value="01111001">
            <text:p>01111001</text:p>
          </table:table-cell>
          <table:table-cell table:formula="of:=[.H122]&amp;[.G122]&amp;[.F122]&amp;[.E122]&amp;[.D122]&amp;[.C122]&amp;[.B122]&amp;[.A122]" office:value-type="string" office:string-value="10011110">
            <text:p>10011110</text:p>
          </table:table-cell>
          <table:table-cell table:formula="of:=[.A122]&amp;[.B122]&amp;[.C122]" office:value-type="string" office:string-value="011">
            <text:p>011</text:p>
          </table:table-cell>
          <table:table-cell table:formula="of:=[.D122]&amp;[.E122]&amp;[.F122]" office:value-type="string" office:string-value="110">
            <text:p>110</text:p>
          </table:table-cell>
          <table:table-cell table:formula="of:=[.G122]&amp;[.H122]" office:value-type="string" office:string-value="01">
            <text:p>01</text:p>
          </table:table-cell>
          <table:table-cell office:value-type="string">
            <text:p>7</text:p>
          </table:table-cell>
          <table:table-cell office:value-type="string">
            <text:p>9</text:p>
          </table:table-cell>
          <table:table-cell office:value-type="string">
            <text:p>ADC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23]&amp;[.B123]&amp;[.C123]&amp;[.D123]&amp;[.E123]&amp;[.F123]&amp;[.G123]&amp;[.H123]" office:value-type="string" office:string-value="01111010">
            <text:p>01111010</text:p>
          </table:table-cell>
          <table:table-cell table:formula="of:=[.H123]&amp;[.G123]&amp;[.F123]&amp;[.E123]&amp;[.D123]&amp;[.C123]&amp;[.B123]&amp;[.A123]" office:value-type="string" office:string-value="01011110">
            <text:p>01011110</text:p>
          </table:table-cell>
          <table:table-cell table:formula="of:=[.A123]&amp;[.B123]&amp;[.C123]" office:value-type="string" office:string-value="011">
            <text:p>011</text:p>
          </table:table-cell>
          <table:table-cell table:formula="of:=[.D123]&amp;[.E123]&amp;[.F123]" office:value-type="string" office:string-value="110">
            <text:p>110</text:p>
          </table:table-cell>
          <table:table-cell table:formula="of:=[.G123]&amp;[.H123]" office:value-type="string" office:string-value="10">
            <text:p>10</text:p>
          </table:table-cell>
          <table:table-cell office:value-type="string">
            <text:p>7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24]&amp;[.B124]&amp;[.C124]&amp;[.D124]&amp;[.E124]&amp;[.F124]&amp;[.G124]&amp;[.H124]" office:value-type="string" office:string-value="01111011">
            <text:p>01111011</text:p>
          </table:table-cell>
          <table:table-cell table:formula="of:=[.H124]&amp;[.G124]&amp;[.F124]&amp;[.E124]&amp;[.D124]&amp;[.C124]&amp;[.B124]&amp;[.A124]" office:value-type="string" office:string-value="11011110">
            <text:p>11011110</text:p>
          </table:table-cell>
          <table:table-cell table:formula="of:=[.A124]&amp;[.B124]&amp;[.C124]" office:value-type="string" office:string-value="011">
            <text:p>011</text:p>
          </table:table-cell>
          <table:table-cell table:formula="of:=[.D124]&amp;[.E124]&amp;[.F124]" office:value-type="string" office:string-value="110">
            <text:p>110</text:p>
          </table:table-cell>
          <table:table-cell table:formula="of:=[.G124]&amp;[.H124]" office:value-type="string" office:string-value="11">
            <text:p>11</text:p>
          </table:table-cell>
          <table:table-cell office:value-type="string">
            <text:p>7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25]&amp;[.B125]&amp;[.C125]&amp;[.D125]&amp;[.E125]&amp;[.F125]&amp;[.G125]&amp;[.H125]" office:value-type="string" office:string-value="01111100">
            <text:p>01111100</text:p>
          </table:table-cell>
          <table:table-cell table:formula="of:=[.H125]&amp;[.G125]&amp;[.F125]&amp;[.E125]&amp;[.D125]&amp;[.C125]&amp;[.B125]&amp;[.A125]" office:value-type="string" office:string-value="00111110">
            <text:p>00111110</text:p>
          </table:table-cell>
          <table:table-cell table:formula="of:=[.A125]&amp;[.B125]&amp;[.C125]" office:value-type="string" office:string-value="011">
            <text:p>011</text:p>
          </table:table-cell>
          <table:table-cell table:formula="of:=[.D125]&amp;[.E125]&amp;[.F125]" office:value-type="string" office:string-value="111">
            <text:p>111</text:p>
          </table:table-cell>
          <table:table-cell table:formula="of:=[.G125]&amp;[.H125]" office:value-type="string" office:string-value="00">
            <text:p>00</text:p>
          </table:table-cell>
          <table:table-cell office:value-type="string">
            <text:p>7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26]&amp;[.B126]&amp;[.C126]&amp;[.D126]&amp;[.E126]&amp;[.F126]&amp;[.G126]&amp;[.H126]" office:value-type="string" office:string-value="01111101">
            <text:p>01111101</text:p>
          </table:table-cell>
          <table:table-cell table:formula="of:=[.H126]&amp;[.G126]&amp;[.F126]&amp;[.E126]&amp;[.D126]&amp;[.C126]&amp;[.B126]&amp;[.A126]" office:value-type="string" office:string-value="10111110">
            <text:p>10111110</text:p>
          </table:table-cell>
          <table:table-cell table:formula="of:=[.A126]&amp;[.B126]&amp;[.C126]" office:value-type="string" office:string-value="011">
            <text:p>011</text:p>
          </table:table-cell>
          <table:table-cell table:formula="of:=[.D126]&amp;[.E126]&amp;[.F126]" office:value-type="string" office:string-value="111">
            <text:p>111</text:p>
          </table:table-cell>
          <table:table-cell table:formula="of:=[.G126]&amp;[.H126]" office:value-type="string" office:string-value="01">
            <text:p>01</text:p>
          </table:table-cell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ADC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6" office:value-type="string">
            <text:p>1</text:p>
          </table:table-cell>
          <table:table-cell office:value-type="string">
            <text:p>0</text:p>
          </table:table-cell>
          <table:table-cell table:formula="of:=[.A127]&amp;[.B127]&amp;[.C127]&amp;[.D127]&amp;[.E127]&amp;[.F127]&amp;[.G127]&amp;[.H127]" office:value-type="string" office:string-value="01111110">
            <text:p>01111110</text:p>
          </table:table-cell>
          <table:table-cell table:formula="of:=[.H127]&amp;[.G127]&amp;[.F127]&amp;[.E127]&amp;[.D127]&amp;[.C127]&amp;[.B127]&amp;[.A127]" office:value-type="string" office:string-value="01111110">
            <text:p>01111110</text:p>
          </table:table-cell>
          <table:table-cell table:formula="of:=[.A127]&amp;[.B127]&amp;[.C127]" office:value-type="string" office:string-value="011">
            <text:p>011</text:p>
          </table:table-cell>
          <table:table-cell table:formula="of:=[.D127]&amp;[.E127]&amp;[.F127]" office:value-type="string" office:string-value="111">
            <text:p>111</text:p>
          </table:table-cell>
          <table:table-cell table:formula="of:=[.G127]&amp;[.H127]" office:value-type="string" office:string-value="10">
            <text:p>10</text:p>
          </table:table-cell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ROR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7" office:value-type="string">
            <text:p>1</text:p>
          </table:table-cell>
          <table:table-cell table:formula="of:=[.A128]&amp;[.B128]&amp;[.C128]&amp;[.D128]&amp;[.E128]&amp;[.F128]&amp;[.G128]&amp;[.H128]" office:value-type="string" office:string-value="01111111">
            <text:p>01111111</text:p>
          </table:table-cell>
          <table:table-cell table:formula="of:=[.H128]&amp;[.G128]&amp;[.F128]&amp;[.E128]&amp;[.D128]&amp;[.C128]&amp;[.B128]&amp;[.A128]" office:value-type="string" office:string-value="11111110">
            <text:p>11111110</text:p>
          </table:table-cell>
          <table:table-cell table:formula="of:=[.A128]&amp;[.B128]&amp;[.C128]" office:value-type="string" office:string-value="011">
            <text:p>011</text:p>
          </table:table-cell>
          <table:table-cell table:formula="of:=[.D128]&amp;[.E128]&amp;[.F128]" office:value-type="string" office:string-value="111">
            <text:p>111</text:p>
          </table:table-cell>
          <table:table-cell table:formula="of:=[.G128]&amp;[.H128]" office:value-type="string" office:string-value="11">
            <text:p>11</text:p>
          </table:table-cell>
          <table:table-cell office:value-type="string">
            <text:p>7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7" office:value-type="string">
            <text:p>0</text:p>
          </table:table-cell>
          <table:table-cell table:formula="of:=[.A129]&amp;[.B129]&amp;[.C129]&amp;[.D129]&amp;[.E129]&amp;[.F129]&amp;[.G129]&amp;[.H129]" office:value-type="string" office:string-value="10000000">
            <text:p>10000000</text:p>
          </table:table-cell>
          <table:table-cell table:formula="of:=[.H129]&amp;[.G129]&amp;[.F129]&amp;[.E129]&amp;[.D129]&amp;[.C129]&amp;[.B129]&amp;[.A129]" office:value-type="string" office:string-value="00000001">
            <text:p>00000001</text:p>
          </table:table-cell>
          <table:table-cell table:formula="of:=[.A129]&amp;[.B129]&amp;[.C129]" office:value-type="string" office:string-value="100">
            <text:p>100</text:p>
          </table:table-cell>
          <table:table-cell table:formula="of:=[.D129]&amp;[.E129]&amp;[.F129]" office:value-type="string" office:string-value="000">
            <text:p>000</text:p>
          </table:table-cell>
          <table:table-cell table:formula="of:=[.G129]&amp;[.H129]" office:value-type="string" office:string-value="00">
            <text:p>0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6" office:value-type="string">
            <text:p>0</text:p>
          </table:table-cell>
          <table:table-cell office:value-type="string">
            <text:p>1</text:p>
          </table:table-cell>
          <table:table-cell table:formula="of:=[.A130]&amp;[.B130]&amp;[.C130]&amp;[.D130]&amp;[.E130]&amp;[.F130]&amp;[.G130]&amp;[.H130]" office:value-type="string" office:string-value="10000001">
            <text:p>10000001</text:p>
          </table:table-cell>
          <table:table-cell table:formula="of:=[.H130]&amp;[.G130]&amp;[.F130]&amp;[.E130]&amp;[.D130]&amp;[.C130]&amp;[.B130]&amp;[.A130]" office:value-type="string" office:string-value="10000001">
            <text:p>10000001</text:p>
          </table:table-cell>
          <table:table-cell table:formula="of:=[.A130]&amp;[.B130]&amp;[.C130]" office:value-type="string" office:string-value="100">
            <text:p>100</text:p>
          </table:table-cell>
          <table:table-cell table:formula="of:=[.D130]&amp;[.E130]&amp;[.F130]" office:value-type="string" office:string-value="000">
            <text:p>000</text:p>
          </table:table-cell>
          <table:table-cell table:formula="of:=[.G130]&amp;[.H130]" office:value-type="string" office:string-value="01">
            <text:p>01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STA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31]&amp;[.B131]&amp;[.C131]&amp;[.D131]&amp;[.E131]&amp;[.F131]&amp;[.G131]&amp;[.H131]" office:value-type="string" office:string-value="10000010">
            <text:p>10000010</text:p>
          </table:table-cell>
          <table:table-cell table:formula="of:=[.H131]&amp;[.G131]&amp;[.F131]&amp;[.E131]&amp;[.D131]&amp;[.C131]&amp;[.B131]&amp;[.A131]" office:value-type="string" office:string-value="01000001">
            <text:p>01000001</text:p>
          </table:table-cell>
          <table:table-cell table:formula="of:=[.A131]&amp;[.B131]&amp;[.C131]" office:value-type="string" office:string-value="100">
            <text:p>100</text:p>
          </table:table-cell>
          <table:table-cell table:formula="of:=[.D131]&amp;[.E131]&amp;[.F131]" office:value-type="string" office:string-value="000">
            <text:p>000</text:p>
          </table:table-cell>
          <table:table-cell table:formula="of:=[.G131]&amp;[.H131]" office:value-type="string" office:string-value="10">
            <text:p>10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32]&amp;[.B132]&amp;[.C132]&amp;[.D132]&amp;[.E132]&amp;[.F132]&amp;[.G132]&amp;[.H132]" office:value-type="string" office:string-value="10000011">
            <text:p>10000011</text:p>
          </table:table-cell>
          <table:table-cell table:formula="of:=[.H132]&amp;[.G132]&amp;[.F132]&amp;[.E132]&amp;[.D132]&amp;[.C132]&amp;[.B132]&amp;[.A132]" office:value-type="string" office:string-value="11000001">
            <text:p>11000001</text:p>
          </table:table-cell>
          <table:table-cell table:formula="of:=[.A132]&amp;[.B132]&amp;[.C132]" office:value-type="string" office:string-value="100">
            <text:p>100</text:p>
          </table:table-cell>
          <table:table-cell table:formula="of:=[.D132]&amp;[.E132]&amp;[.F132]" office:value-type="string" office:string-value="000">
            <text:p>000</text:p>
          </table:table-cell>
          <table:table-cell table:formula="of:=[.G132]&amp;[.H132]" office:value-type="string" office:string-value="11">
            <text:p>11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33]&amp;[.B133]&amp;[.C133]&amp;[.D133]&amp;[.E133]&amp;[.F133]&amp;[.G133]&amp;[.H133]" office:value-type="string" office:string-value="10000100">
            <text:p>10000100</text:p>
          </table:table-cell>
          <table:table-cell table:formula="of:=[.H133]&amp;[.G133]&amp;[.F133]&amp;[.E133]&amp;[.D133]&amp;[.C133]&amp;[.B133]&amp;[.A133]" office:value-type="string" office:string-value="00100001">
            <text:p>00100001</text:p>
          </table:table-cell>
          <table:table-cell table:formula="of:=[.A133]&amp;[.B133]&amp;[.C133]" office:value-type="string" office:string-value="100">
            <text:p>100</text:p>
          </table:table-cell>
          <table:table-cell table:formula="of:=[.D133]&amp;[.E133]&amp;[.F133]" office:value-type="string" office:string-value="001">
            <text:p>001</text:p>
          </table:table-cell>
          <table:table-cell table:formula="of:=[.G133]&amp;[.H133]" office:value-type="string" office:string-value="00">
            <text:p>00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STY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34]&amp;[.B134]&amp;[.C134]&amp;[.D134]&amp;[.E134]&amp;[.F134]&amp;[.G134]&amp;[.H134]" office:value-type="string" office:string-value="10000101">
            <text:p>10000101</text:p>
          </table:table-cell>
          <table:table-cell table:formula="of:=[.H134]&amp;[.G134]&amp;[.F134]&amp;[.E134]&amp;[.D134]&amp;[.C134]&amp;[.B134]&amp;[.A134]" office:value-type="string" office:string-value="10100001">
            <text:p>10100001</text:p>
          </table:table-cell>
          <table:table-cell table:formula="of:=[.A134]&amp;[.B134]&amp;[.C134]" office:value-type="string" office:string-value="100">
            <text:p>100</text:p>
          </table:table-cell>
          <table:table-cell table:formula="of:=[.D134]&amp;[.E134]&amp;[.F134]" office:value-type="string" office:string-value="001">
            <text:p>001</text:p>
          </table:table-cell>
          <table:table-cell table:formula="of:=[.G134]&amp;[.H134]" office:value-type="string" office:string-value="01">
            <text:p>01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STA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35]&amp;[.B135]&amp;[.C135]&amp;[.D135]&amp;[.E135]&amp;[.F135]&amp;[.G135]&amp;[.H135]" office:value-type="string" office:string-value="10000110">
            <text:p>10000110</text:p>
          </table:table-cell>
          <table:table-cell table:formula="of:=[.H135]&amp;[.G135]&amp;[.F135]&amp;[.E135]&amp;[.D135]&amp;[.C135]&amp;[.B135]&amp;[.A135]" office:value-type="string" office:string-value="01100001">
            <text:p>01100001</text:p>
          </table:table-cell>
          <table:table-cell table:formula="of:=[.A135]&amp;[.B135]&amp;[.C135]" office:value-type="string" office:string-value="100">
            <text:p>100</text:p>
          </table:table-cell>
          <table:table-cell table:formula="of:=[.D135]&amp;[.E135]&amp;[.F135]" office:value-type="string" office:string-value="001">
            <text:p>001</text:p>
          </table:table-cell>
          <table:table-cell table:formula="of:=[.G135]&amp;[.H135]" office:value-type="string" office:string-value="10">
            <text:p>10</text:p>
          </table:table-cell>
          <table:table-cell office:value-type="string">
            <text:p>8</text:p>
          </table:table-cell>
          <table:table-cell office:value-type="string">
            <text:p>6</text:p>
          </table:table-cell>
          <table:table-cell office:value-type="string">
            <text:p>STX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136]&amp;[.B136]&amp;[.C136]&amp;[.D136]&amp;[.E136]&amp;[.F136]&amp;[.G136]&amp;[.H136]" office:value-type="string" office:string-value="10000111">
            <text:p>10000111</text:p>
          </table:table-cell>
          <table:table-cell table:formula="of:=[.H136]&amp;[.G136]&amp;[.F136]&amp;[.E136]&amp;[.D136]&amp;[.C136]&amp;[.B136]&amp;[.A136]" office:value-type="string" office:string-value="11100001">
            <text:p>11100001</text:p>
          </table:table-cell>
          <table:table-cell table:formula="of:=[.A136]&amp;[.B136]&amp;[.C136]" office:value-type="string" office:string-value="100">
            <text:p>100</text:p>
          </table:table-cell>
          <table:table-cell table:formula="of:=[.D136]&amp;[.E136]&amp;[.F136]" office:value-type="string" office:string-value="001">
            <text:p>001</text:p>
          </table:table-cell>
          <table:table-cell table:formula="of:=[.G136]&amp;[.H136]" office:value-type="string" office:string-value="11">
            <text:p>11</text:p>
          </table:table-cell>
          <table:table-cell office:value-type="string">
            <text:p>8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37]&amp;[.B137]&amp;[.C137]&amp;[.D137]&amp;[.E137]&amp;[.F137]&amp;[.G137]&amp;[.H137]" office:value-type="string" office:string-value="10001000">
            <text:p>10001000</text:p>
          </table:table-cell>
          <table:table-cell table:formula="of:=[.H137]&amp;[.G137]&amp;[.F137]&amp;[.E137]&amp;[.D137]&amp;[.C137]&amp;[.B137]&amp;[.A137]" office:value-type="string" office:string-value="00010001">
            <text:p>00010001</text:p>
          </table:table-cell>
          <table:table-cell table:formula="of:=[.A137]&amp;[.B137]&amp;[.C137]" office:value-type="string" office:string-value="100">
            <text:p>100</text:p>
          </table:table-cell>
          <table:table-cell table:formula="of:=[.D137]&amp;[.E137]&amp;[.F137]" office:value-type="string" office:string-value="010">
            <text:p>010</text:p>
          </table:table-cell>
          <table:table-cell table:formula="of:=[.G137]&amp;[.H137]" office:value-type="string" office:string-value="00">
            <text:p>00</text:p>
          </table:table-cell>
          <table:table-cell table:number-columns-repeated="2" office:value-type="string">
            <text:p>8</text:p>
          </table:table-cell>
          <table:table-cell office:value-type="string">
            <text:p>DEY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38]&amp;[.B138]&amp;[.C138]&amp;[.D138]&amp;[.E138]&amp;[.F138]&amp;[.G138]&amp;[.H138]" office:value-type="string" office:string-value="10001001">
            <text:p>10001001</text:p>
          </table:table-cell>
          <table:table-cell table:formula="of:=[.H138]&amp;[.G138]&amp;[.F138]&amp;[.E138]&amp;[.D138]&amp;[.C138]&amp;[.B138]&amp;[.A138]" office:value-type="string" office:string-value="10010001">
            <text:p>10010001</text:p>
          </table:table-cell>
          <table:table-cell table:formula="of:=[.A138]&amp;[.B138]&amp;[.C138]" office:value-type="string" office:string-value="100">
            <text:p>100</text:p>
          </table:table-cell>
          <table:table-cell table:formula="of:=[.D138]&amp;[.E138]&amp;[.F138]" office:value-type="string" office:string-value="010">
            <text:p>010</text:p>
          </table:table-cell>
          <table:table-cell table:formula="of:=[.G138]&amp;[.H138]" office:value-type="string" office:string-value="01">
            <text:p>01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39]&amp;[.B139]&amp;[.C139]&amp;[.D139]&amp;[.E139]&amp;[.F139]&amp;[.G139]&amp;[.H139]" office:value-type="string" office:string-value="10001010">
            <text:p>10001010</text:p>
          </table:table-cell>
          <table:table-cell table:formula="of:=[.H139]&amp;[.G139]&amp;[.F139]&amp;[.E139]&amp;[.D139]&amp;[.C139]&amp;[.B139]&amp;[.A139]" office:value-type="string" office:string-value="01010001">
            <text:p>01010001</text:p>
          </table:table-cell>
          <table:table-cell table:formula="of:=[.A139]&amp;[.B139]&amp;[.C139]" office:value-type="string" office:string-value="100">
            <text:p>100</text:p>
          </table:table-cell>
          <table:table-cell table:formula="of:=[.D139]&amp;[.E139]&amp;[.F139]" office:value-type="string" office:string-value="010">
            <text:p>010</text:p>
          </table:table-cell>
          <table:table-cell table:formula="of:=[.G139]&amp;[.H139]" office:value-type="string" office:string-value="10">
            <text:p>10</text:p>
          </table:table-cell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TXA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40]&amp;[.B140]&amp;[.C140]&amp;[.D140]&amp;[.E140]&amp;[.F140]&amp;[.G140]&amp;[.H140]" office:value-type="string" office:string-value="10001011">
            <text:p>10001011</text:p>
          </table:table-cell>
          <table:table-cell table:formula="of:=[.H140]&amp;[.G140]&amp;[.F140]&amp;[.E140]&amp;[.D140]&amp;[.C140]&amp;[.B140]&amp;[.A140]" office:value-type="string" office:string-value="11010001">
            <text:p>11010001</text:p>
          </table:table-cell>
          <table:table-cell table:formula="of:=[.A140]&amp;[.B140]&amp;[.C140]" office:value-type="string" office:string-value="100">
            <text:p>100</text:p>
          </table:table-cell>
          <table:table-cell table:formula="of:=[.D140]&amp;[.E140]&amp;[.F140]" office:value-type="string" office:string-value="010">
            <text:p>010</text:p>
          </table:table-cell>
          <table:table-cell table:formula="of:=[.G140]&amp;[.H140]" office:value-type="string" office:string-value="11">
            <text:p>11</text:p>
          </table:table-cell>
          <table:table-cell office:value-type="string">
            <text:p>8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41]&amp;[.B141]&amp;[.C141]&amp;[.D141]&amp;[.E141]&amp;[.F141]&amp;[.G141]&amp;[.H141]" office:value-type="string" office:string-value="10001100">
            <text:p>10001100</text:p>
          </table:table-cell>
          <table:table-cell table:formula="of:=[.H141]&amp;[.G141]&amp;[.F141]&amp;[.E141]&amp;[.D141]&amp;[.C141]&amp;[.B141]&amp;[.A141]" office:value-type="string" office:string-value="00110001">
            <text:p>00110001</text:p>
          </table:table-cell>
          <table:table-cell table:formula="of:=[.A141]&amp;[.B141]&amp;[.C141]" office:value-type="string" office:string-value="100">
            <text:p>100</text:p>
          </table:table-cell>
          <table:table-cell table:formula="of:=[.D141]&amp;[.E141]&amp;[.F141]" office:value-type="string" office:string-value="011">
            <text:p>011</text:p>
          </table:table-cell>
          <table:table-cell table:formula="of:=[.G141]&amp;[.H141]" office:value-type="string" office:string-value="00">
            <text:p>00</text:p>
          </table:table-cell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STY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42]&amp;[.B142]&amp;[.C142]&amp;[.D142]&amp;[.E142]&amp;[.F142]&amp;[.G142]&amp;[.H142]" office:value-type="string" office:string-value="10001101">
            <text:p>10001101</text:p>
          </table:table-cell>
          <table:table-cell table:formula="of:=[.H142]&amp;[.G142]&amp;[.F142]&amp;[.E142]&amp;[.D142]&amp;[.C142]&amp;[.B142]&amp;[.A142]" office:value-type="string" office:string-value="10110001">
            <text:p>10110001</text:p>
          </table:table-cell>
          <table:table-cell table:formula="of:=[.A142]&amp;[.B142]&amp;[.C142]" office:value-type="string" office:string-value="100">
            <text:p>100</text:p>
          </table:table-cell>
          <table:table-cell table:formula="of:=[.D142]&amp;[.E142]&amp;[.F142]" office:value-type="string" office:string-value="011">
            <text:p>011</text:p>
          </table:table-cell>
          <table:table-cell table:formula="of:=[.G142]&amp;[.H142]" office:value-type="string" office:string-value="01">
            <text:p>01</text:p>
          </table:table-cell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STA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43]&amp;[.B143]&amp;[.C143]&amp;[.D143]&amp;[.E143]&amp;[.F143]&amp;[.G143]&amp;[.H143]" office:value-type="string" office:string-value="10001110">
            <text:p>10001110</text:p>
          </table:table-cell>
          <table:table-cell table:formula="of:=[.H143]&amp;[.G143]&amp;[.F143]&amp;[.E143]&amp;[.D143]&amp;[.C143]&amp;[.B143]&amp;[.A143]" office:value-type="string" office:string-value="01110001">
            <text:p>01110001</text:p>
          </table:table-cell>
          <table:table-cell table:formula="of:=[.A143]&amp;[.B143]&amp;[.C143]" office:value-type="string" office:string-value="100">
            <text:p>100</text:p>
          </table:table-cell>
          <table:table-cell table:formula="of:=[.D143]&amp;[.E143]&amp;[.F143]" office:value-type="string" office:string-value="011">
            <text:p>011</text:p>
          </table:table-cell>
          <table:table-cell table:formula="of:=[.G143]&amp;[.H143]" office:value-type="string" office:string-value="10">
            <text:p>10</text:p>
          </table:table-cell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STX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144]&amp;[.B144]&amp;[.C144]&amp;[.D144]&amp;[.E144]&amp;[.F144]&amp;[.G144]&amp;[.H144]" office:value-type="string" office:string-value="10001111">
            <text:p>10001111</text:p>
          </table:table-cell>
          <table:table-cell table:formula="of:=[.H144]&amp;[.G144]&amp;[.F144]&amp;[.E144]&amp;[.D144]&amp;[.C144]&amp;[.B144]&amp;[.A144]" office:value-type="string" office:string-value="11110001">
            <text:p>11110001</text:p>
          </table:table-cell>
          <table:table-cell table:formula="of:=[.A144]&amp;[.B144]&amp;[.C144]" office:value-type="string" office:string-value="100">
            <text:p>100</text:p>
          </table:table-cell>
          <table:table-cell table:formula="of:=[.D144]&amp;[.E144]&amp;[.F144]" office:value-type="string" office:string-value="011">
            <text:p>011</text:p>
          </table:table-cell>
          <table:table-cell table:formula="of:=[.G144]&amp;[.H144]" office:value-type="string" office:string-value="11">
            <text:p>11</text:p>
          </table:table-cell>
          <table:table-cell office:value-type="string">
            <text:p>8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45]&amp;[.B145]&amp;[.C145]&amp;[.D145]&amp;[.E145]&amp;[.F145]&amp;[.G145]&amp;[.H145]" office:value-type="string" office:string-value="10010000">
            <text:p>10010000</text:p>
          </table:table-cell>
          <table:table-cell table:formula="of:=[.H145]&amp;[.G145]&amp;[.F145]&amp;[.E145]&amp;[.D145]&amp;[.C145]&amp;[.B145]&amp;[.A145]" office:value-type="string" office:string-value="00001001">
            <text:p>00001001</text:p>
          </table:table-cell>
          <table:table-cell table:formula="of:=[.A145]&amp;[.B145]&amp;[.C145]" office:value-type="string" office:string-value="100">
            <text:p>100</text:p>
          </table:table-cell>
          <table:table-cell table:formula="of:=[.D145]&amp;[.E145]&amp;[.F145]" office:value-type="string" office:string-value="100">
            <text:p>100</text:p>
          </table:table-cell>
          <table:table-cell table:formula="of:=[.G145]&amp;[.H145]" office:value-type="string" office:string-value="00">
            <text:p>0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BCC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46]&amp;[.B146]&amp;[.C146]&amp;[.D146]&amp;[.E146]&amp;[.F146]&amp;[.G146]&amp;[.H146]" office:value-type="string" office:string-value="10010001">
            <text:p>10010001</text:p>
          </table:table-cell>
          <table:table-cell table:formula="of:=[.H146]&amp;[.G146]&amp;[.F146]&amp;[.E146]&amp;[.D146]&amp;[.C146]&amp;[.B146]&amp;[.A146]" office:value-type="string" office:string-value="10001001">
            <text:p>10001001</text:p>
          </table:table-cell>
          <table:table-cell table:formula="of:=[.A146]&amp;[.B146]&amp;[.C146]" office:value-type="string" office:string-value="100">
            <text:p>100</text:p>
          </table:table-cell>
          <table:table-cell table:formula="of:=[.D146]&amp;[.E146]&amp;[.F146]" office:value-type="string" office:string-value="100">
            <text:p>100</text:p>
          </table:table-cell>
          <table:table-cell table:formula="of:=[.G146]&amp;[.H146]" office:value-type="string" office:string-value="01">
            <text:p>01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STA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47]&amp;[.B147]&amp;[.C147]&amp;[.D147]&amp;[.E147]&amp;[.F147]&amp;[.G147]&amp;[.H147]" office:value-type="string" office:string-value="10010010">
            <text:p>10010010</text:p>
          </table:table-cell>
          <table:table-cell table:formula="of:=[.H147]&amp;[.G147]&amp;[.F147]&amp;[.E147]&amp;[.D147]&amp;[.C147]&amp;[.B147]&amp;[.A147]" office:value-type="string" office:string-value="01001001">
            <text:p>01001001</text:p>
          </table:table-cell>
          <table:table-cell table:formula="of:=[.A147]&amp;[.B147]&amp;[.C147]" office:value-type="string" office:string-value="100">
            <text:p>100</text:p>
          </table:table-cell>
          <table:table-cell table:formula="of:=[.D147]&amp;[.E147]&amp;[.F147]" office:value-type="string" office:string-value="100">
            <text:p>100</text:p>
          </table:table-cell>
          <table:table-cell table:formula="of:=[.G147]&amp;[.H147]" office:value-type="string" office:string-value="10">
            <text:p>10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48]&amp;[.B148]&amp;[.C148]&amp;[.D148]&amp;[.E148]&amp;[.F148]&amp;[.G148]&amp;[.H148]" office:value-type="string" office:string-value="10010011">
            <text:p>10010011</text:p>
          </table:table-cell>
          <table:table-cell table:formula="of:=[.H148]&amp;[.G148]&amp;[.F148]&amp;[.E148]&amp;[.D148]&amp;[.C148]&amp;[.B148]&amp;[.A148]" office:value-type="string" office:string-value="11001001">
            <text:p>11001001</text:p>
          </table:table-cell>
          <table:table-cell table:formula="of:=[.A148]&amp;[.B148]&amp;[.C148]" office:value-type="string" office:string-value="100">
            <text:p>100</text:p>
          </table:table-cell>
          <table:table-cell table:formula="of:=[.D148]&amp;[.E148]&amp;[.F148]" office:value-type="string" office:string-value="100">
            <text:p>100</text:p>
          </table:table-cell>
          <table:table-cell table:formula="of:=[.G148]&amp;[.H148]" office:value-type="string" office:string-value="11">
            <text:p>11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49]&amp;[.B149]&amp;[.C149]&amp;[.D149]&amp;[.E149]&amp;[.F149]&amp;[.G149]&amp;[.H149]" office:value-type="string" office:string-value="10010100">
            <text:p>10010100</text:p>
          </table:table-cell>
          <table:table-cell table:formula="of:=[.H149]&amp;[.G149]&amp;[.F149]&amp;[.E149]&amp;[.D149]&amp;[.C149]&amp;[.B149]&amp;[.A149]" office:value-type="string" office:string-value="00101001">
            <text:p>00101001</text:p>
          </table:table-cell>
          <table:table-cell table:formula="of:=[.A149]&amp;[.B149]&amp;[.C149]" office:value-type="string" office:string-value="100">
            <text:p>100</text:p>
          </table:table-cell>
          <table:table-cell table:formula="of:=[.D149]&amp;[.E149]&amp;[.F149]" office:value-type="string" office:string-value="101">
            <text:p>101</text:p>
          </table:table-cell>
          <table:table-cell table:formula="of:=[.G149]&amp;[.H149]" office:value-type="string" office:string-value="00">
            <text:p>00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STY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50]&amp;[.B150]&amp;[.C150]&amp;[.D150]&amp;[.E150]&amp;[.F150]&amp;[.G150]&amp;[.H150]" office:value-type="string" office:string-value="10010101">
            <text:p>10010101</text:p>
          </table:table-cell>
          <table:table-cell table:formula="of:=[.H150]&amp;[.G150]&amp;[.F150]&amp;[.E150]&amp;[.D150]&amp;[.C150]&amp;[.B150]&amp;[.A150]" office:value-type="string" office:string-value="10101001">
            <text:p>10101001</text:p>
          </table:table-cell>
          <table:table-cell table:formula="of:=[.A150]&amp;[.B150]&amp;[.C150]" office:value-type="string" office:string-value="100">
            <text:p>100</text:p>
          </table:table-cell>
          <table:table-cell table:formula="of:=[.D150]&amp;[.E150]&amp;[.F150]" office:value-type="string" office:string-value="101">
            <text:p>101</text:p>
          </table:table-cell>
          <table:table-cell table:formula="of:=[.G150]&amp;[.H150]" office:value-type="string" office:string-value="01">
            <text:p>01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STA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51]&amp;[.B151]&amp;[.C151]&amp;[.D151]&amp;[.E151]&amp;[.F151]&amp;[.G151]&amp;[.H151]" office:value-type="string" office:string-value="10010110">
            <text:p>10010110</text:p>
          </table:table-cell>
          <table:table-cell table:formula="of:=[.H151]&amp;[.G151]&amp;[.F151]&amp;[.E151]&amp;[.D151]&amp;[.C151]&amp;[.B151]&amp;[.A151]" office:value-type="string" office:string-value="01101001">
            <text:p>01101001</text:p>
          </table:table-cell>
          <table:table-cell table:formula="of:=[.A151]&amp;[.B151]&amp;[.C151]" office:value-type="string" office:string-value="100">
            <text:p>100</text:p>
          </table:table-cell>
          <table:table-cell table:formula="of:=[.D151]&amp;[.E151]&amp;[.F151]" office:value-type="string" office:string-value="101">
            <text:p>101</text:p>
          </table:table-cell>
          <table:table-cell table:formula="of:=[.G151]&amp;[.H151]" office:value-type="string" office:string-value="10">
            <text:p>10</text:p>
          </table:table-cell>
          <table:table-cell office:value-type="string">
            <text:p>9</text:p>
          </table:table-cell>
          <table:table-cell office:value-type="string">
            <text:p>6</text:p>
          </table:table-cell>
          <table:table-cell office:value-type="string">
            <text:p>STX</text:p>
          </table:table-cell>
          <table:table-cell office:value-type="string">
            <text:p>d,y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152]&amp;[.B152]&amp;[.C152]&amp;[.D152]&amp;[.E152]&amp;[.F152]&amp;[.G152]&amp;[.H152]" office:value-type="string" office:string-value="10010111">
            <text:p>10010111</text:p>
          </table:table-cell>
          <table:table-cell table:formula="of:=[.H152]&amp;[.G152]&amp;[.F152]&amp;[.E152]&amp;[.D152]&amp;[.C152]&amp;[.B152]&amp;[.A152]" office:value-type="string" office:string-value="11101001">
            <text:p>11101001</text:p>
          </table:table-cell>
          <table:table-cell table:formula="of:=[.A152]&amp;[.B152]&amp;[.C152]" office:value-type="string" office:string-value="100">
            <text:p>100</text:p>
          </table:table-cell>
          <table:table-cell table:formula="of:=[.D152]&amp;[.E152]&amp;[.F152]" office:value-type="string" office:string-value="101">
            <text:p>101</text:p>
          </table:table-cell>
          <table:table-cell table:formula="of:=[.G152]&amp;[.H152]" office:value-type="string" office:string-value="11">
            <text:p>11</text:p>
          </table:table-cell>
          <table:table-cell office:value-type="string">
            <text:p>9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53]&amp;[.B153]&amp;[.C153]&amp;[.D153]&amp;[.E153]&amp;[.F153]&amp;[.G153]&amp;[.H153]" office:value-type="string" office:string-value="10011000">
            <text:p>10011000</text:p>
          </table:table-cell>
          <table:table-cell table:formula="of:=[.H153]&amp;[.G153]&amp;[.F153]&amp;[.E153]&amp;[.D153]&amp;[.C153]&amp;[.B153]&amp;[.A153]" office:value-type="string" office:string-value="00011001">
            <text:p>00011001</text:p>
          </table:table-cell>
          <table:table-cell table:formula="of:=[.A153]&amp;[.B153]&amp;[.C153]" office:value-type="string" office:string-value="100">
            <text:p>100</text:p>
          </table:table-cell>
          <table:table-cell table:formula="of:=[.D153]&amp;[.E153]&amp;[.F153]" office:value-type="string" office:string-value="110">
            <text:p>110</text:p>
          </table:table-cell>
          <table:table-cell table:formula="of:=[.G153]&amp;[.H153]" office:value-type="string" office:string-value="00">
            <text:p>00</text:p>
          </table:table-cell>
          <table:table-cell office:value-type="string">
            <text:p>9</text:p>
          </table:table-cell>
          <table:table-cell office:value-type="string">
            <text:p>8</text:p>
          </table:table-cell>
          <table:table-cell office:value-type="string">
            <text:p>TYA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4]&amp;[.B154]&amp;[.C154]&amp;[.D154]&amp;[.E154]&amp;[.F154]&amp;[.G154]&amp;[.H154]" office:value-type="string" office:string-value="10011001">
            <text:p>10011001</text:p>
          </table:table-cell>
          <table:table-cell table:formula="of:=[.H154]&amp;[.G154]&amp;[.F154]&amp;[.E154]&amp;[.D154]&amp;[.C154]&amp;[.B154]&amp;[.A154]" office:value-type="string" office:string-value="10011001">
            <text:p>10011001</text:p>
          </table:table-cell>
          <table:table-cell table:formula="of:=[.A154]&amp;[.B154]&amp;[.C154]" office:value-type="string" office:string-value="100">
            <text:p>100</text:p>
          </table:table-cell>
          <table:table-cell table:formula="of:=[.D154]&amp;[.E154]&amp;[.F154]" office:value-type="string" office:string-value="110">
            <text:p>110</text:p>
          </table:table-cell>
          <table:table-cell table:formula="of:=[.G154]&amp;[.H154]" office:value-type="string" office:string-value="01">
            <text:p>01</text:p>
          </table:table-cell>
          <table:table-cell table:number-columns-repeated="2" office:value-type="string">
            <text:p>9</text:p>
          </table:table-cell>
          <table:table-cell office:value-type="string">
            <text:p>STA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55]&amp;[.B155]&amp;[.C155]&amp;[.D155]&amp;[.E155]&amp;[.F155]&amp;[.G155]&amp;[.H155]" office:value-type="string" office:string-value="10011010">
            <text:p>10011010</text:p>
          </table:table-cell>
          <table:table-cell table:formula="of:=[.H155]&amp;[.G155]&amp;[.F155]&amp;[.E155]&amp;[.D155]&amp;[.C155]&amp;[.B155]&amp;[.A155]" office:value-type="string" office:string-value="01011001">
            <text:p>01011001</text:p>
          </table:table-cell>
          <table:table-cell table:formula="of:=[.A155]&amp;[.B155]&amp;[.C155]" office:value-type="string" office:string-value="100">
            <text:p>100</text:p>
          </table:table-cell>
          <table:table-cell table:formula="of:=[.D155]&amp;[.E155]&amp;[.F155]" office:value-type="string" office:string-value="110">
            <text:p>110</text:p>
          </table:table-cell>
          <table:table-cell table:formula="of:=[.G155]&amp;[.H155]" office:value-type="string" office:string-value="10">
            <text:p>10</text:p>
          </table:table-cell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TXS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56]&amp;[.B156]&amp;[.C156]&amp;[.D156]&amp;[.E156]&amp;[.F156]&amp;[.G156]&amp;[.H156]" office:value-type="string" office:string-value="10011011">
            <text:p>10011011</text:p>
          </table:table-cell>
          <table:table-cell table:formula="of:=[.H156]&amp;[.G156]&amp;[.F156]&amp;[.E156]&amp;[.D156]&amp;[.C156]&amp;[.B156]&amp;[.A156]" office:value-type="string" office:string-value="11011001">
            <text:p>11011001</text:p>
          </table:table-cell>
          <table:table-cell table:formula="of:=[.A156]&amp;[.B156]&amp;[.C156]" office:value-type="string" office:string-value="100">
            <text:p>100</text:p>
          </table:table-cell>
          <table:table-cell table:formula="of:=[.D156]&amp;[.E156]&amp;[.F156]" office:value-type="string" office:string-value="110">
            <text:p>110</text:p>
          </table:table-cell>
          <table:table-cell table:formula="of:=[.G156]&amp;[.H156]" office:value-type="string" office:string-value="11">
            <text:p>11</text:p>
          </table:table-cell>
          <table:table-cell office:value-type="string">
            <text:p>9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57]&amp;[.B157]&amp;[.C157]&amp;[.D157]&amp;[.E157]&amp;[.F157]&amp;[.G157]&amp;[.H157]" office:value-type="string" office:string-value="10011100">
            <text:p>10011100</text:p>
          </table:table-cell>
          <table:table-cell table:formula="of:=[.H157]&amp;[.G157]&amp;[.F157]&amp;[.E157]&amp;[.D157]&amp;[.C157]&amp;[.B157]&amp;[.A157]" office:value-type="string" office:string-value="00111001">
            <text:p>00111001</text:p>
          </table:table-cell>
          <table:table-cell table:formula="of:=[.A157]&amp;[.B157]&amp;[.C157]" office:value-type="string" office:string-value="100">
            <text:p>100</text:p>
          </table:table-cell>
          <table:table-cell table:formula="of:=[.D157]&amp;[.E157]&amp;[.F157]" office:value-type="string" office:string-value="111">
            <text:p>111</text:p>
          </table:table-cell>
          <table:table-cell table:formula="of:=[.G157]&amp;[.H157]" office:value-type="string" office:string-value="00">
            <text:p>00</text:p>
          </table:table-cell>
          <table:table-cell office:value-type="string">
            <text:p>9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58]&amp;[.B158]&amp;[.C158]&amp;[.D158]&amp;[.E158]&amp;[.F158]&amp;[.G158]&amp;[.H158]" office:value-type="string" office:string-value="10011101">
            <text:p>10011101</text:p>
          </table:table-cell>
          <table:table-cell table:formula="of:=[.H158]&amp;[.G158]&amp;[.F158]&amp;[.E158]&amp;[.D158]&amp;[.C158]&amp;[.B158]&amp;[.A158]" office:value-type="string" office:string-value="10111001">
            <text:p>10111001</text:p>
          </table:table-cell>
          <table:table-cell table:formula="of:=[.A158]&amp;[.B158]&amp;[.C158]" office:value-type="string" office:string-value="100">
            <text:p>100</text:p>
          </table:table-cell>
          <table:table-cell table:formula="of:=[.D158]&amp;[.E158]&amp;[.F158]" office:value-type="string" office:string-value="111">
            <text:p>111</text:p>
          </table:table-cell>
          <table:table-cell table:formula="of:=[.G158]&amp;[.H158]" office:value-type="string" office:string-value="01">
            <text:p>01</text:p>
          </table:table-cell>
          <table:table-cell office:value-type="string">
            <text:p>9</text:p>
          </table:table-cell>
          <table:table-cell office:value-type="string">
            <text:p>D</text:p>
          </table:table-cell>
          <table:table-cell office:value-type="string">
            <text:p>STA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formula="of:=[.A159]&amp;[.B159]&amp;[.C159]&amp;[.D159]&amp;[.E159]&amp;[.F159]&amp;[.G159]&amp;[.H159]" office:value-type="string" office:string-value="10011110">
            <text:p>10011110</text:p>
          </table:table-cell>
          <table:table-cell table:formula="of:=[.H159]&amp;[.G159]&amp;[.F159]&amp;[.E159]&amp;[.D159]&amp;[.C159]&amp;[.B159]&amp;[.A159]" office:value-type="string" office:string-value="01111001">
            <text:p>01111001</text:p>
          </table:table-cell>
          <table:table-cell table:formula="of:=[.A159]&amp;[.B159]&amp;[.C159]" office:value-type="string" office:string-value="100">
            <text:p>100</text:p>
          </table:table-cell>
          <table:table-cell table:formula="of:=[.D159]&amp;[.E159]&amp;[.F159]" office:value-type="string" office:string-value="111">
            <text:p>111</text:p>
          </table:table-cell>
          <table:table-cell table:formula="of:=[.G159]&amp;[.H159]" office:value-type="string" office:string-value="10">
            <text:p>10</text:p>
          </table:table-cell>
          <table:table-cell office:value-type="string">
            <text:p>9</text:p>
          </table:table-cell>
          <table:table-cell office:value-type="string">
            <text:p>E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table:formula="of:=[.A160]&amp;[.B160]&amp;[.C160]&amp;[.D160]&amp;[.E160]&amp;[.F160]&amp;[.G160]&amp;[.H160]" office:value-type="string" office:string-value="10011111">
            <text:p>10011111</text:p>
          </table:table-cell>
          <table:table-cell table:formula="of:=[.H160]&amp;[.G160]&amp;[.F160]&amp;[.E160]&amp;[.D160]&amp;[.C160]&amp;[.B160]&amp;[.A160]" office:value-type="string" office:string-value="11111001">
            <text:p>11111001</text:p>
          </table:table-cell>
          <table:table-cell table:formula="of:=[.A160]&amp;[.B160]&amp;[.C160]" office:value-type="string" office:string-value="100">
            <text:p>100</text:p>
          </table:table-cell>
          <table:table-cell table:formula="of:=[.D160]&amp;[.E160]&amp;[.F160]" office:value-type="string" office:string-value="111">
            <text:p>111</text:p>
          </table:table-cell>
          <table:table-cell table:formula="of:=[.G160]&amp;[.H160]" office:value-type="string" office:string-value="11">
            <text:p>11</text:p>
          </table:table-cell>
          <table:table-cell office:value-type="string">
            <text:p>9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161]&amp;[.B161]&amp;[.C161]&amp;[.D161]&amp;[.E161]&amp;[.F161]&amp;[.G161]&amp;[.H161]" office:value-type="string" office:string-value="10100000">
            <text:p>10100000</text:p>
          </table:table-cell>
          <table:table-cell table:formula="of:=[.H161]&amp;[.G161]&amp;[.F161]&amp;[.E161]&amp;[.D161]&amp;[.C161]&amp;[.B161]&amp;[.A161]" office:value-type="string" office:string-value="00000101">
            <text:p>00000101</text:p>
          </table:table-cell>
          <table:table-cell table:formula="of:=[.A161]&amp;[.B161]&amp;[.C161]" office:value-type="string" office:string-value="101">
            <text:p>101</text:p>
          </table:table-cell>
          <table:table-cell table:formula="of:=[.D161]&amp;[.E161]&amp;[.F161]" office:value-type="string" office:string-value="000">
            <text:p>000</text:p>
          </table:table-cell>
          <table:table-cell table:formula="of:=[.G161]&amp;[.H161]" office:value-type="string" office:string-value="00">
            <text:p>00</text:p>
          </table:table-cell>
          <table:table-cell office:value-type="string">
            <text:p>A</text:p>
          </table:table-cell>
          <table:table-cell office:value-type="string">
            <text:p>0</text:p>
          </table:table-cell>
          <table:table-cell office:value-type="string">
            <text:p>LDY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formula="of:=[.A162]&amp;[.B162]&amp;[.C162]&amp;[.D162]&amp;[.E162]&amp;[.F162]&amp;[.G162]&amp;[.H162]" office:value-type="string" office:string-value="10100001">
            <text:p>10100001</text:p>
          </table:table-cell>
          <table:table-cell table:formula="of:=[.H162]&amp;[.G162]&amp;[.F162]&amp;[.E162]&amp;[.D162]&amp;[.C162]&amp;[.B162]&amp;[.A162]" office:value-type="string" office:string-value="10000101">
            <text:p>10000101</text:p>
          </table:table-cell>
          <table:table-cell table:formula="of:=[.A162]&amp;[.B162]&amp;[.C162]" office:value-type="string" office:string-value="101">
            <text:p>101</text:p>
          </table:table-cell>
          <table:table-cell table:formula="of:=[.D162]&amp;[.E162]&amp;[.F162]" office:value-type="string" office:string-value="000">
            <text:p>000</text:p>
          </table:table-cell>
          <table:table-cell table:formula="of:=[.G162]&amp;[.H162]" office:value-type="string" office:string-value="01">
            <text:p>01</text:p>
          </table:table-cell>
          <table:table-cell office:value-type="string">
            <text:p>A</text:p>
          </table:table-cell>
          <table:table-cell office:value-type="string">
            <text:p>1</text:p>
          </table:table-cell>
          <table:table-cell office:value-type="string">
            <text:p>LDA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63]&amp;[.B163]&amp;[.C163]&amp;[.D163]&amp;[.E163]&amp;[.F163]&amp;[.G163]&amp;[.H163]" office:value-type="string" office:string-value="10100010">
            <text:p>10100010</text:p>
          </table:table-cell>
          <table:table-cell table:formula="of:=[.H163]&amp;[.G163]&amp;[.F163]&amp;[.E163]&amp;[.D163]&amp;[.C163]&amp;[.B163]&amp;[.A163]" office:value-type="string" office:string-value="01000101">
            <text:p>01000101</text:p>
          </table:table-cell>
          <table:table-cell table:formula="of:=[.A163]&amp;[.B163]&amp;[.C163]" office:value-type="string" office:string-value="101">
            <text:p>101</text:p>
          </table:table-cell>
          <table:table-cell table:formula="of:=[.D163]&amp;[.E163]&amp;[.F163]" office:value-type="string" office:string-value="000">
            <text:p>000</text:p>
          </table:table-cell>
          <table:table-cell table:formula="of:=[.G163]&amp;[.H163]" office:value-type="string" office:string-value="10">
            <text:p>10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  <table:table-cell office:value-type="string">
            <text:p>LDX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64]&amp;[.B164]&amp;[.C164]&amp;[.D164]&amp;[.E164]&amp;[.F164]&amp;[.G164]&amp;[.H164]" office:value-type="string" office:string-value="10100011">
            <text:p>10100011</text:p>
          </table:table-cell>
          <table:table-cell table:formula="of:=[.H164]&amp;[.G164]&amp;[.F164]&amp;[.E164]&amp;[.D164]&amp;[.C164]&amp;[.B164]&amp;[.A164]" office:value-type="string" office:string-value="11000101">
            <text:p>11000101</text:p>
          </table:table-cell>
          <table:table-cell table:formula="of:=[.A164]&amp;[.B164]&amp;[.C164]" office:value-type="string" office:string-value="101">
            <text:p>101</text:p>
          </table:table-cell>
          <table:table-cell table:formula="of:=[.D164]&amp;[.E164]&amp;[.F164]" office:value-type="string" office:string-value="000">
            <text:p>000</text:p>
          </table:table-cell>
          <table:table-cell table:formula="of:=[.G164]&amp;[.H164]" office:value-type="string" office:string-value="11">
            <text:p>11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65]&amp;[.B165]&amp;[.C165]&amp;[.D165]&amp;[.E165]&amp;[.F165]&amp;[.G165]&amp;[.H165]" office:value-type="string" office:string-value="10100100">
            <text:p>10100100</text:p>
          </table:table-cell>
          <table:table-cell table:formula="of:=[.H165]&amp;[.G165]&amp;[.F165]&amp;[.E165]&amp;[.D165]&amp;[.C165]&amp;[.B165]&amp;[.A165]" office:value-type="string" office:string-value="00100101">
            <text:p>00100101</text:p>
          </table:table-cell>
          <table:table-cell table:formula="of:=[.A165]&amp;[.B165]&amp;[.C165]" office:value-type="string" office:string-value="101">
            <text:p>101</text:p>
          </table:table-cell>
          <table:table-cell table:formula="of:=[.D165]&amp;[.E165]&amp;[.F165]" office:value-type="string" office:string-value="001">
            <text:p>001</text:p>
          </table:table-cell>
          <table:table-cell table:formula="of:=[.G165]&amp;[.H165]" office:value-type="string" office:string-value="00">
            <text:p>00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  <table:table-cell office:value-type="string">
            <text:p>LDY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6]&amp;[.B166]&amp;[.C166]&amp;[.D166]&amp;[.E166]&amp;[.F166]&amp;[.G166]&amp;[.H166]" office:value-type="string" office:string-value="10100101">
            <text:p>10100101</text:p>
          </table:table-cell>
          <table:table-cell table:formula="of:=[.H166]&amp;[.G166]&amp;[.F166]&amp;[.E166]&amp;[.D166]&amp;[.C166]&amp;[.B166]&amp;[.A166]" office:value-type="string" office:string-value="10100101">
            <text:p>10100101</text:p>
          </table:table-cell>
          <table:table-cell table:formula="of:=[.A166]&amp;[.B166]&amp;[.C166]" office:value-type="string" office:string-value="101">
            <text:p>101</text:p>
          </table:table-cell>
          <table:table-cell table:formula="of:=[.D166]&amp;[.E166]&amp;[.F166]" office:value-type="string" office:string-value="001">
            <text:p>001</text:p>
          </table:table-cell>
          <table:table-cell table:formula="of:=[.G166]&amp;[.H166]" office:value-type="string" office:string-value="01">
            <text:p>01</text:p>
          </table:table-cell>
          <table:table-cell office:value-type="string">
            <text:p>A</text:p>
          </table:table-cell>
          <table:table-cell office:value-type="string">
            <text:p>5</text:p>
          </table:table-cell>
          <table:table-cell office:value-type="string">
            <text:p>LDA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67]&amp;[.B167]&amp;[.C167]&amp;[.D167]&amp;[.E167]&amp;[.F167]&amp;[.G167]&amp;[.H167]" office:value-type="string" office:string-value="10100110">
            <text:p>10100110</text:p>
          </table:table-cell>
          <table:table-cell table:formula="of:=[.H167]&amp;[.G167]&amp;[.F167]&amp;[.E167]&amp;[.D167]&amp;[.C167]&amp;[.B167]&amp;[.A167]" office:value-type="string" office:string-value="01100101">
            <text:p>01100101</text:p>
          </table:table-cell>
          <table:table-cell table:formula="of:=[.A167]&amp;[.B167]&amp;[.C167]" office:value-type="string" office:string-value="101">
            <text:p>101</text:p>
          </table:table-cell>
          <table:table-cell table:formula="of:=[.D167]&amp;[.E167]&amp;[.F167]" office:value-type="string" office:string-value="001">
            <text:p>001</text:p>
          </table:table-cell>
          <table:table-cell table:formula="of:=[.G167]&amp;[.H167]" office:value-type="string" office:string-value="10">
            <text:p>10</text:p>
          </table:table-cell>
          <table:table-cell office:value-type="string">
            <text:p>A</text:p>
          </table:table-cell>
          <table:table-cell office:value-type="string">
            <text:p>6</text:p>
          </table:table-cell>
          <table:table-cell office:value-type="string">
            <text:p>LDX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168]&amp;[.B168]&amp;[.C168]&amp;[.D168]&amp;[.E168]&amp;[.F168]&amp;[.G168]&amp;[.H168]" office:value-type="string" office:string-value="10100111">
            <text:p>10100111</text:p>
          </table:table-cell>
          <table:table-cell table:formula="of:=[.H168]&amp;[.G168]&amp;[.F168]&amp;[.E168]&amp;[.D168]&amp;[.C168]&amp;[.B168]&amp;[.A168]" office:value-type="string" office:string-value="11100101">
            <text:p>11100101</text:p>
          </table:table-cell>
          <table:table-cell table:formula="of:=[.A168]&amp;[.B168]&amp;[.C168]" office:value-type="string" office:string-value="101">
            <text:p>101</text:p>
          </table:table-cell>
          <table:table-cell table:formula="of:=[.D168]&amp;[.E168]&amp;[.F168]" office:value-type="string" office:string-value="001">
            <text:p>001</text:p>
          </table:table-cell>
          <table:table-cell table:formula="of:=[.G168]&amp;[.H168]" office:value-type="string" office:string-value="11">
            <text:p>11</text:p>
          </table:table-cell>
          <table:table-cell office:value-type="string">
            <text:p>A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69]&amp;[.B169]&amp;[.C169]&amp;[.D169]&amp;[.E169]&amp;[.F169]&amp;[.G169]&amp;[.H169]" office:value-type="string" office:string-value="10101000">
            <text:p>10101000</text:p>
          </table:table-cell>
          <table:table-cell table:formula="of:=[.H169]&amp;[.G169]&amp;[.F169]&amp;[.E169]&amp;[.D169]&amp;[.C169]&amp;[.B169]&amp;[.A169]" office:value-type="string" office:string-value="00010101">
            <text:p>00010101</text:p>
          </table:table-cell>
          <table:table-cell table:formula="of:=[.A169]&amp;[.B169]&amp;[.C169]" office:value-type="string" office:string-value="101">
            <text:p>101</text:p>
          </table:table-cell>
          <table:table-cell table:formula="of:=[.D169]&amp;[.E169]&amp;[.F169]" office:value-type="string" office:string-value="010">
            <text:p>010</text:p>
          </table:table-cell>
          <table:table-cell table:formula="of:=[.G169]&amp;[.H169]" office:value-type="string" office:string-value="00">
            <text:p>00</text:p>
          </table:table-cell>
          <table:table-cell office:value-type="string">
            <text:p>A</text:p>
          </table:table-cell>
          <table:table-cell office:value-type="string">
            <text:p>8</text:p>
          </table:table-cell>
          <table:table-cell office:value-type="string">
            <text:p>TAY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70]&amp;[.B170]&amp;[.C170]&amp;[.D170]&amp;[.E170]&amp;[.F170]&amp;[.G170]&amp;[.H170]" office:value-type="string" office:string-value="10101001">
            <text:p>10101001</text:p>
          </table:table-cell>
          <table:table-cell table:formula="of:=[.H170]&amp;[.G170]&amp;[.F170]&amp;[.E170]&amp;[.D170]&amp;[.C170]&amp;[.B170]&amp;[.A170]" office:value-type="string" office:string-value="10010101">
            <text:p>10010101</text:p>
          </table:table-cell>
          <table:table-cell table:formula="of:=[.A170]&amp;[.B170]&amp;[.C170]" office:value-type="string" office:string-value="101">
            <text:p>101</text:p>
          </table:table-cell>
          <table:table-cell table:formula="of:=[.D170]&amp;[.E170]&amp;[.F170]" office:value-type="string" office:string-value="010">
            <text:p>010</text:p>
          </table:table-cell>
          <table:table-cell table:formula="of:=[.G170]&amp;[.H170]" office:value-type="string" office:string-value="01">
            <text:p>01</text:p>
          </table:table-cell>
          <table:table-cell office:value-type="string">
            <text:p>A</text:p>
          </table:table-cell>
          <table:table-cell office:value-type="string">
            <text:p>9</text:p>
          </table:table-cell>
          <table:table-cell office:value-type="string">
            <text:p>LDA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71]&amp;[.B171]&amp;[.C171]&amp;[.D171]&amp;[.E171]&amp;[.F171]&amp;[.G171]&amp;[.H171]" office:value-type="string" office:string-value="10101010">
            <text:p>10101010</text:p>
          </table:table-cell>
          <table:table-cell table:formula="of:=[.H171]&amp;[.G171]&amp;[.F171]&amp;[.E171]&amp;[.D171]&amp;[.C171]&amp;[.B171]&amp;[.A171]" office:value-type="string" office:string-value="01010101">
            <text:p>01010101</text:p>
          </table:table-cell>
          <table:table-cell table:formula="of:=[.A171]&amp;[.B171]&amp;[.C171]" office:value-type="string" office:string-value="101">
            <text:p>101</text:p>
          </table:table-cell>
          <table:table-cell table:formula="of:=[.D171]&amp;[.E171]&amp;[.F171]" office:value-type="string" office:string-value="010">
            <text:p>010</text:p>
          </table:table-cell>
          <table:table-cell table:formula="of:=[.G171]&amp;[.H171]" office:value-type="string" office:string-value="10">
            <text:p>10</text:p>
          </table:table-cell>
          <table:table-cell table:number-columns-repeated="2" office:value-type="string">
            <text:p>A</text:p>
          </table:table-cell>
          <table:table-cell office:value-type="string">
            <text:p>TA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72]&amp;[.B172]&amp;[.C172]&amp;[.D172]&amp;[.E172]&amp;[.F172]&amp;[.G172]&amp;[.H172]" office:value-type="string" office:string-value="10101011">
            <text:p>10101011</text:p>
          </table:table-cell>
          <table:table-cell table:formula="of:=[.H172]&amp;[.G172]&amp;[.F172]&amp;[.E172]&amp;[.D172]&amp;[.C172]&amp;[.B172]&amp;[.A172]" office:value-type="string" office:string-value="11010101">
            <text:p>11010101</text:p>
          </table:table-cell>
          <table:table-cell table:formula="of:=[.A172]&amp;[.B172]&amp;[.C172]" office:value-type="string" office:string-value="101">
            <text:p>101</text:p>
          </table:table-cell>
          <table:table-cell table:formula="of:=[.D172]&amp;[.E172]&amp;[.F172]" office:value-type="string" office:string-value="010">
            <text:p>010</text:p>
          </table:table-cell>
          <table:table-cell table:formula="of:=[.G172]&amp;[.H172]" office:value-type="string" office:string-value="11">
            <text:p>11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73]&amp;[.B173]&amp;[.C173]&amp;[.D173]&amp;[.E173]&amp;[.F173]&amp;[.G173]&amp;[.H173]" office:value-type="string" office:string-value="10101100">
            <text:p>10101100</text:p>
          </table:table-cell>
          <table:table-cell table:formula="of:=[.H173]&amp;[.G173]&amp;[.F173]&amp;[.E173]&amp;[.D173]&amp;[.C173]&amp;[.B173]&amp;[.A173]" office:value-type="string" office:string-value="00110101">
            <text:p>00110101</text:p>
          </table:table-cell>
          <table:table-cell table:formula="of:=[.A173]&amp;[.B173]&amp;[.C173]" office:value-type="string" office:string-value="101">
            <text:p>101</text:p>
          </table:table-cell>
          <table:table-cell table:formula="of:=[.D173]&amp;[.E173]&amp;[.F173]" office:value-type="string" office:string-value="011">
            <text:p>011</text:p>
          </table:table-cell>
          <table:table-cell table:formula="of:=[.G173]&amp;[.H173]" office:value-type="string" office:string-value="00">
            <text:p>00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LDY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4]&amp;[.B174]&amp;[.C174]&amp;[.D174]&amp;[.E174]&amp;[.F174]&amp;[.G174]&amp;[.H174]" office:value-type="string" office:string-value="10101101">
            <text:p>10101101</text:p>
          </table:table-cell>
          <table:table-cell table:formula="of:=[.H174]&amp;[.G174]&amp;[.F174]&amp;[.E174]&amp;[.D174]&amp;[.C174]&amp;[.B174]&amp;[.A174]" office:value-type="string" office:string-value="10110101">
            <text:p>10110101</text:p>
          </table:table-cell>
          <table:table-cell table:formula="of:=[.A174]&amp;[.B174]&amp;[.C174]" office:value-type="string" office:string-value="101">
            <text:p>101</text:p>
          </table:table-cell>
          <table:table-cell table:formula="of:=[.D174]&amp;[.E174]&amp;[.F174]" office:value-type="string" office:string-value="011">
            <text:p>011</text:p>
          </table:table-cell>
          <table:table-cell table:formula="of:=[.G174]&amp;[.H174]" office:value-type="string" office:string-value="01">
            <text:p>01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LDA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75]&amp;[.B175]&amp;[.C175]&amp;[.D175]&amp;[.E175]&amp;[.F175]&amp;[.G175]&amp;[.H175]" office:value-type="string" office:string-value="10101110">
            <text:p>10101110</text:p>
          </table:table-cell>
          <table:table-cell table:formula="of:=[.H175]&amp;[.G175]&amp;[.F175]&amp;[.E175]&amp;[.D175]&amp;[.C175]&amp;[.B175]&amp;[.A175]" office:value-type="string" office:string-value="01110101">
            <text:p>01110101</text:p>
          </table:table-cell>
          <table:table-cell table:formula="of:=[.A175]&amp;[.B175]&amp;[.C175]" office:value-type="string" office:string-value="101">
            <text:p>101</text:p>
          </table:table-cell>
          <table:table-cell table:formula="of:=[.D175]&amp;[.E175]&amp;[.F175]" office:value-type="string" office:string-value="011">
            <text:p>011</text:p>
          </table:table-cell>
          <table:table-cell table:formula="of:=[.G175]&amp;[.H175]" office:value-type="string" office:string-value="10">
            <text:p>10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LDX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176]&amp;[.B176]&amp;[.C176]&amp;[.D176]&amp;[.E176]&amp;[.F176]&amp;[.G176]&amp;[.H176]" office:value-type="string" office:string-value="10101111">
            <text:p>10101111</text:p>
          </table:table-cell>
          <table:table-cell table:formula="of:=[.H176]&amp;[.G176]&amp;[.F176]&amp;[.E176]&amp;[.D176]&amp;[.C176]&amp;[.B176]&amp;[.A176]" office:value-type="string" office:string-value="11110101">
            <text:p>11110101</text:p>
          </table:table-cell>
          <table:table-cell table:formula="of:=[.A176]&amp;[.B176]&amp;[.C176]" office:value-type="string" office:string-value="101">
            <text:p>101</text:p>
          </table:table-cell>
          <table:table-cell table:formula="of:=[.D176]&amp;[.E176]&amp;[.F176]" office:value-type="string" office:string-value="011">
            <text:p>011</text:p>
          </table:table-cell>
          <table:table-cell table:formula="of:=[.G176]&amp;[.H176]" office:value-type="string" office:string-value="11">
            <text:p>11</text:p>
          </table:table-cell>
          <table:table-cell office:value-type="string">
            <text:p>A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77]&amp;[.B177]&amp;[.C177]&amp;[.D177]&amp;[.E177]&amp;[.F177]&amp;[.G177]&amp;[.H177]" office:value-type="string" office:string-value="10110000">
            <text:p>10110000</text:p>
          </table:table-cell>
          <table:table-cell table:formula="of:=[.H177]&amp;[.G177]&amp;[.F177]&amp;[.E177]&amp;[.D177]&amp;[.C177]&amp;[.B177]&amp;[.A177]" office:value-type="string" office:string-value="00001101">
            <text:p>00001101</text:p>
          </table:table-cell>
          <table:table-cell table:formula="of:=[.A177]&amp;[.B177]&amp;[.C177]" office:value-type="string" office:string-value="101">
            <text:p>101</text:p>
          </table:table-cell>
          <table:table-cell table:formula="of:=[.D177]&amp;[.E177]&amp;[.F177]" office:value-type="string" office:string-value="100">
            <text:p>100</text:p>
          </table:table-cell>
          <table:table-cell table:formula="of:=[.G177]&amp;[.H177]" office:value-type="string" office:string-value="00">
            <text:p>00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  <table:table-cell office:value-type="string">
            <text:p>BCS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78]&amp;[.B178]&amp;[.C178]&amp;[.D178]&amp;[.E178]&amp;[.F178]&amp;[.G178]&amp;[.H178]" office:value-type="string" office:string-value="10110001">
            <text:p>10110001</text:p>
          </table:table-cell>
          <table:table-cell table:formula="of:=[.H178]&amp;[.G178]&amp;[.F178]&amp;[.E178]&amp;[.D178]&amp;[.C178]&amp;[.B178]&amp;[.A178]" office:value-type="string" office:string-value="10001101">
            <text:p>10001101</text:p>
          </table:table-cell>
          <table:table-cell table:formula="of:=[.A178]&amp;[.B178]&amp;[.C178]" office:value-type="string" office:string-value="101">
            <text:p>101</text:p>
          </table:table-cell>
          <table:table-cell table:formula="of:=[.D178]&amp;[.E178]&amp;[.F178]" office:value-type="string" office:string-value="100">
            <text:p>100</text:p>
          </table:table-cell>
          <table:table-cell table:formula="of:=[.G178]&amp;[.H178]" office:value-type="string" office:string-value="01">
            <text:p>01</text:p>
          </table:table-cell>
          <table:table-cell office:value-type="string">
            <text:p>B</text:p>
          </table:table-cell>
          <table:table-cell office:value-type="string">
            <text:p>1</text:p>
          </table:table-cell>
          <table:table-cell office:value-type="string">
            <text:p>LDA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79]&amp;[.B179]&amp;[.C179]&amp;[.D179]&amp;[.E179]&amp;[.F179]&amp;[.G179]&amp;[.H179]" office:value-type="string" office:string-value="10110010">
            <text:p>10110010</text:p>
          </table:table-cell>
          <table:table-cell table:formula="of:=[.H179]&amp;[.G179]&amp;[.F179]&amp;[.E179]&amp;[.D179]&amp;[.C179]&amp;[.B179]&amp;[.A179]" office:value-type="string" office:string-value="01001101">
            <text:p>01001101</text:p>
          </table:table-cell>
          <table:table-cell table:formula="of:=[.A179]&amp;[.B179]&amp;[.C179]" office:value-type="string" office:string-value="101">
            <text:p>101</text:p>
          </table:table-cell>
          <table:table-cell table:formula="of:=[.D179]&amp;[.E179]&amp;[.F179]" office:value-type="string" office:string-value="100">
            <text:p>100</text:p>
          </table:table-cell>
          <table:table-cell table:formula="of:=[.G179]&amp;[.H179]" office:value-type="string" office:string-value="10">
            <text:p>10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80]&amp;[.B180]&amp;[.C180]&amp;[.D180]&amp;[.E180]&amp;[.F180]&amp;[.G180]&amp;[.H180]" office:value-type="string" office:string-value="10110011">
            <text:p>10110011</text:p>
          </table:table-cell>
          <table:table-cell table:formula="of:=[.H180]&amp;[.G180]&amp;[.F180]&amp;[.E180]&amp;[.D180]&amp;[.C180]&amp;[.B180]&amp;[.A180]" office:value-type="string" office:string-value="11001101">
            <text:p>11001101</text:p>
          </table:table-cell>
          <table:table-cell table:formula="of:=[.A180]&amp;[.B180]&amp;[.C180]" office:value-type="string" office:string-value="101">
            <text:p>101</text:p>
          </table:table-cell>
          <table:table-cell table:formula="of:=[.D180]&amp;[.E180]&amp;[.F180]" office:value-type="string" office:string-value="100">
            <text:p>100</text:p>
          </table:table-cell>
          <table:table-cell table:formula="of:=[.G180]&amp;[.H180]" office:value-type="string" office:string-value="11">
            <text:p>11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81]&amp;[.B181]&amp;[.C181]&amp;[.D181]&amp;[.E181]&amp;[.F181]&amp;[.G181]&amp;[.H181]" office:value-type="string" office:string-value="10110100">
            <text:p>10110100</text:p>
          </table:table-cell>
          <table:table-cell table:formula="of:=[.H181]&amp;[.G181]&amp;[.F181]&amp;[.E181]&amp;[.D181]&amp;[.C181]&amp;[.B181]&amp;[.A181]" office:value-type="string" office:string-value="00101101">
            <text:p>00101101</text:p>
          </table:table-cell>
          <table:table-cell table:formula="of:=[.A181]&amp;[.B181]&amp;[.C181]" office:value-type="string" office:string-value="101">
            <text:p>101</text:p>
          </table:table-cell>
          <table:table-cell table:formula="of:=[.D181]&amp;[.E181]&amp;[.F181]" office:value-type="string" office:string-value="101">
            <text:p>101</text:p>
          </table:table-cell>
          <table:table-cell table:formula="of:=[.G181]&amp;[.H181]" office:value-type="string" office:string-value="00">
            <text:p>00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  <table:table-cell office:value-type="string">
            <text:p>LDY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2]&amp;[.B182]&amp;[.C182]&amp;[.D182]&amp;[.E182]&amp;[.F182]&amp;[.G182]&amp;[.H182]" office:value-type="string" office:string-value="10110101">
            <text:p>10110101</text:p>
          </table:table-cell>
          <table:table-cell table:formula="of:=[.H182]&amp;[.G182]&amp;[.F182]&amp;[.E182]&amp;[.D182]&amp;[.C182]&amp;[.B182]&amp;[.A182]" office:value-type="string" office:string-value="10101101">
            <text:p>10101101</text:p>
          </table:table-cell>
          <table:table-cell table:formula="of:=[.A182]&amp;[.B182]&amp;[.C182]" office:value-type="string" office:string-value="101">
            <text:p>101</text:p>
          </table:table-cell>
          <table:table-cell table:formula="of:=[.D182]&amp;[.E182]&amp;[.F182]" office:value-type="string" office:string-value="101">
            <text:p>101</text:p>
          </table:table-cell>
          <table:table-cell table:formula="of:=[.G182]&amp;[.H182]" office:value-type="string" office:string-value="01">
            <text:p>01</text:p>
          </table:table-cell>
          <table:table-cell office:value-type="string">
            <text:p>B</text:p>
          </table:table-cell>
          <table:table-cell office:value-type="string">
            <text:p>5</text:p>
          </table:table-cell>
          <table:table-cell office:value-type="string">
            <text:p>LDA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83]&amp;[.B183]&amp;[.C183]&amp;[.D183]&amp;[.E183]&amp;[.F183]&amp;[.G183]&amp;[.H183]" office:value-type="string" office:string-value="10110110">
            <text:p>10110110</text:p>
          </table:table-cell>
          <table:table-cell table:formula="of:=[.H183]&amp;[.G183]&amp;[.F183]&amp;[.E183]&amp;[.D183]&amp;[.C183]&amp;[.B183]&amp;[.A183]" office:value-type="string" office:string-value="01101101">
            <text:p>01101101</text:p>
          </table:table-cell>
          <table:table-cell table:formula="of:=[.A183]&amp;[.B183]&amp;[.C183]" office:value-type="string" office:string-value="101">
            <text:p>101</text:p>
          </table:table-cell>
          <table:table-cell table:formula="of:=[.D183]&amp;[.E183]&amp;[.F183]" office:value-type="string" office:string-value="101">
            <text:p>101</text:p>
          </table:table-cell>
          <table:table-cell table:formula="of:=[.G183]&amp;[.H183]" office:value-type="string" office:string-value="10">
            <text:p>10</text:p>
          </table:table-cell>
          <table:table-cell office:value-type="string">
            <text:p>B</text:p>
          </table:table-cell>
          <table:table-cell office:value-type="string">
            <text:p>6</text:p>
          </table:table-cell>
          <table:table-cell office:value-type="string">
            <text:p>LDX</text:p>
          </table:table-cell>
          <table:table-cell office:value-type="string">
            <text:p>d,y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184]&amp;[.B184]&amp;[.C184]&amp;[.D184]&amp;[.E184]&amp;[.F184]&amp;[.G184]&amp;[.H184]" office:value-type="string" office:string-value="10110111">
            <text:p>10110111</text:p>
          </table:table-cell>
          <table:table-cell table:formula="of:=[.H184]&amp;[.G184]&amp;[.F184]&amp;[.E184]&amp;[.D184]&amp;[.C184]&amp;[.B184]&amp;[.A184]" office:value-type="string" office:string-value="11101101">
            <text:p>11101101</text:p>
          </table:table-cell>
          <table:table-cell table:formula="of:=[.A184]&amp;[.B184]&amp;[.C184]" office:value-type="string" office:string-value="101">
            <text:p>101</text:p>
          </table:table-cell>
          <table:table-cell table:formula="of:=[.D184]&amp;[.E184]&amp;[.F184]" office:value-type="string" office:string-value="101">
            <text:p>101</text:p>
          </table:table-cell>
          <table:table-cell table:formula="of:=[.G184]&amp;[.H184]" office:value-type="string" office:string-value="11">
            <text:p>11</text:p>
          </table:table-cell>
          <table:table-cell office:value-type="string">
            <text:p>B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85]&amp;[.B185]&amp;[.C185]&amp;[.D185]&amp;[.E185]&amp;[.F185]&amp;[.G185]&amp;[.H185]" office:value-type="string" office:string-value="10111000">
            <text:p>10111000</text:p>
          </table:table-cell>
          <table:table-cell table:formula="of:=[.H185]&amp;[.G185]&amp;[.F185]&amp;[.E185]&amp;[.D185]&amp;[.C185]&amp;[.B185]&amp;[.A185]" office:value-type="string" office:string-value="00011101">
            <text:p>00011101</text:p>
          </table:table-cell>
          <table:table-cell table:formula="of:=[.A185]&amp;[.B185]&amp;[.C185]" office:value-type="string" office:string-value="101">
            <text:p>101</text:p>
          </table:table-cell>
          <table:table-cell table:formula="of:=[.D185]&amp;[.E185]&amp;[.F185]" office:value-type="string" office:string-value="110">
            <text:p>110</text:p>
          </table:table-cell>
          <table:table-cell table:formula="of:=[.G185]&amp;[.H185]" office:value-type="string" office:string-value="00">
            <text:p>00</text:p>
          </table:table-cell>
          <table:table-cell office:value-type="string">
            <text:p>B</text:p>
          </table:table-cell>
          <table:table-cell office:value-type="string">
            <text:p>8</text:p>
          </table:table-cell>
          <table:table-cell office:value-type="string">
            <text:p>CLV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86]&amp;[.B186]&amp;[.C186]&amp;[.D186]&amp;[.E186]&amp;[.F186]&amp;[.G186]&amp;[.H186]" office:value-type="string" office:string-value="10111001">
            <text:p>10111001</text:p>
          </table:table-cell>
          <table:table-cell table:formula="of:=[.H186]&amp;[.G186]&amp;[.F186]&amp;[.E186]&amp;[.D186]&amp;[.C186]&amp;[.B186]&amp;[.A186]" office:value-type="string" office:string-value="10011101">
            <text:p>10011101</text:p>
          </table:table-cell>
          <table:table-cell table:formula="of:=[.A186]&amp;[.B186]&amp;[.C186]" office:value-type="string" office:string-value="101">
            <text:p>101</text:p>
          </table:table-cell>
          <table:table-cell table:formula="of:=[.D186]&amp;[.E186]&amp;[.F186]" office:value-type="string" office:string-value="110">
            <text:p>110</text:p>
          </table:table-cell>
          <table:table-cell table:formula="of:=[.G186]&amp;[.H186]" office:value-type="string" office:string-value="01">
            <text:p>01</text:p>
          </table:table-cell>
          <table:table-cell office:value-type="string">
            <text:p>B</text:p>
          </table:table-cell>
          <table:table-cell office:value-type="string">
            <text:p>9</text:p>
          </table:table-cell>
          <table:table-cell office:value-type="string">
            <text:p>LDA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87]&amp;[.B187]&amp;[.C187]&amp;[.D187]&amp;[.E187]&amp;[.F187]&amp;[.G187]&amp;[.H187]" office:value-type="string" office:string-value="10111010">
            <text:p>10111010</text:p>
          </table:table-cell>
          <table:table-cell table:formula="of:=[.H187]&amp;[.G187]&amp;[.F187]&amp;[.E187]&amp;[.D187]&amp;[.C187]&amp;[.B187]&amp;[.A187]" office:value-type="string" office:string-value="01011101">
            <text:p>01011101</text:p>
          </table:table-cell>
          <table:table-cell table:formula="of:=[.A187]&amp;[.B187]&amp;[.C187]" office:value-type="string" office:string-value="101">
            <text:p>101</text:p>
          </table:table-cell>
          <table:table-cell table:formula="of:=[.D187]&amp;[.E187]&amp;[.F187]" office:value-type="string" office:string-value="110">
            <text:p>110</text:p>
          </table:table-cell>
          <table:table-cell table:formula="of:=[.G187]&amp;[.H187]" office:value-type="string" office:string-value="10">
            <text:p>10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TS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88]&amp;[.B188]&amp;[.C188]&amp;[.D188]&amp;[.E188]&amp;[.F188]&amp;[.G188]&amp;[.H188]" office:value-type="string" office:string-value="10111011">
            <text:p>10111011</text:p>
          </table:table-cell>
          <table:table-cell table:formula="of:=[.H188]&amp;[.G188]&amp;[.F188]&amp;[.E188]&amp;[.D188]&amp;[.C188]&amp;[.B188]&amp;[.A188]" office:value-type="string" office:string-value="11011101">
            <text:p>11011101</text:p>
          </table:table-cell>
          <table:table-cell table:formula="of:=[.A188]&amp;[.B188]&amp;[.C188]" office:value-type="string" office:string-value="101">
            <text:p>101</text:p>
          </table:table-cell>
          <table:table-cell table:formula="of:=[.D188]&amp;[.E188]&amp;[.F188]" office:value-type="string" office:string-value="110">
            <text:p>110</text:p>
          </table:table-cell>
          <table:table-cell table:formula="of:=[.G188]&amp;[.H188]" office:value-type="string" office:string-value="11">
            <text:p>11</text:p>
          </table:table-cell>
          <table:table-cell table:number-columns-repeated="2"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89]&amp;[.B189]&amp;[.C189]&amp;[.D189]&amp;[.E189]&amp;[.F189]&amp;[.G189]&amp;[.H189]" office:value-type="string" office:string-value="10111100">
            <text:p>10111100</text:p>
          </table:table-cell>
          <table:table-cell table:formula="of:=[.H189]&amp;[.G189]&amp;[.F189]&amp;[.E189]&amp;[.D189]&amp;[.C189]&amp;[.B189]&amp;[.A189]" office:value-type="string" office:string-value="00111101">
            <text:p>00111101</text:p>
          </table:table-cell>
          <table:table-cell table:formula="of:=[.A189]&amp;[.B189]&amp;[.C189]" office:value-type="string" office:string-value="101">
            <text:p>101</text:p>
          </table:table-cell>
          <table:table-cell table:formula="of:=[.D189]&amp;[.E189]&amp;[.F189]" office:value-type="string" office:string-value="111">
            <text:p>111</text:p>
          </table:table-cell>
          <table:table-cell table:formula="of:=[.G189]&amp;[.H189]" office:value-type="string" office:string-value="00">
            <text:p>00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LDY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90]&amp;[.B190]&amp;[.C190]&amp;[.D190]&amp;[.E190]&amp;[.F190]&amp;[.G190]&amp;[.H190]" office:value-type="string" office:string-value="10111101">
            <text:p>10111101</text:p>
          </table:table-cell>
          <table:table-cell table:formula="of:=[.H190]&amp;[.G190]&amp;[.F190]&amp;[.E190]&amp;[.D190]&amp;[.C190]&amp;[.B190]&amp;[.A190]" office:value-type="string" office:string-value="10111101">
            <text:p>10111101</text:p>
          </table:table-cell>
          <table:table-cell table:formula="of:=[.A190]&amp;[.B190]&amp;[.C190]" office:value-type="string" office:string-value="101">
            <text:p>101</text:p>
          </table:table-cell>
          <table:table-cell table:formula="of:=[.D190]&amp;[.E190]&amp;[.F190]" office:value-type="string" office:string-value="111">
            <text:p>111</text:p>
          </table:table-cell>
          <table:table-cell table:formula="of:=[.G190]&amp;[.H190]" office:value-type="string" office:string-value="01">
            <text:p>01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LDA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table:formula="of:=[.A191]&amp;[.B191]&amp;[.C191]&amp;[.D191]&amp;[.E191]&amp;[.F191]&amp;[.G191]&amp;[.H191]" office:value-type="string" office:string-value="10111110">
            <text:p>10111110</text:p>
          </table:table-cell>
          <table:table-cell table:formula="of:=[.H191]&amp;[.G191]&amp;[.F191]&amp;[.E191]&amp;[.D191]&amp;[.C191]&amp;[.B191]&amp;[.A191]" office:value-type="string" office:string-value="01111101">
            <text:p>01111101</text:p>
          </table:table-cell>
          <table:table-cell table:formula="of:=[.A191]&amp;[.B191]&amp;[.C191]" office:value-type="string" office:string-value="101">
            <text:p>101</text:p>
          </table:table-cell>
          <table:table-cell table:formula="of:=[.D191]&amp;[.E191]&amp;[.F191]" office:value-type="string" office:string-value="111">
            <text:p>111</text:p>
          </table:table-cell>
          <table:table-cell table:formula="of:=[.G191]&amp;[.H191]" office:value-type="string" office:string-value="10">
            <text:p>10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string">
            <text:p>LDX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6" office:value-type="string">
            <text:p>1</text:p>
          </table:table-cell>
          <table:table-cell table:formula="of:=[.A192]&amp;[.B192]&amp;[.C192]&amp;[.D192]&amp;[.E192]&amp;[.F192]&amp;[.G192]&amp;[.H192]" office:value-type="string" office:string-value="10111111">
            <text:p>10111111</text:p>
          </table:table-cell>
          <table:table-cell table:formula="of:=[.H192]&amp;[.G192]&amp;[.F192]&amp;[.E192]&amp;[.D192]&amp;[.C192]&amp;[.B192]&amp;[.A192]" office:value-type="string" office:string-value="11111101">
            <text:p>11111101</text:p>
          </table:table-cell>
          <table:table-cell table:formula="of:=[.A192]&amp;[.B192]&amp;[.C192]" office:value-type="string" office:string-value="101">
            <text:p>101</text:p>
          </table:table-cell>
          <table:table-cell table:formula="of:=[.D192]&amp;[.E192]&amp;[.F192]" office:value-type="string" office:string-value="111">
            <text:p>111</text:p>
          </table:table-cell>
          <table:table-cell table:formula="of:=[.G192]&amp;[.H192]" office:value-type="string" office:string-value="11">
            <text:p>11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6" office:value-type="string">
            <text:p>0</text:p>
          </table:table-cell>
          <table:table-cell table:formula="of:=[.A193]&amp;[.B193]&amp;[.C193]&amp;[.D193]&amp;[.E193]&amp;[.F193]&amp;[.G193]&amp;[.H193]" office:value-type="string" office:string-value="11000000">
            <text:p>11000000</text:p>
          </table:table-cell>
          <table:table-cell table:formula="of:=[.H193]&amp;[.G193]&amp;[.F193]&amp;[.E193]&amp;[.D193]&amp;[.C193]&amp;[.B193]&amp;[.A193]" office:value-type="string" office:string-value="00000011">
            <text:p>00000011</text:p>
          </table:table-cell>
          <table:table-cell table:formula="of:=[.A193]&amp;[.B193]&amp;[.C193]" office:value-type="string" office:string-value="110">
            <text:p>110</text:p>
          </table:table-cell>
          <table:table-cell table:formula="of:=[.D193]&amp;[.E193]&amp;[.F193]" office:value-type="string" office:string-value="000">
            <text:p>000</text:p>
          </table:table-cell>
          <table:table-cell table:formula="of:=[.G193]&amp;[.H193]" office:value-type="string" office:string-value="00">
            <text:p>00</text:p>
          </table:table-cell>
          <table:table-cell office:value-type="string">
            <text:p>C</text:p>
          </table:table-cell>
          <table:table-cell office:value-type="string">
            <text:p>0</text:p>
          </table:table-cell>
          <table:table-cell office:value-type="string">
            <text:p>CPY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formula="of:=[.A194]&amp;[.B194]&amp;[.C194]&amp;[.D194]&amp;[.E194]&amp;[.F194]&amp;[.G194]&amp;[.H194]" office:value-type="string" office:string-value="11000001">
            <text:p>11000001</text:p>
          </table:table-cell>
          <table:table-cell table:formula="of:=[.H194]&amp;[.G194]&amp;[.F194]&amp;[.E194]&amp;[.D194]&amp;[.C194]&amp;[.B194]&amp;[.A194]" office:value-type="string" office:string-value="10000011">
            <text:p>10000011</text:p>
          </table:table-cell>
          <table:table-cell table:formula="of:=[.A194]&amp;[.B194]&amp;[.C194]" office:value-type="string" office:string-value="110">
            <text:p>110</text:p>
          </table:table-cell>
          <table:table-cell table:formula="of:=[.D194]&amp;[.E194]&amp;[.F194]" office:value-type="string" office:string-value="000">
            <text:p>000</text:p>
          </table:table-cell>
          <table:table-cell table:formula="of:=[.G194]&amp;[.H194]" office:value-type="string" office:string-value="01">
            <text:p>01</text:p>
          </table:table-cell>
          <table:table-cell office:value-type="string">
            <text:p>C</text:p>
          </table:table-cell>
          <table:table-cell office:value-type="string">
            <text:p>1</text:p>
          </table:table-cell>
          <table:table-cell office:value-type="string">
            <text:p>CMP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95]&amp;[.B195]&amp;[.C195]&amp;[.D195]&amp;[.E195]&amp;[.F195]&amp;[.G195]&amp;[.H195]" office:value-type="string" office:string-value="11000010">
            <text:p>11000010</text:p>
          </table:table-cell>
          <table:table-cell table:formula="of:=[.H195]&amp;[.G195]&amp;[.F195]&amp;[.E195]&amp;[.D195]&amp;[.C195]&amp;[.B195]&amp;[.A195]" office:value-type="string" office:string-value="01000011">
            <text:p>01000011</text:p>
          </table:table-cell>
          <table:table-cell table:formula="of:=[.A195]&amp;[.B195]&amp;[.C195]" office:value-type="string" office:string-value="110">
            <text:p>110</text:p>
          </table:table-cell>
          <table:table-cell table:formula="of:=[.D195]&amp;[.E195]&amp;[.F195]" office:value-type="string" office:string-value="000">
            <text:p>000</text:p>
          </table:table-cell>
          <table:table-cell table:formula="of:=[.G195]&amp;[.H195]" office:value-type="string" office:string-value="10">
            <text:p>10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96]&amp;[.B196]&amp;[.C196]&amp;[.D196]&amp;[.E196]&amp;[.F196]&amp;[.G196]&amp;[.H196]" office:value-type="string" office:string-value="11000011">
            <text:p>11000011</text:p>
          </table:table-cell>
          <table:table-cell table:formula="of:=[.H196]&amp;[.G196]&amp;[.F196]&amp;[.E196]&amp;[.D196]&amp;[.C196]&amp;[.B196]&amp;[.A196]" office:value-type="string" office:string-value="11000011">
            <text:p>11000011</text:p>
          </table:table-cell>
          <table:table-cell table:formula="of:=[.A196]&amp;[.B196]&amp;[.C196]" office:value-type="string" office:string-value="110">
            <text:p>110</text:p>
          </table:table-cell>
          <table:table-cell table:formula="of:=[.D196]&amp;[.E196]&amp;[.F196]" office:value-type="string" office:string-value="000">
            <text:p>000</text:p>
          </table:table-cell>
          <table:table-cell table:formula="of:=[.G196]&amp;[.H196]" office:value-type="string" office:string-value="11">
            <text:p>11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97]&amp;[.B197]&amp;[.C197]&amp;[.D197]&amp;[.E197]&amp;[.F197]&amp;[.G197]&amp;[.H197]" office:value-type="string" office:string-value="11000100">
            <text:p>11000100</text:p>
          </table:table-cell>
          <table:table-cell table:formula="of:=[.H197]&amp;[.G197]&amp;[.F197]&amp;[.E197]&amp;[.D197]&amp;[.C197]&amp;[.B197]&amp;[.A197]" office:value-type="string" office:string-value="00100011">
            <text:p>00100011</text:p>
          </table:table-cell>
          <table:table-cell table:formula="of:=[.A197]&amp;[.B197]&amp;[.C197]" office:value-type="string" office:string-value="110">
            <text:p>110</text:p>
          </table:table-cell>
          <table:table-cell table:formula="of:=[.D197]&amp;[.E197]&amp;[.F197]" office:value-type="string" office:string-value="001">
            <text:p>001</text:p>
          </table:table-cell>
          <table:table-cell table:formula="of:=[.G197]&amp;[.H197]" office:value-type="string" office:string-value="00">
            <text:p>00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  <table:table-cell office:value-type="string">
            <text:p>CPY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98]&amp;[.B198]&amp;[.C198]&amp;[.D198]&amp;[.E198]&amp;[.F198]&amp;[.G198]&amp;[.H198]" office:value-type="string" office:string-value="11000101">
            <text:p>11000101</text:p>
          </table:table-cell>
          <table:table-cell table:formula="of:=[.H198]&amp;[.G198]&amp;[.F198]&amp;[.E198]&amp;[.D198]&amp;[.C198]&amp;[.B198]&amp;[.A198]" office:value-type="string" office:string-value="10100011">
            <text:p>10100011</text:p>
          </table:table-cell>
          <table:table-cell table:formula="of:=[.A198]&amp;[.B198]&amp;[.C198]" office:value-type="string" office:string-value="110">
            <text:p>110</text:p>
          </table:table-cell>
          <table:table-cell table:formula="of:=[.D198]&amp;[.E198]&amp;[.F198]" office:value-type="string" office:string-value="001">
            <text:p>001</text:p>
          </table:table-cell>
          <table:table-cell table:formula="of:=[.G198]&amp;[.H198]" office:value-type="string" office:string-value="01">
            <text:p>01</text:p>
          </table:table-cell>
          <table:table-cell office:value-type="string">
            <text:p>C</text:p>
          </table:table-cell>
          <table:table-cell office:value-type="string">
            <text:p>5</text:p>
          </table:table-cell>
          <table:table-cell office:value-type="string">
            <text:p>CMP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99]&amp;[.B199]&amp;[.C199]&amp;[.D199]&amp;[.E199]&amp;[.F199]&amp;[.G199]&amp;[.H199]" office:value-type="string" office:string-value="11000110">
            <text:p>11000110</text:p>
          </table:table-cell>
          <table:table-cell table:formula="of:=[.H199]&amp;[.G199]&amp;[.F199]&amp;[.E199]&amp;[.D199]&amp;[.C199]&amp;[.B199]&amp;[.A199]" office:value-type="string" office:string-value="01100011">
            <text:p>01100011</text:p>
          </table:table-cell>
          <table:table-cell table:formula="of:=[.A199]&amp;[.B199]&amp;[.C199]" office:value-type="string" office:string-value="110">
            <text:p>110</text:p>
          </table:table-cell>
          <table:table-cell table:formula="of:=[.D199]&amp;[.E199]&amp;[.F199]" office:value-type="string" office:string-value="001">
            <text:p>001</text:p>
          </table:table-cell>
          <table:table-cell table:formula="of:=[.G199]&amp;[.H199]" office:value-type="string" office:string-value="10">
            <text:p>10</text:p>
          </table:table-cell>
          <table:table-cell office:value-type="string">
            <text:p>C</text:p>
          </table:table-cell>
          <table:table-cell office:value-type="string">
            <text:p>6</text:p>
          </table:table-cell>
          <table:table-cell office:value-type="string">
            <text:p>DEC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00]&amp;[.B200]&amp;[.C200]&amp;[.D200]&amp;[.E200]&amp;[.F200]&amp;[.G200]&amp;[.H200]" office:value-type="string" office:string-value="11000111">
            <text:p>11000111</text:p>
          </table:table-cell>
          <table:table-cell table:formula="of:=[.H200]&amp;[.G200]&amp;[.F200]&amp;[.E200]&amp;[.D200]&amp;[.C200]&amp;[.B200]&amp;[.A200]" office:value-type="string" office:string-value="11100011">
            <text:p>11100011</text:p>
          </table:table-cell>
          <table:table-cell table:formula="of:=[.A200]&amp;[.B200]&amp;[.C200]" office:value-type="string" office:string-value="110">
            <text:p>110</text:p>
          </table:table-cell>
          <table:table-cell table:formula="of:=[.D200]&amp;[.E200]&amp;[.F200]" office:value-type="string" office:string-value="001">
            <text:p>001</text:p>
          </table:table-cell>
          <table:table-cell table:formula="of:=[.G200]&amp;[.H200]" office:value-type="string" office:string-value="11">
            <text:p>11</text:p>
          </table:table-cell>
          <table:table-cell office:value-type="string">
            <text:p>C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01]&amp;[.B201]&amp;[.C201]&amp;[.D201]&amp;[.E201]&amp;[.F201]&amp;[.G201]&amp;[.H201]" office:value-type="string" office:string-value="11001000">
            <text:p>11001000</text:p>
          </table:table-cell>
          <table:table-cell table:formula="of:=[.H201]&amp;[.G201]&amp;[.F201]&amp;[.E201]&amp;[.D201]&amp;[.C201]&amp;[.B201]&amp;[.A201]" office:value-type="string" office:string-value="00010011">
            <text:p>00010011</text:p>
          </table:table-cell>
          <table:table-cell table:formula="of:=[.A201]&amp;[.B201]&amp;[.C201]" office:value-type="string" office:string-value="110">
            <text:p>110</text:p>
          </table:table-cell>
          <table:table-cell table:formula="of:=[.D201]&amp;[.E201]&amp;[.F201]" office:value-type="string" office:string-value="010">
            <text:p>010</text:p>
          </table:table-cell>
          <table:table-cell table:formula="of:=[.G201]&amp;[.H201]" office:value-type="string" office:string-value="00">
            <text:p>00</text:p>
          </table:table-cell>
          <table:table-cell office:value-type="string">
            <text:p>C</text:p>
          </table:table-cell>
          <table:table-cell office:value-type="string">
            <text:p>8</text:p>
          </table:table-cell>
          <table:table-cell office:value-type="string">
            <text:p>INY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202]&amp;[.B202]&amp;[.C202]&amp;[.D202]&amp;[.E202]&amp;[.F202]&amp;[.G202]&amp;[.H202]" office:value-type="string" office:string-value="11001001">
            <text:p>11001001</text:p>
          </table:table-cell>
          <table:table-cell table:formula="of:=[.H202]&amp;[.G202]&amp;[.F202]&amp;[.E202]&amp;[.D202]&amp;[.C202]&amp;[.B202]&amp;[.A202]" office:value-type="string" office:string-value="10010011">
            <text:p>10010011</text:p>
          </table:table-cell>
          <table:table-cell table:formula="of:=[.A202]&amp;[.B202]&amp;[.C202]" office:value-type="string" office:string-value="110">
            <text:p>110</text:p>
          </table:table-cell>
          <table:table-cell table:formula="of:=[.D202]&amp;[.E202]&amp;[.F202]" office:value-type="string" office:string-value="010">
            <text:p>010</text:p>
          </table:table-cell>
          <table:table-cell table:formula="of:=[.G202]&amp;[.H202]" office:value-type="string" office:string-value="01">
            <text:p>01</text:p>
          </table:table-cell>
          <table:table-cell office:value-type="string">
            <text:p>C</text:p>
          </table:table-cell>
          <table:table-cell office:value-type="string">
            <text:p>9</text:p>
          </table:table-cell>
          <table:table-cell office:value-type="string">
            <text:p>CMP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203]&amp;[.B203]&amp;[.C203]&amp;[.D203]&amp;[.E203]&amp;[.F203]&amp;[.G203]&amp;[.H203]" office:value-type="string" office:string-value="11001010">
            <text:p>11001010</text:p>
          </table:table-cell>
          <table:table-cell table:formula="of:=[.H203]&amp;[.G203]&amp;[.F203]&amp;[.E203]&amp;[.D203]&amp;[.C203]&amp;[.B203]&amp;[.A203]" office:value-type="string" office:string-value="01010011">
            <text:p>01010011</text:p>
          </table:table-cell>
          <table:table-cell table:formula="of:=[.A203]&amp;[.B203]&amp;[.C203]" office:value-type="string" office:string-value="110">
            <text:p>110</text:p>
          </table:table-cell>
          <table:table-cell table:formula="of:=[.D203]&amp;[.E203]&amp;[.F203]" office:value-type="string" office:string-value="010">
            <text:p>010</text:p>
          </table:table-cell>
          <table:table-cell table:formula="of:=[.G203]&amp;[.H203]" office:value-type="string" office:string-value="10">
            <text:p>10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DE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4]&amp;[.B204]&amp;[.C204]&amp;[.D204]&amp;[.E204]&amp;[.F204]&amp;[.G204]&amp;[.H204]" office:value-type="string" office:string-value="11001011">
            <text:p>11001011</text:p>
          </table:table-cell>
          <table:table-cell table:formula="of:=[.H204]&amp;[.G204]&amp;[.F204]&amp;[.E204]&amp;[.D204]&amp;[.C204]&amp;[.B204]&amp;[.A204]" office:value-type="string" office:string-value="11010011">
            <text:p>11010011</text:p>
          </table:table-cell>
          <table:table-cell table:formula="of:=[.A204]&amp;[.B204]&amp;[.C204]" office:value-type="string" office:string-value="110">
            <text:p>110</text:p>
          </table:table-cell>
          <table:table-cell table:formula="of:=[.D204]&amp;[.E204]&amp;[.F204]" office:value-type="string" office:string-value="010">
            <text:p>010</text:p>
          </table:table-cell>
          <table:table-cell table:formula="of:=[.G204]&amp;[.H204]" office:value-type="string" office:string-value="11">
            <text:p>11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05]&amp;[.B205]&amp;[.C205]&amp;[.D205]&amp;[.E205]&amp;[.F205]&amp;[.G205]&amp;[.H205]" office:value-type="string" office:string-value="11001100">
            <text:p>11001100</text:p>
          </table:table-cell>
          <table:table-cell table:formula="of:=[.H205]&amp;[.G205]&amp;[.F205]&amp;[.E205]&amp;[.D205]&amp;[.C205]&amp;[.B205]&amp;[.A205]" office:value-type="string" office:string-value="00110011">
            <text:p>00110011</text:p>
          </table:table-cell>
          <table:table-cell table:formula="of:=[.A205]&amp;[.B205]&amp;[.C205]" office:value-type="string" office:string-value="110">
            <text:p>110</text:p>
          </table:table-cell>
          <table:table-cell table:formula="of:=[.D205]&amp;[.E205]&amp;[.F205]" office:value-type="string" office:string-value="011">
            <text:p>011</text:p>
          </table:table-cell>
          <table:table-cell table:formula="of:=[.G205]&amp;[.H205]" office:value-type="string" office:string-value="00">
            <text:p>00</text:p>
          </table:table-cell>
          <table:table-cell table:number-columns-repeated="2" office:value-type="string">
            <text:p>C</text:p>
          </table:table-cell>
          <table:table-cell office:value-type="string">
            <text:p>CPY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206]&amp;[.B206]&amp;[.C206]&amp;[.D206]&amp;[.E206]&amp;[.F206]&amp;[.G206]&amp;[.H206]" office:value-type="string" office:string-value="11001101">
            <text:p>11001101</text:p>
          </table:table-cell>
          <table:table-cell table:formula="of:=[.H206]&amp;[.G206]&amp;[.F206]&amp;[.E206]&amp;[.D206]&amp;[.C206]&amp;[.B206]&amp;[.A206]" office:value-type="string" office:string-value="10110011">
            <text:p>10110011</text:p>
          </table:table-cell>
          <table:table-cell table:formula="of:=[.A206]&amp;[.B206]&amp;[.C206]" office:value-type="string" office:string-value="110">
            <text:p>110</text:p>
          </table:table-cell>
          <table:table-cell table:formula="of:=[.D206]&amp;[.E206]&amp;[.F206]" office:value-type="string" office:string-value="011">
            <text:p>011</text:p>
          </table:table-cell>
          <table:table-cell table:formula="of:=[.G206]&amp;[.H206]" office:value-type="string" office:string-value="01">
            <text:p>01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CMP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207]&amp;[.B207]&amp;[.C207]&amp;[.D207]&amp;[.E207]&amp;[.F207]&amp;[.G207]&amp;[.H207]" office:value-type="string" office:string-value="11001110">
            <text:p>11001110</text:p>
          </table:table-cell>
          <table:table-cell table:formula="of:=[.H207]&amp;[.G207]&amp;[.F207]&amp;[.E207]&amp;[.D207]&amp;[.C207]&amp;[.B207]&amp;[.A207]" office:value-type="string" office:string-value="01110011">
            <text:p>01110011</text:p>
          </table:table-cell>
          <table:table-cell table:formula="of:=[.A207]&amp;[.B207]&amp;[.C207]" office:value-type="string" office:string-value="110">
            <text:p>110</text:p>
          </table:table-cell>
          <table:table-cell table:formula="of:=[.D207]&amp;[.E207]&amp;[.F207]" office:value-type="string" office:string-value="011">
            <text:p>011</text:p>
          </table:table-cell>
          <table:table-cell table:formula="of:=[.G207]&amp;[.H207]" office:value-type="string" office:string-value="10">
            <text:p>10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DEC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08]&amp;[.B208]&amp;[.C208]&amp;[.D208]&amp;[.E208]&amp;[.F208]&amp;[.G208]&amp;[.H208]" office:value-type="string" office:string-value="11001111">
            <text:p>11001111</text:p>
          </table:table-cell>
          <table:table-cell table:formula="of:=[.H208]&amp;[.G208]&amp;[.F208]&amp;[.E208]&amp;[.D208]&amp;[.C208]&amp;[.B208]&amp;[.A208]" office:value-type="string" office:string-value="11110011">
            <text:p>11110011</text:p>
          </table:table-cell>
          <table:table-cell table:formula="of:=[.A208]&amp;[.B208]&amp;[.C208]" office:value-type="string" office:string-value="110">
            <text:p>110</text:p>
          </table:table-cell>
          <table:table-cell table:formula="of:=[.D208]&amp;[.E208]&amp;[.F208]" office:value-type="string" office:string-value="011">
            <text:p>011</text:p>
          </table:table-cell>
          <table:table-cell table:formula="of:=[.G208]&amp;[.H208]" office:value-type="string" office:string-value="11">
            <text:p>11</text:p>
          </table:table-cell>
          <table:table-cell office:value-type="string">
            <text:p>C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209]&amp;[.B209]&amp;[.C209]&amp;[.D209]&amp;[.E209]&amp;[.F209]&amp;[.G209]&amp;[.H209]" office:value-type="string" office:string-value="11010000">
            <text:p>11010000</text:p>
          </table:table-cell>
          <table:table-cell table:formula="of:=[.H209]&amp;[.G209]&amp;[.F209]&amp;[.E209]&amp;[.D209]&amp;[.C209]&amp;[.B209]&amp;[.A209]" office:value-type="string" office:string-value="00001011">
            <text:p>00001011</text:p>
          </table:table-cell>
          <table:table-cell table:formula="of:=[.A209]&amp;[.B209]&amp;[.C209]" office:value-type="string" office:string-value="110">
            <text:p>110</text:p>
          </table:table-cell>
          <table:table-cell table:formula="of:=[.D209]&amp;[.E209]&amp;[.F209]" office:value-type="string" office:string-value="100">
            <text:p>100</text:p>
          </table:table-cell>
          <table:table-cell table:formula="of:=[.G209]&amp;[.H209]" office:value-type="string" office:string-value="00">
            <text:p>00</text:p>
          </table:table-cell>
          <table:table-cell office:value-type="string">
            <text:p>D</text:p>
          </table:table-cell>
          <table:table-cell office:value-type="string">
            <text:p>0</text:p>
          </table:table-cell>
          <table:table-cell office:value-type="string">
            <text:p>BNE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210]&amp;[.B210]&amp;[.C210]&amp;[.D210]&amp;[.E210]&amp;[.F210]&amp;[.G210]&amp;[.H210]" office:value-type="string" office:string-value="11010001">
            <text:p>11010001</text:p>
          </table:table-cell>
          <table:table-cell table:formula="of:=[.H210]&amp;[.G210]&amp;[.F210]&amp;[.E210]&amp;[.D210]&amp;[.C210]&amp;[.B210]&amp;[.A210]" office:value-type="string" office:string-value="10001011">
            <text:p>10001011</text:p>
          </table:table-cell>
          <table:table-cell table:formula="of:=[.A210]&amp;[.B210]&amp;[.C210]" office:value-type="string" office:string-value="110">
            <text:p>110</text:p>
          </table:table-cell>
          <table:table-cell table:formula="of:=[.D210]&amp;[.E210]&amp;[.F210]" office:value-type="string" office:string-value="100">
            <text:p>100</text:p>
          </table:table-cell>
          <table:table-cell table:formula="of:=[.G210]&amp;[.H210]" office:value-type="string" office:string-value="01">
            <text:p>01</text:p>
          </table:table-cell>
          <table:table-cell office:value-type="string">
            <text:p>D</text:p>
          </table:table-cell>
          <table:table-cell office:value-type="string">
            <text:p>1</text:p>
          </table:table-cell>
          <table:table-cell office:value-type="string">
            <text:p>CMP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211]&amp;[.B211]&amp;[.C211]&amp;[.D211]&amp;[.E211]&amp;[.F211]&amp;[.G211]&amp;[.H211]" office:value-type="string" office:string-value="11010010">
            <text:p>11010010</text:p>
          </table:table-cell>
          <table:table-cell table:formula="of:=[.H211]&amp;[.G211]&amp;[.F211]&amp;[.E211]&amp;[.D211]&amp;[.C211]&amp;[.B211]&amp;[.A211]" office:value-type="string" office:string-value="01001011">
            <text:p>01001011</text:p>
          </table:table-cell>
          <table:table-cell table:formula="of:=[.A211]&amp;[.B211]&amp;[.C211]" office:value-type="string" office:string-value="110">
            <text:p>110</text:p>
          </table:table-cell>
          <table:table-cell table:formula="of:=[.D211]&amp;[.E211]&amp;[.F211]" office:value-type="string" office:string-value="100">
            <text:p>100</text:p>
          </table:table-cell>
          <table:table-cell table:formula="of:=[.G211]&amp;[.H211]" office:value-type="string" office:string-value="10">
            <text:p>10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2]&amp;[.B212]&amp;[.C212]&amp;[.D212]&amp;[.E212]&amp;[.F212]&amp;[.G212]&amp;[.H212]" office:value-type="string" office:string-value="11010011">
            <text:p>11010011</text:p>
          </table:table-cell>
          <table:table-cell table:formula="of:=[.H212]&amp;[.G212]&amp;[.F212]&amp;[.E212]&amp;[.D212]&amp;[.C212]&amp;[.B212]&amp;[.A212]" office:value-type="string" office:string-value="11001011">
            <text:p>11001011</text:p>
          </table:table-cell>
          <table:table-cell table:formula="of:=[.A212]&amp;[.B212]&amp;[.C212]" office:value-type="string" office:string-value="110">
            <text:p>110</text:p>
          </table:table-cell>
          <table:table-cell table:formula="of:=[.D212]&amp;[.E212]&amp;[.F212]" office:value-type="string" office:string-value="100">
            <text:p>100</text:p>
          </table:table-cell>
          <table:table-cell table:formula="of:=[.G212]&amp;[.H212]" office:value-type="string" office:string-value="11">
            <text:p>11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13]&amp;[.B213]&amp;[.C213]&amp;[.D213]&amp;[.E213]&amp;[.F213]&amp;[.G213]&amp;[.H213]" office:value-type="string" office:string-value="11010100">
            <text:p>11010100</text:p>
          </table:table-cell>
          <table:table-cell table:formula="of:=[.H213]&amp;[.G213]&amp;[.F213]&amp;[.E213]&amp;[.D213]&amp;[.C213]&amp;[.B213]&amp;[.A213]" office:value-type="string" office:string-value="00101011">
            <text:p>00101011</text:p>
          </table:table-cell>
          <table:table-cell table:formula="of:=[.A213]&amp;[.B213]&amp;[.C213]" office:value-type="string" office:string-value="110">
            <text:p>110</text:p>
          </table:table-cell>
          <table:table-cell table:formula="of:=[.D213]&amp;[.E213]&amp;[.F213]" office:value-type="string" office:string-value="101">
            <text:p>101</text:p>
          </table:table-cell>
          <table:table-cell table:formula="of:=[.G213]&amp;[.H213]" office:value-type="string" office:string-value="00">
            <text:p>00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214]&amp;[.B214]&amp;[.C214]&amp;[.D214]&amp;[.E214]&amp;[.F214]&amp;[.G214]&amp;[.H214]" office:value-type="string" office:string-value="11010101">
            <text:p>11010101</text:p>
          </table:table-cell>
          <table:table-cell table:formula="of:=[.H214]&amp;[.G214]&amp;[.F214]&amp;[.E214]&amp;[.D214]&amp;[.C214]&amp;[.B214]&amp;[.A214]" office:value-type="string" office:string-value="10101011">
            <text:p>10101011</text:p>
          </table:table-cell>
          <table:table-cell table:formula="of:=[.A214]&amp;[.B214]&amp;[.C214]" office:value-type="string" office:string-value="110">
            <text:p>110</text:p>
          </table:table-cell>
          <table:table-cell table:formula="of:=[.D214]&amp;[.E214]&amp;[.F214]" office:value-type="string" office:string-value="101">
            <text:p>101</text:p>
          </table:table-cell>
          <table:table-cell table:formula="of:=[.G214]&amp;[.H214]" office:value-type="string" office:string-value="01">
            <text:p>01</text:p>
          </table:table-cell>
          <table:table-cell office:value-type="string">
            <text:p>D</text:p>
          </table:table-cell>
          <table:table-cell office:value-type="string">
            <text:p>5</text:p>
          </table:table-cell>
          <table:table-cell office:value-type="string">
            <text:p>CMP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215]&amp;[.B215]&amp;[.C215]&amp;[.D215]&amp;[.E215]&amp;[.F215]&amp;[.G215]&amp;[.H215]" office:value-type="string" office:string-value="11010110">
            <text:p>11010110</text:p>
          </table:table-cell>
          <table:table-cell table:formula="of:=[.H215]&amp;[.G215]&amp;[.F215]&amp;[.E215]&amp;[.D215]&amp;[.C215]&amp;[.B215]&amp;[.A215]" office:value-type="string" office:string-value="01101011">
            <text:p>01101011</text:p>
          </table:table-cell>
          <table:table-cell table:formula="of:=[.A215]&amp;[.B215]&amp;[.C215]" office:value-type="string" office:string-value="110">
            <text:p>110</text:p>
          </table:table-cell>
          <table:table-cell table:formula="of:=[.D215]&amp;[.E215]&amp;[.F215]" office:value-type="string" office:string-value="101">
            <text:p>101</text:p>
          </table:table-cell>
          <table:table-cell table:formula="of:=[.G215]&amp;[.H215]" office:value-type="string" office:string-value="10">
            <text:p>10</text:p>
          </table:table-cell>
          <table:table-cell office:value-type="string">
            <text:p>D</text:p>
          </table:table-cell>
          <table:table-cell office:value-type="string">
            <text:p>6</text:p>
          </table:table-cell>
          <table:table-cell office:value-type="string">
            <text:p>DEC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16]&amp;[.B216]&amp;[.C216]&amp;[.D216]&amp;[.E216]&amp;[.F216]&amp;[.G216]&amp;[.H216]" office:value-type="string" office:string-value="11010111">
            <text:p>11010111</text:p>
          </table:table-cell>
          <table:table-cell table:formula="of:=[.H216]&amp;[.G216]&amp;[.F216]&amp;[.E216]&amp;[.D216]&amp;[.C216]&amp;[.B216]&amp;[.A216]" office:value-type="string" office:string-value="11101011">
            <text:p>11101011</text:p>
          </table:table-cell>
          <table:table-cell table:formula="of:=[.A216]&amp;[.B216]&amp;[.C216]" office:value-type="string" office:string-value="110">
            <text:p>110</text:p>
          </table:table-cell>
          <table:table-cell table:formula="of:=[.D216]&amp;[.E216]&amp;[.F216]" office:value-type="string" office:string-value="101">
            <text:p>101</text:p>
          </table:table-cell>
          <table:table-cell table:formula="of:=[.G216]&amp;[.H216]" office:value-type="string" office:string-value="11">
            <text:p>11</text:p>
          </table:table-cell>
          <table:table-cell office:value-type="string">
            <text:p>D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17]&amp;[.B217]&amp;[.C217]&amp;[.D217]&amp;[.E217]&amp;[.F217]&amp;[.G217]&amp;[.H217]" office:value-type="string" office:string-value="11011000">
            <text:p>11011000</text:p>
          </table:table-cell>
          <table:table-cell table:formula="of:=[.H217]&amp;[.G217]&amp;[.F217]&amp;[.E217]&amp;[.D217]&amp;[.C217]&amp;[.B217]&amp;[.A217]" office:value-type="string" office:string-value="00011011">
            <text:p>00011011</text:p>
          </table:table-cell>
          <table:table-cell table:formula="of:=[.A217]&amp;[.B217]&amp;[.C217]" office:value-type="string" office:string-value="110">
            <text:p>110</text:p>
          </table:table-cell>
          <table:table-cell table:formula="of:=[.D217]&amp;[.E217]&amp;[.F217]" office:value-type="string" office:string-value="110">
            <text:p>110</text:p>
          </table:table-cell>
          <table:table-cell table:formula="of:=[.G217]&amp;[.H217]" office:value-type="string" office:string-value="00">
            <text:p>00</text:p>
          </table:table-cell>
          <table:table-cell office:value-type="string">
            <text:p>D</text:p>
          </table:table-cell>
          <table:table-cell office:value-type="string">
            <text:p>8</text:p>
          </table:table-cell>
          <table:table-cell office:value-type="string">
            <text:p>CLD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218]&amp;[.B218]&amp;[.C218]&amp;[.D218]&amp;[.E218]&amp;[.F218]&amp;[.G218]&amp;[.H218]" office:value-type="string" office:string-value="11011001">
            <text:p>11011001</text:p>
          </table:table-cell>
          <table:table-cell table:formula="of:=[.H218]&amp;[.G218]&amp;[.F218]&amp;[.E218]&amp;[.D218]&amp;[.C218]&amp;[.B218]&amp;[.A218]" office:value-type="string" office:string-value="10011011">
            <text:p>10011011</text:p>
          </table:table-cell>
          <table:table-cell table:formula="of:=[.A218]&amp;[.B218]&amp;[.C218]" office:value-type="string" office:string-value="110">
            <text:p>110</text:p>
          </table:table-cell>
          <table:table-cell table:formula="of:=[.D218]&amp;[.E218]&amp;[.F218]" office:value-type="string" office:string-value="110">
            <text:p>110</text:p>
          </table:table-cell>
          <table:table-cell table:formula="of:=[.G218]&amp;[.H218]" office:value-type="string" office:string-value="01">
            <text:p>01</text:p>
          </table:table-cell>
          <table:table-cell office:value-type="string">
            <text:p>D</text:p>
          </table:table-cell>
          <table:table-cell office:value-type="string">
            <text:p>9</text:p>
          </table:table-cell>
          <table:table-cell office:value-type="string">
            <text:p>CMP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219]&amp;[.B219]&amp;[.C219]&amp;[.D219]&amp;[.E219]&amp;[.F219]&amp;[.G219]&amp;[.H219]" office:value-type="string" office:string-value="11011010">
            <text:p>11011010</text:p>
          </table:table-cell>
          <table:table-cell table:formula="of:=[.H219]&amp;[.G219]&amp;[.F219]&amp;[.E219]&amp;[.D219]&amp;[.C219]&amp;[.B219]&amp;[.A219]" office:value-type="string" office:string-value="01011011">
            <text:p>01011011</text:p>
          </table:table-cell>
          <table:table-cell table:formula="of:=[.A219]&amp;[.B219]&amp;[.C219]" office:value-type="string" office:string-value="110">
            <text:p>110</text:p>
          </table:table-cell>
          <table:table-cell table:formula="of:=[.D219]&amp;[.E219]&amp;[.F219]" office:value-type="string" office:string-value="110">
            <text:p>110</text:p>
          </table:table-cell>
          <table:table-cell table:formula="of:=[.G219]&amp;[.H219]" office:value-type="string" office:string-value="10">
            <text:p>10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20]&amp;[.B220]&amp;[.C220]&amp;[.D220]&amp;[.E220]&amp;[.F220]&amp;[.G220]&amp;[.H220]" office:value-type="string" office:string-value="11011011">
            <text:p>11011011</text:p>
          </table:table-cell>
          <table:table-cell table:formula="of:=[.H220]&amp;[.G220]&amp;[.F220]&amp;[.E220]&amp;[.D220]&amp;[.C220]&amp;[.B220]&amp;[.A220]" office:value-type="string" office:string-value="11011011">
            <text:p>11011011</text:p>
          </table:table-cell>
          <table:table-cell table:formula="of:=[.A220]&amp;[.B220]&amp;[.C220]" office:value-type="string" office:string-value="110">
            <text:p>110</text:p>
          </table:table-cell>
          <table:table-cell table:formula="of:=[.D220]&amp;[.E220]&amp;[.F220]" office:value-type="string" office:string-value="110">
            <text:p>110</text:p>
          </table:table-cell>
          <table:table-cell table:formula="of:=[.G220]&amp;[.H220]" office:value-type="string" office:string-value="11">
            <text:p>11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21]&amp;[.B221]&amp;[.C221]&amp;[.D221]&amp;[.E221]&amp;[.F221]&amp;[.G221]&amp;[.H221]" office:value-type="string" office:string-value="11011100">
            <text:p>11011100</text:p>
          </table:table-cell>
          <table:table-cell table:formula="of:=[.H221]&amp;[.G221]&amp;[.F221]&amp;[.E221]&amp;[.D221]&amp;[.C221]&amp;[.B221]&amp;[.A221]" office:value-type="string" office:string-value="00111011">
            <text:p>00111011</text:p>
          </table:table-cell>
          <table:table-cell table:formula="of:=[.A221]&amp;[.B221]&amp;[.C221]" office:value-type="string" office:string-value="110">
            <text:p>110</text:p>
          </table:table-cell>
          <table:table-cell table:formula="of:=[.D221]&amp;[.E221]&amp;[.F221]" office:value-type="string" office:string-value="111">
            <text:p>111</text:p>
          </table:table-cell>
          <table:table-cell table:formula="of:=[.G221]&amp;[.H221]" office:value-type="string" office:string-value="00">
            <text:p>00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222]&amp;[.B222]&amp;[.C222]&amp;[.D222]&amp;[.E222]&amp;[.F222]&amp;[.G222]&amp;[.H222]" office:value-type="string" office:string-value="11011101">
            <text:p>11011101</text:p>
          </table:table-cell>
          <table:table-cell table:formula="of:=[.H222]&amp;[.G222]&amp;[.F222]&amp;[.E222]&amp;[.D222]&amp;[.C222]&amp;[.B222]&amp;[.A222]" office:value-type="string" office:string-value="10111011">
            <text:p>10111011</text:p>
          </table:table-cell>
          <table:table-cell table:formula="of:=[.A222]&amp;[.B222]&amp;[.C222]" office:value-type="string" office:string-value="110">
            <text:p>110</text:p>
          </table:table-cell>
          <table:table-cell table:formula="of:=[.D222]&amp;[.E222]&amp;[.F222]" office:value-type="string" office:string-value="111">
            <text:p>111</text:p>
          </table:table-cell>
          <table:table-cell table:formula="of:=[.G222]&amp;[.H222]" office:value-type="string" office:string-value="01">
            <text:p>01</text:p>
          </table:table-cell>
          <table:table-cell table:number-columns-repeated="2" office:value-type="string">
            <text:p>D</text:p>
          </table:table-cell>
          <table:table-cell office:value-type="string">
            <text:p>CMP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formula="of:=[.A223]&amp;[.B223]&amp;[.C223]&amp;[.D223]&amp;[.E223]&amp;[.F223]&amp;[.G223]&amp;[.H223]" office:value-type="string" office:string-value="11011110">
            <text:p>11011110</text:p>
          </table:table-cell>
          <table:table-cell table:formula="of:=[.H223]&amp;[.G223]&amp;[.F223]&amp;[.E223]&amp;[.D223]&amp;[.C223]&amp;[.B223]&amp;[.A223]" office:value-type="string" office:string-value="01111011">
            <text:p>01111011</text:p>
          </table:table-cell>
          <table:table-cell table:formula="of:=[.A223]&amp;[.B223]&amp;[.C223]" office:value-type="string" office:string-value="110">
            <text:p>110</text:p>
          </table:table-cell>
          <table:table-cell table:formula="of:=[.D223]&amp;[.E223]&amp;[.F223]" office:value-type="string" office:string-value="111">
            <text:p>111</text:p>
          </table:table-cell>
          <table:table-cell table:formula="of:=[.G223]&amp;[.H223]" office:value-type="string" office:string-value="10">
            <text:p>10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DEC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table:formula="of:=[.A224]&amp;[.B224]&amp;[.C224]&amp;[.D224]&amp;[.E224]&amp;[.F224]&amp;[.G224]&amp;[.H224]" office:value-type="string" office:string-value="11011111">
            <text:p>11011111</text:p>
          </table:table-cell>
          <table:table-cell table:formula="of:=[.H224]&amp;[.G224]&amp;[.F224]&amp;[.E224]&amp;[.D224]&amp;[.C224]&amp;[.B224]&amp;[.A224]" office:value-type="string" office:string-value="11111011">
            <text:p>11111011</text:p>
          </table:table-cell>
          <table:table-cell table:formula="of:=[.A224]&amp;[.B224]&amp;[.C224]" office:value-type="string" office:string-value="110">
            <text:p>110</text:p>
          </table:table-cell>
          <table:table-cell table:formula="of:=[.D224]&amp;[.E224]&amp;[.F224]" office:value-type="string" office:string-value="111">
            <text:p>111</text:p>
          </table:table-cell>
          <table:table-cell table:formula="of:=[.G224]&amp;[.H224]" office:value-type="string" office:string-value="11">
            <text:p>11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225]&amp;[.B225]&amp;[.C225]&amp;[.D225]&amp;[.E225]&amp;[.F225]&amp;[.G225]&amp;[.H225]" office:value-type="string" office:string-value="11100000">
            <text:p>11100000</text:p>
          </table:table-cell>
          <table:table-cell table:formula="of:=[.H225]&amp;[.G225]&amp;[.F225]&amp;[.E225]&amp;[.D225]&amp;[.C225]&amp;[.B225]&amp;[.A225]" office:value-type="string" office:string-value="00000111">
            <text:p>00000111</text:p>
          </table:table-cell>
          <table:table-cell table:formula="of:=[.A225]&amp;[.B225]&amp;[.C225]" office:value-type="string" office:string-value="111">
            <text:p>111</text:p>
          </table:table-cell>
          <table:table-cell table:formula="of:=[.D225]&amp;[.E225]&amp;[.F225]" office:value-type="string" office:string-value="000">
            <text:p>000</text:p>
          </table:table-cell>
          <table:table-cell table:formula="of:=[.G225]&amp;[.H225]" office:value-type="string" office:string-value="00">
            <text:p>00</text:p>
          </table:table-cell>
          <table:table-cell office:value-type="string">
            <text:p>E</text:p>
          </table:table-cell>
          <table:table-cell office:value-type="string">
            <text:p>0</text:p>
          </table:table-cell>
          <table:table-cell office:value-type="string">
            <text:p>CPX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formula="of:=[.A226]&amp;[.B226]&amp;[.C226]&amp;[.D226]&amp;[.E226]&amp;[.F226]&amp;[.G226]&amp;[.H226]" office:value-type="string" office:string-value="11100001">
            <text:p>11100001</text:p>
          </table:table-cell>
          <table:table-cell table:formula="of:=[.H226]&amp;[.G226]&amp;[.F226]&amp;[.E226]&amp;[.D226]&amp;[.C226]&amp;[.B226]&amp;[.A226]" office:value-type="string" office:string-value="10000111">
            <text:p>10000111</text:p>
          </table:table-cell>
          <table:table-cell table:formula="of:=[.A226]&amp;[.B226]&amp;[.C226]" office:value-type="string" office:string-value="111">
            <text:p>111</text:p>
          </table:table-cell>
          <table:table-cell table:formula="of:=[.D226]&amp;[.E226]&amp;[.F226]" office:value-type="string" office:string-value="000">
            <text:p>000</text:p>
          </table:table-cell>
          <table:table-cell table:formula="of:=[.G226]&amp;[.H226]" office:value-type="string" office:string-value="01">
            <text:p>01</text:p>
          </table:table-cell>
          <table:table-cell office:value-type="string">
            <text:p>E</text:p>
          </table:table-cell>
          <table:table-cell office:value-type="string">
            <text:p>1</text:p>
          </table:table-cell>
          <table:table-cell office:value-type="string">
            <text:p>SBC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227]&amp;[.B227]&amp;[.C227]&amp;[.D227]&amp;[.E227]&amp;[.F227]&amp;[.G227]&amp;[.H227]" office:value-type="string" office:string-value="11100010">
            <text:p>11100010</text:p>
          </table:table-cell>
          <table:table-cell table:formula="of:=[.H227]&amp;[.G227]&amp;[.F227]&amp;[.E227]&amp;[.D227]&amp;[.C227]&amp;[.B227]&amp;[.A227]" office:value-type="string" office:string-value="01000111">
            <text:p>01000111</text:p>
          </table:table-cell>
          <table:table-cell table:formula="of:=[.A227]&amp;[.B227]&amp;[.C227]" office:value-type="string" office:string-value="111">
            <text:p>111</text:p>
          </table:table-cell>
          <table:table-cell table:formula="of:=[.D227]&amp;[.E227]&amp;[.F227]" office:value-type="string" office:string-value="000">
            <text:p>000</text:p>
          </table:table-cell>
          <table:table-cell table:formula="of:=[.G227]&amp;[.H227]" office:value-type="string" office:string-value="10">
            <text:p>10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28]&amp;[.B228]&amp;[.C228]&amp;[.D228]&amp;[.E228]&amp;[.F228]&amp;[.G228]&amp;[.H228]" office:value-type="string" office:string-value="11100011">
            <text:p>11100011</text:p>
          </table:table-cell>
          <table:table-cell table:formula="of:=[.H228]&amp;[.G228]&amp;[.F228]&amp;[.E228]&amp;[.D228]&amp;[.C228]&amp;[.B228]&amp;[.A228]" office:value-type="string" office:string-value="11000111">
            <text:p>11000111</text:p>
          </table:table-cell>
          <table:table-cell table:formula="of:=[.A228]&amp;[.B228]&amp;[.C228]" office:value-type="string" office:string-value="111">
            <text:p>111</text:p>
          </table:table-cell>
          <table:table-cell table:formula="of:=[.D228]&amp;[.E228]&amp;[.F228]" office:value-type="string" office:string-value="000">
            <text:p>000</text:p>
          </table:table-cell>
          <table:table-cell table:formula="of:=[.G228]&amp;[.H228]" office:value-type="string" office:string-value="11">
            <text:p>11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29]&amp;[.B229]&amp;[.C229]&amp;[.D229]&amp;[.E229]&amp;[.F229]&amp;[.G229]&amp;[.H229]" office:value-type="string" office:string-value="11100100">
            <text:p>11100100</text:p>
          </table:table-cell>
          <table:table-cell table:formula="of:=[.H229]&amp;[.G229]&amp;[.F229]&amp;[.E229]&amp;[.D229]&amp;[.C229]&amp;[.B229]&amp;[.A229]" office:value-type="string" office:string-value="00100111">
            <text:p>00100111</text:p>
          </table:table-cell>
          <table:table-cell table:formula="of:=[.A229]&amp;[.B229]&amp;[.C229]" office:value-type="string" office:string-value="111">
            <text:p>111</text:p>
          </table:table-cell>
          <table:table-cell table:formula="of:=[.D229]&amp;[.E229]&amp;[.F229]" office:value-type="string" office:string-value="001">
            <text:p>001</text:p>
          </table:table-cell>
          <table:table-cell table:formula="of:=[.G229]&amp;[.H229]" office:value-type="string" office:string-value="00">
            <text:p>00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  <table:table-cell office:value-type="string">
            <text:p>CPX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230]&amp;[.B230]&amp;[.C230]&amp;[.D230]&amp;[.E230]&amp;[.F230]&amp;[.G230]&amp;[.H230]" office:value-type="string" office:string-value="11100101">
            <text:p>11100101</text:p>
          </table:table-cell>
          <table:table-cell table:formula="of:=[.H230]&amp;[.G230]&amp;[.F230]&amp;[.E230]&amp;[.D230]&amp;[.C230]&amp;[.B230]&amp;[.A230]" office:value-type="string" office:string-value="10100111">
            <text:p>10100111</text:p>
          </table:table-cell>
          <table:table-cell table:formula="of:=[.A230]&amp;[.B230]&amp;[.C230]" office:value-type="string" office:string-value="111">
            <text:p>111</text:p>
          </table:table-cell>
          <table:table-cell table:formula="of:=[.D230]&amp;[.E230]&amp;[.F230]" office:value-type="string" office:string-value="001">
            <text:p>001</text:p>
          </table:table-cell>
          <table:table-cell table:formula="of:=[.G230]&amp;[.H230]" office:value-type="string" office:string-value="01">
            <text:p>01</text:p>
          </table:table-cell>
          <table:table-cell office:value-type="string">
            <text:p>E</text:p>
          </table:table-cell>
          <table:table-cell office:value-type="string">
            <text:p>5</text:p>
          </table:table-cell>
          <table:table-cell office:value-type="string">
            <text:p>SBC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231]&amp;[.B231]&amp;[.C231]&amp;[.D231]&amp;[.E231]&amp;[.F231]&amp;[.G231]&amp;[.H231]" office:value-type="string" office:string-value="11100110">
            <text:p>11100110</text:p>
          </table:table-cell>
          <table:table-cell table:formula="of:=[.H231]&amp;[.G231]&amp;[.F231]&amp;[.E231]&amp;[.D231]&amp;[.C231]&amp;[.B231]&amp;[.A231]" office:value-type="string" office:string-value="01100111">
            <text:p>01100111</text:p>
          </table:table-cell>
          <table:table-cell table:formula="of:=[.A231]&amp;[.B231]&amp;[.C231]" office:value-type="string" office:string-value="111">
            <text:p>111</text:p>
          </table:table-cell>
          <table:table-cell table:formula="of:=[.D231]&amp;[.E231]&amp;[.F231]" office:value-type="string" office:string-value="001">
            <text:p>001</text:p>
          </table:table-cell>
          <table:table-cell table:formula="of:=[.G231]&amp;[.H231]" office:value-type="string" office:string-value="10">
            <text:p>10</text:p>
          </table:table-cell>
          <table:table-cell office:value-type="string">
            <text:p>E</text:p>
          </table:table-cell>
          <table:table-cell office:value-type="string">
            <text:p>6</text:p>
          </table:table-cell>
          <table:table-cell office:value-type="string">
            <text:p>INC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2]&amp;[.B232]&amp;[.C232]&amp;[.D232]&amp;[.E232]&amp;[.F232]&amp;[.G232]&amp;[.H232]" office:value-type="string" office:string-value="11100111">
            <text:p>11100111</text:p>
          </table:table-cell>
          <table:table-cell table:formula="of:=[.H232]&amp;[.G232]&amp;[.F232]&amp;[.E232]&amp;[.D232]&amp;[.C232]&amp;[.B232]&amp;[.A232]" office:value-type="string" office:string-value="11100111">
            <text:p>11100111</text:p>
          </table:table-cell>
          <table:table-cell table:formula="of:=[.A232]&amp;[.B232]&amp;[.C232]" office:value-type="string" office:string-value="111">
            <text:p>111</text:p>
          </table:table-cell>
          <table:table-cell table:formula="of:=[.D232]&amp;[.E232]&amp;[.F232]" office:value-type="string" office:string-value="001">
            <text:p>001</text:p>
          </table:table-cell>
          <table:table-cell table:formula="of:=[.G232]&amp;[.H232]" office:value-type="string" office:string-value="11">
            <text:p>11</text:p>
          </table:table-cell>
          <table:table-cell office:value-type="string">
            <text:p>E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33]&amp;[.B233]&amp;[.C233]&amp;[.D233]&amp;[.E233]&amp;[.F233]&amp;[.G233]&amp;[.H233]" office:value-type="string" office:string-value="11101000">
            <text:p>11101000</text:p>
          </table:table-cell>
          <table:table-cell table:formula="of:=[.H233]&amp;[.G233]&amp;[.F233]&amp;[.E233]&amp;[.D233]&amp;[.C233]&amp;[.B233]&amp;[.A233]" office:value-type="string" office:string-value="00010111">
            <text:p>00010111</text:p>
          </table:table-cell>
          <table:table-cell table:formula="of:=[.A233]&amp;[.B233]&amp;[.C233]" office:value-type="string" office:string-value="111">
            <text:p>111</text:p>
          </table:table-cell>
          <table:table-cell table:formula="of:=[.D233]&amp;[.E233]&amp;[.F233]" office:value-type="string" office:string-value="010">
            <text:p>010</text:p>
          </table:table-cell>
          <table:table-cell table:formula="of:=[.G233]&amp;[.H233]" office:value-type="string" office:string-value="00">
            <text:p>00</text:p>
          </table:table-cell>
          <table:table-cell office:value-type="string">
            <text:p>E</text:p>
          </table:table-cell>
          <table:table-cell office:value-type="string">
            <text:p>8</text:p>
          </table:table-cell>
          <table:table-cell office:value-type="string">
            <text:p>IN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234]&amp;[.B234]&amp;[.C234]&amp;[.D234]&amp;[.E234]&amp;[.F234]&amp;[.G234]&amp;[.H234]" office:value-type="string" office:string-value="11101001">
            <text:p>11101001</text:p>
          </table:table-cell>
          <table:table-cell table:formula="of:=[.H234]&amp;[.G234]&amp;[.F234]&amp;[.E234]&amp;[.D234]&amp;[.C234]&amp;[.B234]&amp;[.A234]" office:value-type="string" office:string-value="10010111">
            <text:p>10010111</text:p>
          </table:table-cell>
          <table:table-cell table:formula="of:=[.A234]&amp;[.B234]&amp;[.C234]" office:value-type="string" office:string-value="111">
            <text:p>111</text:p>
          </table:table-cell>
          <table:table-cell table:formula="of:=[.D234]&amp;[.E234]&amp;[.F234]" office:value-type="string" office:string-value="010">
            <text:p>010</text:p>
          </table:table-cell>
          <table:table-cell table:formula="of:=[.G234]&amp;[.H234]" office:value-type="string" office:string-value="01">
            <text:p>01</text:p>
          </table:table-cell>
          <table:table-cell office:value-type="string">
            <text:p>E</text:p>
          </table:table-cell>
          <table:table-cell office:value-type="string">
            <text:p>9</text:p>
          </table:table-cell>
          <table:table-cell office:value-type="string">
            <text:p>SBC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235]&amp;[.B235]&amp;[.C235]&amp;[.D235]&amp;[.E235]&amp;[.F235]&amp;[.G235]&amp;[.H235]" office:value-type="string" office:string-value="11101010">
            <text:p>11101010</text:p>
          </table:table-cell>
          <table:table-cell table:formula="of:=[.H235]&amp;[.G235]&amp;[.F235]&amp;[.E235]&amp;[.D235]&amp;[.C235]&amp;[.B235]&amp;[.A235]" office:value-type="string" office:string-value="01010111">
            <text:p>01010111</text:p>
          </table:table-cell>
          <table:table-cell table:formula="of:=[.A235]&amp;[.B235]&amp;[.C235]" office:value-type="string" office:string-value="111">
            <text:p>111</text:p>
          </table:table-cell>
          <table:table-cell table:formula="of:=[.D235]&amp;[.E235]&amp;[.F235]" office:value-type="string" office:string-value="010">
            <text:p>010</text:p>
          </table:table-cell>
          <table:table-cell table:formula="of:=[.G235]&amp;[.H235]" office:value-type="string" office:string-value="10">
            <text:p>10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string">
            <text:p>NOP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36]&amp;[.B236]&amp;[.C236]&amp;[.D236]&amp;[.E236]&amp;[.F236]&amp;[.G236]&amp;[.H236]" office:value-type="string" office:string-value="11101011">
            <text:p>11101011</text:p>
          </table:table-cell>
          <table:table-cell table:formula="of:=[.H236]&amp;[.G236]&amp;[.F236]&amp;[.E236]&amp;[.D236]&amp;[.C236]&amp;[.B236]&amp;[.A236]" office:value-type="string" office:string-value="11010111">
            <text:p>11010111</text:p>
          </table:table-cell>
          <table:table-cell table:formula="of:=[.A236]&amp;[.B236]&amp;[.C236]" office:value-type="string" office:string-value="111">
            <text:p>111</text:p>
          </table:table-cell>
          <table:table-cell table:formula="of:=[.D236]&amp;[.E236]&amp;[.F236]" office:value-type="string" office:string-value="010">
            <text:p>010</text:p>
          </table:table-cell>
          <table:table-cell table:formula="of:=[.G236]&amp;[.H236]" office:value-type="string" office:string-value="11">
            <text:p>11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37]&amp;[.B237]&amp;[.C237]&amp;[.D237]&amp;[.E237]&amp;[.F237]&amp;[.G237]&amp;[.H237]" office:value-type="string" office:string-value="11101100">
            <text:p>11101100</text:p>
          </table:table-cell>
          <table:table-cell table:formula="of:=[.H237]&amp;[.G237]&amp;[.F237]&amp;[.E237]&amp;[.D237]&amp;[.C237]&amp;[.B237]&amp;[.A237]" office:value-type="string" office:string-value="00110111">
            <text:p>00110111</text:p>
          </table:table-cell>
          <table:table-cell table:formula="of:=[.A237]&amp;[.B237]&amp;[.C237]" office:value-type="string" office:string-value="111">
            <text:p>111</text:p>
          </table:table-cell>
          <table:table-cell table:formula="of:=[.D237]&amp;[.E237]&amp;[.F237]" office:value-type="string" office:string-value="011">
            <text:p>011</text:p>
          </table:table-cell>
          <table:table-cell table:formula="of:=[.G237]&amp;[.H237]" office:value-type="string" office:string-value="00">
            <text:p>00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CPX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238]&amp;[.B238]&amp;[.C238]&amp;[.D238]&amp;[.E238]&amp;[.F238]&amp;[.G238]&amp;[.H238]" office:value-type="string" office:string-value="11101101">
            <text:p>11101101</text:p>
          </table:table-cell>
          <table:table-cell table:formula="of:=[.H238]&amp;[.G238]&amp;[.F238]&amp;[.E238]&amp;[.D238]&amp;[.C238]&amp;[.B238]&amp;[.A238]" office:value-type="string" office:string-value="10110111">
            <text:p>10110111</text:p>
          </table:table-cell>
          <table:table-cell table:formula="of:=[.A238]&amp;[.B238]&amp;[.C238]" office:value-type="string" office:string-value="111">
            <text:p>111</text:p>
          </table:table-cell>
          <table:table-cell table:formula="of:=[.D238]&amp;[.E238]&amp;[.F238]" office:value-type="string" office:string-value="011">
            <text:p>011</text:p>
          </table:table-cell>
          <table:table-cell table:formula="of:=[.G238]&amp;[.H238]" office:value-type="string" office:string-value="01">
            <text:p>01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office:value-type="string">
            <text:p>SBC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239]&amp;[.B239]&amp;[.C239]&amp;[.D239]&amp;[.E239]&amp;[.F239]&amp;[.G239]&amp;[.H239]" office:value-type="string" office:string-value="11101110">
            <text:p>11101110</text:p>
          </table:table-cell>
          <table:table-cell table:formula="of:=[.H239]&amp;[.G239]&amp;[.F239]&amp;[.E239]&amp;[.D239]&amp;[.C239]&amp;[.B239]&amp;[.A239]" office:value-type="string" office:string-value="01110111">
            <text:p>01110111</text:p>
          </table:table-cell>
          <table:table-cell table:formula="of:=[.A239]&amp;[.B239]&amp;[.C239]" office:value-type="string" office:string-value="111">
            <text:p>111</text:p>
          </table:table-cell>
          <table:table-cell table:formula="of:=[.D239]&amp;[.E239]&amp;[.F239]" office:value-type="string" office:string-value="011">
            <text:p>011</text:p>
          </table:table-cell>
          <table:table-cell table:formula="of:=[.G239]&amp;[.H239]" office:value-type="string" office:string-value="10">
            <text:p>10</text:p>
          </table:table-cell>
          <table:table-cell table:number-columns-repeated="2" office:value-type="string">
            <text:p>E</text:p>
          </table:table-cell>
          <table:table-cell office:value-type="string">
            <text:p>INC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40]&amp;[.B240]&amp;[.C240]&amp;[.D240]&amp;[.E240]&amp;[.F240]&amp;[.G240]&amp;[.H240]" office:value-type="string" office:string-value="11101111">
            <text:p>11101111</text:p>
          </table:table-cell>
          <table:table-cell table:formula="of:=[.H240]&amp;[.G240]&amp;[.F240]&amp;[.E240]&amp;[.D240]&amp;[.C240]&amp;[.B240]&amp;[.A240]" office:value-type="string" office:string-value="11110111">
            <text:p>11110111</text:p>
          </table:table-cell>
          <table:table-cell table:formula="of:=[.A240]&amp;[.B240]&amp;[.C240]" office:value-type="string" office:string-value="111">
            <text:p>111</text:p>
          </table:table-cell>
          <table:table-cell table:formula="of:=[.D240]&amp;[.E240]&amp;[.F240]" office:value-type="string" office:string-value="011">
            <text:p>011</text:p>
          </table:table-cell>
          <table:table-cell table:formula="of:=[.G240]&amp;[.H240]" office:value-type="string" office:string-value="11">
            <text:p>11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241]&amp;[.B241]&amp;[.C241]&amp;[.D241]&amp;[.E241]&amp;[.F241]&amp;[.G241]&amp;[.H241]" office:value-type="string" office:string-value="11110000">
            <text:p>11110000</text:p>
          </table:table-cell>
          <table:table-cell table:formula="of:=[.H241]&amp;[.G241]&amp;[.F241]&amp;[.E241]&amp;[.D241]&amp;[.C241]&amp;[.B241]&amp;[.A241]" office:value-type="string" office:string-value="00001111">
            <text:p>00001111</text:p>
          </table:table-cell>
          <table:table-cell table:formula="of:=[.A241]&amp;[.B241]&amp;[.C241]" office:value-type="string" office:string-value="111">
            <text:p>111</text:p>
          </table:table-cell>
          <table:table-cell table:formula="of:=[.D241]&amp;[.E241]&amp;[.F241]" office:value-type="string" office:string-value="100">
            <text:p>100</text:p>
          </table:table-cell>
          <table:table-cell table:formula="of:=[.G241]&amp;[.H241]" office:value-type="string" office:string-value="00">
            <text:p>00</text:p>
          </table:table-cell>
          <table:table-cell office:value-type="string">
            <text:p>F</text:p>
          </table:table-cell>
          <table:table-cell office:value-type="string">
            <text:p>0</text:p>
          </table:table-cell>
          <table:table-cell office:value-type="string">
            <text:p>BEQ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table:number-columns-repeated="4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242]&amp;[.B242]&amp;[.C242]&amp;[.D242]&amp;[.E242]&amp;[.F242]&amp;[.G242]&amp;[.H242]" office:value-type="string" office:string-value="11110001">
            <text:p>11110001</text:p>
          </table:table-cell>
          <table:table-cell table:formula="of:=[.H242]&amp;[.G242]&amp;[.F242]&amp;[.E242]&amp;[.D242]&amp;[.C242]&amp;[.B242]&amp;[.A242]" office:value-type="string" office:string-value="10001111">
            <text:p>10001111</text:p>
          </table:table-cell>
          <table:table-cell table:formula="of:=[.A242]&amp;[.B242]&amp;[.C242]" office:value-type="string" office:string-value="111">
            <text:p>111</text:p>
          </table:table-cell>
          <table:table-cell table:formula="of:=[.D242]&amp;[.E242]&amp;[.F242]" office:value-type="string" office:string-value="100">
            <text:p>100</text:p>
          </table:table-cell>
          <table:table-cell table:formula="of:=[.G242]&amp;[.H242]" office:value-type="string" office:string-value="01">
            <text:p>01</text:p>
          </table:table-cell>
          <table:table-cell office:value-type="string">
            <text:p>F</text:p>
          </table:table-cell>
          <table:table-cell office:value-type="string">
            <text:p>1</text:p>
          </table:table-cell>
          <table:table-cell office:value-type="string">
            <text:p>SBC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243]&amp;[.B243]&amp;[.C243]&amp;[.D243]&amp;[.E243]&amp;[.F243]&amp;[.G243]&amp;[.H243]" office:value-type="string" office:string-value="11110010">
            <text:p>11110010</text:p>
          </table:table-cell>
          <table:table-cell table:formula="of:=[.H243]&amp;[.G243]&amp;[.F243]&amp;[.E243]&amp;[.D243]&amp;[.C243]&amp;[.B243]&amp;[.A243]" office:value-type="string" office:string-value="01001111">
            <text:p>01001111</text:p>
          </table:table-cell>
          <table:table-cell table:formula="of:=[.A243]&amp;[.B243]&amp;[.C243]" office:value-type="string" office:string-value="111">
            <text:p>111</text:p>
          </table:table-cell>
          <table:table-cell table:formula="of:=[.D243]&amp;[.E243]&amp;[.F243]" office:value-type="string" office:string-value="100">
            <text:p>100</text:p>
          </table:table-cell>
          <table:table-cell table:formula="of:=[.G243]&amp;[.H243]" office:value-type="string" office:string-value="10">
            <text:p>10</text:p>
          </table:table-cell>
          <table:table-cell office:value-type="string">
            <text:p>F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44]&amp;[.B244]&amp;[.C244]&amp;[.D244]&amp;[.E244]&amp;[.F244]&amp;[.G244]&amp;[.H244]" office:value-type="string" office:string-value="11110011">
            <text:p>11110011</text:p>
          </table:table-cell>
          <table:table-cell table:formula="of:=[.H244]&amp;[.G244]&amp;[.F244]&amp;[.E244]&amp;[.D244]&amp;[.C244]&amp;[.B244]&amp;[.A244]" office:value-type="string" office:string-value="11001111">
            <text:p>11001111</text:p>
          </table:table-cell>
          <table:table-cell table:formula="of:=[.A244]&amp;[.B244]&amp;[.C244]" office:value-type="string" office:string-value="111">
            <text:p>111</text:p>
          </table:table-cell>
          <table:table-cell table:formula="of:=[.D244]&amp;[.E244]&amp;[.F244]" office:value-type="string" office:string-value="100">
            <text:p>100</text:p>
          </table:table-cell>
          <table:table-cell table:formula="of:=[.G244]&amp;[.H244]" office:value-type="string" office:string-value="11">
            <text:p>11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45]&amp;[.B245]&amp;[.C245]&amp;[.D245]&amp;[.E245]&amp;[.F245]&amp;[.G245]&amp;[.H245]" office:value-type="string" office:string-value="11110100">
            <text:p>11110100</text:p>
          </table:table-cell>
          <table:table-cell table:formula="of:=[.H245]&amp;[.G245]&amp;[.F245]&amp;[.E245]&amp;[.D245]&amp;[.C245]&amp;[.B245]&amp;[.A245]" office:value-type="string" office:string-value="00101111">
            <text:p>00101111</text:p>
          </table:table-cell>
          <table:table-cell table:formula="of:=[.A245]&amp;[.B245]&amp;[.C245]" office:value-type="string" office:string-value="111">
            <text:p>111</text:p>
          </table:table-cell>
          <table:table-cell table:formula="of:=[.D245]&amp;[.E245]&amp;[.F245]" office:value-type="string" office:string-value="101">
            <text:p>101</text:p>
          </table:table-cell>
          <table:table-cell table:formula="of:=[.G245]&amp;[.H245]" office:value-type="string" office:string-value="00">
            <text:p>00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246]&amp;[.B246]&amp;[.C246]&amp;[.D246]&amp;[.E246]&amp;[.F246]&amp;[.G246]&amp;[.H246]" office:value-type="string" office:string-value="11110101">
            <text:p>11110101</text:p>
          </table:table-cell>
          <table:table-cell table:formula="of:=[.H246]&amp;[.G246]&amp;[.F246]&amp;[.E246]&amp;[.D246]&amp;[.C246]&amp;[.B246]&amp;[.A246]" office:value-type="string" office:string-value="10101111">
            <text:p>10101111</text:p>
          </table:table-cell>
          <table:table-cell table:formula="of:=[.A246]&amp;[.B246]&amp;[.C246]" office:value-type="string" office:string-value="111">
            <text:p>111</text:p>
          </table:table-cell>
          <table:table-cell table:formula="of:=[.D246]&amp;[.E246]&amp;[.F246]" office:value-type="string" office:string-value="101">
            <text:p>101</text:p>
          </table:table-cell>
          <table:table-cell table:formula="of:=[.G246]&amp;[.H246]" office:value-type="string" office:string-value="01">
            <text:p>01</text:p>
          </table:table-cell>
          <table:table-cell office:value-type="string">
            <text:p>F</text:p>
          </table:table-cell>
          <table:table-cell office:value-type="string">
            <text:p>5</text:p>
          </table:table-cell>
          <table:table-cell office:value-type="string">
            <text:p>SBC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247]&amp;[.B247]&amp;[.C247]&amp;[.D247]&amp;[.E247]&amp;[.F247]&amp;[.G247]&amp;[.H247]" office:value-type="string" office:string-value="11110110">
            <text:p>11110110</text:p>
          </table:table-cell>
          <table:table-cell table:formula="of:=[.H247]&amp;[.G247]&amp;[.F247]&amp;[.E247]&amp;[.D247]&amp;[.C247]&amp;[.B247]&amp;[.A247]" office:value-type="string" office:string-value="01101111">
            <text:p>01101111</text:p>
          </table:table-cell>
          <table:table-cell table:formula="of:=[.A247]&amp;[.B247]&amp;[.C247]" office:value-type="string" office:string-value="111">
            <text:p>111</text:p>
          </table:table-cell>
          <table:table-cell table:formula="of:=[.D247]&amp;[.E247]&amp;[.F247]" office:value-type="string" office:string-value="101">
            <text:p>101</text:p>
          </table:table-cell>
          <table:table-cell table:formula="of:=[.G247]&amp;[.H247]" office:value-type="string" office:string-value="10">
            <text:p>10</text:p>
          </table:table-cell>
          <table:table-cell office:value-type="string">
            <text:p>F</text:p>
          </table:table-cell>
          <table:table-cell office:value-type="string">
            <text:p>6</text:p>
          </table:table-cell>
          <table:table-cell office:value-type="string">
            <text:p>INC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48]&amp;[.B248]&amp;[.C248]&amp;[.D248]&amp;[.E248]&amp;[.F248]&amp;[.G248]&amp;[.H248]" office:value-type="string" office:string-value="11110111">
            <text:p>11110111</text:p>
          </table:table-cell>
          <table:table-cell table:formula="of:=[.H248]&amp;[.G248]&amp;[.F248]&amp;[.E248]&amp;[.D248]&amp;[.C248]&amp;[.B248]&amp;[.A248]" office:value-type="string" office:string-value="11101111">
            <text:p>11101111</text:p>
          </table:table-cell>
          <table:table-cell table:formula="of:=[.A248]&amp;[.B248]&amp;[.C248]" office:value-type="string" office:string-value="111">
            <text:p>111</text:p>
          </table:table-cell>
          <table:table-cell table:formula="of:=[.D248]&amp;[.E248]&amp;[.F248]" office:value-type="string" office:string-value="101">
            <text:p>101</text:p>
          </table:table-cell>
          <table:table-cell table:formula="of:=[.G248]&amp;[.H248]" office:value-type="string" office:string-value="11">
            <text:p>11</text:p>
          </table:table-cell>
          <table:table-cell office:value-type="string">
            <text:p>F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49]&amp;[.B249]&amp;[.C249]&amp;[.D249]&amp;[.E249]&amp;[.F249]&amp;[.G249]&amp;[.H249]" office:value-type="string" office:string-value="11111000">
            <text:p>11111000</text:p>
          </table:table-cell>
          <table:table-cell table:formula="of:=[.H249]&amp;[.G249]&amp;[.F249]&amp;[.E249]&amp;[.D249]&amp;[.C249]&amp;[.B249]&amp;[.A249]" office:value-type="string" office:string-value="00011111">
            <text:p>00011111</text:p>
          </table:table-cell>
          <table:table-cell table:formula="of:=[.A249]&amp;[.B249]&amp;[.C249]" office:value-type="string" office:string-value="111">
            <text:p>111</text:p>
          </table:table-cell>
          <table:table-cell table:formula="of:=[.D249]&amp;[.E249]&amp;[.F249]" office:value-type="string" office:string-value="110">
            <text:p>110</text:p>
          </table:table-cell>
          <table:table-cell table:formula="of:=[.G249]&amp;[.H249]" office:value-type="string" office:string-value="00">
            <text:p>00</text:p>
          </table:table-cell>
          <table:table-cell office:value-type="string">
            <text:p>F</text:p>
          </table:table-cell>
          <table:table-cell office:value-type="string">
            <text:p>8</text:p>
          </table:table-cell>
          <table:table-cell office:value-type="string">
            <text:p>SED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5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250]&amp;[.B250]&amp;[.C250]&amp;[.D250]&amp;[.E250]&amp;[.F250]&amp;[.G250]&amp;[.H250]" office:value-type="string" office:string-value="11111001">
            <text:p>11111001</text:p>
          </table:table-cell>
          <table:table-cell table:formula="of:=[.H250]&amp;[.G250]&amp;[.F250]&amp;[.E250]&amp;[.D250]&amp;[.C250]&amp;[.B250]&amp;[.A250]" office:value-type="string" office:string-value="10011111">
            <text:p>10011111</text:p>
          </table:table-cell>
          <table:table-cell table:formula="of:=[.A250]&amp;[.B250]&amp;[.C250]" office:value-type="string" office:string-value="111">
            <text:p>111</text:p>
          </table:table-cell>
          <table:table-cell table:formula="of:=[.D250]&amp;[.E250]&amp;[.F250]" office:value-type="string" office:string-value="110">
            <text:p>110</text:p>
          </table:table-cell>
          <table:table-cell table:formula="of:=[.G250]&amp;[.H250]" office:value-type="string" office:string-value="01">
            <text:p>01</text:p>
          </table:table-cell>
          <table:table-cell office:value-type="string">
            <text:p>F</text:p>
          </table:table-cell>
          <table:table-cell office:value-type="string">
            <text:p>9</text:p>
          </table:table-cell>
          <table:table-cell office:value-type="string">
            <text:p>SBC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251]&amp;[.B251]&amp;[.C251]&amp;[.D251]&amp;[.E251]&amp;[.F251]&amp;[.G251]&amp;[.H251]" office:value-type="string" office:string-value="11111010">
            <text:p>11111010</text:p>
          </table:table-cell>
          <table:table-cell table:formula="of:=[.H251]&amp;[.G251]&amp;[.F251]&amp;[.E251]&amp;[.D251]&amp;[.C251]&amp;[.B251]&amp;[.A251]" office:value-type="string" office:string-value="01011111">
            <text:p>01011111</text:p>
          </table:table-cell>
          <table:table-cell table:formula="of:=[.A251]&amp;[.B251]&amp;[.C251]" office:value-type="string" office:string-value="111">
            <text:p>111</text:p>
          </table:table-cell>
          <table:table-cell table:formula="of:=[.D251]&amp;[.E251]&amp;[.F251]" office:value-type="string" office:string-value="110">
            <text:p>110</text:p>
          </table:table-cell>
          <table:table-cell table:formula="of:=[.G251]&amp;[.H251]" office:value-type="string" office:string-value="10">
            <text:p>10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52]&amp;[.B252]&amp;[.C252]&amp;[.D252]&amp;[.E252]&amp;[.F252]&amp;[.G252]&amp;[.H252]" office:value-type="string" office:string-value="11111011">
            <text:p>11111011</text:p>
          </table:table-cell>
          <table:table-cell table:formula="of:=[.H252]&amp;[.G252]&amp;[.F252]&amp;[.E252]&amp;[.D252]&amp;[.C252]&amp;[.B252]&amp;[.A252]" office:value-type="string" office:string-value="11011111">
            <text:p>11011111</text:p>
          </table:table-cell>
          <table:table-cell table:formula="of:=[.A252]&amp;[.B252]&amp;[.C252]" office:value-type="string" office:string-value="111">
            <text:p>111</text:p>
          </table:table-cell>
          <table:table-cell table:formula="of:=[.D252]&amp;[.E252]&amp;[.F252]" office:value-type="string" office:string-value="110">
            <text:p>110</text:p>
          </table:table-cell>
          <table:table-cell table:formula="of:=[.G252]&amp;[.H252]" office:value-type="string" office:string-value="11">
            <text:p>11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6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53]&amp;[.B253]&amp;[.C253]&amp;[.D253]&amp;[.E253]&amp;[.F253]&amp;[.G253]&amp;[.H253]" office:value-type="string" office:string-value="11111100">
            <text:p>11111100</text:p>
          </table:table-cell>
          <table:table-cell table:formula="of:=[.H253]&amp;[.G253]&amp;[.F253]&amp;[.E253]&amp;[.D253]&amp;[.C253]&amp;[.B253]&amp;[.A253]" office:value-type="string" office:string-value="00111111">
            <text:p>00111111</text:p>
          </table:table-cell>
          <table:table-cell table:formula="of:=[.A253]&amp;[.B253]&amp;[.C253]" office:value-type="string" office:string-value="111">
            <text:p>111</text:p>
          </table:table-cell>
          <table:table-cell table:formula="of:=[.D253]&amp;[.E253]&amp;[.F253]" office:value-type="string" office:string-value="111">
            <text:p>111</text:p>
          </table:table-cell>
          <table:table-cell table:formula="of:=[.G253]&amp;[.H253]" office:value-type="string" office:string-value="00">
            <text:p>00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table:number-columns-repeated="6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254]&amp;[.B254]&amp;[.C254]&amp;[.D254]&amp;[.E254]&amp;[.F254]&amp;[.G254]&amp;[.H254]" office:value-type="string" office:string-value="11111101">
            <text:p>11111101</text:p>
          </table:table-cell>
          <table:table-cell table:formula="of:=[.H254]&amp;[.G254]&amp;[.F254]&amp;[.E254]&amp;[.D254]&amp;[.C254]&amp;[.B254]&amp;[.A254]" office:value-type="string" office:string-value="10111111">
            <text:p>10111111</text:p>
          </table:table-cell>
          <table:table-cell table:formula="of:=[.A254]&amp;[.B254]&amp;[.C254]" office:value-type="string" office:string-value="111">
            <text:p>111</text:p>
          </table:table-cell>
          <table:table-cell table:formula="of:=[.D254]&amp;[.E254]&amp;[.F254]" office:value-type="string" office:string-value="111">
            <text:p>111</text:p>
          </table:table-cell>
          <table:table-cell table:formula="of:=[.G254]&amp;[.H254]" office:value-type="string" office:string-value="01">
            <text:p>01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string">
            <text:p>SBC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7" office:value-type="string">
            <text:p>1</text:p>
          </table:table-cell>
          <table:table-cell office:value-type="string">
            <text:p>0</text:p>
          </table:table-cell>
          <table:table-cell table:formula="of:=[.A255]&amp;[.B255]&amp;[.C255]&amp;[.D255]&amp;[.E255]&amp;[.F255]&amp;[.G255]&amp;[.H255]" office:value-type="string" office:string-value="11111110">
            <text:p>11111110</text:p>
          </table:table-cell>
          <table:table-cell table:formula="of:=[.H255]&amp;[.G255]&amp;[.F255]&amp;[.E255]&amp;[.D255]&amp;[.C255]&amp;[.B255]&amp;[.A255]" office:value-type="string" office:string-value="01111111">
            <text:p>01111111</text:p>
          </table:table-cell>
          <table:table-cell table:formula="of:=[.A255]&amp;[.B255]&amp;[.C255]" office:value-type="string" office:string-value="111">
            <text:p>111</text:p>
          </table:table-cell>
          <table:table-cell table:formula="of:=[.D255]&amp;[.E255]&amp;[.F255]" office:value-type="string" office:string-value="111">
            <text:p>111</text:p>
          </table:table-cell>
          <table:table-cell table:formula="of:=[.G255]&amp;[.H255]" office:value-type="string" office:string-value="10">
            <text:p>10</text:p>
          </table:table-cell>
          <table:table-cell office:value-type="string">
            <text:p>F</text:p>
          </table:table-cell>
          <table:table-cell office:value-type="string">
            <text:p>E</text:p>
          </table:table-cell>
          <table:table-cell office:value-type="string">
            <text:p>INC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table:number-columns-repeated="8" office:value-type="string">
            <text:p>1</text:p>
          </table:table-cell>
          <table:table-cell table:formula="of:=[.A256]&amp;[.B256]&amp;[.C256]&amp;[.D256]&amp;[.E256]&amp;[.F256]&amp;[.G256]&amp;[.H256]" office:value-type="string" office:string-value="11111111">
            <text:p>11111111</text:p>
          </table:table-cell>
          <table:table-cell table:formula="of:=[.H256]&amp;[.G256]&amp;[.F256]&amp;[.E256]&amp;[.D256]&amp;[.C256]&amp;[.B256]&amp;[.A256]" office:value-type="string" office:string-value="11111111">
            <text:p>11111111</text:p>
          </table:table-cell>
          <table:table-cell table:formula="of:=[.A256]&amp;[.B256]&amp;[.C256]" office:value-type="string" office:string-value="111">
            <text:p>111</text:p>
          </table:table-cell>
          <table:table-cell table:formula="of:=[.D256]&amp;[.E256]&amp;[.F256]" office:value-type="string" office:string-value="111">
            <text:p>111</text:p>
          </table:table-cell>
          <table:table-cell table:formula="of:=[.G256]&amp;[.H256]" office:value-type="string" office:string-value="11">
            <text:p>11</text:p>
          </table:table-cell>
          <table:table-cell table:number-columns-repeated="2" office:value-type="string">
            <text:p>F</text:p>
          </table:table-cell>
          <table:table-cell table:number-columns-repeated="5"/>
        </table:table-row>
      </table:table>
      <table:table table:name="工作表3" table:style-name="ta1" table:print="false">
        <table:table-column table:style-name="co8" table:number-columns-repeated="7" table:default-cell-style-name="Default"/>
        <table:table-column table:style-name="co15" table:default-cell-style-name="Default"/>
        <table:table-column table:style-name="co10" table:number-columns-repeated="2" table:default-cell-style-name="Default"/>
        <table:table-column table:style-name="co18" table:number-columns-repeated="2" table:default-cell-style-name="Default"/>
        <table:table-column table:style-name="co16" table:default-cell-style-name="Default"/>
        <table:table-column table:style-name="co12" table:number-columns-repeated="2" table:default-cell-style-name="ce4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1" table:number-columns-repeated="3" table:default-cell-style-name="Default"/>
        <table:table-row table:style-name="ro2">
          <table:table-cell table:number-columns-repeated="8" office:value-type="string">
            <text:p>0</text:p>
          </table:table-cell>
          <table:table-cell table:formula="of:=[.A1]&amp;[.B1]&amp;[.C1]&amp;[.D1]&amp;[.E1]&amp;[.F1]&amp;[.G1]&amp;[.H1]" office:value-type="string" office:string-value="00000000">
            <text:p>00000000</text:p>
          </table:table-cell>
          <table:table-cell table:formula="of:=[.H1]&amp;[.G1]&amp;[.F1]&amp;[.E1]&amp;[.D1]&amp;[.C1]&amp;[.B1]&amp;[.A1]" office:value-type="string" office:string-value="00000000">
            <text:p>00000000</text:p>
          </table:table-cell>
          <table:table-cell table:formula="of:=[.A1]&amp;[.B1]&amp;[.C1]" office:value-type="string" office:string-value="000">
            <text:p>000</text:p>
          </table:table-cell>
          <table:table-cell table:formula="of:=[.D1]&amp;[.E1]&amp;[.F1]" office:value-type="string" office:string-value="000">
            <text:p>000</text:p>
          </table:table-cell>
          <table:table-cell table:formula="of:=[.G1]&amp;[.H1]" office:value-type="string" office:string-value="00">
            <text:p>00</text:p>
          </table:table-cell>
          <table:table-cell table:formula="of:=[.A1]&amp;[.B1]&amp;[.C1]&amp;[.D1]" office:value-type="string" office:string-value="0000">
            <text:p>0000</text:p>
          </table:table-cell>
          <table:table-cell table:formula="of:=[.E1]&amp;[.F1]&amp;[.G1]&amp;[.H1]" office:value-type="string" office:string-value="0000">
            <text:p>0000</text:p>
          </table:table-cell>
          <table:table-cell table:number-columns-repeated="2" office:value-type="string">
            <text:p>0</text:p>
          </table:table-cell>
          <table:table-cell office:value-type="string">
            <text:p>BRK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string">
            <text:p>0xx0xx00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2]&amp;[.B2]&amp;[.C2]&amp;[.D2]&amp;[.E2]&amp;[.F2]&amp;[.G2]&amp;[.H2]" office:value-type="string" office:string-value="00010000">
            <text:p>00010000</text:p>
          </table:table-cell>
          <table:table-cell table:formula="of:=[.H2]&amp;[.G2]&amp;[.F2]&amp;[.E2]&amp;[.D2]&amp;[.C2]&amp;[.B2]&amp;[.A2]" office:value-type="string" office:string-value="00001000">
            <text:p>00001000</text:p>
          </table:table-cell>
          <table:table-cell table:formula="of:=[.A2]&amp;[.B2]&amp;[.C2]" office:value-type="string" office:string-value="000">
            <text:p>000</text:p>
          </table:table-cell>
          <table:table-cell table:formula="of:=[.D2]&amp;[.E2]&amp;[.F2]" office:value-type="string" office:string-value="100">
            <text:p>100</text:p>
          </table:table-cell>
          <table:table-cell table:formula="of:=[.G2]&amp;[.H2]" office:value-type="string" office:string-value="00">
            <text:p>00</text:p>
          </table:table-cell>
          <table:table-cell table:formula="of:=[.A2]&amp;[.B2]&amp;[.C2]&amp;[.D2]" office:value-type="string" office:string-value="0001">
            <text:p>0001</text:p>
          </table:table-cell>
          <table:table-cell table:formula="of:=[.E2]&amp;[.F2]&amp;[.G2]&amp;[.H2]" office:value-type="string" office:string-value="0000">
            <text:p>0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BPL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  <table:table-cell office:value-type="string">
            <text:p>xxx1000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3]&amp;[.B3]&amp;[.C3]&amp;[.D3]&amp;[.E3]&amp;[.F3]&amp;[.G3]&amp;[.H3]" office:value-type="string" office:string-value="00100000">
            <text:p>00100000</text:p>
          </table:table-cell>
          <table:table-cell table:formula="of:=[.H3]&amp;[.G3]&amp;[.F3]&amp;[.E3]&amp;[.D3]&amp;[.C3]&amp;[.B3]&amp;[.A3]" office:value-type="string" office:string-value="00000100">
            <text:p>00000100</text:p>
          </table:table-cell>
          <table:table-cell table:formula="of:=[.A3]&amp;[.B3]&amp;[.C3]" office:value-type="string" office:string-value="001">
            <text:p>001</text:p>
          </table:table-cell>
          <table:table-cell table:formula="of:=[.D3]&amp;[.E3]&amp;[.F3]" office:value-type="string" office:string-value="000">
            <text:p>000</text:p>
          </table:table-cell>
          <table:table-cell table:formula="of:=[.G3]&amp;[.H3]" office:value-type="string" office:string-value="00">
            <text:p>00</text:p>
          </table:table-cell>
          <table:table-cell table:formula="of:=[.A3]&amp;[.B3]&amp;[.C3]&amp;[.D3]" office:value-type="string" office:string-value="0010">
            <text:p>0010</text:p>
          </table:table-cell>
          <table:table-cell table:formula="of:=[.E3]&amp;[.F3]&amp;[.G3]&amp;[.H3]" office:value-type="string" office:string-value="0000">
            <text:p>0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JSR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string">
            <text:p>0xx0xx00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4]&amp;[.B4]&amp;[.C4]&amp;[.D4]&amp;[.E4]&amp;[.F4]&amp;[.G4]&amp;[.H4]" office:value-type="string" office:string-value="00110000">
            <text:p>00110000</text:p>
          </table:table-cell>
          <table:table-cell table:formula="of:=[.H4]&amp;[.G4]&amp;[.F4]&amp;[.E4]&amp;[.D4]&amp;[.C4]&amp;[.B4]&amp;[.A4]" office:value-type="string" office:string-value="00001100">
            <text:p>00001100</text:p>
          </table:table-cell>
          <table:table-cell table:formula="of:=[.A4]&amp;[.B4]&amp;[.C4]" office:value-type="string" office:string-value="001">
            <text:p>001</text:p>
          </table:table-cell>
          <table:table-cell table:formula="of:=[.D4]&amp;[.E4]&amp;[.F4]" office:value-type="string" office:string-value="100">
            <text:p>100</text:p>
          </table:table-cell>
          <table:table-cell table:formula="of:=[.G4]&amp;[.H4]" office:value-type="string" office:string-value="00">
            <text:p>00</text:p>
          </table:table-cell>
          <table:table-cell table:formula="of:=[.A4]&amp;[.B4]&amp;[.C4]&amp;[.D4]" office:value-type="string" office:string-value="0011">
            <text:p>0011</text:p>
          </table:table-cell>
          <table:table-cell table:formula="of:=[.E4]&amp;[.F4]&amp;[.G4]&amp;[.H4]" office:value-type="string" office:string-value="0000">
            <text:p>000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BMI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  <table:table-cell office:value-type="string">
            <text:p>xxx1000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 office:value-type="string">
            <text:p>0</text:p>
          </table:table-cell>
          <table:table-cell table:formula="of:=[.A5]&amp;[.B5]&amp;[.C5]&amp;[.D5]&amp;[.E5]&amp;[.F5]&amp;[.G5]&amp;[.H5]" office:value-type="string" office:string-value="01000000">
            <text:p>01000000</text:p>
          </table:table-cell>
          <table:table-cell table:formula="of:=[.H5]&amp;[.G5]&amp;[.F5]&amp;[.E5]&amp;[.D5]&amp;[.C5]&amp;[.B5]&amp;[.A5]" office:value-type="string" office:string-value="00000010">
            <text:p>00000010</text:p>
          </table:table-cell>
          <table:table-cell table:formula="of:=[.A5]&amp;[.B5]&amp;[.C5]" office:value-type="string" office:string-value="010">
            <text:p>010</text:p>
          </table:table-cell>
          <table:table-cell table:formula="of:=[.D5]&amp;[.E5]&amp;[.F5]" office:value-type="string" office:string-value="000">
            <text:p>000</text:p>
          </table:table-cell>
          <table:table-cell table:formula="of:=[.G5]&amp;[.H5]" office:value-type="string" office:string-value="00">
            <text:p>00</text:p>
          </table:table-cell>
          <table:table-cell table:formula="of:=[.A5]&amp;[.B5]&amp;[.C5]&amp;[.D5]" office:value-type="string" office:string-value="0100">
            <text:p>0100</text:p>
          </table:table-cell>
          <table:table-cell table:formula="of:=[.E5]&amp;[.F5]&amp;[.G5]&amp;[.H5]" office:value-type="string" office:string-value="0000">
            <text:p>000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RTI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string">
            <text:p>0xx0xx0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6]&amp;[.B6]&amp;[.C6]&amp;[.D6]&amp;[.E6]&amp;[.F6]&amp;[.G6]&amp;[.H6]" office:value-type="string" office:string-value="01010000">
            <text:p>01010000</text:p>
          </table:table-cell>
          <table:table-cell table:formula="of:=[.H6]&amp;[.G6]&amp;[.F6]&amp;[.E6]&amp;[.D6]&amp;[.C6]&amp;[.B6]&amp;[.A6]" office:value-type="string" office:string-value="00001010">
            <text:p>00001010</text:p>
          </table:table-cell>
          <table:table-cell table:formula="of:=[.A6]&amp;[.B6]&amp;[.C6]" office:value-type="string" office:string-value="010">
            <text:p>010</text:p>
          </table:table-cell>
          <table:table-cell table:formula="of:=[.D6]&amp;[.E6]&amp;[.F6]" office:value-type="string" office:string-value="100">
            <text:p>100</text:p>
          </table:table-cell>
          <table:table-cell table:formula="of:=[.G6]&amp;[.H6]" office:value-type="string" office:string-value="00">
            <text:p>00</text:p>
          </table:table-cell>
          <table:table-cell table:formula="of:=[.A6]&amp;[.B6]&amp;[.C6]&amp;[.D6]" office:value-type="string" office:string-value="0101">
            <text:p>0101</text:p>
          </table:table-cell>
          <table:table-cell table:formula="of:=[.E6]&amp;[.F6]&amp;[.G6]&amp;[.H6]" office:value-type="string" office:string-value="0000">
            <text:p>000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BVC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  <table:table-cell office:value-type="string">
            <text:p>xxx1000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7]&amp;[.B7]&amp;[.C7]&amp;[.D7]&amp;[.E7]&amp;[.F7]&amp;[.G7]&amp;[.H7]" office:value-type="string" office:string-value="01100000">
            <text:p>01100000</text:p>
          </table:table-cell>
          <table:table-cell table:formula="of:=[.H7]&amp;[.G7]&amp;[.F7]&amp;[.E7]&amp;[.D7]&amp;[.C7]&amp;[.B7]&amp;[.A7]" office:value-type="string" office:string-value="00000110">
            <text:p>00000110</text:p>
          </table:table-cell>
          <table:table-cell table:formula="of:=[.A7]&amp;[.B7]&amp;[.C7]" office:value-type="string" office:string-value="011">
            <text:p>011</text:p>
          </table:table-cell>
          <table:table-cell table:formula="of:=[.D7]&amp;[.E7]&amp;[.F7]" office:value-type="string" office:string-value="000">
            <text:p>000</text:p>
          </table:table-cell>
          <table:table-cell table:formula="of:=[.G7]&amp;[.H7]" office:value-type="string" office:string-value="00">
            <text:p>00</text:p>
          </table:table-cell>
          <table:table-cell table:formula="of:=[.A7]&amp;[.B7]&amp;[.C7]&amp;[.D7]" office:value-type="string" office:string-value="0110">
            <text:p>0110</text:p>
          </table:table-cell>
          <table:table-cell table:formula="of:=[.E7]&amp;[.F7]&amp;[.G7]&amp;[.H7]" office:value-type="string" office:string-value="0000">
            <text:p>000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RTS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string">
            <text:p>0xx0xx0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8]&amp;[.B8]&amp;[.C8]&amp;[.D8]&amp;[.E8]&amp;[.F8]&amp;[.G8]&amp;[.H8]" office:value-type="string" office:string-value="01110000">
            <text:p>01110000</text:p>
          </table:table-cell>
          <table:table-cell table:formula="of:=[.H8]&amp;[.G8]&amp;[.F8]&amp;[.E8]&amp;[.D8]&amp;[.C8]&amp;[.B8]&amp;[.A8]" office:value-type="string" office:string-value="00001110">
            <text:p>00001110</text:p>
          </table:table-cell>
          <table:table-cell table:formula="of:=[.A8]&amp;[.B8]&amp;[.C8]" office:value-type="string" office:string-value="011">
            <text:p>011</text:p>
          </table:table-cell>
          <table:table-cell table:formula="of:=[.D8]&amp;[.E8]&amp;[.F8]" office:value-type="string" office:string-value="100">
            <text:p>100</text:p>
          </table:table-cell>
          <table:table-cell table:formula="of:=[.G8]&amp;[.H8]" office:value-type="string" office:string-value="00">
            <text:p>00</text:p>
          </table:table-cell>
          <table:table-cell table:formula="of:=[.A8]&amp;[.B8]&amp;[.C8]&amp;[.D8]" office:value-type="string" office:string-value="0111">
            <text:p>0111</text:p>
          </table:table-cell>
          <table:table-cell table:formula="of:=[.E8]&amp;[.F8]&amp;[.G8]&amp;[.H8]" office:value-type="string" office:string-value="0000">
            <text:p>000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BVS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  <table:table-cell office:value-type="string">
            <text:p>xxx1000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7" office:value-type="string">
            <text:p>0</text:p>
          </table:table-cell>
          <table:table-cell table:formula="of:=[.A9]&amp;[.B9]&amp;[.C9]&amp;[.D9]&amp;[.E9]&amp;[.F9]&amp;[.G9]&amp;[.H9]" office:value-type="string" office:string-value="10000000">
            <text:p>10000000</text:p>
          </table:table-cell>
          <table:table-cell table:formula="of:=[.H9]&amp;[.G9]&amp;[.F9]&amp;[.E9]&amp;[.D9]&amp;[.C9]&amp;[.B9]&amp;[.A9]" office:value-type="string" office:string-value="00000001">
            <text:p>00000001</text:p>
          </table:table-cell>
          <table:table-cell table:formula="of:=[.A9]&amp;[.B9]&amp;[.C9]" office:value-type="string" office:string-value="100">
            <text:p>100</text:p>
          </table:table-cell>
          <table:table-cell table:formula="of:=[.D9]&amp;[.E9]&amp;[.F9]" office:value-type="string" office:string-value="000">
            <text:p>000</text:p>
          </table:table-cell>
          <table:table-cell table:formula="of:=[.G9]&amp;[.H9]" office:value-type="string" office:string-value="00">
            <text:p>00</text:p>
          </table:table-cell>
          <table:table-cell table:formula="of:=[.A9]&amp;[.B9]&amp;[.C9]&amp;[.D9]" office:value-type="string" office:string-value="1000">
            <text:p>1000</text:p>
          </table:table-cell>
          <table:table-cell table:formula="of:=[.E9]&amp;[.F9]&amp;[.G9]&amp;[.H9]" office:value-type="string" office:string-value="0000">
            <text:p>000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0]&amp;[.B10]&amp;[.C10]&amp;[.D10]&amp;[.E10]&amp;[.F10]&amp;[.G10]&amp;[.H10]" office:value-type="string" office:string-value="10010000">
            <text:p>10010000</text:p>
          </table:table-cell>
          <table:table-cell table:formula="of:=[.H10]&amp;[.G10]&amp;[.F10]&amp;[.E10]&amp;[.D10]&amp;[.C10]&amp;[.B10]&amp;[.A10]" office:value-type="string" office:string-value="00001001">
            <text:p>00001001</text:p>
          </table:table-cell>
          <table:table-cell table:formula="of:=[.A10]&amp;[.B10]&amp;[.C10]" office:value-type="string" office:string-value="100">
            <text:p>100</text:p>
          </table:table-cell>
          <table:table-cell table:formula="of:=[.D10]&amp;[.E10]&amp;[.F10]" office:value-type="string" office:string-value="100">
            <text:p>100</text:p>
          </table:table-cell>
          <table:table-cell table:formula="of:=[.G10]&amp;[.H10]" office:value-type="string" office:string-value="00">
            <text:p>00</text:p>
          </table:table-cell>
          <table:table-cell table:formula="of:=[.A10]&amp;[.B10]&amp;[.C10]&amp;[.D10]" office:value-type="string" office:string-value="1001">
            <text:p>1001</text:p>
          </table:table-cell>
          <table:table-cell table:formula="of:=[.E10]&amp;[.F10]&amp;[.G10]&amp;[.H10]" office:value-type="string" office:string-value="0000">
            <text:p>000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BCC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  <table:table-cell office:value-type="string">
            <text:p>xxx1000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11]&amp;[.B11]&amp;[.C11]&amp;[.D11]&amp;[.E11]&amp;[.F11]&amp;[.G11]&amp;[.H11]" office:value-type="string" office:string-value="10100000">
            <text:p>10100000</text:p>
          </table:table-cell>
          <table:table-cell table:formula="of:=[.H11]&amp;[.G11]&amp;[.F11]&amp;[.E11]&amp;[.D11]&amp;[.C11]&amp;[.B11]&amp;[.A11]" office:value-type="string" office:string-value="00000101">
            <text:p>00000101</text:p>
          </table:table-cell>
          <table:table-cell table:formula="of:=[.A11]&amp;[.B11]&amp;[.C11]" office:value-type="string" office:string-value="101">
            <text:p>101</text:p>
          </table:table-cell>
          <table:table-cell table:formula="of:=[.D11]&amp;[.E11]&amp;[.F11]" office:value-type="string" office:string-value="000">
            <text:p>000</text:p>
          </table:table-cell>
          <table:table-cell table:formula="of:=[.G11]&amp;[.H11]" office:value-type="string" office:string-value="00">
            <text:p>00</text:p>
          </table:table-cell>
          <table:table-cell table:formula="of:=[.A11]&amp;[.B11]&amp;[.C11]&amp;[.D11]" office:value-type="string" office:string-value="1010">
            <text:p>1010</text:p>
          </table:table-cell>
          <table:table-cell table:formula="of:=[.E11]&amp;[.F11]&amp;[.G11]&amp;[.H11]" office:value-type="string" office:string-value="0000">
            <text:p>0000</text:p>
          </table:table-cell>
          <table:table-cell office:value-type="string">
            <text:p>A</text:p>
          </table:table-cell>
          <table:table-cell office:value-type="string">
            <text:p>0</text:p>
          </table:table-cell>
          <table:table-cell office:value-type="string">
            <text:p>LDY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2]&amp;[.B12]&amp;[.C12]&amp;[.D12]&amp;[.E12]&amp;[.F12]&amp;[.G12]&amp;[.H12]" office:value-type="string" office:string-value="10110000">
            <text:p>10110000</text:p>
          </table:table-cell>
          <table:table-cell table:formula="of:=[.H12]&amp;[.G12]&amp;[.F12]&amp;[.E12]&amp;[.D12]&amp;[.C12]&amp;[.B12]&amp;[.A12]" office:value-type="string" office:string-value="00001101">
            <text:p>00001101</text:p>
          </table:table-cell>
          <table:table-cell table:formula="of:=[.A12]&amp;[.B12]&amp;[.C12]" office:value-type="string" office:string-value="101">
            <text:p>101</text:p>
          </table:table-cell>
          <table:table-cell table:formula="of:=[.D12]&amp;[.E12]&amp;[.F12]" office:value-type="string" office:string-value="100">
            <text:p>100</text:p>
          </table:table-cell>
          <table:table-cell table:formula="of:=[.G12]&amp;[.H12]" office:value-type="string" office:string-value="00">
            <text:p>00</text:p>
          </table:table-cell>
          <table:table-cell table:formula="of:=[.A12]&amp;[.B12]&amp;[.C12]&amp;[.D12]" office:value-type="string" office:string-value="1011">
            <text:p>1011</text:p>
          </table:table-cell>
          <table:table-cell table:formula="of:=[.E12]&amp;[.F12]&amp;[.G12]&amp;[.H12]" office:value-type="string" office:string-value="0000">
            <text:p>0000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  <table:table-cell office:value-type="string">
            <text:p>BCS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  <table:table-cell office:value-type="string">
            <text:p>xxx1000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6" office:value-type="string">
            <text:p>0</text:p>
          </table:table-cell>
          <table:table-cell table:formula="of:=[.A13]&amp;[.B13]&amp;[.C13]&amp;[.D13]&amp;[.E13]&amp;[.F13]&amp;[.G13]&amp;[.H13]" office:value-type="string" office:string-value="11000000">
            <text:p>11000000</text:p>
          </table:table-cell>
          <table:table-cell table:formula="of:=[.H13]&amp;[.G13]&amp;[.F13]&amp;[.E13]&amp;[.D13]&amp;[.C13]&amp;[.B13]&amp;[.A13]" office:value-type="string" office:string-value="00000011">
            <text:p>00000011</text:p>
          </table:table-cell>
          <table:table-cell table:formula="of:=[.A13]&amp;[.B13]&amp;[.C13]" office:value-type="string" office:string-value="110">
            <text:p>110</text:p>
          </table:table-cell>
          <table:table-cell table:formula="of:=[.D13]&amp;[.E13]&amp;[.F13]" office:value-type="string" office:string-value="000">
            <text:p>000</text:p>
          </table:table-cell>
          <table:table-cell table:formula="of:=[.G13]&amp;[.H13]" office:value-type="string" office:string-value="00">
            <text:p>00</text:p>
          </table:table-cell>
          <table:table-cell table:formula="of:=[.A13]&amp;[.B13]&amp;[.C13]&amp;[.D13]" office:value-type="string" office:string-value="1100">
            <text:p>1100</text:p>
          </table:table-cell>
          <table:table-cell table:formula="of:=[.E13]&amp;[.F13]&amp;[.G13]&amp;[.H13]" office:value-type="string" office:string-value="0000">
            <text:p>0000</text:p>
          </table:table-cell>
          <table:table-cell office:value-type="string">
            <text:p>C</text:p>
          </table:table-cell>
          <table:table-cell office:value-type="string">
            <text:p>0</text:p>
          </table:table-cell>
          <table:table-cell office:value-type="string">
            <text:p>CPY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4]&amp;[.B14]&amp;[.C14]&amp;[.D14]&amp;[.E14]&amp;[.F14]&amp;[.G14]&amp;[.H14]" office:value-type="string" office:string-value="11010000">
            <text:p>11010000</text:p>
          </table:table-cell>
          <table:table-cell table:formula="of:=[.H14]&amp;[.G14]&amp;[.F14]&amp;[.E14]&amp;[.D14]&amp;[.C14]&amp;[.B14]&amp;[.A14]" office:value-type="string" office:string-value="00001011">
            <text:p>00001011</text:p>
          </table:table-cell>
          <table:table-cell table:formula="of:=[.A14]&amp;[.B14]&amp;[.C14]" office:value-type="string" office:string-value="110">
            <text:p>110</text:p>
          </table:table-cell>
          <table:table-cell table:formula="of:=[.D14]&amp;[.E14]&amp;[.F14]" office:value-type="string" office:string-value="100">
            <text:p>100</text:p>
          </table:table-cell>
          <table:table-cell table:formula="of:=[.G14]&amp;[.H14]" office:value-type="string" office:string-value="00">
            <text:p>00</text:p>
          </table:table-cell>
          <table:table-cell table:formula="of:=[.A14]&amp;[.B14]&amp;[.C14]&amp;[.D14]" office:value-type="string" office:string-value="1101">
            <text:p>1101</text:p>
          </table:table-cell>
          <table:table-cell table:formula="of:=[.E14]&amp;[.F14]&amp;[.G14]&amp;[.H14]" office:value-type="string" office:string-value="0000">
            <text:p>0000</text:p>
          </table:table-cell>
          <table:table-cell office:value-type="string">
            <text:p>D</text:p>
          </table:table-cell>
          <table:table-cell office:value-type="string">
            <text:p>0</text:p>
          </table:table-cell>
          <table:table-cell office:value-type="string">
            <text:p>BNE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  <table:table-cell office:value-type="string">
            <text:p>xxx1000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15]&amp;[.B15]&amp;[.C15]&amp;[.D15]&amp;[.E15]&amp;[.F15]&amp;[.G15]&amp;[.H15]" office:value-type="string" office:string-value="11100000">
            <text:p>11100000</text:p>
          </table:table-cell>
          <table:table-cell table:formula="of:=[.H15]&amp;[.G15]&amp;[.F15]&amp;[.E15]&amp;[.D15]&amp;[.C15]&amp;[.B15]&amp;[.A15]" office:value-type="string" office:string-value="00000111">
            <text:p>00000111</text:p>
          </table:table-cell>
          <table:table-cell table:formula="of:=[.A15]&amp;[.B15]&amp;[.C15]" office:value-type="string" office:string-value="111">
            <text:p>111</text:p>
          </table:table-cell>
          <table:table-cell table:formula="of:=[.D15]&amp;[.E15]&amp;[.F15]" office:value-type="string" office:string-value="000">
            <text:p>000</text:p>
          </table:table-cell>
          <table:table-cell table:formula="of:=[.G15]&amp;[.H15]" office:value-type="string" office:string-value="00">
            <text:p>00</text:p>
          </table:table-cell>
          <table:table-cell table:formula="of:=[.A15]&amp;[.B15]&amp;[.C15]&amp;[.D15]" office:value-type="string" office:string-value="1110">
            <text:p>1110</text:p>
          </table:table-cell>
          <table:table-cell table:formula="of:=[.E15]&amp;[.F15]&amp;[.G15]&amp;[.H15]" office:value-type="string" office:string-value="0000">
            <text:p>0000</text:p>
          </table:table-cell>
          <table:table-cell office:value-type="string">
            <text:p>E</text:p>
          </table:table-cell>
          <table:table-cell office:value-type="string">
            <text:p>0</text:p>
          </table:table-cell>
          <table:table-cell office:value-type="string">
            <text:p>CPX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number-columns-repeated="4"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6]&amp;[.B16]&amp;[.C16]&amp;[.D16]&amp;[.E16]&amp;[.F16]&amp;[.G16]&amp;[.H16]" office:value-type="string" office:string-value="11110000">
            <text:p>11110000</text:p>
          </table:table-cell>
          <table:table-cell table:formula="of:=[.H16]&amp;[.G16]&amp;[.F16]&amp;[.E16]&amp;[.D16]&amp;[.C16]&amp;[.B16]&amp;[.A16]" office:value-type="string" office:string-value="00001111">
            <text:p>00001111</text:p>
          </table:table-cell>
          <table:table-cell table:formula="of:=[.A16]&amp;[.B16]&amp;[.C16]" office:value-type="string" office:string-value="111">
            <text:p>111</text:p>
          </table:table-cell>
          <table:table-cell table:formula="of:=[.D16]&amp;[.E16]&amp;[.F16]" office:value-type="string" office:string-value="100">
            <text:p>100</text:p>
          </table:table-cell>
          <table:table-cell table:formula="of:=[.G16]&amp;[.H16]" office:value-type="string" office:string-value="00">
            <text:p>00</text:p>
          </table:table-cell>
          <table:table-cell table:formula="of:=[.A16]&amp;[.B16]&amp;[.C16]&amp;[.D16]" office:value-type="string" office:string-value="1111">
            <text:p>1111</text:p>
          </table:table-cell>
          <table:table-cell table:formula="of:=[.E16]&amp;[.F16]&amp;[.G16]&amp;[.H16]" office:value-type="string" office:string-value="0000">
            <text:p>0000</text:p>
          </table:table-cell>
          <table:table-cell office:value-type="string">
            <text:p>F</text:p>
          </table:table-cell>
          <table:table-cell office:value-type="string">
            <text:p>0</text:p>
          </table:table-cell>
          <table:table-cell office:value-type="string">
            <text:p>BEQ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  <table:table-cell office:value-type="string">
            <text:p>xxx1000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7" office:value-type="string">
            <text:p>0</text:p>
          </table:table-cell>
          <table:table-cell office:value-type="string">
            <text:p>1</text:p>
          </table:table-cell>
          <table:table-cell table:formula="of:=[.A17]&amp;[.B17]&amp;[.C17]&amp;[.D17]&amp;[.E17]&amp;[.F17]&amp;[.G17]&amp;[.H17]" office:value-type="string" office:string-value="00000001">
            <text:p>00000001</text:p>
          </table:table-cell>
          <table:table-cell table:formula="of:=[.H17]&amp;[.G17]&amp;[.F17]&amp;[.E17]&amp;[.D17]&amp;[.C17]&amp;[.B17]&amp;[.A17]" office:value-type="string" office:string-value="10000000">
            <text:p>10000000</text:p>
          </table:table-cell>
          <table:table-cell table:formula="of:=[.A17]&amp;[.B17]&amp;[.C17]" office:value-type="string" office:string-value="000">
            <text:p>000</text:p>
          </table:table-cell>
          <table:table-cell table:formula="of:=[.D17]&amp;[.E17]&amp;[.F17]" office:value-type="string" office:string-value="000">
            <text:p>000</text:p>
          </table:table-cell>
          <table:table-cell table:formula="of:=[.G17]&amp;[.H17]" office:value-type="string" office:string-value="01">
            <text:p>01</text:p>
          </table:table-cell>
          <table:table-cell table:formula="of:=[.A17]&amp;[.B17]&amp;[.C17]&amp;[.D17]" office:value-type="string" office:string-value="0000">
            <text:p>0000</text:p>
          </table:table-cell>
          <table:table-cell table:formula="of:=[.E17]&amp;[.F17]&amp;[.G17]&amp;[.H17]" office:value-type="string" office:string-value="0001">
            <text:p>000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ORA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8]&amp;[.B18]&amp;[.C18]&amp;[.D18]&amp;[.E18]&amp;[.F18]&amp;[.G18]&amp;[.H18]" office:value-type="string" office:string-value="00010001">
            <text:p>00010001</text:p>
          </table:table-cell>
          <table:table-cell table:formula="of:=[.H18]&amp;[.G18]&amp;[.F18]&amp;[.E18]&amp;[.D18]&amp;[.C18]&amp;[.B18]&amp;[.A18]" office:value-type="string" office:string-value="10001000">
            <text:p>10001000</text:p>
          </table:table-cell>
          <table:table-cell table:formula="of:=[.A18]&amp;[.B18]&amp;[.C18]" office:value-type="string" office:string-value="000">
            <text:p>000</text:p>
          </table:table-cell>
          <table:table-cell table:formula="of:=[.D18]&amp;[.E18]&amp;[.F18]" office:value-type="string" office:string-value="100">
            <text:p>100</text:p>
          </table:table-cell>
          <table:table-cell table:formula="of:=[.G18]&amp;[.H18]" office:value-type="string" office:string-value="01">
            <text:p>01</text:p>
          </table:table-cell>
          <table:table-cell table:formula="of:=[.A18]&amp;[.B18]&amp;[.C18]&amp;[.D18]" office:value-type="string" office:string-value="0001">
            <text:p>0001</text:p>
          </table:table-cell>
          <table:table-cell table:formula="of:=[.E18]&amp;[.F18]&amp;[.G18]&amp;[.H18]" office:value-type="string" office:string-value="0001">
            <text:p>0001</text:p>
          </table:table-cell>
          <table:table-cell table:number-columns-repeated="2" office:value-type="string">
            <text:p>1</text:p>
          </table:table-cell>
          <table:table-cell office:value-type="string">
            <text:p>ORA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formula="of:=[.A19]&amp;[.B19]&amp;[.C19]&amp;[.D19]&amp;[.E19]&amp;[.F19]&amp;[.G19]&amp;[.H19]" office:value-type="string" office:string-value="00100001">
            <text:p>00100001</text:p>
          </table:table-cell>
          <table:table-cell table:formula="of:=[.H19]&amp;[.G19]&amp;[.F19]&amp;[.E19]&amp;[.D19]&amp;[.C19]&amp;[.B19]&amp;[.A19]" office:value-type="string" office:string-value="10000100">
            <text:p>10000100</text:p>
          </table:table-cell>
          <table:table-cell table:formula="of:=[.A19]&amp;[.B19]&amp;[.C19]" office:value-type="string" office:string-value="001">
            <text:p>001</text:p>
          </table:table-cell>
          <table:table-cell table:formula="of:=[.D19]&amp;[.E19]&amp;[.F19]" office:value-type="string" office:string-value="000">
            <text:p>000</text:p>
          </table:table-cell>
          <table:table-cell table:formula="of:=[.G19]&amp;[.H19]" office:value-type="string" office:string-value="01">
            <text:p>01</text:p>
          </table:table-cell>
          <table:table-cell table:formula="of:=[.A19]&amp;[.B19]&amp;[.C19]&amp;[.D19]" office:value-type="string" office:string-value="0010">
            <text:p>0010</text:p>
          </table:table-cell>
          <table:table-cell table:formula="of:=[.E19]&amp;[.F19]&amp;[.G19]&amp;[.H19]" office:value-type="string" office:string-value="0001">
            <text:p>000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AND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20]&amp;[.B20]&amp;[.C20]&amp;[.D20]&amp;[.E20]&amp;[.F20]&amp;[.G20]&amp;[.H20]" office:value-type="string" office:string-value="00110001">
            <text:p>00110001</text:p>
          </table:table-cell>
          <table:table-cell table:formula="of:=[.H20]&amp;[.G20]&amp;[.F20]&amp;[.E20]&amp;[.D20]&amp;[.C20]&amp;[.B20]&amp;[.A20]" office:value-type="string" office:string-value="10001100">
            <text:p>10001100</text:p>
          </table:table-cell>
          <table:table-cell table:formula="of:=[.A20]&amp;[.B20]&amp;[.C20]" office:value-type="string" office:string-value="001">
            <text:p>001</text:p>
          </table:table-cell>
          <table:table-cell table:formula="of:=[.D20]&amp;[.E20]&amp;[.F20]" office:value-type="string" office:string-value="100">
            <text:p>100</text:p>
          </table:table-cell>
          <table:table-cell table:formula="of:=[.G20]&amp;[.H20]" office:value-type="string" office:string-value="01">
            <text:p>01</text:p>
          </table:table-cell>
          <table:table-cell table:formula="of:=[.A20]&amp;[.B20]&amp;[.C20]&amp;[.D20]" office:value-type="string" office:string-value="0011">
            <text:p>0011</text:p>
          </table:table-cell>
          <table:table-cell table:formula="of:=[.E20]&amp;[.F20]&amp;[.G20]&amp;[.H20]" office:value-type="string" office:string-value="0001">
            <text:p>0001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AND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formula="of:=[.A21]&amp;[.B21]&amp;[.C21]&amp;[.D21]&amp;[.E21]&amp;[.F21]&amp;[.G21]&amp;[.H21]" office:value-type="string" office:string-value="01000001">
            <text:p>01000001</text:p>
          </table:table-cell>
          <table:table-cell table:formula="of:=[.H21]&amp;[.G21]&amp;[.F21]&amp;[.E21]&amp;[.D21]&amp;[.C21]&amp;[.B21]&amp;[.A21]" office:value-type="string" office:string-value="10000010">
            <text:p>10000010</text:p>
          </table:table-cell>
          <table:table-cell table:formula="of:=[.A21]&amp;[.B21]&amp;[.C21]" office:value-type="string" office:string-value="010">
            <text:p>010</text:p>
          </table:table-cell>
          <table:table-cell table:formula="of:=[.D21]&amp;[.E21]&amp;[.F21]" office:value-type="string" office:string-value="000">
            <text:p>000</text:p>
          </table:table-cell>
          <table:table-cell table:formula="of:=[.G21]&amp;[.H21]" office:value-type="string" office:string-value="01">
            <text:p>01</text:p>
          </table:table-cell>
          <table:table-cell table:formula="of:=[.A21]&amp;[.B21]&amp;[.C21]&amp;[.D21]" office:value-type="string" office:string-value="0100">
            <text:p>0100</text:p>
          </table:table-cell>
          <table:table-cell table:formula="of:=[.E21]&amp;[.F21]&amp;[.G21]&amp;[.H21]" office:value-type="string" office:string-value="0001">
            <text:p>0001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EOR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22]&amp;[.B22]&amp;[.C22]&amp;[.D22]&amp;[.E22]&amp;[.F22]&amp;[.G22]&amp;[.H22]" office:value-type="string" office:string-value="01010001">
            <text:p>01010001</text:p>
          </table:table-cell>
          <table:table-cell table:formula="of:=[.H22]&amp;[.G22]&amp;[.F22]&amp;[.E22]&amp;[.D22]&amp;[.C22]&amp;[.B22]&amp;[.A22]" office:value-type="string" office:string-value="10001010">
            <text:p>10001010</text:p>
          </table:table-cell>
          <table:table-cell table:formula="of:=[.A22]&amp;[.B22]&amp;[.C22]" office:value-type="string" office:string-value="010">
            <text:p>010</text:p>
          </table:table-cell>
          <table:table-cell table:formula="of:=[.D22]&amp;[.E22]&amp;[.F22]" office:value-type="string" office:string-value="100">
            <text:p>100</text:p>
          </table:table-cell>
          <table:table-cell table:formula="of:=[.G22]&amp;[.H22]" office:value-type="string" office:string-value="01">
            <text:p>01</text:p>
          </table:table-cell>
          <table:table-cell table:formula="of:=[.A22]&amp;[.B22]&amp;[.C22]&amp;[.D22]" office:value-type="string" office:string-value="0101">
            <text:p>0101</text:p>
          </table:table-cell>
          <table:table-cell table:formula="of:=[.E22]&amp;[.F22]&amp;[.G22]&amp;[.H22]" office:value-type="string" office:string-value="0001">
            <text:p>0001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EOR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formula="of:=[.A23]&amp;[.B23]&amp;[.C23]&amp;[.D23]&amp;[.E23]&amp;[.F23]&amp;[.G23]&amp;[.H23]" office:value-type="string" office:string-value="01100001">
            <text:p>01100001</text:p>
          </table:table-cell>
          <table:table-cell table:formula="of:=[.H23]&amp;[.G23]&amp;[.F23]&amp;[.E23]&amp;[.D23]&amp;[.C23]&amp;[.B23]&amp;[.A23]" office:value-type="string" office:string-value="10000110">
            <text:p>10000110</text:p>
          </table:table-cell>
          <table:table-cell table:formula="of:=[.A23]&amp;[.B23]&amp;[.C23]" office:value-type="string" office:string-value="011">
            <text:p>011</text:p>
          </table:table-cell>
          <table:table-cell table:formula="of:=[.D23]&amp;[.E23]&amp;[.F23]" office:value-type="string" office:string-value="000">
            <text:p>000</text:p>
          </table:table-cell>
          <table:table-cell table:formula="of:=[.G23]&amp;[.H23]" office:value-type="string" office:string-value="01">
            <text:p>01</text:p>
          </table:table-cell>
          <table:table-cell table:formula="of:=[.A23]&amp;[.B23]&amp;[.C23]&amp;[.D23]" office:value-type="string" office:string-value="0110">
            <text:p>0110</text:p>
          </table:table-cell>
          <table:table-cell table:formula="of:=[.E23]&amp;[.F23]&amp;[.G23]&amp;[.H23]" office:value-type="string" office:string-value="0001">
            <text:p>0001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ADC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24]&amp;[.B24]&amp;[.C24]&amp;[.D24]&amp;[.E24]&amp;[.F24]&amp;[.G24]&amp;[.H24]" office:value-type="string" office:string-value="01110001">
            <text:p>01110001</text:p>
          </table:table-cell>
          <table:table-cell table:formula="of:=[.H24]&amp;[.G24]&amp;[.F24]&amp;[.E24]&amp;[.D24]&amp;[.C24]&amp;[.B24]&amp;[.A24]" office:value-type="string" office:string-value="10001110">
            <text:p>10001110</text:p>
          </table:table-cell>
          <table:table-cell table:formula="of:=[.A24]&amp;[.B24]&amp;[.C24]" office:value-type="string" office:string-value="011">
            <text:p>011</text:p>
          </table:table-cell>
          <table:table-cell table:formula="of:=[.D24]&amp;[.E24]&amp;[.F24]" office:value-type="string" office:string-value="100">
            <text:p>100</text:p>
          </table:table-cell>
          <table:table-cell table:formula="of:=[.G24]&amp;[.H24]" office:value-type="string" office:string-value="01">
            <text:p>01</text:p>
          </table:table-cell>
          <table:table-cell table:formula="of:=[.A24]&amp;[.B24]&amp;[.C24]&amp;[.D24]" office:value-type="string" office:string-value="0111">
            <text:p>0111</text:p>
          </table:table-cell>
          <table:table-cell table:formula="of:=[.E24]&amp;[.F24]&amp;[.G24]&amp;[.H24]" office:value-type="string" office:string-value="0001">
            <text:p>0001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ADC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1</text:p>
          </table:table-cell>
          <table:table-cell table:number-columns-repeated="6" office:value-type="string">
            <text:p>0</text:p>
          </table:table-cell>
          <table:table-cell office:value-type="string">
            <text:p>1</text:p>
          </table:table-cell>
          <table:table-cell table:formula="of:=[.A25]&amp;[.B25]&amp;[.C25]&amp;[.D25]&amp;[.E25]&amp;[.F25]&amp;[.G25]&amp;[.H25]" office:value-type="string" office:string-value="10000001">
            <text:p>10000001</text:p>
          </table:table-cell>
          <table:table-cell table:formula="of:=[.H25]&amp;[.G25]&amp;[.F25]&amp;[.E25]&amp;[.D25]&amp;[.C25]&amp;[.B25]&amp;[.A25]" office:value-type="string" office:string-value="10000001">
            <text:p>10000001</text:p>
          </table:table-cell>
          <table:table-cell table:formula="of:=[.A25]&amp;[.B25]&amp;[.C25]" office:value-type="string" office:string-value="100">
            <text:p>100</text:p>
          </table:table-cell>
          <table:table-cell table:formula="of:=[.D25]&amp;[.E25]&amp;[.F25]" office:value-type="string" office:string-value="000">
            <text:p>000</text:p>
          </table:table-cell>
          <table:table-cell table:formula="of:=[.G25]&amp;[.H25]" office:value-type="string" office:string-value="01">
            <text:p>01</text:p>
          </table:table-cell>
          <table:table-cell table:formula="of:=[.A25]&amp;[.B25]&amp;[.C25]&amp;[.D25]" office:value-type="string" office:string-value="1000">
            <text:p>1000</text:p>
          </table:table-cell>
          <table:table-cell table:formula="of:=[.E25]&amp;[.F25]&amp;[.G25]&amp;[.H25]" office:value-type="string" office:string-value="0001">
            <text:p>0001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STA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26]&amp;[.B26]&amp;[.C26]&amp;[.D26]&amp;[.E26]&amp;[.F26]&amp;[.G26]&amp;[.H26]" office:value-type="string" office:string-value="10010001">
            <text:p>10010001</text:p>
          </table:table-cell>
          <table:table-cell table:formula="of:=[.H26]&amp;[.G26]&amp;[.F26]&amp;[.E26]&amp;[.D26]&amp;[.C26]&amp;[.B26]&amp;[.A26]" office:value-type="string" office:string-value="10001001">
            <text:p>10001001</text:p>
          </table:table-cell>
          <table:table-cell table:formula="of:=[.A26]&amp;[.B26]&amp;[.C26]" office:value-type="string" office:string-value="100">
            <text:p>100</text:p>
          </table:table-cell>
          <table:table-cell table:formula="of:=[.D26]&amp;[.E26]&amp;[.F26]" office:value-type="string" office:string-value="100">
            <text:p>100</text:p>
          </table:table-cell>
          <table:table-cell table:formula="of:=[.G26]&amp;[.H26]" office:value-type="string" office:string-value="01">
            <text:p>01</text:p>
          </table:table-cell>
          <table:table-cell table:formula="of:=[.A26]&amp;[.B26]&amp;[.C26]&amp;[.D26]" office:value-type="string" office:string-value="1001">
            <text:p>1001</text:p>
          </table:table-cell>
          <table:table-cell table:formula="of:=[.E26]&amp;[.F26]&amp;[.G26]&amp;[.H26]" office:value-type="string" office:string-value="0001">
            <text:p>0001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STA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formula="of:=[.A27]&amp;[.B27]&amp;[.C27]&amp;[.D27]&amp;[.E27]&amp;[.F27]&amp;[.G27]&amp;[.H27]" office:value-type="string" office:string-value="10100001">
            <text:p>10100001</text:p>
          </table:table-cell>
          <table:table-cell table:formula="of:=[.H27]&amp;[.G27]&amp;[.F27]&amp;[.E27]&amp;[.D27]&amp;[.C27]&amp;[.B27]&amp;[.A27]" office:value-type="string" office:string-value="10000101">
            <text:p>10000101</text:p>
          </table:table-cell>
          <table:table-cell table:formula="of:=[.A27]&amp;[.B27]&amp;[.C27]" office:value-type="string" office:string-value="101">
            <text:p>101</text:p>
          </table:table-cell>
          <table:table-cell table:formula="of:=[.D27]&amp;[.E27]&amp;[.F27]" office:value-type="string" office:string-value="000">
            <text:p>000</text:p>
          </table:table-cell>
          <table:table-cell table:formula="of:=[.G27]&amp;[.H27]" office:value-type="string" office:string-value="01">
            <text:p>01</text:p>
          </table:table-cell>
          <table:table-cell table:formula="of:=[.A27]&amp;[.B27]&amp;[.C27]&amp;[.D27]" office:value-type="string" office:string-value="1010">
            <text:p>1010</text:p>
          </table:table-cell>
          <table:table-cell table:formula="of:=[.E27]&amp;[.F27]&amp;[.G27]&amp;[.H27]" office:value-type="string" office:string-value="0001">
            <text:p>0001</text:p>
          </table:table-cell>
          <table:table-cell office:value-type="string">
            <text:p>A</text:p>
          </table:table-cell>
          <table:table-cell office:value-type="string">
            <text:p>1</text:p>
          </table:table-cell>
          <table:table-cell office:value-type="string">
            <text:p>LDA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28]&amp;[.B28]&amp;[.C28]&amp;[.D28]&amp;[.E28]&amp;[.F28]&amp;[.G28]&amp;[.H28]" office:value-type="string" office:string-value="10110001">
            <text:p>10110001</text:p>
          </table:table-cell>
          <table:table-cell table:formula="of:=[.H28]&amp;[.G28]&amp;[.F28]&amp;[.E28]&amp;[.D28]&amp;[.C28]&amp;[.B28]&amp;[.A28]" office:value-type="string" office:string-value="10001101">
            <text:p>10001101</text:p>
          </table:table-cell>
          <table:table-cell table:formula="of:=[.A28]&amp;[.B28]&amp;[.C28]" office:value-type="string" office:string-value="101">
            <text:p>101</text:p>
          </table:table-cell>
          <table:table-cell table:formula="of:=[.D28]&amp;[.E28]&amp;[.F28]" office:value-type="string" office:string-value="100">
            <text:p>100</text:p>
          </table:table-cell>
          <table:table-cell table:formula="of:=[.G28]&amp;[.H28]" office:value-type="string" office:string-value="01">
            <text:p>01</text:p>
          </table:table-cell>
          <table:table-cell table:formula="of:=[.A28]&amp;[.B28]&amp;[.C28]&amp;[.D28]" office:value-type="string" office:string-value="1011">
            <text:p>1011</text:p>
          </table:table-cell>
          <table:table-cell table:formula="of:=[.E28]&amp;[.F28]&amp;[.G28]&amp;[.H28]" office:value-type="string" office:string-value="0001">
            <text:p>0001</text:p>
          </table:table-cell>
          <table:table-cell office:value-type="string">
            <text:p>B</text:p>
          </table:table-cell>
          <table:table-cell office:value-type="string">
            <text:p>1</text:p>
          </table:table-cell>
          <table:table-cell office:value-type="string">
            <text:p>LDA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formula="of:=[.A29]&amp;[.B29]&amp;[.C29]&amp;[.D29]&amp;[.E29]&amp;[.F29]&amp;[.G29]&amp;[.H29]" office:value-type="string" office:string-value="11000001">
            <text:p>11000001</text:p>
          </table:table-cell>
          <table:table-cell table:formula="of:=[.H29]&amp;[.G29]&amp;[.F29]&amp;[.E29]&amp;[.D29]&amp;[.C29]&amp;[.B29]&amp;[.A29]" office:value-type="string" office:string-value="10000011">
            <text:p>10000011</text:p>
          </table:table-cell>
          <table:table-cell table:formula="of:=[.A29]&amp;[.B29]&amp;[.C29]" office:value-type="string" office:string-value="110">
            <text:p>110</text:p>
          </table:table-cell>
          <table:table-cell table:formula="of:=[.D29]&amp;[.E29]&amp;[.F29]" office:value-type="string" office:string-value="000">
            <text:p>000</text:p>
          </table:table-cell>
          <table:table-cell table:formula="of:=[.G29]&amp;[.H29]" office:value-type="string" office:string-value="01">
            <text:p>01</text:p>
          </table:table-cell>
          <table:table-cell table:formula="of:=[.A29]&amp;[.B29]&amp;[.C29]&amp;[.D29]" office:value-type="string" office:string-value="1100">
            <text:p>1100</text:p>
          </table:table-cell>
          <table:table-cell table:formula="of:=[.E29]&amp;[.F29]&amp;[.G29]&amp;[.H29]" office:value-type="string" office:string-value="0001">
            <text:p>0001</text:p>
          </table:table-cell>
          <table:table-cell office:value-type="string">
            <text:p>C</text:p>
          </table:table-cell>
          <table:table-cell office:value-type="string">
            <text:p>1</text:p>
          </table:table-cell>
          <table:table-cell office:value-type="string">
            <text:p>CMP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30]&amp;[.B30]&amp;[.C30]&amp;[.D30]&amp;[.E30]&amp;[.F30]&amp;[.G30]&amp;[.H30]" office:value-type="string" office:string-value="11010001">
            <text:p>11010001</text:p>
          </table:table-cell>
          <table:table-cell table:formula="of:=[.H30]&amp;[.G30]&amp;[.F30]&amp;[.E30]&amp;[.D30]&amp;[.C30]&amp;[.B30]&amp;[.A30]" office:value-type="string" office:string-value="10001011">
            <text:p>10001011</text:p>
          </table:table-cell>
          <table:table-cell table:formula="of:=[.A30]&amp;[.B30]&amp;[.C30]" office:value-type="string" office:string-value="110">
            <text:p>110</text:p>
          </table:table-cell>
          <table:table-cell table:formula="of:=[.D30]&amp;[.E30]&amp;[.F30]" office:value-type="string" office:string-value="100">
            <text:p>100</text:p>
          </table:table-cell>
          <table:table-cell table:formula="of:=[.G30]&amp;[.H30]" office:value-type="string" office:string-value="01">
            <text:p>01</text:p>
          </table:table-cell>
          <table:table-cell table:formula="of:=[.A30]&amp;[.B30]&amp;[.C30]&amp;[.D30]" office:value-type="string" office:string-value="1101">
            <text:p>1101</text:p>
          </table:table-cell>
          <table:table-cell table:formula="of:=[.E30]&amp;[.F30]&amp;[.G30]&amp;[.H30]" office:value-type="string" office:string-value="0001">
            <text:p>0001</text:p>
          </table:table-cell>
          <table:table-cell office:value-type="string">
            <text:p>D</text:p>
          </table:table-cell>
          <table:table-cell office:value-type="string">
            <text:p>1</text:p>
          </table:table-cell>
          <table:table-cell office:value-type="string">
            <text:p>CMP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formula="of:=[.A31]&amp;[.B31]&amp;[.C31]&amp;[.D31]&amp;[.E31]&amp;[.F31]&amp;[.G31]&amp;[.H31]" office:value-type="string" office:string-value="11100001">
            <text:p>11100001</text:p>
          </table:table-cell>
          <table:table-cell table:formula="of:=[.H31]&amp;[.G31]&amp;[.F31]&amp;[.E31]&amp;[.D31]&amp;[.C31]&amp;[.B31]&amp;[.A31]" office:value-type="string" office:string-value="10000111">
            <text:p>10000111</text:p>
          </table:table-cell>
          <table:table-cell table:formula="of:=[.A31]&amp;[.B31]&amp;[.C31]" office:value-type="string" office:string-value="111">
            <text:p>111</text:p>
          </table:table-cell>
          <table:table-cell table:formula="of:=[.D31]&amp;[.E31]&amp;[.F31]" office:value-type="string" office:string-value="000">
            <text:p>000</text:p>
          </table:table-cell>
          <table:table-cell table:formula="of:=[.G31]&amp;[.H31]" office:value-type="string" office:string-value="01">
            <text:p>01</text:p>
          </table:table-cell>
          <table:table-cell table:formula="of:=[.A31]&amp;[.B31]&amp;[.C31]&amp;[.D31]" office:value-type="string" office:string-value="1110">
            <text:p>1110</text:p>
          </table:table-cell>
          <table:table-cell table:formula="of:=[.E31]&amp;[.F31]&amp;[.G31]&amp;[.H31]" office:value-type="string" office:string-value="0001">
            <text:p>0001</text:p>
          </table:table-cell>
          <table:table-cell office:value-type="string">
            <text:p>E</text:p>
          </table:table-cell>
          <table:table-cell office:value-type="string">
            <text:p>1</text:p>
          </table:table-cell>
          <table:table-cell office:value-type="string">
            <text:p>SBC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table:number-columns-repeated="4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32]&amp;[.B32]&amp;[.C32]&amp;[.D32]&amp;[.E32]&amp;[.F32]&amp;[.G32]&amp;[.H32]" office:value-type="string" office:string-value="11110001">
            <text:p>11110001</text:p>
          </table:table-cell>
          <table:table-cell table:formula="of:=[.H32]&amp;[.G32]&amp;[.F32]&amp;[.E32]&amp;[.D32]&amp;[.C32]&amp;[.B32]&amp;[.A32]" office:value-type="string" office:string-value="10001111">
            <text:p>10001111</text:p>
          </table:table-cell>
          <table:table-cell table:formula="of:=[.A32]&amp;[.B32]&amp;[.C32]" office:value-type="string" office:string-value="111">
            <text:p>111</text:p>
          </table:table-cell>
          <table:table-cell table:formula="of:=[.D32]&amp;[.E32]&amp;[.F32]" office:value-type="string" office:string-value="100">
            <text:p>100</text:p>
          </table:table-cell>
          <table:table-cell table:formula="of:=[.G32]&amp;[.H32]" office:value-type="string" office:string-value="01">
            <text:p>01</text:p>
          </table:table-cell>
          <table:table-cell table:formula="of:=[.A32]&amp;[.B32]&amp;[.C32]&amp;[.D32]" office:value-type="string" office:string-value="1111">
            <text:p>1111</text:p>
          </table:table-cell>
          <table:table-cell table:formula="of:=[.E32]&amp;[.F32]&amp;[.G32]&amp;[.H32]" office:value-type="string" office:string-value="0001">
            <text:p>0001</text:p>
          </table:table-cell>
          <table:table-cell office:value-type="string">
            <text:p>F</text:p>
          </table:table-cell>
          <table:table-cell office:value-type="string">
            <text:p>1</text:p>
          </table:table-cell>
          <table:table-cell office:value-type="string">
            <text:p>SBC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number-columns-repeated="6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33]&amp;[.B33]&amp;[.C33]&amp;[.D33]&amp;[.E33]&amp;[.F33]&amp;[.G33]&amp;[.H33]" office:value-type="string" office:string-value="00000010">
            <text:p>00000010</text:p>
          </table:table-cell>
          <table:table-cell table:formula="of:=[.H33]&amp;[.G33]&amp;[.F33]&amp;[.E33]&amp;[.D33]&amp;[.C33]&amp;[.B33]&amp;[.A33]" office:value-type="string" office:string-value="01000000">
            <text:p>01000000</text:p>
          </table:table-cell>
          <table:table-cell table:formula="of:=[.A33]&amp;[.B33]&amp;[.C33]" office:value-type="string" office:string-value="000">
            <text:p>000</text:p>
          </table:table-cell>
          <table:table-cell table:formula="of:=[.D33]&amp;[.E33]&amp;[.F33]" office:value-type="string" office:string-value="000">
            <text:p>000</text:p>
          </table:table-cell>
          <table:table-cell table:formula="of:=[.G33]&amp;[.H33]" office:value-type="string" office:string-value="10">
            <text:p>10</text:p>
          </table:table-cell>
          <table:table-cell table:formula="of:=[.A33]&amp;[.B33]&amp;[.C33]&amp;[.D33]" office:value-type="string" office:string-value="0000">
            <text:p>0000</text:p>
          </table:table-cell>
          <table:table-cell table:formula="of:=[.E33]&amp;[.F33]&amp;[.G33]&amp;[.H33]" office:value-type="string" office:string-value="0010">
            <text:p>001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7"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34]&amp;[.B34]&amp;[.C34]&amp;[.D34]&amp;[.E34]&amp;[.F34]&amp;[.G34]&amp;[.H34]" office:value-type="string" office:string-value="00010010">
            <text:p>00010010</text:p>
          </table:table-cell>
          <table:table-cell table:formula="of:=[.H34]&amp;[.G34]&amp;[.F34]&amp;[.E34]&amp;[.D34]&amp;[.C34]&amp;[.B34]&amp;[.A34]" office:value-type="string" office:string-value="01001000">
            <text:p>01001000</text:p>
          </table:table-cell>
          <table:table-cell table:formula="of:=[.A34]&amp;[.B34]&amp;[.C34]" office:value-type="string" office:string-value="000">
            <text:p>000</text:p>
          </table:table-cell>
          <table:table-cell table:formula="of:=[.D34]&amp;[.E34]&amp;[.F34]" office:value-type="string" office:string-value="100">
            <text:p>100</text:p>
          </table:table-cell>
          <table:table-cell table:formula="of:=[.G34]&amp;[.H34]" office:value-type="string" office:string-value="10">
            <text:p>10</text:p>
          </table:table-cell>
          <table:table-cell table:formula="of:=[.A34]&amp;[.B34]&amp;[.C34]&amp;[.D34]" office:value-type="string" office:string-value="0001">
            <text:p>0001</text:p>
          </table:table-cell>
          <table:table-cell table:formula="of:=[.E34]&amp;[.F34]&amp;[.G34]&amp;[.H34]" office:value-type="string" office:string-value="0010">
            <text:p>001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5"/>
          <table:table-cell office:value-type="string">
            <text:p>xxx10010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35]&amp;[.B35]&amp;[.C35]&amp;[.D35]&amp;[.E35]&amp;[.F35]&amp;[.G35]&amp;[.H35]" office:value-type="string" office:string-value="00100010">
            <text:p>00100010</text:p>
          </table:table-cell>
          <table:table-cell table:formula="of:=[.H35]&amp;[.G35]&amp;[.F35]&amp;[.E35]&amp;[.D35]&amp;[.C35]&amp;[.B35]&amp;[.A35]" office:value-type="string" office:string-value="01000100">
            <text:p>01000100</text:p>
          </table:table-cell>
          <table:table-cell table:formula="of:=[.A35]&amp;[.B35]&amp;[.C35]" office:value-type="string" office:string-value="001">
            <text:p>001</text:p>
          </table:table-cell>
          <table:table-cell table:formula="of:=[.D35]&amp;[.E35]&amp;[.F35]" office:value-type="string" office:string-value="000">
            <text:p>000</text:p>
          </table:table-cell>
          <table:table-cell table:formula="of:=[.G35]&amp;[.H35]" office:value-type="string" office:string-value="10">
            <text:p>10</text:p>
          </table:table-cell>
          <table:table-cell table:formula="of:=[.A35]&amp;[.B35]&amp;[.C35]&amp;[.D35]" office:value-type="string" office:string-value="0010">
            <text:p>0010</text:p>
          </table:table-cell>
          <table:table-cell table:formula="of:=[.E35]&amp;[.F35]&amp;[.G35]&amp;[.H35]" office:value-type="string" office:string-value="0010">
            <text:p>0010</text:p>
          </table:table-cell>
          <table:table-cell table:number-columns-repeated="2" office:value-type="string">
            <text:p>2</text:p>
          </table:table-cell>
          <table:table-cell table:number-columns-repeated="7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36]&amp;[.B36]&amp;[.C36]&amp;[.D36]&amp;[.E36]&amp;[.F36]&amp;[.G36]&amp;[.H36]" office:value-type="string" office:string-value="00110010">
            <text:p>00110010</text:p>
          </table:table-cell>
          <table:table-cell table:formula="of:=[.H36]&amp;[.G36]&amp;[.F36]&amp;[.E36]&amp;[.D36]&amp;[.C36]&amp;[.B36]&amp;[.A36]" office:value-type="string" office:string-value="01001100">
            <text:p>01001100</text:p>
          </table:table-cell>
          <table:table-cell table:formula="of:=[.A36]&amp;[.B36]&amp;[.C36]" office:value-type="string" office:string-value="001">
            <text:p>001</text:p>
          </table:table-cell>
          <table:table-cell table:formula="of:=[.D36]&amp;[.E36]&amp;[.F36]" office:value-type="string" office:string-value="100">
            <text:p>100</text:p>
          </table:table-cell>
          <table:table-cell table:formula="of:=[.G36]&amp;[.H36]" office:value-type="string" office:string-value="10">
            <text:p>10</text:p>
          </table:table-cell>
          <table:table-cell table:formula="of:=[.A36]&amp;[.B36]&amp;[.C36]&amp;[.D36]" office:value-type="string" office:string-value="0011">
            <text:p>0011</text:p>
          </table:table-cell>
          <table:table-cell table:formula="of:=[.E36]&amp;[.F36]&amp;[.G36]&amp;[.H36]" office:value-type="string" office:string-value="0010">
            <text:p>001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table:number-columns-repeated="5"/>
          <table:table-cell office:value-type="string">
            <text:p>xxx10010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37]&amp;[.B37]&amp;[.C37]&amp;[.D37]&amp;[.E37]&amp;[.F37]&amp;[.G37]&amp;[.H37]" office:value-type="string" office:string-value="01000010">
            <text:p>01000010</text:p>
          </table:table-cell>
          <table:table-cell table:formula="of:=[.H37]&amp;[.G37]&amp;[.F37]&amp;[.E37]&amp;[.D37]&amp;[.C37]&amp;[.B37]&amp;[.A37]" office:value-type="string" office:string-value="01000010">
            <text:p>01000010</text:p>
          </table:table-cell>
          <table:table-cell table:formula="of:=[.A37]&amp;[.B37]&amp;[.C37]" office:value-type="string" office:string-value="010">
            <text:p>010</text:p>
          </table:table-cell>
          <table:table-cell table:formula="of:=[.D37]&amp;[.E37]&amp;[.F37]" office:value-type="string" office:string-value="000">
            <text:p>000</text:p>
          </table:table-cell>
          <table:table-cell table:formula="of:=[.G37]&amp;[.H37]" office:value-type="string" office:string-value="10">
            <text:p>10</text:p>
          </table:table-cell>
          <table:table-cell table:formula="of:=[.A37]&amp;[.B37]&amp;[.C37]&amp;[.D37]" office:value-type="string" office:string-value="0100">
            <text:p>0100</text:p>
          </table:table-cell>
          <table:table-cell table:formula="of:=[.E37]&amp;[.F37]&amp;[.G37]&amp;[.H37]" office:value-type="string" office:string-value="0010">
            <text:p>0010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38]&amp;[.B38]&amp;[.C38]&amp;[.D38]&amp;[.E38]&amp;[.F38]&amp;[.G38]&amp;[.H38]" office:value-type="string" office:string-value="01010010">
            <text:p>01010010</text:p>
          </table:table-cell>
          <table:table-cell table:formula="of:=[.H38]&amp;[.G38]&amp;[.F38]&amp;[.E38]&amp;[.D38]&amp;[.C38]&amp;[.B38]&amp;[.A38]" office:value-type="string" office:string-value="01001010">
            <text:p>01001010</text:p>
          </table:table-cell>
          <table:table-cell table:formula="of:=[.A38]&amp;[.B38]&amp;[.C38]" office:value-type="string" office:string-value="010">
            <text:p>010</text:p>
          </table:table-cell>
          <table:table-cell table:formula="of:=[.D38]&amp;[.E38]&amp;[.F38]" office:value-type="string" office:string-value="100">
            <text:p>100</text:p>
          </table:table-cell>
          <table:table-cell table:formula="of:=[.G38]&amp;[.H38]" office:value-type="string" office:string-value="10">
            <text:p>10</text:p>
          </table:table-cell>
          <table:table-cell table:formula="of:=[.A38]&amp;[.B38]&amp;[.C38]&amp;[.D38]" office:value-type="string" office:string-value="0101">
            <text:p>0101</text:p>
          </table:table-cell>
          <table:table-cell table:formula="of:=[.E38]&amp;[.F38]&amp;[.G38]&amp;[.H38]" office:value-type="string" office:string-value="0010">
            <text:p>0010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table:number-columns-repeated="5"/>
          <table:table-cell office:value-type="string">
            <text:p>xxx10010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39]&amp;[.B39]&amp;[.C39]&amp;[.D39]&amp;[.E39]&amp;[.F39]&amp;[.G39]&amp;[.H39]" office:value-type="string" office:string-value="01100010">
            <text:p>01100010</text:p>
          </table:table-cell>
          <table:table-cell table:formula="of:=[.H39]&amp;[.G39]&amp;[.F39]&amp;[.E39]&amp;[.D39]&amp;[.C39]&amp;[.B39]&amp;[.A39]" office:value-type="string" office:string-value="01000110">
            <text:p>01000110</text:p>
          </table:table-cell>
          <table:table-cell table:formula="of:=[.A39]&amp;[.B39]&amp;[.C39]" office:value-type="string" office:string-value="011">
            <text:p>011</text:p>
          </table:table-cell>
          <table:table-cell table:formula="of:=[.D39]&amp;[.E39]&amp;[.F39]" office:value-type="string" office:string-value="000">
            <text:p>000</text:p>
          </table:table-cell>
          <table:table-cell table:formula="of:=[.G39]&amp;[.H39]" office:value-type="string" office:string-value="10">
            <text:p>10</text:p>
          </table:table-cell>
          <table:table-cell table:formula="of:=[.A39]&amp;[.B39]&amp;[.C39]&amp;[.D39]" office:value-type="string" office:string-value="0110">
            <text:p>0110</text:p>
          </table:table-cell>
          <table:table-cell table:formula="of:=[.E39]&amp;[.F39]&amp;[.G39]&amp;[.H39]" office:value-type="string" office:string-value="0010">
            <text:p>0010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40]&amp;[.B40]&amp;[.C40]&amp;[.D40]&amp;[.E40]&amp;[.F40]&amp;[.G40]&amp;[.H40]" office:value-type="string" office:string-value="01110010">
            <text:p>01110010</text:p>
          </table:table-cell>
          <table:table-cell table:formula="of:=[.H40]&amp;[.G40]&amp;[.F40]&amp;[.E40]&amp;[.D40]&amp;[.C40]&amp;[.B40]&amp;[.A40]" office:value-type="string" office:string-value="01001110">
            <text:p>01001110</text:p>
          </table:table-cell>
          <table:table-cell table:formula="of:=[.A40]&amp;[.B40]&amp;[.C40]" office:value-type="string" office:string-value="011">
            <text:p>011</text:p>
          </table:table-cell>
          <table:table-cell table:formula="of:=[.D40]&amp;[.E40]&amp;[.F40]" office:value-type="string" office:string-value="100">
            <text:p>100</text:p>
          </table:table-cell>
          <table:table-cell table:formula="of:=[.G40]&amp;[.H40]" office:value-type="string" office:string-value="10">
            <text:p>10</text:p>
          </table:table-cell>
          <table:table-cell table:formula="of:=[.A40]&amp;[.B40]&amp;[.C40]&amp;[.D40]" office:value-type="string" office:string-value="0111">
            <text:p>0111</text:p>
          </table:table-cell>
          <table:table-cell table:formula="of:=[.E40]&amp;[.F40]&amp;[.G40]&amp;[.H40]" office:value-type="string" office:string-value="0010">
            <text:p>0010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table:number-columns-repeated="5"/>
          <table:table-cell office:value-type="string">
            <text:p>xxx10010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41]&amp;[.B41]&amp;[.C41]&amp;[.D41]&amp;[.E41]&amp;[.F41]&amp;[.G41]&amp;[.H41]" office:value-type="string" office:string-value="10000010">
            <text:p>10000010</text:p>
          </table:table-cell>
          <table:table-cell table:formula="of:=[.H41]&amp;[.G41]&amp;[.F41]&amp;[.E41]&amp;[.D41]&amp;[.C41]&amp;[.B41]&amp;[.A41]" office:value-type="string" office:string-value="01000001">
            <text:p>01000001</text:p>
          </table:table-cell>
          <table:table-cell table:formula="of:=[.A41]&amp;[.B41]&amp;[.C41]" office:value-type="string" office:string-value="100">
            <text:p>100</text:p>
          </table:table-cell>
          <table:table-cell table:formula="of:=[.D41]&amp;[.E41]&amp;[.F41]" office:value-type="string" office:string-value="000">
            <text:p>000</text:p>
          </table:table-cell>
          <table:table-cell table:formula="of:=[.G41]&amp;[.H41]" office:value-type="string" office:string-value="10">
            <text:p>10</text:p>
          </table:table-cell>
          <table:table-cell table:formula="of:=[.A41]&amp;[.B41]&amp;[.C41]&amp;[.D41]" office:value-type="string" office:string-value="1000">
            <text:p>1000</text:p>
          </table:table-cell>
          <table:table-cell table:formula="of:=[.E41]&amp;[.F41]&amp;[.G41]&amp;[.H41]" office:value-type="string" office:string-value="0010">
            <text:p>0010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42]&amp;[.B42]&amp;[.C42]&amp;[.D42]&amp;[.E42]&amp;[.F42]&amp;[.G42]&amp;[.H42]" office:value-type="string" office:string-value="10010010">
            <text:p>10010010</text:p>
          </table:table-cell>
          <table:table-cell table:formula="of:=[.H42]&amp;[.G42]&amp;[.F42]&amp;[.E42]&amp;[.D42]&amp;[.C42]&amp;[.B42]&amp;[.A42]" office:value-type="string" office:string-value="01001001">
            <text:p>01001001</text:p>
          </table:table-cell>
          <table:table-cell table:formula="of:=[.A42]&amp;[.B42]&amp;[.C42]" office:value-type="string" office:string-value="100">
            <text:p>100</text:p>
          </table:table-cell>
          <table:table-cell table:formula="of:=[.D42]&amp;[.E42]&amp;[.F42]" office:value-type="string" office:string-value="100">
            <text:p>100</text:p>
          </table:table-cell>
          <table:table-cell table:formula="of:=[.G42]&amp;[.H42]" office:value-type="string" office:string-value="10">
            <text:p>10</text:p>
          </table:table-cell>
          <table:table-cell table:formula="of:=[.A42]&amp;[.B42]&amp;[.C42]&amp;[.D42]" office:value-type="string" office:string-value="1001">
            <text:p>1001</text:p>
          </table:table-cell>
          <table:table-cell table:formula="of:=[.E42]&amp;[.F42]&amp;[.G42]&amp;[.H42]" office:value-type="string" office:string-value="0010">
            <text:p>0010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  <table:table-cell table:number-columns-repeated="5"/>
          <table:table-cell office:value-type="string">
            <text:p>xxx10010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43]&amp;[.B43]&amp;[.C43]&amp;[.D43]&amp;[.E43]&amp;[.F43]&amp;[.G43]&amp;[.H43]" office:value-type="string" office:string-value="10100010">
            <text:p>10100010</text:p>
          </table:table-cell>
          <table:table-cell table:formula="of:=[.H43]&amp;[.G43]&amp;[.F43]&amp;[.E43]&amp;[.D43]&amp;[.C43]&amp;[.B43]&amp;[.A43]" office:value-type="string" office:string-value="01000101">
            <text:p>01000101</text:p>
          </table:table-cell>
          <table:table-cell table:formula="of:=[.A43]&amp;[.B43]&amp;[.C43]" office:value-type="string" office:string-value="101">
            <text:p>101</text:p>
          </table:table-cell>
          <table:table-cell table:formula="of:=[.D43]&amp;[.E43]&amp;[.F43]" office:value-type="string" office:string-value="000">
            <text:p>000</text:p>
          </table:table-cell>
          <table:table-cell table:formula="of:=[.G43]&amp;[.H43]" office:value-type="string" office:string-value="10">
            <text:p>10</text:p>
          </table:table-cell>
          <table:table-cell table:formula="of:=[.A43]&amp;[.B43]&amp;[.C43]&amp;[.D43]" office:value-type="string" office:string-value="1010">
            <text:p>1010</text:p>
          </table:table-cell>
          <table:table-cell table:formula="of:=[.E43]&amp;[.F43]&amp;[.G43]&amp;[.H43]" office:value-type="string" office:string-value="0010">
            <text:p>0010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  <table:table-cell office:value-type="string">
            <text:p>LDX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44]&amp;[.B44]&amp;[.C44]&amp;[.D44]&amp;[.E44]&amp;[.F44]&amp;[.G44]&amp;[.H44]" office:value-type="string" office:string-value="10110010">
            <text:p>10110010</text:p>
          </table:table-cell>
          <table:table-cell table:formula="of:=[.H44]&amp;[.G44]&amp;[.F44]&amp;[.E44]&amp;[.D44]&amp;[.C44]&amp;[.B44]&amp;[.A44]" office:value-type="string" office:string-value="01001101">
            <text:p>01001101</text:p>
          </table:table-cell>
          <table:table-cell table:formula="of:=[.A44]&amp;[.B44]&amp;[.C44]" office:value-type="string" office:string-value="101">
            <text:p>101</text:p>
          </table:table-cell>
          <table:table-cell table:formula="of:=[.D44]&amp;[.E44]&amp;[.F44]" office:value-type="string" office:string-value="100">
            <text:p>100</text:p>
          </table:table-cell>
          <table:table-cell table:formula="of:=[.G44]&amp;[.H44]" office:value-type="string" office:string-value="10">
            <text:p>10</text:p>
          </table:table-cell>
          <table:table-cell table:formula="of:=[.A44]&amp;[.B44]&amp;[.C44]&amp;[.D44]" office:value-type="string" office:string-value="1011">
            <text:p>1011</text:p>
          </table:table-cell>
          <table:table-cell table:formula="of:=[.E44]&amp;[.F44]&amp;[.G44]&amp;[.H44]" office:value-type="string" office:string-value="0010">
            <text:p>0010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  <table:table-cell table:number-columns-repeated="5"/>
          <table:table-cell office:value-type="string">
            <text:p>xxx10010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45]&amp;[.B45]&amp;[.C45]&amp;[.D45]&amp;[.E45]&amp;[.F45]&amp;[.G45]&amp;[.H45]" office:value-type="string" office:string-value="11000010">
            <text:p>11000010</text:p>
          </table:table-cell>
          <table:table-cell table:formula="of:=[.H45]&amp;[.G45]&amp;[.F45]&amp;[.E45]&amp;[.D45]&amp;[.C45]&amp;[.B45]&amp;[.A45]" office:value-type="string" office:string-value="01000011">
            <text:p>01000011</text:p>
          </table:table-cell>
          <table:table-cell table:formula="of:=[.A45]&amp;[.B45]&amp;[.C45]" office:value-type="string" office:string-value="110">
            <text:p>110</text:p>
          </table:table-cell>
          <table:table-cell table:formula="of:=[.D45]&amp;[.E45]&amp;[.F45]" office:value-type="string" office:string-value="000">
            <text:p>000</text:p>
          </table:table-cell>
          <table:table-cell table:formula="of:=[.G45]&amp;[.H45]" office:value-type="string" office:string-value="10">
            <text:p>10</text:p>
          </table:table-cell>
          <table:table-cell table:formula="of:=[.A45]&amp;[.B45]&amp;[.C45]&amp;[.D45]" office:value-type="string" office:string-value="1100">
            <text:p>1100</text:p>
          </table:table-cell>
          <table:table-cell table:formula="of:=[.E45]&amp;[.F45]&amp;[.G45]&amp;[.H45]" office:value-type="string" office:string-value="0010">
            <text:p>0010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  <table:table-cell table:number-columns-repeated="7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46]&amp;[.B46]&amp;[.C46]&amp;[.D46]&amp;[.E46]&amp;[.F46]&amp;[.G46]&amp;[.H46]" office:value-type="string" office:string-value="11010010">
            <text:p>11010010</text:p>
          </table:table-cell>
          <table:table-cell table:formula="of:=[.H46]&amp;[.G46]&amp;[.F46]&amp;[.E46]&amp;[.D46]&amp;[.C46]&amp;[.B46]&amp;[.A46]" office:value-type="string" office:string-value="01001011">
            <text:p>01001011</text:p>
          </table:table-cell>
          <table:table-cell table:formula="of:=[.A46]&amp;[.B46]&amp;[.C46]" office:value-type="string" office:string-value="110">
            <text:p>110</text:p>
          </table:table-cell>
          <table:table-cell table:formula="of:=[.D46]&amp;[.E46]&amp;[.F46]" office:value-type="string" office:string-value="100">
            <text:p>100</text:p>
          </table:table-cell>
          <table:table-cell table:formula="of:=[.G46]&amp;[.H46]" office:value-type="string" office:string-value="10">
            <text:p>10</text:p>
          </table:table-cell>
          <table:table-cell table:formula="of:=[.A46]&amp;[.B46]&amp;[.C46]&amp;[.D46]" office:value-type="string" office:string-value="1101">
            <text:p>1101</text:p>
          </table:table-cell>
          <table:table-cell table:formula="of:=[.E46]&amp;[.F46]&amp;[.G46]&amp;[.H46]" office:value-type="string" office:string-value="0010">
            <text:p>0010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  <table:table-cell table:number-columns-repeated="5"/>
          <table:table-cell office:value-type="string">
            <text:p>xxx10010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47]&amp;[.B47]&amp;[.C47]&amp;[.D47]&amp;[.E47]&amp;[.F47]&amp;[.G47]&amp;[.H47]" office:value-type="string" office:string-value="11100010">
            <text:p>11100010</text:p>
          </table:table-cell>
          <table:table-cell table:formula="of:=[.H47]&amp;[.G47]&amp;[.F47]&amp;[.E47]&amp;[.D47]&amp;[.C47]&amp;[.B47]&amp;[.A47]" office:value-type="string" office:string-value="01000111">
            <text:p>01000111</text:p>
          </table:table-cell>
          <table:table-cell table:formula="of:=[.A47]&amp;[.B47]&amp;[.C47]" office:value-type="string" office:string-value="111">
            <text:p>111</text:p>
          </table:table-cell>
          <table:table-cell table:formula="of:=[.D47]&amp;[.E47]&amp;[.F47]" office:value-type="string" office:string-value="000">
            <text:p>000</text:p>
          </table:table-cell>
          <table:table-cell table:formula="of:=[.G47]&amp;[.H47]" office:value-type="string" office:string-value="10">
            <text:p>10</text:p>
          </table:table-cell>
          <table:table-cell table:formula="of:=[.A47]&amp;[.B47]&amp;[.C47]&amp;[.D47]" office:value-type="string" office:string-value="1110">
            <text:p>1110</text:p>
          </table:table-cell>
          <table:table-cell table:formula="of:=[.E47]&amp;[.F47]&amp;[.G47]&amp;[.H47]" office:value-type="string" office:string-value="0010">
            <text:p>0010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  <table:table-cell table:number-columns-repeated="7"/>
        </table:table-row>
        <table:table-row table:style-name="ro2"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48]&amp;[.B48]&amp;[.C48]&amp;[.D48]&amp;[.E48]&amp;[.F48]&amp;[.G48]&amp;[.H48]" office:value-type="string" office:string-value="11110010">
            <text:p>11110010</text:p>
          </table:table-cell>
          <table:table-cell table:formula="of:=[.H48]&amp;[.G48]&amp;[.F48]&amp;[.E48]&amp;[.D48]&amp;[.C48]&amp;[.B48]&amp;[.A48]" office:value-type="string" office:string-value="01001111">
            <text:p>01001111</text:p>
          </table:table-cell>
          <table:table-cell table:formula="of:=[.A48]&amp;[.B48]&amp;[.C48]" office:value-type="string" office:string-value="111">
            <text:p>111</text:p>
          </table:table-cell>
          <table:table-cell table:formula="of:=[.D48]&amp;[.E48]&amp;[.F48]" office:value-type="string" office:string-value="100">
            <text:p>100</text:p>
          </table:table-cell>
          <table:table-cell table:formula="of:=[.G48]&amp;[.H48]" office:value-type="string" office:string-value="10">
            <text:p>10</text:p>
          </table:table-cell>
          <table:table-cell table:formula="of:=[.A48]&amp;[.B48]&amp;[.C48]&amp;[.D48]" office:value-type="string" office:string-value="1111">
            <text:p>1111</text:p>
          </table:table-cell>
          <table:table-cell table:formula="of:=[.E48]&amp;[.F48]&amp;[.G48]&amp;[.H48]" office:value-type="string" office:string-value="0010">
            <text:p>0010</text:p>
          </table:table-cell>
          <table:table-cell office:value-type="string">
            <text:p>F</text:p>
          </table:table-cell>
          <table:table-cell office:value-type="string">
            <text:p>2</text:p>
          </table:table-cell>
          <table:table-cell table:number-columns-repeated="5"/>
          <table:table-cell office:value-type="string">
            <text:p>xxx10010</text:p>
          </table:table-cell>
          <table:table-cell/>
        </table:table-row>
        <table:table-row table:style-name="ro2">
          <table:table-cell table:number-columns-repeated="6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49]&amp;[.B49]&amp;[.C49]&amp;[.D49]&amp;[.E49]&amp;[.F49]&amp;[.G49]&amp;[.H49]" office:value-type="string" office:string-value="00000011">
            <text:p>00000011</text:p>
          </table:table-cell>
          <table:table-cell table:formula="of:=[.H49]&amp;[.G49]&amp;[.F49]&amp;[.E49]&amp;[.D49]&amp;[.C49]&amp;[.B49]&amp;[.A49]" office:value-type="string" office:string-value="11000000">
            <text:p>11000000</text:p>
          </table:table-cell>
          <table:table-cell table:formula="of:=[.A49]&amp;[.B49]&amp;[.C49]" office:value-type="string" office:string-value="000">
            <text:p>000</text:p>
          </table:table-cell>
          <table:table-cell table:formula="of:=[.D49]&amp;[.E49]&amp;[.F49]" office:value-type="string" office:string-value="000">
            <text:p>000</text:p>
          </table:table-cell>
          <table:table-cell table:formula="of:=[.G49]&amp;[.H49]" office:value-type="string" office:string-value="11">
            <text:p>11</text:p>
          </table:table-cell>
          <table:table-cell table:formula="of:=[.A49]&amp;[.B49]&amp;[.C49]&amp;[.D49]" office:value-type="string" office:string-value="0000">
            <text:p>0000</text:p>
          </table:table-cell>
          <table:table-cell table:formula="of:=[.E49]&amp;[.F49]&amp;[.G49]&amp;[.H49]" office:value-type="string" office:string-value="0011">
            <text:p>001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50]&amp;[.B50]&amp;[.C50]&amp;[.D50]&amp;[.E50]&amp;[.F50]&amp;[.G50]&amp;[.H50]" office:value-type="string" office:string-value="00010011">
            <text:p>00010011</text:p>
          </table:table-cell>
          <table:table-cell table:formula="of:=[.H50]&amp;[.G50]&amp;[.F50]&amp;[.E50]&amp;[.D50]&amp;[.C50]&amp;[.B50]&amp;[.A50]" office:value-type="string" office:string-value="11001000">
            <text:p>11001000</text:p>
          </table:table-cell>
          <table:table-cell table:formula="of:=[.A50]&amp;[.B50]&amp;[.C50]" office:value-type="string" office:string-value="000">
            <text:p>000</text:p>
          </table:table-cell>
          <table:table-cell table:formula="of:=[.D50]&amp;[.E50]&amp;[.F50]" office:value-type="string" office:string-value="100">
            <text:p>100</text:p>
          </table:table-cell>
          <table:table-cell table:formula="of:=[.G50]&amp;[.H50]" office:value-type="string" office:string-value="11">
            <text:p>11</text:p>
          </table:table-cell>
          <table:table-cell table:formula="of:=[.A50]&amp;[.B50]&amp;[.C50]&amp;[.D50]" office:value-type="string" office:string-value="0001">
            <text:p>0001</text:p>
          </table:table-cell>
          <table:table-cell table:formula="of:=[.E50]&amp;[.F50]&amp;[.G50]&amp;[.H50]" office:value-type="string" office:string-value="0011">
            <text:p>001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51]&amp;[.B51]&amp;[.C51]&amp;[.D51]&amp;[.E51]&amp;[.F51]&amp;[.G51]&amp;[.H51]" office:value-type="string" office:string-value="00100011">
            <text:p>00100011</text:p>
          </table:table-cell>
          <table:table-cell table:formula="of:=[.H51]&amp;[.G51]&amp;[.F51]&amp;[.E51]&amp;[.D51]&amp;[.C51]&amp;[.B51]&amp;[.A51]" office:value-type="string" office:string-value="11000100">
            <text:p>11000100</text:p>
          </table:table-cell>
          <table:table-cell table:formula="of:=[.A51]&amp;[.B51]&amp;[.C51]" office:value-type="string" office:string-value="001">
            <text:p>001</text:p>
          </table:table-cell>
          <table:table-cell table:formula="of:=[.D51]&amp;[.E51]&amp;[.F51]" office:value-type="string" office:string-value="000">
            <text:p>000</text:p>
          </table:table-cell>
          <table:table-cell table:formula="of:=[.G51]&amp;[.H51]" office:value-type="string" office:string-value="11">
            <text:p>11</text:p>
          </table:table-cell>
          <table:table-cell table:formula="of:=[.A51]&amp;[.B51]&amp;[.C51]&amp;[.D51]" office:value-type="string" office:string-value="0010">
            <text:p>0010</text:p>
          </table:table-cell>
          <table:table-cell table:formula="of:=[.E51]&amp;[.F51]&amp;[.G51]&amp;[.H51]" office:value-type="string" office:string-value="0011">
            <text:p>001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52]&amp;[.B52]&amp;[.C52]&amp;[.D52]&amp;[.E52]&amp;[.F52]&amp;[.G52]&amp;[.H52]" office:value-type="string" office:string-value="00110011">
            <text:p>00110011</text:p>
          </table:table-cell>
          <table:table-cell table:formula="of:=[.H52]&amp;[.G52]&amp;[.F52]&amp;[.E52]&amp;[.D52]&amp;[.C52]&amp;[.B52]&amp;[.A52]" office:value-type="string" office:string-value="11001100">
            <text:p>11001100</text:p>
          </table:table-cell>
          <table:table-cell table:formula="of:=[.A52]&amp;[.B52]&amp;[.C52]" office:value-type="string" office:string-value="001">
            <text:p>001</text:p>
          </table:table-cell>
          <table:table-cell table:formula="of:=[.D52]&amp;[.E52]&amp;[.F52]" office:value-type="string" office:string-value="100">
            <text:p>100</text:p>
          </table:table-cell>
          <table:table-cell table:formula="of:=[.G52]&amp;[.H52]" office:value-type="string" office:string-value="11">
            <text:p>11</text:p>
          </table:table-cell>
          <table:table-cell table:formula="of:=[.A52]&amp;[.B52]&amp;[.C52]&amp;[.D52]" office:value-type="string" office:string-value="0011">
            <text:p>0011</text:p>
          </table:table-cell>
          <table:table-cell table:formula="of:=[.E52]&amp;[.F52]&amp;[.G52]&amp;[.H52]" office:value-type="string" office:string-value="0011">
            <text:p>0011</text:p>
          </table:table-cell>
          <table:table-cell table:number-columns-repeated="2" office:value-type="string">
            <text:p>3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53]&amp;[.B53]&amp;[.C53]&amp;[.D53]&amp;[.E53]&amp;[.F53]&amp;[.G53]&amp;[.H53]" office:value-type="string" office:string-value="01000011">
            <text:p>01000011</text:p>
          </table:table-cell>
          <table:table-cell table:formula="of:=[.H53]&amp;[.G53]&amp;[.F53]&amp;[.E53]&amp;[.D53]&amp;[.C53]&amp;[.B53]&amp;[.A53]" office:value-type="string" office:string-value="11000010">
            <text:p>11000010</text:p>
          </table:table-cell>
          <table:table-cell table:formula="of:=[.A53]&amp;[.B53]&amp;[.C53]" office:value-type="string" office:string-value="010">
            <text:p>010</text:p>
          </table:table-cell>
          <table:table-cell table:formula="of:=[.D53]&amp;[.E53]&amp;[.F53]" office:value-type="string" office:string-value="000">
            <text:p>000</text:p>
          </table:table-cell>
          <table:table-cell table:formula="of:=[.G53]&amp;[.H53]" office:value-type="string" office:string-value="11">
            <text:p>11</text:p>
          </table:table-cell>
          <table:table-cell table:formula="of:=[.A53]&amp;[.B53]&amp;[.C53]&amp;[.D53]" office:value-type="string" office:string-value="0100">
            <text:p>0100</text:p>
          </table:table-cell>
          <table:table-cell table:formula="of:=[.E53]&amp;[.F53]&amp;[.G53]&amp;[.H53]" office:value-type="string" office:string-value="0011">
            <text:p>0011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54]&amp;[.B54]&amp;[.C54]&amp;[.D54]&amp;[.E54]&amp;[.F54]&amp;[.G54]&amp;[.H54]" office:value-type="string" office:string-value="01010011">
            <text:p>01010011</text:p>
          </table:table-cell>
          <table:table-cell table:formula="of:=[.H54]&amp;[.G54]&amp;[.F54]&amp;[.E54]&amp;[.D54]&amp;[.C54]&amp;[.B54]&amp;[.A54]" office:value-type="string" office:string-value="11001010">
            <text:p>11001010</text:p>
          </table:table-cell>
          <table:table-cell table:formula="of:=[.A54]&amp;[.B54]&amp;[.C54]" office:value-type="string" office:string-value="010">
            <text:p>010</text:p>
          </table:table-cell>
          <table:table-cell table:formula="of:=[.D54]&amp;[.E54]&amp;[.F54]" office:value-type="string" office:string-value="100">
            <text:p>100</text:p>
          </table:table-cell>
          <table:table-cell table:formula="of:=[.G54]&amp;[.H54]" office:value-type="string" office:string-value="11">
            <text:p>11</text:p>
          </table:table-cell>
          <table:table-cell table:formula="of:=[.A54]&amp;[.B54]&amp;[.C54]&amp;[.D54]" office:value-type="string" office:string-value="0101">
            <text:p>0101</text:p>
          </table:table-cell>
          <table:table-cell table:formula="of:=[.E54]&amp;[.F54]&amp;[.G54]&amp;[.H54]" office:value-type="string" office:string-value="0011">
            <text:p>0011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55]&amp;[.B55]&amp;[.C55]&amp;[.D55]&amp;[.E55]&amp;[.F55]&amp;[.G55]&amp;[.H55]" office:value-type="string" office:string-value="01100011">
            <text:p>01100011</text:p>
          </table:table-cell>
          <table:table-cell table:formula="of:=[.H55]&amp;[.G55]&amp;[.F55]&amp;[.E55]&amp;[.D55]&amp;[.C55]&amp;[.B55]&amp;[.A55]" office:value-type="string" office:string-value="11000110">
            <text:p>11000110</text:p>
          </table:table-cell>
          <table:table-cell table:formula="of:=[.A55]&amp;[.B55]&amp;[.C55]" office:value-type="string" office:string-value="011">
            <text:p>011</text:p>
          </table:table-cell>
          <table:table-cell table:formula="of:=[.D55]&amp;[.E55]&amp;[.F55]" office:value-type="string" office:string-value="000">
            <text:p>000</text:p>
          </table:table-cell>
          <table:table-cell table:formula="of:=[.G55]&amp;[.H55]" office:value-type="string" office:string-value="11">
            <text:p>11</text:p>
          </table:table-cell>
          <table:table-cell table:formula="of:=[.A55]&amp;[.B55]&amp;[.C55]&amp;[.D55]" office:value-type="string" office:string-value="0110">
            <text:p>0110</text:p>
          </table:table-cell>
          <table:table-cell table:formula="of:=[.E55]&amp;[.F55]&amp;[.G55]&amp;[.H55]" office:value-type="string" office:string-value="0011">
            <text:p>0011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56]&amp;[.B56]&amp;[.C56]&amp;[.D56]&amp;[.E56]&amp;[.F56]&amp;[.G56]&amp;[.H56]" office:value-type="string" office:string-value="01110011">
            <text:p>01110011</text:p>
          </table:table-cell>
          <table:table-cell table:formula="of:=[.H56]&amp;[.G56]&amp;[.F56]&amp;[.E56]&amp;[.D56]&amp;[.C56]&amp;[.B56]&amp;[.A56]" office:value-type="string" office:string-value="11001110">
            <text:p>11001110</text:p>
          </table:table-cell>
          <table:table-cell table:formula="of:=[.A56]&amp;[.B56]&amp;[.C56]" office:value-type="string" office:string-value="011">
            <text:p>011</text:p>
          </table:table-cell>
          <table:table-cell table:formula="of:=[.D56]&amp;[.E56]&amp;[.F56]" office:value-type="string" office:string-value="100">
            <text:p>100</text:p>
          </table:table-cell>
          <table:table-cell table:formula="of:=[.G56]&amp;[.H56]" office:value-type="string" office:string-value="11">
            <text:p>11</text:p>
          </table:table-cell>
          <table:table-cell table:formula="of:=[.A56]&amp;[.B56]&amp;[.C56]&amp;[.D56]" office:value-type="string" office:string-value="0111">
            <text:p>0111</text:p>
          </table:table-cell>
          <table:table-cell table:formula="of:=[.E56]&amp;[.F56]&amp;[.G56]&amp;[.H56]" office:value-type="string" office:string-value="0011">
            <text:p>0011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57]&amp;[.B57]&amp;[.C57]&amp;[.D57]&amp;[.E57]&amp;[.F57]&amp;[.G57]&amp;[.H57]" office:value-type="string" office:string-value="10000011">
            <text:p>10000011</text:p>
          </table:table-cell>
          <table:table-cell table:formula="of:=[.H57]&amp;[.G57]&amp;[.F57]&amp;[.E57]&amp;[.D57]&amp;[.C57]&amp;[.B57]&amp;[.A57]" office:value-type="string" office:string-value="11000001">
            <text:p>11000001</text:p>
          </table:table-cell>
          <table:table-cell table:formula="of:=[.A57]&amp;[.B57]&amp;[.C57]" office:value-type="string" office:string-value="100">
            <text:p>100</text:p>
          </table:table-cell>
          <table:table-cell table:formula="of:=[.D57]&amp;[.E57]&amp;[.F57]" office:value-type="string" office:string-value="000">
            <text:p>000</text:p>
          </table:table-cell>
          <table:table-cell table:formula="of:=[.G57]&amp;[.H57]" office:value-type="string" office:string-value="11">
            <text:p>11</text:p>
          </table:table-cell>
          <table:table-cell table:formula="of:=[.A57]&amp;[.B57]&amp;[.C57]&amp;[.D57]" office:value-type="string" office:string-value="1000">
            <text:p>1000</text:p>
          </table:table-cell>
          <table:table-cell table:formula="of:=[.E57]&amp;[.F57]&amp;[.G57]&amp;[.H57]" office:value-type="string" office:string-value="0011">
            <text:p>0011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58]&amp;[.B58]&amp;[.C58]&amp;[.D58]&amp;[.E58]&amp;[.F58]&amp;[.G58]&amp;[.H58]" office:value-type="string" office:string-value="10010011">
            <text:p>10010011</text:p>
          </table:table-cell>
          <table:table-cell table:formula="of:=[.H58]&amp;[.G58]&amp;[.F58]&amp;[.E58]&amp;[.D58]&amp;[.C58]&amp;[.B58]&amp;[.A58]" office:value-type="string" office:string-value="11001001">
            <text:p>11001001</text:p>
          </table:table-cell>
          <table:table-cell table:formula="of:=[.A58]&amp;[.B58]&amp;[.C58]" office:value-type="string" office:string-value="100">
            <text:p>100</text:p>
          </table:table-cell>
          <table:table-cell table:formula="of:=[.D58]&amp;[.E58]&amp;[.F58]" office:value-type="string" office:string-value="100">
            <text:p>100</text:p>
          </table:table-cell>
          <table:table-cell table:formula="of:=[.G58]&amp;[.H58]" office:value-type="string" office:string-value="11">
            <text:p>11</text:p>
          </table:table-cell>
          <table:table-cell table:formula="of:=[.A58]&amp;[.B58]&amp;[.C58]&amp;[.D58]" office:value-type="string" office:string-value="1001">
            <text:p>1001</text:p>
          </table:table-cell>
          <table:table-cell table:formula="of:=[.E58]&amp;[.F58]&amp;[.G58]&amp;[.H58]" office:value-type="string" office:string-value="0011">
            <text:p>0011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59]&amp;[.B59]&amp;[.C59]&amp;[.D59]&amp;[.E59]&amp;[.F59]&amp;[.G59]&amp;[.H59]" office:value-type="string" office:string-value="10100011">
            <text:p>10100011</text:p>
          </table:table-cell>
          <table:table-cell table:formula="of:=[.H59]&amp;[.G59]&amp;[.F59]&amp;[.E59]&amp;[.D59]&amp;[.C59]&amp;[.B59]&amp;[.A59]" office:value-type="string" office:string-value="11000101">
            <text:p>11000101</text:p>
          </table:table-cell>
          <table:table-cell table:formula="of:=[.A59]&amp;[.B59]&amp;[.C59]" office:value-type="string" office:string-value="101">
            <text:p>101</text:p>
          </table:table-cell>
          <table:table-cell table:formula="of:=[.D59]&amp;[.E59]&amp;[.F59]" office:value-type="string" office:string-value="000">
            <text:p>000</text:p>
          </table:table-cell>
          <table:table-cell table:formula="of:=[.G59]&amp;[.H59]" office:value-type="string" office:string-value="11">
            <text:p>11</text:p>
          </table:table-cell>
          <table:table-cell table:formula="of:=[.A59]&amp;[.B59]&amp;[.C59]&amp;[.D59]" office:value-type="string" office:string-value="1010">
            <text:p>1010</text:p>
          </table:table-cell>
          <table:table-cell table:formula="of:=[.E59]&amp;[.F59]&amp;[.G59]&amp;[.H59]" office:value-type="string" office:string-value="0011">
            <text:p>0011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60]&amp;[.B60]&amp;[.C60]&amp;[.D60]&amp;[.E60]&amp;[.F60]&amp;[.G60]&amp;[.H60]" office:value-type="string" office:string-value="10110011">
            <text:p>10110011</text:p>
          </table:table-cell>
          <table:table-cell table:formula="of:=[.H60]&amp;[.G60]&amp;[.F60]&amp;[.E60]&amp;[.D60]&amp;[.C60]&amp;[.B60]&amp;[.A60]" office:value-type="string" office:string-value="11001101">
            <text:p>11001101</text:p>
          </table:table-cell>
          <table:table-cell table:formula="of:=[.A60]&amp;[.B60]&amp;[.C60]" office:value-type="string" office:string-value="101">
            <text:p>101</text:p>
          </table:table-cell>
          <table:table-cell table:formula="of:=[.D60]&amp;[.E60]&amp;[.F60]" office:value-type="string" office:string-value="100">
            <text:p>100</text:p>
          </table:table-cell>
          <table:table-cell table:formula="of:=[.G60]&amp;[.H60]" office:value-type="string" office:string-value="11">
            <text:p>11</text:p>
          </table:table-cell>
          <table:table-cell table:formula="of:=[.A60]&amp;[.B60]&amp;[.C60]&amp;[.D60]" office:value-type="string" office:string-value="1011">
            <text:p>1011</text:p>
          </table:table-cell>
          <table:table-cell table:formula="of:=[.E60]&amp;[.F60]&amp;[.G60]&amp;[.H60]" office:value-type="string" office:string-value="0011">
            <text:p>0011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61]&amp;[.B61]&amp;[.C61]&amp;[.D61]&amp;[.E61]&amp;[.F61]&amp;[.G61]&amp;[.H61]" office:value-type="string" office:string-value="11000011">
            <text:p>11000011</text:p>
          </table:table-cell>
          <table:table-cell table:formula="of:=[.H61]&amp;[.G61]&amp;[.F61]&amp;[.E61]&amp;[.D61]&amp;[.C61]&amp;[.B61]&amp;[.A61]" office:value-type="string" office:string-value="11000011">
            <text:p>11000011</text:p>
          </table:table-cell>
          <table:table-cell table:formula="of:=[.A61]&amp;[.B61]&amp;[.C61]" office:value-type="string" office:string-value="110">
            <text:p>110</text:p>
          </table:table-cell>
          <table:table-cell table:formula="of:=[.D61]&amp;[.E61]&amp;[.F61]" office:value-type="string" office:string-value="000">
            <text:p>000</text:p>
          </table:table-cell>
          <table:table-cell table:formula="of:=[.G61]&amp;[.H61]" office:value-type="string" office:string-value="11">
            <text:p>11</text:p>
          </table:table-cell>
          <table:table-cell table:formula="of:=[.A61]&amp;[.B61]&amp;[.C61]&amp;[.D61]" office:value-type="string" office:string-value="1100">
            <text:p>1100</text:p>
          </table:table-cell>
          <table:table-cell table:formula="of:=[.E61]&amp;[.F61]&amp;[.G61]&amp;[.H61]" office:value-type="string" office:string-value="0011">
            <text:p>0011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62]&amp;[.B62]&amp;[.C62]&amp;[.D62]&amp;[.E62]&amp;[.F62]&amp;[.G62]&amp;[.H62]" office:value-type="string" office:string-value="11010011">
            <text:p>11010011</text:p>
          </table:table-cell>
          <table:table-cell table:formula="of:=[.H62]&amp;[.G62]&amp;[.F62]&amp;[.E62]&amp;[.D62]&amp;[.C62]&amp;[.B62]&amp;[.A62]" office:value-type="string" office:string-value="11001011">
            <text:p>11001011</text:p>
          </table:table-cell>
          <table:table-cell table:formula="of:=[.A62]&amp;[.B62]&amp;[.C62]" office:value-type="string" office:string-value="110">
            <text:p>110</text:p>
          </table:table-cell>
          <table:table-cell table:formula="of:=[.D62]&amp;[.E62]&amp;[.F62]" office:value-type="string" office:string-value="100">
            <text:p>100</text:p>
          </table:table-cell>
          <table:table-cell table:formula="of:=[.G62]&amp;[.H62]" office:value-type="string" office:string-value="11">
            <text:p>11</text:p>
          </table:table-cell>
          <table:table-cell table:formula="of:=[.A62]&amp;[.B62]&amp;[.C62]&amp;[.D62]" office:value-type="string" office:string-value="1101">
            <text:p>1101</text:p>
          </table:table-cell>
          <table:table-cell table:formula="of:=[.E62]&amp;[.F62]&amp;[.G62]&amp;[.H62]" office:value-type="string" office:string-value="0011">
            <text:p>0011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63]&amp;[.B63]&amp;[.C63]&amp;[.D63]&amp;[.E63]&amp;[.F63]&amp;[.G63]&amp;[.H63]" office:value-type="string" office:string-value="11100011">
            <text:p>11100011</text:p>
          </table:table-cell>
          <table:table-cell table:formula="of:=[.H63]&amp;[.G63]&amp;[.F63]&amp;[.E63]&amp;[.D63]&amp;[.C63]&amp;[.B63]&amp;[.A63]" office:value-type="string" office:string-value="11000111">
            <text:p>11000111</text:p>
          </table:table-cell>
          <table:table-cell table:formula="of:=[.A63]&amp;[.B63]&amp;[.C63]" office:value-type="string" office:string-value="111">
            <text:p>111</text:p>
          </table:table-cell>
          <table:table-cell table:formula="of:=[.D63]&amp;[.E63]&amp;[.F63]" office:value-type="string" office:string-value="000">
            <text:p>000</text:p>
          </table:table-cell>
          <table:table-cell table:formula="of:=[.G63]&amp;[.H63]" office:value-type="string" office:string-value="11">
            <text:p>11</text:p>
          </table:table-cell>
          <table:table-cell table:formula="of:=[.A63]&amp;[.B63]&amp;[.C63]&amp;[.D63]" office:value-type="string" office:string-value="1110">
            <text:p>1110</text:p>
          </table:table-cell>
          <table:table-cell table:formula="of:=[.E63]&amp;[.F63]&amp;[.G63]&amp;[.H63]" office:value-type="string" office:string-value="0011">
            <text:p>0011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64]&amp;[.B64]&amp;[.C64]&amp;[.D64]&amp;[.E64]&amp;[.F64]&amp;[.G64]&amp;[.H64]" office:value-type="string" office:string-value="11110011">
            <text:p>11110011</text:p>
          </table:table-cell>
          <table:table-cell table:formula="of:=[.H64]&amp;[.G64]&amp;[.F64]&amp;[.E64]&amp;[.D64]&amp;[.C64]&amp;[.B64]&amp;[.A64]" office:value-type="string" office:string-value="11001111">
            <text:p>11001111</text:p>
          </table:table-cell>
          <table:table-cell table:formula="of:=[.A64]&amp;[.B64]&amp;[.C64]" office:value-type="string" office:string-value="111">
            <text:p>111</text:p>
          </table:table-cell>
          <table:table-cell table:formula="of:=[.D64]&amp;[.E64]&amp;[.F64]" office:value-type="string" office:string-value="100">
            <text:p>100</text:p>
          </table:table-cell>
          <table:table-cell table:formula="of:=[.G64]&amp;[.H64]" office:value-type="string" office:string-value="11">
            <text:p>11</text:p>
          </table:table-cell>
          <table:table-cell table:formula="of:=[.A64]&amp;[.B64]&amp;[.C64]&amp;[.D64]" office:value-type="string" office:string-value="1111">
            <text:p>1111</text:p>
          </table:table-cell>
          <table:table-cell table:formula="of:=[.E64]&amp;[.F64]&amp;[.G64]&amp;[.H64]" office:value-type="string" office:string-value="0011">
            <text:p>0011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65]&amp;[.B65]&amp;[.C65]&amp;[.D65]&amp;[.E65]&amp;[.F65]&amp;[.G65]&amp;[.H65]" office:value-type="string" office:string-value="00000100">
            <text:p>00000100</text:p>
          </table:table-cell>
          <table:table-cell table:formula="of:=[.H65]&amp;[.G65]&amp;[.F65]&amp;[.E65]&amp;[.D65]&amp;[.C65]&amp;[.B65]&amp;[.A65]" office:value-type="string" office:string-value="00100000">
            <text:p>00100000</text:p>
          </table:table-cell>
          <table:table-cell table:formula="of:=[.A65]&amp;[.B65]&amp;[.C65]" office:value-type="string" office:string-value="000">
            <text:p>000</text:p>
          </table:table-cell>
          <table:table-cell table:formula="of:=[.D65]&amp;[.E65]&amp;[.F65]" office:value-type="string" office:string-value="001">
            <text:p>001</text:p>
          </table:table-cell>
          <table:table-cell table:formula="of:=[.G65]&amp;[.H65]" office:value-type="string" office:string-value="00">
            <text:p>00</text:p>
          </table:table-cell>
          <table:table-cell table:formula="of:=[.A65]&amp;[.B65]&amp;[.C65]&amp;[.D65]" office:value-type="string" office:string-value="0000">
            <text:p>0000</text:p>
          </table:table-cell>
          <table:table-cell table:formula="of:=[.E65]&amp;[.F65]&amp;[.G65]&amp;[.H65]" office:value-type="string" office:string-value="0100">
            <text:p>010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table:number-columns-repeated="5"/>
          <table:table-cell office:value-type="string">
            <text:p>0xx0xx00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66]&amp;[.B66]&amp;[.C66]&amp;[.D66]&amp;[.E66]&amp;[.F66]&amp;[.G66]&amp;[.H66]" office:value-type="string" office:string-value="00010100">
            <text:p>00010100</text:p>
          </table:table-cell>
          <table:table-cell table:formula="of:=[.H66]&amp;[.G66]&amp;[.F66]&amp;[.E66]&amp;[.D66]&amp;[.C66]&amp;[.B66]&amp;[.A66]" office:value-type="string" office:string-value="00101000">
            <text:p>00101000</text:p>
          </table:table-cell>
          <table:table-cell table:formula="of:=[.A66]&amp;[.B66]&amp;[.C66]" office:value-type="string" office:string-value="000">
            <text:p>000</text:p>
          </table:table-cell>
          <table:table-cell table:formula="of:=[.D66]&amp;[.E66]&amp;[.F66]" office:value-type="string" office:string-value="101">
            <text:p>101</text:p>
          </table:table-cell>
          <table:table-cell table:formula="of:=[.G66]&amp;[.H66]" office:value-type="string" office:string-value="00">
            <text:p>00</text:p>
          </table:table-cell>
          <table:table-cell table:formula="of:=[.A66]&amp;[.B66]&amp;[.C66]&amp;[.D66]" office:value-type="string" office:string-value="0001">
            <text:p>0001</text:p>
          </table:table-cell>
          <table:table-cell table:formula="of:=[.E66]&amp;[.F66]&amp;[.G66]&amp;[.H66]" office:value-type="string" office:string-value="0100">
            <text:p>010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table:number-columns-repeated="7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67]&amp;[.B67]&amp;[.C67]&amp;[.D67]&amp;[.E67]&amp;[.F67]&amp;[.G67]&amp;[.H67]" office:value-type="string" office:string-value="00100100">
            <text:p>00100100</text:p>
          </table:table-cell>
          <table:table-cell table:formula="of:=[.H67]&amp;[.G67]&amp;[.F67]&amp;[.E67]&amp;[.D67]&amp;[.C67]&amp;[.B67]&amp;[.A67]" office:value-type="string" office:string-value="00100100">
            <text:p>00100100</text:p>
          </table:table-cell>
          <table:table-cell table:formula="of:=[.A67]&amp;[.B67]&amp;[.C67]" office:value-type="string" office:string-value="001">
            <text:p>001</text:p>
          </table:table-cell>
          <table:table-cell table:formula="of:=[.D67]&amp;[.E67]&amp;[.F67]" office:value-type="string" office:string-value="001">
            <text:p>001</text:p>
          </table:table-cell>
          <table:table-cell table:formula="of:=[.G67]&amp;[.H67]" office:value-type="string" office:string-value="00">
            <text:p>00</text:p>
          </table:table-cell>
          <table:table-cell table:formula="of:=[.A67]&amp;[.B67]&amp;[.C67]&amp;[.D67]" office:value-type="string" office:string-value="0010">
            <text:p>0010</text:p>
          </table:table-cell>
          <table:table-cell table:formula="of:=[.E67]&amp;[.F67]&amp;[.G67]&amp;[.H67]" office:value-type="string" office:string-value="0100">
            <text:p>010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BIT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0xx0xx00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68]&amp;[.B68]&amp;[.C68]&amp;[.D68]&amp;[.E68]&amp;[.F68]&amp;[.G68]&amp;[.H68]" office:value-type="string" office:string-value="00110100">
            <text:p>00110100</text:p>
          </table:table-cell>
          <table:table-cell table:formula="of:=[.H68]&amp;[.G68]&amp;[.F68]&amp;[.E68]&amp;[.D68]&amp;[.C68]&amp;[.B68]&amp;[.A68]" office:value-type="string" office:string-value="00101100">
            <text:p>00101100</text:p>
          </table:table-cell>
          <table:table-cell table:formula="of:=[.A68]&amp;[.B68]&amp;[.C68]" office:value-type="string" office:string-value="001">
            <text:p>001</text:p>
          </table:table-cell>
          <table:table-cell table:formula="of:=[.D68]&amp;[.E68]&amp;[.F68]" office:value-type="string" office:string-value="101">
            <text:p>101</text:p>
          </table:table-cell>
          <table:table-cell table:formula="of:=[.G68]&amp;[.H68]" office:value-type="string" office:string-value="00">
            <text:p>00</text:p>
          </table:table-cell>
          <table:table-cell table:formula="of:=[.A68]&amp;[.B68]&amp;[.C68]&amp;[.D68]" office:value-type="string" office:string-value="0011">
            <text:p>0011</text:p>
          </table:table-cell>
          <table:table-cell table:formula="of:=[.E68]&amp;[.F68]&amp;[.G68]&amp;[.H68]" office:value-type="string" office:string-value="0100">
            <text:p>0100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table:number-columns-repeated="7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69]&amp;[.B69]&amp;[.C69]&amp;[.D69]&amp;[.E69]&amp;[.F69]&amp;[.G69]&amp;[.H69]" office:value-type="string" office:string-value="01000100">
            <text:p>01000100</text:p>
          </table:table-cell>
          <table:table-cell table:formula="of:=[.H69]&amp;[.G69]&amp;[.F69]&amp;[.E69]&amp;[.D69]&amp;[.C69]&amp;[.B69]&amp;[.A69]" office:value-type="string" office:string-value="00100010">
            <text:p>00100010</text:p>
          </table:table-cell>
          <table:table-cell table:formula="of:=[.A69]&amp;[.B69]&amp;[.C69]" office:value-type="string" office:string-value="010">
            <text:p>010</text:p>
          </table:table-cell>
          <table:table-cell table:formula="of:=[.D69]&amp;[.E69]&amp;[.F69]" office:value-type="string" office:string-value="001">
            <text:p>001</text:p>
          </table:table-cell>
          <table:table-cell table:formula="of:=[.G69]&amp;[.H69]" office:value-type="string" office:string-value="00">
            <text:p>00</text:p>
          </table:table-cell>
          <table:table-cell table:formula="of:=[.A69]&amp;[.B69]&amp;[.C69]&amp;[.D69]" office:value-type="string" office:string-value="0100">
            <text:p>0100</text:p>
          </table:table-cell>
          <table:table-cell table:formula="of:=[.E69]&amp;[.F69]&amp;[.G69]&amp;[.H69]" office:value-type="string" office:string-value="0100">
            <text:p>0100</text:p>
          </table:table-cell>
          <table:table-cell table:number-columns-repeated="2" office:value-type="string">
            <text:p>4</text:p>
          </table:table-cell>
          <table:table-cell table:number-columns-repeated="5"/>
          <table:table-cell office:value-type="string">
            <text:p>0xx0xx0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70]&amp;[.B70]&amp;[.C70]&amp;[.D70]&amp;[.E70]&amp;[.F70]&amp;[.G70]&amp;[.H70]" office:value-type="string" office:string-value="01010100">
            <text:p>01010100</text:p>
          </table:table-cell>
          <table:table-cell table:formula="of:=[.H70]&amp;[.G70]&amp;[.F70]&amp;[.E70]&amp;[.D70]&amp;[.C70]&amp;[.B70]&amp;[.A70]" office:value-type="string" office:string-value="00101010">
            <text:p>00101010</text:p>
          </table:table-cell>
          <table:table-cell table:formula="of:=[.A70]&amp;[.B70]&amp;[.C70]" office:value-type="string" office:string-value="010">
            <text:p>010</text:p>
          </table:table-cell>
          <table:table-cell table:formula="of:=[.D70]&amp;[.E70]&amp;[.F70]" office:value-type="string" office:string-value="101">
            <text:p>101</text:p>
          </table:table-cell>
          <table:table-cell table:formula="of:=[.G70]&amp;[.H70]" office:value-type="string" office:string-value="00">
            <text:p>00</text:p>
          </table:table-cell>
          <table:table-cell table:formula="of:=[.A70]&amp;[.B70]&amp;[.C70]&amp;[.D70]" office:value-type="string" office:string-value="0101">
            <text:p>0101</text:p>
          </table:table-cell>
          <table:table-cell table:formula="of:=[.E70]&amp;[.F70]&amp;[.G70]&amp;[.H70]" office:value-type="string" office:string-value="0100">
            <text:p>0100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table:number-columns-repeated="7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71]&amp;[.B71]&amp;[.C71]&amp;[.D71]&amp;[.E71]&amp;[.F71]&amp;[.G71]&amp;[.H71]" office:value-type="string" office:string-value="01100100">
            <text:p>01100100</text:p>
          </table:table-cell>
          <table:table-cell table:formula="of:=[.H71]&amp;[.G71]&amp;[.F71]&amp;[.E71]&amp;[.D71]&amp;[.C71]&amp;[.B71]&amp;[.A71]" office:value-type="string" office:string-value="00100110">
            <text:p>00100110</text:p>
          </table:table-cell>
          <table:table-cell table:formula="of:=[.A71]&amp;[.B71]&amp;[.C71]" office:value-type="string" office:string-value="011">
            <text:p>011</text:p>
          </table:table-cell>
          <table:table-cell table:formula="of:=[.D71]&amp;[.E71]&amp;[.F71]" office:value-type="string" office:string-value="001">
            <text:p>001</text:p>
          </table:table-cell>
          <table:table-cell table:formula="of:=[.G71]&amp;[.H71]" office:value-type="string" office:string-value="00">
            <text:p>00</text:p>
          </table:table-cell>
          <table:table-cell table:formula="of:=[.A71]&amp;[.B71]&amp;[.C71]&amp;[.D71]" office:value-type="string" office:string-value="0110">
            <text:p>0110</text:p>
          </table:table-cell>
          <table:table-cell table:formula="of:=[.E71]&amp;[.F71]&amp;[.G71]&amp;[.H71]" office:value-type="string" office:string-value="0100">
            <text:p>0100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table:number-columns-repeated="5"/>
          <table:table-cell office:value-type="string">
            <text:p>0xx0xx0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72]&amp;[.B72]&amp;[.C72]&amp;[.D72]&amp;[.E72]&amp;[.F72]&amp;[.G72]&amp;[.H72]" office:value-type="string" office:string-value="01110100">
            <text:p>01110100</text:p>
          </table:table-cell>
          <table:table-cell table:formula="of:=[.H72]&amp;[.G72]&amp;[.F72]&amp;[.E72]&amp;[.D72]&amp;[.C72]&amp;[.B72]&amp;[.A72]" office:value-type="string" office:string-value="00101110">
            <text:p>00101110</text:p>
          </table:table-cell>
          <table:table-cell table:formula="of:=[.A72]&amp;[.B72]&amp;[.C72]" office:value-type="string" office:string-value="011">
            <text:p>011</text:p>
          </table:table-cell>
          <table:table-cell table:formula="of:=[.D72]&amp;[.E72]&amp;[.F72]" office:value-type="string" office:string-value="101">
            <text:p>101</text:p>
          </table:table-cell>
          <table:table-cell table:formula="of:=[.G72]&amp;[.H72]" office:value-type="string" office:string-value="00">
            <text:p>00</text:p>
          </table:table-cell>
          <table:table-cell table:formula="of:=[.A72]&amp;[.B72]&amp;[.C72]&amp;[.D72]" office:value-type="string" office:string-value="0111">
            <text:p>0111</text:p>
          </table:table-cell>
          <table:table-cell table:formula="of:=[.E72]&amp;[.F72]&amp;[.G72]&amp;[.H72]" office:value-type="string" office:string-value="0100">
            <text:p>0100</text:p>
          </table:table-cell>
          <table:table-cell office:value-type="string">
            <text:p>7</text:p>
          </table:table-cell>
          <table:table-cell office:value-type="string">
            <text:p>4</text:p>
          </table:table-cell>
          <table:table-cell table:number-columns-repeated="7"/>
        </table:table-row>
        <table:table-row table:style-name="ro2"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73]&amp;[.B73]&amp;[.C73]&amp;[.D73]&amp;[.E73]&amp;[.F73]&amp;[.G73]&amp;[.H73]" office:value-type="string" office:string-value="10000100">
            <text:p>10000100</text:p>
          </table:table-cell>
          <table:table-cell table:formula="of:=[.H73]&amp;[.G73]&amp;[.F73]&amp;[.E73]&amp;[.D73]&amp;[.C73]&amp;[.B73]&amp;[.A73]" office:value-type="string" office:string-value="00100001">
            <text:p>00100001</text:p>
          </table:table-cell>
          <table:table-cell table:formula="of:=[.A73]&amp;[.B73]&amp;[.C73]" office:value-type="string" office:string-value="100">
            <text:p>100</text:p>
          </table:table-cell>
          <table:table-cell table:formula="of:=[.D73]&amp;[.E73]&amp;[.F73]" office:value-type="string" office:string-value="001">
            <text:p>001</text:p>
          </table:table-cell>
          <table:table-cell table:formula="of:=[.G73]&amp;[.H73]" office:value-type="string" office:string-value="00">
            <text:p>00</text:p>
          </table:table-cell>
          <table:table-cell table:formula="of:=[.A73]&amp;[.B73]&amp;[.C73]&amp;[.D73]" office:value-type="string" office:string-value="1000">
            <text:p>1000</text:p>
          </table:table-cell>
          <table:table-cell table:formula="of:=[.E73]&amp;[.F73]&amp;[.G73]&amp;[.H73]" office:value-type="string" office:string-value="0100">
            <text:p>0100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STY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74]&amp;[.B74]&amp;[.C74]&amp;[.D74]&amp;[.E74]&amp;[.F74]&amp;[.G74]&amp;[.H74]" office:value-type="string" office:string-value="10010100">
            <text:p>10010100</text:p>
          </table:table-cell>
          <table:table-cell table:formula="of:=[.H74]&amp;[.G74]&amp;[.F74]&amp;[.E74]&amp;[.D74]&amp;[.C74]&amp;[.B74]&amp;[.A74]" office:value-type="string" office:string-value="00101001">
            <text:p>00101001</text:p>
          </table:table-cell>
          <table:table-cell table:formula="of:=[.A74]&amp;[.B74]&amp;[.C74]" office:value-type="string" office:string-value="100">
            <text:p>100</text:p>
          </table:table-cell>
          <table:table-cell table:formula="of:=[.D74]&amp;[.E74]&amp;[.F74]" office:value-type="string" office:string-value="101">
            <text:p>101</text:p>
          </table:table-cell>
          <table:table-cell table:formula="of:=[.G74]&amp;[.H74]" office:value-type="string" office:string-value="00">
            <text:p>00</text:p>
          </table:table-cell>
          <table:table-cell table:formula="of:=[.A74]&amp;[.B74]&amp;[.C74]&amp;[.D74]" office:value-type="string" office:string-value="1001">
            <text:p>1001</text:p>
          </table:table-cell>
          <table:table-cell table:formula="of:=[.E74]&amp;[.F74]&amp;[.G74]&amp;[.H74]" office:value-type="string" office:string-value="0100">
            <text:p>0100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STY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75]&amp;[.B75]&amp;[.C75]&amp;[.D75]&amp;[.E75]&amp;[.F75]&amp;[.G75]&amp;[.H75]" office:value-type="string" office:string-value="10100100">
            <text:p>10100100</text:p>
          </table:table-cell>
          <table:table-cell table:formula="of:=[.H75]&amp;[.G75]&amp;[.F75]&amp;[.E75]&amp;[.D75]&amp;[.C75]&amp;[.B75]&amp;[.A75]" office:value-type="string" office:string-value="00100101">
            <text:p>00100101</text:p>
          </table:table-cell>
          <table:table-cell table:formula="of:=[.A75]&amp;[.B75]&amp;[.C75]" office:value-type="string" office:string-value="101">
            <text:p>101</text:p>
          </table:table-cell>
          <table:table-cell table:formula="of:=[.D75]&amp;[.E75]&amp;[.F75]" office:value-type="string" office:string-value="001">
            <text:p>001</text:p>
          </table:table-cell>
          <table:table-cell table:formula="of:=[.G75]&amp;[.H75]" office:value-type="string" office:string-value="00">
            <text:p>00</text:p>
          </table:table-cell>
          <table:table-cell table:formula="of:=[.A75]&amp;[.B75]&amp;[.C75]&amp;[.D75]" office:value-type="string" office:string-value="1010">
            <text:p>1010</text:p>
          </table:table-cell>
          <table:table-cell table:formula="of:=[.E75]&amp;[.F75]&amp;[.G75]&amp;[.H75]" office:value-type="string" office:string-value="0100">
            <text:p>0100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  <table:table-cell office:value-type="string">
            <text:p>LDY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76]&amp;[.B76]&amp;[.C76]&amp;[.D76]&amp;[.E76]&amp;[.F76]&amp;[.G76]&amp;[.H76]" office:value-type="string" office:string-value="10110100">
            <text:p>10110100</text:p>
          </table:table-cell>
          <table:table-cell table:formula="of:=[.H76]&amp;[.G76]&amp;[.F76]&amp;[.E76]&amp;[.D76]&amp;[.C76]&amp;[.B76]&amp;[.A76]" office:value-type="string" office:string-value="00101101">
            <text:p>00101101</text:p>
          </table:table-cell>
          <table:table-cell table:formula="of:=[.A76]&amp;[.B76]&amp;[.C76]" office:value-type="string" office:string-value="101">
            <text:p>101</text:p>
          </table:table-cell>
          <table:table-cell table:formula="of:=[.D76]&amp;[.E76]&amp;[.F76]" office:value-type="string" office:string-value="101">
            <text:p>101</text:p>
          </table:table-cell>
          <table:table-cell table:formula="of:=[.G76]&amp;[.H76]" office:value-type="string" office:string-value="00">
            <text:p>00</text:p>
          </table:table-cell>
          <table:table-cell table:formula="of:=[.A76]&amp;[.B76]&amp;[.C76]&amp;[.D76]" office:value-type="string" office:string-value="1011">
            <text:p>1011</text:p>
          </table:table-cell>
          <table:table-cell table:formula="of:=[.E76]&amp;[.F76]&amp;[.G76]&amp;[.H76]" office:value-type="string" office:string-value="0100">
            <text:p>0100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  <table:table-cell office:value-type="string">
            <text:p>LDY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77]&amp;[.B77]&amp;[.C77]&amp;[.D77]&amp;[.E77]&amp;[.F77]&amp;[.G77]&amp;[.H77]" office:value-type="string" office:string-value="11000100">
            <text:p>11000100</text:p>
          </table:table-cell>
          <table:table-cell table:formula="of:=[.H77]&amp;[.G77]&amp;[.F77]&amp;[.E77]&amp;[.D77]&amp;[.C77]&amp;[.B77]&amp;[.A77]" office:value-type="string" office:string-value="00100011">
            <text:p>00100011</text:p>
          </table:table-cell>
          <table:table-cell table:formula="of:=[.A77]&amp;[.B77]&amp;[.C77]" office:value-type="string" office:string-value="110">
            <text:p>110</text:p>
          </table:table-cell>
          <table:table-cell table:formula="of:=[.D77]&amp;[.E77]&amp;[.F77]" office:value-type="string" office:string-value="001">
            <text:p>001</text:p>
          </table:table-cell>
          <table:table-cell table:formula="of:=[.G77]&amp;[.H77]" office:value-type="string" office:string-value="00">
            <text:p>00</text:p>
          </table:table-cell>
          <table:table-cell table:formula="of:=[.A77]&amp;[.B77]&amp;[.C77]&amp;[.D77]" office:value-type="string" office:string-value="1100">
            <text:p>1100</text:p>
          </table:table-cell>
          <table:table-cell table:formula="of:=[.E77]&amp;[.F77]&amp;[.G77]&amp;[.H77]" office:value-type="string" office:string-value="0100">
            <text:p>0100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  <table:table-cell office:value-type="string">
            <text:p>CPY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78]&amp;[.B78]&amp;[.C78]&amp;[.D78]&amp;[.E78]&amp;[.F78]&amp;[.G78]&amp;[.H78]" office:value-type="string" office:string-value="11010100">
            <text:p>11010100</text:p>
          </table:table-cell>
          <table:table-cell table:formula="of:=[.H78]&amp;[.G78]&amp;[.F78]&amp;[.E78]&amp;[.D78]&amp;[.C78]&amp;[.B78]&amp;[.A78]" office:value-type="string" office:string-value="00101011">
            <text:p>00101011</text:p>
          </table:table-cell>
          <table:table-cell table:formula="of:=[.A78]&amp;[.B78]&amp;[.C78]" office:value-type="string" office:string-value="110">
            <text:p>110</text:p>
          </table:table-cell>
          <table:table-cell table:formula="of:=[.D78]&amp;[.E78]&amp;[.F78]" office:value-type="string" office:string-value="101">
            <text:p>101</text:p>
          </table:table-cell>
          <table:table-cell table:formula="of:=[.G78]&amp;[.H78]" office:value-type="string" office:string-value="00">
            <text:p>00</text:p>
          </table:table-cell>
          <table:table-cell table:formula="of:=[.A78]&amp;[.B78]&amp;[.C78]&amp;[.D78]" office:value-type="string" office:string-value="1101">
            <text:p>1101</text:p>
          </table:table-cell>
          <table:table-cell table:formula="of:=[.E78]&amp;[.F78]&amp;[.G78]&amp;[.H78]" office:value-type="string" office:string-value="0100">
            <text:p>0100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  <table:table-cell table:number-columns-repeated="7"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79]&amp;[.B79]&amp;[.C79]&amp;[.D79]&amp;[.E79]&amp;[.F79]&amp;[.G79]&amp;[.H79]" office:value-type="string" office:string-value="11100100">
            <text:p>11100100</text:p>
          </table:table-cell>
          <table:table-cell table:formula="of:=[.H79]&amp;[.G79]&amp;[.F79]&amp;[.E79]&amp;[.D79]&amp;[.C79]&amp;[.B79]&amp;[.A79]" office:value-type="string" office:string-value="00100111">
            <text:p>00100111</text:p>
          </table:table-cell>
          <table:table-cell table:formula="of:=[.A79]&amp;[.B79]&amp;[.C79]" office:value-type="string" office:string-value="111">
            <text:p>111</text:p>
          </table:table-cell>
          <table:table-cell table:formula="of:=[.D79]&amp;[.E79]&amp;[.F79]" office:value-type="string" office:string-value="001">
            <text:p>001</text:p>
          </table:table-cell>
          <table:table-cell table:formula="of:=[.G79]&amp;[.H79]" office:value-type="string" office:string-value="00">
            <text:p>00</text:p>
          </table:table-cell>
          <table:table-cell table:formula="of:=[.A79]&amp;[.B79]&amp;[.C79]&amp;[.D79]" office:value-type="string" office:string-value="1110">
            <text:p>1110</text:p>
          </table:table-cell>
          <table:table-cell table:formula="of:=[.E79]&amp;[.F79]&amp;[.G79]&amp;[.H79]" office:value-type="string" office:string-value="0100">
            <text:p>0100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  <table:table-cell office:value-type="string">
            <text:p>CPX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80]&amp;[.B80]&amp;[.C80]&amp;[.D80]&amp;[.E80]&amp;[.F80]&amp;[.G80]&amp;[.H80]" office:value-type="string" office:string-value="11110100">
            <text:p>11110100</text:p>
          </table:table-cell>
          <table:table-cell table:formula="of:=[.H80]&amp;[.G80]&amp;[.F80]&amp;[.E80]&amp;[.D80]&amp;[.C80]&amp;[.B80]&amp;[.A80]" office:value-type="string" office:string-value="00101111">
            <text:p>00101111</text:p>
          </table:table-cell>
          <table:table-cell table:formula="of:=[.A80]&amp;[.B80]&amp;[.C80]" office:value-type="string" office:string-value="111">
            <text:p>111</text:p>
          </table:table-cell>
          <table:table-cell table:formula="of:=[.D80]&amp;[.E80]&amp;[.F80]" office:value-type="string" office:string-value="101">
            <text:p>101</text:p>
          </table:table-cell>
          <table:table-cell table:formula="of:=[.G80]&amp;[.H80]" office:value-type="string" office:string-value="00">
            <text:p>00</text:p>
          </table:table-cell>
          <table:table-cell table:formula="of:=[.A80]&amp;[.B80]&amp;[.C80]&amp;[.D80]" office:value-type="string" office:string-value="1111">
            <text:p>1111</text:p>
          </table:table-cell>
          <table:table-cell table:formula="of:=[.E80]&amp;[.F80]&amp;[.G80]&amp;[.H80]" office:value-type="string" office:string-value="0100">
            <text:p>0100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  <table:table-cell table:number-columns-repeated="7"/>
        </table:table-row>
        <table:table-row table:style-name="ro2"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81]&amp;[.B81]&amp;[.C81]&amp;[.D81]&amp;[.E81]&amp;[.F81]&amp;[.G81]&amp;[.H81]" office:value-type="string" office:string-value="00000101">
            <text:p>00000101</text:p>
          </table:table-cell>
          <table:table-cell table:formula="of:=[.H81]&amp;[.G81]&amp;[.F81]&amp;[.E81]&amp;[.D81]&amp;[.C81]&amp;[.B81]&amp;[.A81]" office:value-type="string" office:string-value="10100000">
            <text:p>10100000</text:p>
          </table:table-cell>
          <table:table-cell table:formula="of:=[.A81]&amp;[.B81]&amp;[.C81]" office:value-type="string" office:string-value="000">
            <text:p>000</text:p>
          </table:table-cell>
          <table:table-cell table:formula="of:=[.D81]&amp;[.E81]&amp;[.F81]" office:value-type="string" office:string-value="001">
            <text:p>001</text:p>
          </table:table-cell>
          <table:table-cell table:formula="of:=[.G81]&amp;[.H81]" office:value-type="string" office:string-value="01">
            <text:p>01</text:p>
          </table:table-cell>
          <table:table-cell table:formula="of:=[.A81]&amp;[.B81]&amp;[.C81]&amp;[.D81]" office:value-type="string" office:string-value="0000">
            <text:p>0000</text:p>
          </table:table-cell>
          <table:table-cell table:formula="of:=[.E81]&amp;[.F81]&amp;[.G81]&amp;[.H81]" office:value-type="string" office:string-value="0101">
            <text:p>010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ORA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82]&amp;[.B82]&amp;[.C82]&amp;[.D82]&amp;[.E82]&amp;[.F82]&amp;[.G82]&amp;[.H82]" office:value-type="string" office:string-value="00010101">
            <text:p>00010101</text:p>
          </table:table-cell>
          <table:table-cell table:formula="of:=[.H82]&amp;[.G82]&amp;[.F82]&amp;[.E82]&amp;[.D82]&amp;[.C82]&amp;[.B82]&amp;[.A82]" office:value-type="string" office:string-value="10101000">
            <text:p>10101000</text:p>
          </table:table-cell>
          <table:table-cell table:formula="of:=[.A82]&amp;[.B82]&amp;[.C82]" office:value-type="string" office:string-value="000">
            <text:p>000</text:p>
          </table:table-cell>
          <table:table-cell table:formula="of:=[.D82]&amp;[.E82]&amp;[.F82]" office:value-type="string" office:string-value="101">
            <text:p>101</text:p>
          </table:table-cell>
          <table:table-cell table:formula="of:=[.G82]&amp;[.H82]" office:value-type="string" office:string-value="01">
            <text:p>01</text:p>
          </table:table-cell>
          <table:table-cell table:formula="of:=[.A82]&amp;[.B82]&amp;[.C82]&amp;[.D82]" office:value-type="string" office:string-value="0001">
            <text:p>0001</text:p>
          </table:table-cell>
          <table:table-cell table:formula="of:=[.E82]&amp;[.F82]&amp;[.G82]&amp;[.H82]" office:value-type="string" office:string-value="0101">
            <text:p>0101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ORA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83]&amp;[.B83]&amp;[.C83]&amp;[.D83]&amp;[.E83]&amp;[.F83]&amp;[.G83]&amp;[.H83]" office:value-type="string" office:string-value="00100101">
            <text:p>00100101</text:p>
          </table:table-cell>
          <table:table-cell table:formula="of:=[.H83]&amp;[.G83]&amp;[.F83]&amp;[.E83]&amp;[.D83]&amp;[.C83]&amp;[.B83]&amp;[.A83]" office:value-type="string" office:string-value="10100100">
            <text:p>10100100</text:p>
          </table:table-cell>
          <table:table-cell table:formula="of:=[.A83]&amp;[.B83]&amp;[.C83]" office:value-type="string" office:string-value="001">
            <text:p>001</text:p>
          </table:table-cell>
          <table:table-cell table:formula="of:=[.D83]&amp;[.E83]&amp;[.F83]" office:value-type="string" office:string-value="001">
            <text:p>001</text:p>
          </table:table-cell>
          <table:table-cell table:formula="of:=[.G83]&amp;[.H83]" office:value-type="string" office:string-value="01">
            <text:p>01</text:p>
          </table:table-cell>
          <table:table-cell table:formula="of:=[.A83]&amp;[.B83]&amp;[.C83]&amp;[.D83]" office:value-type="string" office:string-value="0010">
            <text:p>0010</text:p>
          </table:table-cell>
          <table:table-cell table:formula="of:=[.E83]&amp;[.F83]&amp;[.G83]&amp;[.H83]" office:value-type="string" office:string-value="0101">
            <text:p>0101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AND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84]&amp;[.B84]&amp;[.C84]&amp;[.D84]&amp;[.E84]&amp;[.F84]&amp;[.G84]&amp;[.H84]" office:value-type="string" office:string-value="00110101">
            <text:p>00110101</text:p>
          </table:table-cell>
          <table:table-cell table:formula="of:=[.H84]&amp;[.G84]&amp;[.F84]&amp;[.E84]&amp;[.D84]&amp;[.C84]&amp;[.B84]&amp;[.A84]" office:value-type="string" office:string-value="10101100">
            <text:p>10101100</text:p>
          </table:table-cell>
          <table:table-cell table:formula="of:=[.A84]&amp;[.B84]&amp;[.C84]" office:value-type="string" office:string-value="001">
            <text:p>001</text:p>
          </table:table-cell>
          <table:table-cell table:formula="of:=[.D84]&amp;[.E84]&amp;[.F84]" office:value-type="string" office:string-value="101">
            <text:p>101</text:p>
          </table:table-cell>
          <table:table-cell table:formula="of:=[.G84]&amp;[.H84]" office:value-type="string" office:string-value="01">
            <text:p>01</text:p>
          </table:table-cell>
          <table:table-cell table:formula="of:=[.A84]&amp;[.B84]&amp;[.C84]&amp;[.D84]" office:value-type="string" office:string-value="0011">
            <text:p>0011</text:p>
          </table:table-cell>
          <table:table-cell table:formula="of:=[.E84]&amp;[.F84]&amp;[.G84]&amp;[.H84]" office:value-type="string" office:string-value="0101">
            <text:p>0101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AND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85]&amp;[.B85]&amp;[.C85]&amp;[.D85]&amp;[.E85]&amp;[.F85]&amp;[.G85]&amp;[.H85]" office:value-type="string" office:string-value="01000101">
            <text:p>01000101</text:p>
          </table:table-cell>
          <table:table-cell table:formula="of:=[.H85]&amp;[.G85]&amp;[.F85]&amp;[.E85]&amp;[.D85]&amp;[.C85]&amp;[.B85]&amp;[.A85]" office:value-type="string" office:string-value="10100010">
            <text:p>10100010</text:p>
          </table:table-cell>
          <table:table-cell table:formula="of:=[.A85]&amp;[.B85]&amp;[.C85]" office:value-type="string" office:string-value="010">
            <text:p>010</text:p>
          </table:table-cell>
          <table:table-cell table:formula="of:=[.D85]&amp;[.E85]&amp;[.F85]" office:value-type="string" office:string-value="001">
            <text:p>001</text:p>
          </table:table-cell>
          <table:table-cell table:formula="of:=[.G85]&amp;[.H85]" office:value-type="string" office:string-value="01">
            <text:p>01</text:p>
          </table:table-cell>
          <table:table-cell table:formula="of:=[.A85]&amp;[.B85]&amp;[.C85]&amp;[.D85]" office:value-type="string" office:string-value="0100">
            <text:p>0100</text:p>
          </table:table-cell>
          <table:table-cell table:formula="of:=[.E85]&amp;[.F85]&amp;[.G85]&amp;[.H85]" office:value-type="string" office:string-value="0101">
            <text:p>0101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EOR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86]&amp;[.B86]&amp;[.C86]&amp;[.D86]&amp;[.E86]&amp;[.F86]&amp;[.G86]&amp;[.H86]" office:value-type="string" office:string-value="01010101">
            <text:p>01010101</text:p>
          </table:table-cell>
          <table:table-cell table:formula="of:=[.H86]&amp;[.G86]&amp;[.F86]&amp;[.E86]&amp;[.D86]&amp;[.C86]&amp;[.B86]&amp;[.A86]" office:value-type="string" office:string-value="10101010">
            <text:p>10101010</text:p>
          </table:table-cell>
          <table:table-cell table:formula="of:=[.A86]&amp;[.B86]&amp;[.C86]" office:value-type="string" office:string-value="010">
            <text:p>010</text:p>
          </table:table-cell>
          <table:table-cell table:formula="of:=[.D86]&amp;[.E86]&amp;[.F86]" office:value-type="string" office:string-value="101">
            <text:p>101</text:p>
          </table:table-cell>
          <table:table-cell table:formula="of:=[.G86]&amp;[.H86]" office:value-type="string" office:string-value="01">
            <text:p>01</text:p>
          </table:table-cell>
          <table:table-cell table:formula="of:=[.A86]&amp;[.B86]&amp;[.C86]&amp;[.D86]" office:value-type="string" office:string-value="0101">
            <text:p>0101</text:p>
          </table:table-cell>
          <table:table-cell table:formula="of:=[.E86]&amp;[.F86]&amp;[.G86]&amp;[.H86]" office:value-type="string" office:string-value="0101">
            <text:p>0101</text:p>
          </table:table-cell>
          <table:table-cell table:number-columns-repeated="2" office:value-type="string">
            <text:p>5</text:p>
          </table:table-cell>
          <table:table-cell office:value-type="string">
            <text:p>EOR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87]&amp;[.B87]&amp;[.C87]&amp;[.D87]&amp;[.E87]&amp;[.F87]&amp;[.G87]&amp;[.H87]" office:value-type="string" office:string-value="01100101">
            <text:p>01100101</text:p>
          </table:table-cell>
          <table:table-cell table:formula="of:=[.H87]&amp;[.G87]&amp;[.F87]&amp;[.E87]&amp;[.D87]&amp;[.C87]&amp;[.B87]&amp;[.A87]" office:value-type="string" office:string-value="10100110">
            <text:p>10100110</text:p>
          </table:table-cell>
          <table:table-cell table:formula="of:=[.A87]&amp;[.B87]&amp;[.C87]" office:value-type="string" office:string-value="011">
            <text:p>011</text:p>
          </table:table-cell>
          <table:table-cell table:formula="of:=[.D87]&amp;[.E87]&amp;[.F87]" office:value-type="string" office:string-value="001">
            <text:p>001</text:p>
          </table:table-cell>
          <table:table-cell table:formula="of:=[.G87]&amp;[.H87]" office:value-type="string" office:string-value="01">
            <text:p>01</text:p>
          </table:table-cell>
          <table:table-cell table:formula="of:=[.A87]&amp;[.B87]&amp;[.C87]&amp;[.D87]" office:value-type="string" office:string-value="0110">
            <text:p>0110</text:p>
          </table:table-cell>
          <table:table-cell table:formula="of:=[.E87]&amp;[.F87]&amp;[.G87]&amp;[.H87]" office:value-type="string" office:string-value="0101">
            <text:p>0101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ADC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88]&amp;[.B88]&amp;[.C88]&amp;[.D88]&amp;[.E88]&amp;[.F88]&amp;[.G88]&amp;[.H88]" office:value-type="string" office:string-value="01110101">
            <text:p>01110101</text:p>
          </table:table-cell>
          <table:table-cell table:formula="of:=[.H88]&amp;[.G88]&amp;[.F88]&amp;[.E88]&amp;[.D88]&amp;[.C88]&amp;[.B88]&amp;[.A88]" office:value-type="string" office:string-value="10101110">
            <text:p>10101110</text:p>
          </table:table-cell>
          <table:table-cell table:formula="of:=[.A88]&amp;[.B88]&amp;[.C88]" office:value-type="string" office:string-value="011">
            <text:p>011</text:p>
          </table:table-cell>
          <table:table-cell table:formula="of:=[.D88]&amp;[.E88]&amp;[.F88]" office:value-type="string" office:string-value="101">
            <text:p>101</text:p>
          </table:table-cell>
          <table:table-cell table:formula="of:=[.G88]&amp;[.H88]" office:value-type="string" office:string-value="01">
            <text:p>01</text:p>
          </table:table-cell>
          <table:table-cell table:formula="of:=[.A88]&amp;[.B88]&amp;[.C88]&amp;[.D88]" office:value-type="string" office:string-value="0111">
            <text:p>0111</text:p>
          </table:table-cell>
          <table:table-cell table:formula="of:=[.E88]&amp;[.F88]&amp;[.G88]&amp;[.H88]" office:value-type="string" office:string-value="0101">
            <text:p>0101</text:p>
          </table:table-cell>
          <table:table-cell office:value-type="string">
            <text:p>7</text:p>
          </table:table-cell>
          <table:table-cell office:value-type="string">
            <text:p>5</text:p>
          </table:table-cell>
          <table:table-cell office:value-type="string">
            <text:p>ADC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89]&amp;[.B89]&amp;[.C89]&amp;[.D89]&amp;[.E89]&amp;[.F89]&amp;[.G89]&amp;[.H89]" office:value-type="string" office:string-value="10000101">
            <text:p>10000101</text:p>
          </table:table-cell>
          <table:table-cell table:formula="of:=[.H89]&amp;[.G89]&amp;[.F89]&amp;[.E89]&amp;[.D89]&amp;[.C89]&amp;[.B89]&amp;[.A89]" office:value-type="string" office:string-value="10100001">
            <text:p>10100001</text:p>
          </table:table-cell>
          <table:table-cell table:formula="of:=[.A89]&amp;[.B89]&amp;[.C89]" office:value-type="string" office:string-value="100">
            <text:p>100</text:p>
          </table:table-cell>
          <table:table-cell table:formula="of:=[.D89]&amp;[.E89]&amp;[.F89]" office:value-type="string" office:string-value="001">
            <text:p>001</text:p>
          </table:table-cell>
          <table:table-cell table:formula="of:=[.G89]&amp;[.H89]" office:value-type="string" office:string-value="01">
            <text:p>01</text:p>
          </table:table-cell>
          <table:table-cell table:formula="of:=[.A89]&amp;[.B89]&amp;[.C89]&amp;[.D89]" office:value-type="string" office:string-value="1000">
            <text:p>1000</text:p>
          </table:table-cell>
          <table:table-cell table:formula="of:=[.E89]&amp;[.F89]&amp;[.G89]&amp;[.H89]" office:value-type="string" office:string-value="0101">
            <text:p>0101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STA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90]&amp;[.B90]&amp;[.C90]&amp;[.D90]&amp;[.E90]&amp;[.F90]&amp;[.G90]&amp;[.H90]" office:value-type="string" office:string-value="10010101">
            <text:p>10010101</text:p>
          </table:table-cell>
          <table:table-cell table:formula="of:=[.H90]&amp;[.G90]&amp;[.F90]&amp;[.E90]&amp;[.D90]&amp;[.C90]&amp;[.B90]&amp;[.A90]" office:value-type="string" office:string-value="10101001">
            <text:p>10101001</text:p>
          </table:table-cell>
          <table:table-cell table:formula="of:=[.A90]&amp;[.B90]&amp;[.C90]" office:value-type="string" office:string-value="100">
            <text:p>100</text:p>
          </table:table-cell>
          <table:table-cell table:formula="of:=[.D90]&amp;[.E90]&amp;[.F90]" office:value-type="string" office:string-value="101">
            <text:p>101</text:p>
          </table:table-cell>
          <table:table-cell table:formula="of:=[.G90]&amp;[.H90]" office:value-type="string" office:string-value="01">
            <text:p>01</text:p>
          </table:table-cell>
          <table:table-cell table:formula="of:=[.A90]&amp;[.B90]&amp;[.C90]&amp;[.D90]" office:value-type="string" office:string-value="1001">
            <text:p>1001</text:p>
          </table:table-cell>
          <table:table-cell table:formula="of:=[.E90]&amp;[.F90]&amp;[.G90]&amp;[.H90]" office:value-type="string" office:string-value="0101">
            <text:p>0101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STA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91]&amp;[.B91]&amp;[.C91]&amp;[.D91]&amp;[.E91]&amp;[.F91]&amp;[.G91]&amp;[.H91]" office:value-type="string" office:string-value="10100101">
            <text:p>10100101</text:p>
          </table:table-cell>
          <table:table-cell table:formula="of:=[.H91]&amp;[.G91]&amp;[.F91]&amp;[.E91]&amp;[.D91]&amp;[.C91]&amp;[.B91]&amp;[.A91]" office:value-type="string" office:string-value="10100101">
            <text:p>10100101</text:p>
          </table:table-cell>
          <table:table-cell table:formula="of:=[.A91]&amp;[.B91]&amp;[.C91]" office:value-type="string" office:string-value="101">
            <text:p>101</text:p>
          </table:table-cell>
          <table:table-cell table:formula="of:=[.D91]&amp;[.E91]&amp;[.F91]" office:value-type="string" office:string-value="001">
            <text:p>001</text:p>
          </table:table-cell>
          <table:table-cell table:formula="of:=[.G91]&amp;[.H91]" office:value-type="string" office:string-value="01">
            <text:p>01</text:p>
          </table:table-cell>
          <table:table-cell table:formula="of:=[.A91]&amp;[.B91]&amp;[.C91]&amp;[.D91]" office:value-type="string" office:string-value="1010">
            <text:p>1010</text:p>
          </table:table-cell>
          <table:table-cell table:formula="of:=[.E91]&amp;[.F91]&amp;[.G91]&amp;[.H91]" office:value-type="string" office:string-value="0101">
            <text:p>0101</text:p>
          </table:table-cell>
          <table:table-cell office:value-type="string">
            <text:p>A</text:p>
          </table:table-cell>
          <table:table-cell office:value-type="string">
            <text:p>5</text:p>
          </table:table-cell>
          <table:table-cell office:value-type="string">
            <text:p>LDA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92]&amp;[.B92]&amp;[.C92]&amp;[.D92]&amp;[.E92]&amp;[.F92]&amp;[.G92]&amp;[.H92]" office:value-type="string" office:string-value="10110101">
            <text:p>10110101</text:p>
          </table:table-cell>
          <table:table-cell table:formula="of:=[.H92]&amp;[.G92]&amp;[.F92]&amp;[.E92]&amp;[.D92]&amp;[.C92]&amp;[.B92]&amp;[.A92]" office:value-type="string" office:string-value="10101101">
            <text:p>10101101</text:p>
          </table:table-cell>
          <table:table-cell table:formula="of:=[.A92]&amp;[.B92]&amp;[.C92]" office:value-type="string" office:string-value="101">
            <text:p>101</text:p>
          </table:table-cell>
          <table:table-cell table:formula="of:=[.D92]&amp;[.E92]&amp;[.F92]" office:value-type="string" office:string-value="101">
            <text:p>101</text:p>
          </table:table-cell>
          <table:table-cell table:formula="of:=[.G92]&amp;[.H92]" office:value-type="string" office:string-value="01">
            <text:p>01</text:p>
          </table:table-cell>
          <table:table-cell table:formula="of:=[.A92]&amp;[.B92]&amp;[.C92]&amp;[.D92]" office:value-type="string" office:string-value="1011">
            <text:p>1011</text:p>
          </table:table-cell>
          <table:table-cell table:formula="of:=[.E92]&amp;[.F92]&amp;[.G92]&amp;[.H92]" office:value-type="string" office:string-value="0101">
            <text:p>0101</text:p>
          </table:table-cell>
          <table:table-cell office:value-type="string">
            <text:p>B</text:p>
          </table:table-cell>
          <table:table-cell office:value-type="string">
            <text:p>5</text:p>
          </table:table-cell>
          <table:table-cell office:value-type="string">
            <text:p>LDA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93]&amp;[.B93]&amp;[.C93]&amp;[.D93]&amp;[.E93]&amp;[.F93]&amp;[.G93]&amp;[.H93]" office:value-type="string" office:string-value="11000101">
            <text:p>11000101</text:p>
          </table:table-cell>
          <table:table-cell table:formula="of:=[.H93]&amp;[.G93]&amp;[.F93]&amp;[.E93]&amp;[.D93]&amp;[.C93]&amp;[.B93]&amp;[.A93]" office:value-type="string" office:string-value="10100011">
            <text:p>10100011</text:p>
          </table:table-cell>
          <table:table-cell table:formula="of:=[.A93]&amp;[.B93]&amp;[.C93]" office:value-type="string" office:string-value="110">
            <text:p>110</text:p>
          </table:table-cell>
          <table:table-cell table:formula="of:=[.D93]&amp;[.E93]&amp;[.F93]" office:value-type="string" office:string-value="001">
            <text:p>001</text:p>
          </table:table-cell>
          <table:table-cell table:formula="of:=[.G93]&amp;[.H93]" office:value-type="string" office:string-value="01">
            <text:p>01</text:p>
          </table:table-cell>
          <table:table-cell table:formula="of:=[.A93]&amp;[.B93]&amp;[.C93]&amp;[.D93]" office:value-type="string" office:string-value="1100">
            <text:p>1100</text:p>
          </table:table-cell>
          <table:table-cell table:formula="of:=[.E93]&amp;[.F93]&amp;[.G93]&amp;[.H93]" office:value-type="string" office:string-value="0101">
            <text:p>0101</text:p>
          </table:table-cell>
          <table:table-cell office:value-type="string">
            <text:p>C</text:p>
          </table:table-cell>
          <table:table-cell office:value-type="string">
            <text:p>5</text:p>
          </table:table-cell>
          <table:table-cell office:value-type="string">
            <text:p>CMP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94]&amp;[.B94]&amp;[.C94]&amp;[.D94]&amp;[.E94]&amp;[.F94]&amp;[.G94]&amp;[.H94]" office:value-type="string" office:string-value="11010101">
            <text:p>11010101</text:p>
          </table:table-cell>
          <table:table-cell table:formula="of:=[.H94]&amp;[.G94]&amp;[.F94]&amp;[.E94]&amp;[.D94]&amp;[.C94]&amp;[.B94]&amp;[.A94]" office:value-type="string" office:string-value="10101011">
            <text:p>10101011</text:p>
          </table:table-cell>
          <table:table-cell table:formula="of:=[.A94]&amp;[.B94]&amp;[.C94]" office:value-type="string" office:string-value="110">
            <text:p>110</text:p>
          </table:table-cell>
          <table:table-cell table:formula="of:=[.D94]&amp;[.E94]&amp;[.F94]" office:value-type="string" office:string-value="101">
            <text:p>101</text:p>
          </table:table-cell>
          <table:table-cell table:formula="of:=[.G94]&amp;[.H94]" office:value-type="string" office:string-value="01">
            <text:p>01</text:p>
          </table:table-cell>
          <table:table-cell table:formula="of:=[.A94]&amp;[.B94]&amp;[.C94]&amp;[.D94]" office:value-type="string" office:string-value="1101">
            <text:p>1101</text:p>
          </table:table-cell>
          <table:table-cell table:formula="of:=[.E94]&amp;[.F94]&amp;[.G94]&amp;[.H94]" office:value-type="string" office:string-value="0101">
            <text:p>0101</text:p>
          </table:table-cell>
          <table:table-cell office:value-type="string">
            <text:p>D</text:p>
          </table:table-cell>
          <table:table-cell office:value-type="string">
            <text:p>5</text:p>
          </table:table-cell>
          <table:table-cell office:value-type="string">
            <text:p>CMP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95]&amp;[.B95]&amp;[.C95]&amp;[.D95]&amp;[.E95]&amp;[.F95]&amp;[.G95]&amp;[.H95]" office:value-type="string" office:string-value="11100101">
            <text:p>11100101</text:p>
          </table:table-cell>
          <table:table-cell table:formula="of:=[.H95]&amp;[.G95]&amp;[.F95]&amp;[.E95]&amp;[.D95]&amp;[.C95]&amp;[.B95]&amp;[.A95]" office:value-type="string" office:string-value="10100111">
            <text:p>10100111</text:p>
          </table:table-cell>
          <table:table-cell table:formula="of:=[.A95]&amp;[.B95]&amp;[.C95]" office:value-type="string" office:string-value="111">
            <text:p>111</text:p>
          </table:table-cell>
          <table:table-cell table:formula="of:=[.D95]&amp;[.E95]&amp;[.F95]" office:value-type="string" office:string-value="001">
            <text:p>001</text:p>
          </table:table-cell>
          <table:table-cell table:formula="of:=[.G95]&amp;[.H95]" office:value-type="string" office:string-value="01">
            <text:p>01</text:p>
          </table:table-cell>
          <table:table-cell table:formula="of:=[.A95]&amp;[.B95]&amp;[.C95]&amp;[.D95]" office:value-type="string" office:string-value="1110">
            <text:p>1110</text:p>
          </table:table-cell>
          <table:table-cell table:formula="of:=[.E95]&amp;[.F95]&amp;[.G95]&amp;[.H95]" office:value-type="string" office:string-value="0101">
            <text:p>0101</text:p>
          </table:table-cell>
          <table:table-cell office:value-type="string">
            <text:p>E</text:p>
          </table:table-cell>
          <table:table-cell office:value-type="string">
            <text:p>5</text:p>
          </table:table-cell>
          <table:table-cell office:value-type="string">
            <text:p>SBC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96]&amp;[.B96]&amp;[.C96]&amp;[.D96]&amp;[.E96]&amp;[.F96]&amp;[.G96]&amp;[.H96]" office:value-type="string" office:string-value="11110101">
            <text:p>11110101</text:p>
          </table:table-cell>
          <table:table-cell table:formula="of:=[.H96]&amp;[.G96]&amp;[.F96]&amp;[.E96]&amp;[.D96]&amp;[.C96]&amp;[.B96]&amp;[.A96]" office:value-type="string" office:string-value="10101111">
            <text:p>10101111</text:p>
          </table:table-cell>
          <table:table-cell table:formula="of:=[.A96]&amp;[.B96]&amp;[.C96]" office:value-type="string" office:string-value="111">
            <text:p>111</text:p>
          </table:table-cell>
          <table:table-cell table:formula="of:=[.D96]&amp;[.E96]&amp;[.F96]" office:value-type="string" office:string-value="101">
            <text:p>101</text:p>
          </table:table-cell>
          <table:table-cell table:formula="of:=[.G96]&amp;[.H96]" office:value-type="string" office:string-value="01">
            <text:p>01</text:p>
          </table:table-cell>
          <table:table-cell table:formula="of:=[.A96]&amp;[.B96]&amp;[.C96]&amp;[.D96]" office:value-type="string" office:string-value="1111">
            <text:p>1111</text:p>
          </table:table-cell>
          <table:table-cell table:formula="of:=[.E96]&amp;[.F96]&amp;[.G96]&amp;[.H96]" office:value-type="string" office:string-value="0101">
            <text:p>0101</text:p>
          </table:table-cell>
          <table:table-cell office:value-type="string">
            <text:p>F</text:p>
          </table:table-cell>
          <table:table-cell office:value-type="string">
            <text:p>5</text:p>
          </table:table-cell>
          <table:table-cell office:value-type="string">
            <text:p>SBC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number-columns-repeated="5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97]&amp;[.B97]&amp;[.C97]&amp;[.D97]&amp;[.E97]&amp;[.F97]&amp;[.G97]&amp;[.H97]" office:value-type="string" office:string-value="00000110">
            <text:p>00000110</text:p>
          </table:table-cell>
          <table:table-cell table:formula="of:=[.H97]&amp;[.G97]&amp;[.F97]&amp;[.E97]&amp;[.D97]&amp;[.C97]&amp;[.B97]&amp;[.A97]" office:value-type="string" office:string-value="01100000">
            <text:p>01100000</text:p>
          </table:table-cell>
          <table:table-cell table:formula="of:=[.A97]&amp;[.B97]&amp;[.C97]" office:value-type="string" office:string-value="000">
            <text:p>000</text:p>
          </table:table-cell>
          <table:table-cell table:formula="of:=[.D97]&amp;[.E97]&amp;[.F97]" office:value-type="string" office:string-value="001">
            <text:p>001</text:p>
          </table:table-cell>
          <table:table-cell table:formula="of:=[.G97]&amp;[.H97]" office:value-type="string" office:string-value="10">
            <text:p>10</text:p>
          </table:table-cell>
          <table:table-cell table:formula="of:=[.A97]&amp;[.B97]&amp;[.C97]&amp;[.D97]" office:value-type="string" office:string-value="0000">
            <text:p>0000</text:p>
          </table:table-cell>
          <table:table-cell table:formula="of:=[.E97]&amp;[.F97]&amp;[.G97]&amp;[.H97]" office:value-type="string" office:string-value="0110">
            <text:p>011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ASL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98]&amp;[.B98]&amp;[.C98]&amp;[.D98]&amp;[.E98]&amp;[.F98]&amp;[.G98]&amp;[.H98]" office:value-type="string" office:string-value="00010110">
            <text:p>00010110</text:p>
          </table:table-cell>
          <table:table-cell table:formula="of:=[.H98]&amp;[.G98]&amp;[.F98]&amp;[.E98]&amp;[.D98]&amp;[.C98]&amp;[.B98]&amp;[.A98]" office:value-type="string" office:string-value="01101000">
            <text:p>01101000</text:p>
          </table:table-cell>
          <table:table-cell table:formula="of:=[.A98]&amp;[.B98]&amp;[.C98]" office:value-type="string" office:string-value="000">
            <text:p>000</text:p>
          </table:table-cell>
          <table:table-cell table:formula="of:=[.D98]&amp;[.E98]&amp;[.F98]" office:value-type="string" office:string-value="101">
            <text:p>101</text:p>
          </table:table-cell>
          <table:table-cell table:formula="of:=[.G98]&amp;[.H98]" office:value-type="string" office:string-value="10">
            <text:p>10</text:p>
          </table:table-cell>
          <table:table-cell table:formula="of:=[.A98]&amp;[.B98]&amp;[.C98]&amp;[.D98]" office:value-type="string" office:string-value="0001">
            <text:p>0001</text:p>
          </table:table-cell>
          <table:table-cell table:formula="of:=[.E98]&amp;[.F98]&amp;[.G98]&amp;[.H98]" office:value-type="string" office:string-value="0110">
            <text:p>011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ASL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99]&amp;[.B99]&amp;[.C99]&amp;[.D99]&amp;[.E99]&amp;[.F99]&amp;[.G99]&amp;[.H99]" office:value-type="string" office:string-value="00100110">
            <text:p>00100110</text:p>
          </table:table-cell>
          <table:table-cell table:formula="of:=[.H99]&amp;[.G99]&amp;[.F99]&amp;[.E99]&amp;[.D99]&amp;[.C99]&amp;[.B99]&amp;[.A99]" office:value-type="string" office:string-value="01100100">
            <text:p>01100100</text:p>
          </table:table-cell>
          <table:table-cell table:formula="of:=[.A99]&amp;[.B99]&amp;[.C99]" office:value-type="string" office:string-value="001">
            <text:p>001</text:p>
          </table:table-cell>
          <table:table-cell table:formula="of:=[.D99]&amp;[.E99]&amp;[.F99]" office:value-type="string" office:string-value="001">
            <text:p>001</text:p>
          </table:table-cell>
          <table:table-cell table:formula="of:=[.G99]&amp;[.H99]" office:value-type="string" office:string-value="10">
            <text:p>10</text:p>
          </table:table-cell>
          <table:table-cell table:formula="of:=[.A99]&amp;[.B99]&amp;[.C99]&amp;[.D99]" office:value-type="string" office:string-value="0010">
            <text:p>0010</text:p>
          </table:table-cell>
          <table:table-cell table:formula="of:=[.E99]&amp;[.F99]&amp;[.G99]&amp;[.H99]" office:value-type="string" office:string-value="0110">
            <text:p>0110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ROL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0]&amp;[.B100]&amp;[.C100]&amp;[.D100]&amp;[.E100]&amp;[.F100]&amp;[.G100]&amp;[.H100]" office:value-type="string" office:string-value="00110110">
            <text:p>00110110</text:p>
          </table:table-cell>
          <table:table-cell table:formula="of:=[.H100]&amp;[.G100]&amp;[.F100]&amp;[.E100]&amp;[.D100]&amp;[.C100]&amp;[.B100]&amp;[.A100]" office:value-type="string" office:string-value="01101100">
            <text:p>01101100</text:p>
          </table:table-cell>
          <table:table-cell table:formula="of:=[.A100]&amp;[.B100]&amp;[.C100]" office:value-type="string" office:string-value="001">
            <text:p>001</text:p>
          </table:table-cell>
          <table:table-cell table:formula="of:=[.D100]&amp;[.E100]&amp;[.F100]" office:value-type="string" office:string-value="101">
            <text:p>101</text:p>
          </table:table-cell>
          <table:table-cell table:formula="of:=[.G100]&amp;[.H100]" office:value-type="string" office:string-value="10">
            <text:p>10</text:p>
          </table:table-cell>
          <table:table-cell table:formula="of:=[.A100]&amp;[.B100]&amp;[.C100]&amp;[.D100]" office:value-type="string" office:string-value="0011">
            <text:p>0011</text:p>
          </table:table-cell>
          <table:table-cell table:formula="of:=[.E100]&amp;[.F100]&amp;[.G100]&amp;[.H100]" office:value-type="string" office:string-value="0110">
            <text:p>0110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ROL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1]&amp;[.B101]&amp;[.C101]&amp;[.D101]&amp;[.E101]&amp;[.F101]&amp;[.G101]&amp;[.H101]" office:value-type="string" office:string-value="01000110">
            <text:p>01000110</text:p>
          </table:table-cell>
          <table:table-cell table:formula="of:=[.H101]&amp;[.G101]&amp;[.F101]&amp;[.E101]&amp;[.D101]&amp;[.C101]&amp;[.B101]&amp;[.A101]" office:value-type="string" office:string-value="01100010">
            <text:p>01100010</text:p>
          </table:table-cell>
          <table:table-cell table:formula="of:=[.A101]&amp;[.B101]&amp;[.C101]" office:value-type="string" office:string-value="010">
            <text:p>010</text:p>
          </table:table-cell>
          <table:table-cell table:formula="of:=[.D101]&amp;[.E101]&amp;[.F101]" office:value-type="string" office:string-value="001">
            <text:p>001</text:p>
          </table:table-cell>
          <table:table-cell table:formula="of:=[.G101]&amp;[.H101]" office:value-type="string" office:string-value="10">
            <text:p>10</text:p>
          </table:table-cell>
          <table:table-cell table:formula="of:=[.A101]&amp;[.B101]&amp;[.C101]&amp;[.D101]" office:value-type="string" office:string-value="0100">
            <text:p>0100</text:p>
          </table:table-cell>
          <table:table-cell table:formula="of:=[.E101]&amp;[.F101]&amp;[.G101]&amp;[.H101]" office:value-type="string" office:string-value="0110">
            <text:p>0110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LSR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2]&amp;[.B102]&amp;[.C102]&amp;[.D102]&amp;[.E102]&amp;[.F102]&amp;[.G102]&amp;[.H102]" office:value-type="string" office:string-value="01010110">
            <text:p>01010110</text:p>
          </table:table-cell>
          <table:table-cell table:formula="of:=[.H102]&amp;[.G102]&amp;[.F102]&amp;[.E102]&amp;[.D102]&amp;[.C102]&amp;[.B102]&amp;[.A102]" office:value-type="string" office:string-value="01101010">
            <text:p>01101010</text:p>
          </table:table-cell>
          <table:table-cell table:formula="of:=[.A102]&amp;[.B102]&amp;[.C102]" office:value-type="string" office:string-value="010">
            <text:p>010</text:p>
          </table:table-cell>
          <table:table-cell table:formula="of:=[.D102]&amp;[.E102]&amp;[.F102]" office:value-type="string" office:string-value="101">
            <text:p>101</text:p>
          </table:table-cell>
          <table:table-cell table:formula="of:=[.G102]&amp;[.H102]" office:value-type="string" office:string-value="10">
            <text:p>10</text:p>
          </table:table-cell>
          <table:table-cell table:formula="of:=[.A102]&amp;[.B102]&amp;[.C102]&amp;[.D102]" office:value-type="string" office:string-value="0101">
            <text:p>0101</text:p>
          </table:table-cell>
          <table:table-cell table:formula="of:=[.E102]&amp;[.F102]&amp;[.G102]&amp;[.H102]" office:value-type="string" office:string-value="0110">
            <text:p>0110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LSR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3]&amp;[.B103]&amp;[.C103]&amp;[.D103]&amp;[.E103]&amp;[.F103]&amp;[.G103]&amp;[.H103]" office:value-type="string" office:string-value="01100110">
            <text:p>01100110</text:p>
          </table:table-cell>
          <table:table-cell table:formula="of:=[.H103]&amp;[.G103]&amp;[.F103]&amp;[.E103]&amp;[.D103]&amp;[.C103]&amp;[.B103]&amp;[.A103]" office:value-type="string" office:string-value="01100110">
            <text:p>01100110</text:p>
          </table:table-cell>
          <table:table-cell table:formula="of:=[.A103]&amp;[.B103]&amp;[.C103]" office:value-type="string" office:string-value="011">
            <text:p>011</text:p>
          </table:table-cell>
          <table:table-cell table:formula="of:=[.D103]&amp;[.E103]&amp;[.F103]" office:value-type="string" office:string-value="001">
            <text:p>001</text:p>
          </table:table-cell>
          <table:table-cell table:formula="of:=[.G103]&amp;[.H103]" office:value-type="string" office:string-value="10">
            <text:p>10</text:p>
          </table:table-cell>
          <table:table-cell table:formula="of:=[.A103]&amp;[.B103]&amp;[.C103]&amp;[.D103]" office:value-type="string" office:string-value="0110">
            <text:p>0110</text:p>
          </table:table-cell>
          <table:table-cell table:formula="of:=[.E103]&amp;[.F103]&amp;[.G103]&amp;[.H103]" office:value-type="string" office:string-value="0110">
            <text:p>0110</text:p>
          </table:table-cell>
          <table:table-cell table:number-columns-repeated="2" office:value-type="string">
            <text:p>6</text:p>
          </table:table-cell>
          <table:table-cell office:value-type="string">
            <text:p>ROR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4]&amp;[.B104]&amp;[.C104]&amp;[.D104]&amp;[.E104]&amp;[.F104]&amp;[.G104]&amp;[.H104]" office:value-type="string" office:string-value="01110110">
            <text:p>01110110</text:p>
          </table:table-cell>
          <table:table-cell table:formula="of:=[.H104]&amp;[.G104]&amp;[.F104]&amp;[.E104]&amp;[.D104]&amp;[.C104]&amp;[.B104]&amp;[.A104]" office:value-type="string" office:string-value="01101110">
            <text:p>01101110</text:p>
          </table:table-cell>
          <table:table-cell table:formula="of:=[.A104]&amp;[.B104]&amp;[.C104]" office:value-type="string" office:string-value="011">
            <text:p>011</text:p>
          </table:table-cell>
          <table:table-cell table:formula="of:=[.D104]&amp;[.E104]&amp;[.F104]" office:value-type="string" office:string-value="101">
            <text:p>101</text:p>
          </table:table-cell>
          <table:table-cell table:formula="of:=[.G104]&amp;[.H104]" office:value-type="string" office:string-value="10">
            <text:p>10</text:p>
          </table:table-cell>
          <table:table-cell table:formula="of:=[.A104]&amp;[.B104]&amp;[.C104]&amp;[.D104]" office:value-type="string" office:string-value="0111">
            <text:p>0111</text:p>
          </table:table-cell>
          <table:table-cell table:formula="of:=[.E104]&amp;[.F104]&amp;[.G104]&amp;[.H104]" office:value-type="string" office:string-value="0110">
            <text:p>0110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ROR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5]&amp;[.B105]&amp;[.C105]&amp;[.D105]&amp;[.E105]&amp;[.F105]&amp;[.G105]&amp;[.H105]" office:value-type="string" office:string-value="10000110">
            <text:p>10000110</text:p>
          </table:table-cell>
          <table:table-cell table:formula="of:=[.H105]&amp;[.G105]&amp;[.F105]&amp;[.E105]&amp;[.D105]&amp;[.C105]&amp;[.B105]&amp;[.A105]" office:value-type="string" office:string-value="01100001">
            <text:p>01100001</text:p>
          </table:table-cell>
          <table:table-cell table:formula="of:=[.A105]&amp;[.B105]&amp;[.C105]" office:value-type="string" office:string-value="100">
            <text:p>100</text:p>
          </table:table-cell>
          <table:table-cell table:formula="of:=[.D105]&amp;[.E105]&amp;[.F105]" office:value-type="string" office:string-value="001">
            <text:p>001</text:p>
          </table:table-cell>
          <table:table-cell table:formula="of:=[.G105]&amp;[.H105]" office:value-type="string" office:string-value="10">
            <text:p>10</text:p>
          </table:table-cell>
          <table:table-cell table:formula="of:=[.A105]&amp;[.B105]&amp;[.C105]&amp;[.D105]" office:value-type="string" office:string-value="1000">
            <text:p>1000</text:p>
          </table:table-cell>
          <table:table-cell table:formula="of:=[.E105]&amp;[.F105]&amp;[.G105]&amp;[.H105]" office:value-type="string" office:string-value="0110">
            <text:p>0110</text:p>
          </table:table-cell>
          <table:table-cell office:value-type="string">
            <text:p>8</text:p>
          </table:table-cell>
          <table:table-cell office:value-type="string">
            <text:p>6</text:p>
          </table:table-cell>
          <table:table-cell office:value-type="string">
            <text:p>STX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6]&amp;[.B106]&amp;[.C106]&amp;[.D106]&amp;[.E106]&amp;[.F106]&amp;[.G106]&amp;[.H106]" office:value-type="string" office:string-value="10010110">
            <text:p>10010110</text:p>
          </table:table-cell>
          <table:table-cell table:formula="of:=[.H106]&amp;[.G106]&amp;[.F106]&amp;[.E106]&amp;[.D106]&amp;[.C106]&amp;[.B106]&amp;[.A106]" office:value-type="string" office:string-value="01101001">
            <text:p>01101001</text:p>
          </table:table-cell>
          <table:table-cell table:formula="of:=[.A106]&amp;[.B106]&amp;[.C106]" office:value-type="string" office:string-value="100">
            <text:p>100</text:p>
          </table:table-cell>
          <table:table-cell table:formula="of:=[.D106]&amp;[.E106]&amp;[.F106]" office:value-type="string" office:string-value="101">
            <text:p>101</text:p>
          </table:table-cell>
          <table:table-cell table:formula="of:=[.G106]&amp;[.H106]" office:value-type="string" office:string-value="10">
            <text:p>10</text:p>
          </table:table-cell>
          <table:table-cell table:formula="of:=[.A106]&amp;[.B106]&amp;[.C106]&amp;[.D106]" office:value-type="string" office:string-value="1001">
            <text:p>1001</text:p>
          </table:table-cell>
          <table:table-cell table:formula="of:=[.E106]&amp;[.F106]&amp;[.G106]&amp;[.H106]" office:value-type="string" office:string-value="0110">
            <text:p>0110</text:p>
          </table:table-cell>
          <table:table-cell office:value-type="string">
            <text:p>9</text:p>
          </table:table-cell>
          <table:table-cell office:value-type="string">
            <text:p>6</text:p>
          </table:table-cell>
          <table:table-cell office:value-type="string">
            <text:p>STX</text:p>
          </table:table-cell>
          <table:table-cell office:value-type="string">
            <text:p>d,y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7]&amp;[.B107]&amp;[.C107]&amp;[.D107]&amp;[.E107]&amp;[.F107]&amp;[.G107]&amp;[.H107]" office:value-type="string" office:string-value="10100110">
            <text:p>10100110</text:p>
          </table:table-cell>
          <table:table-cell table:formula="of:=[.H107]&amp;[.G107]&amp;[.F107]&amp;[.E107]&amp;[.D107]&amp;[.C107]&amp;[.B107]&amp;[.A107]" office:value-type="string" office:string-value="01100101">
            <text:p>01100101</text:p>
          </table:table-cell>
          <table:table-cell table:formula="of:=[.A107]&amp;[.B107]&amp;[.C107]" office:value-type="string" office:string-value="101">
            <text:p>101</text:p>
          </table:table-cell>
          <table:table-cell table:formula="of:=[.D107]&amp;[.E107]&amp;[.F107]" office:value-type="string" office:string-value="001">
            <text:p>001</text:p>
          </table:table-cell>
          <table:table-cell table:formula="of:=[.G107]&amp;[.H107]" office:value-type="string" office:string-value="10">
            <text:p>10</text:p>
          </table:table-cell>
          <table:table-cell table:formula="of:=[.A107]&amp;[.B107]&amp;[.C107]&amp;[.D107]" office:value-type="string" office:string-value="1010">
            <text:p>1010</text:p>
          </table:table-cell>
          <table:table-cell table:formula="of:=[.E107]&amp;[.F107]&amp;[.G107]&amp;[.H107]" office:value-type="string" office:string-value="0110">
            <text:p>0110</text:p>
          </table:table-cell>
          <table:table-cell office:value-type="string">
            <text:p>A</text:p>
          </table:table-cell>
          <table:table-cell office:value-type="string">
            <text:p>6</text:p>
          </table:table-cell>
          <table:table-cell office:value-type="string">
            <text:p>LDX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8]&amp;[.B108]&amp;[.C108]&amp;[.D108]&amp;[.E108]&amp;[.F108]&amp;[.G108]&amp;[.H108]" office:value-type="string" office:string-value="10110110">
            <text:p>10110110</text:p>
          </table:table-cell>
          <table:table-cell table:formula="of:=[.H108]&amp;[.G108]&amp;[.F108]&amp;[.E108]&amp;[.D108]&amp;[.C108]&amp;[.B108]&amp;[.A108]" office:value-type="string" office:string-value="01101101">
            <text:p>01101101</text:p>
          </table:table-cell>
          <table:table-cell table:formula="of:=[.A108]&amp;[.B108]&amp;[.C108]" office:value-type="string" office:string-value="101">
            <text:p>101</text:p>
          </table:table-cell>
          <table:table-cell table:formula="of:=[.D108]&amp;[.E108]&amp;[.F108]" office:value-type="string" office:string-value="101">
            <text:p>101</text:p>
          </table:table-cell>
          <table:table-cell table:formula="of:=[.G108]&amp;[.H108]" office:value-type="string" office:string-value="10">
            <text:p>10</text:p>
          </table:table-cell>
          <table:table-cell table:formula="of:=[.A108]&amp;[.B108]&amp;[.C108]&amp;[.D108]" office:value-type="string" office:string-value="1011">
            <text:p>1011</text:p>
          </table:table-cell>
          <table:table-cell table:formula="of:=[.E108]&amp;[.F108]&amp;[.G108]&amp;[.H108]" office:value-type="string" office:string-value="0110">
            <text:p>0110</text:p>
          </table:table-cell>
          <table:table-cell office:value-type="string">
            <text:p>B</text:p>
          </table:table-cell>
          <table:table-cell office:value-type="string">
            <text:p>6</text:p>
          </table:table-cell>
          <table:table-cell office:value-type="string">
            <text:p>LDX</text:p>
          </table:table-cell>
          <table:table-cell office:value-type="string">
            <text:p>d,y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9]&amp;[.B109]&amp;[.C109]&amp;[.D109]&amp;[.E109]&amp;[.F109]&amp;[.G109]&amp;[.H109]" office:value-type="string" office:string-value="11000110">
            <text:p>11000110</text:p>
          </table:table-cell>
          <table:table-cell table:formula="of:=[.H109]&amp;[.G109]&amp;[.F109]&amp;[.E109]&amp;[.D109]&amp;[.C109]&amp;[.B109]&amp;[.A109]" office:value-type="string" office:string-value="01100011">
            <text:p>01100011</text:p>
          </table:table-cell>
          <table:table-cell table:formula="of:=[.A109]&amp;[.B109]&amp;[.C109]" office:value-type="string" office:string-value="110">
            <text:p>110</text:p>
          </table:table-cell>
          <table:table-cell table:formula="of:=[.D109]&amp;[.E109]&amp;[.F109]" office:value-type="string" office:string-value="001">
            <text:p>001</text:p>
          </table:table-cell>
          <table:table-cell table:formula="of:=[.G109]&amp;[.H109]" office:value-type="string" office:string-value="10">
            <text:p>10</text:p>
          </table:table-cell>
          <table:table-cell table:formula="of:=[.A109]&amp;[.B109]&amp;[.C109]&amp;[.D109]" office:value-type="string" office:string-value="1100">
            <text:p>1100</text:p>
          </table:table-cell>
          <table:table-cell table:formula="of:=[.E109]&amp;[.F109]&amp;[.G109]&amp;[.H109]" office:value-type="string" office:string-value="0110">
            <text:p>0110</text:p>
          </table:table-cell>
          <table:table-cell office:value-type="string">
            <text:p>C</text:p>
          </table:table-cell>
          <table:table-cell office:value-type="string">
            <text:p>6</text:p>
          </table:table-cell>
          <table:table-cell office:value-type="string">
            <text:p>DEC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10]&amp;[.B110]&amp;[.C110]&amp;[.D110]&amp;[.E110]&amp;[.F110]&amp;[.G110]&amp;[.H110]" office:value-type="string" office:string-value="11010110">
            <text:p>11010110</text:p>
          </table:table-cell>
          <table:table-cell table:formula="of:=[.H110]&amp;[.G110]&amp;[.F110]&amp;[.E110]&amp;[.D110]&amp;[.C110]&amp;[.B110]&amp;[.A110]" office:value-type="string" office:string-value="01101011">
            <text:p>01101011</text:p>
          </table:table-cell>
          <table:table-cell table:formula="of:=[.A110]&amp;[.B110]&amp;[.C110]" office:value-type="string" office:string-value="110">
            <text:p>110</text:p>
          </table:table-cell>
          <table:table-cell table:formula="of:=[.D110]&amp;[.E110]&amp;[.F110]" office:value-type="string" office:string-value="101">
            <text:p>101</text:p>
          </table:table-cell>
          <table:table-cell table:formula="of:=[.G110]&amp;[.H110]" office:value-type="string" office:string-value="10">
            <text:p>10</text:p>
          </table:table-cell>
          <table:table-cell table:formula="of:=[.A110]&amp;[.B110]&amp;[.C110]&amp;[.D110]" office:value-type="string" office:string-value="1101">
            <text:p>1101</text:p>
          </table:table-cell>
          <table:table-cell table:formula="of:=[.E110]&amp;[.F110]&amp;[.G110]&amp;[.H110]" office:value-type="string" office:string-value="0110">
            <text:p>0110</text:p>
          </table:table-cell>
          <table:table-cell office:value-type="string">
            <text:p>D</text:p>
          </table:table-cell>
          <table:table-cell office:value-type="string">
            <text:p>6</text:p>
          </table:table-cell>
          <table:table-cell office:value-type="string">
            <text:p>DEC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11]&amp;[.B111]&amp;[.C111]&amp;[.D111]&amp;[.E111]&amp;[.F111]&amp;[.G111]&amp;[.H111]" office:value-type="string" office:string-value="11100110">
            <text:p>11100110</text:p>
          </table:table-cell>
          <table:table-cell table:formula="of:=[.H111]&amp;[.G111]&amp;[.F111]&amp;[.E111]&amp;[.D111]&amp;[.C111]&amp;[.B111]&amp;[.A111]" office:value-type="string" office:string-value="01100111">
            <text:p>01100111</text:p>
          </table:table-cell>
          <table:table-cell table:formula="of:=[.A111]&amp;[.B111]&amp;[.C111]" office:value-type="string" office:string-value="111">
            <text:p>111</text:p>
          </table:table-cell>
          <table:table-cell table:formula="of:=[.D111]&amp;[.E111]&amp;[.F111]" office:value-type="string" office:string-value="001">
            <text:p>001</text:p>
          </table:table-cell>
          <table:table-cell table:formula="of:=[.G111]&amp;[.H111]" office:value-type="string" office:string-value="10">
            <text:p>10</text:p>
          </table:table-cell>
          <table:table-cell table:formula="of:=[.A111]&amp;[.B111]&amp;[.C111]&amp;[.D111]" office:value-type="string" office:string-value="1110">
            <text:p>1110</text:p>
          </table:table-cell>
          <table:table-cell table:formula="of:=[.E111]&amp;[.F111]&amp;[.G111]&amp;[.H111]" office:value-type="string" office:string-value="0110">
            <text:p>0110</text:p>
          </table:table-cell>
          <table:table-cell office:value-type="string">
            <text:p>E</text:p>
          </table:table-cell>
          <table:table-cell office:value-type="string">
            <text:p>6</text:p>
          </table:table-cell>
          <table:table-cell office:value-type="string">
            <text:p>INC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12]&amp;[.B112]&amp;[.C112]&amp;[.D112]&amp;[.E112]&amp;[.F112]&amp;[.G112]&amp;[.H112]" office:value-type="string" office:string-value="11110110">
            <text:p>11110110</text:p>
          </table:table-cell>
          <table:table-cell table:formula="of:=[.H112]&amp;[.G112]&amp;[.F112]&amp;[.E112]&amp;[.D112]&amp;[.C112]&amp;[.B112]&amp;[.A112]" office:value-type="string" office:string-value="01101111">
            <text:p>01101111</text:p>
          </table:table-cell>
          <table:table-cell table:formula="of:=[.A112]&amp;[.B112]&amp;[.C112]" office:value-type="string" office:string-value="111">
            <text:p>111</text:p>
          </table:table-cell>
          <table:table-cell table:formula="of:=[.D112]&amp;[.E112]&amp;[.F112]" office:value-type="string" office:string-value="101">
            <text:p>101</text:p>
          </table:table-cell>
          <table:table-cell table:formula="of:=[.G112]&amp;[.H112]" office:value-type="string" office:string-value="10">
            <text:p>10</text:p>
          </table:table-cell>
          <table:table-cell table:formula="of:=[.A112]&amp;[.B112]&amp;[.C112]&amp;[.D112]" office:value-type="string" office:string-value="1111">
            <text:p>1111</text:p>
          </table:table-cell>
          <table:table-cell table:formula="of:=[.E112]&amp;[.F112]&amp;[.G112]&amp;[.H112]" office:value-type="string" office:string-value="0110">
            <text:p>0110</text:p>
          </table:table-cell>
          <table:table-cell office:value-type="string">
            <text:p>F</text:p>
          </table:table-cell>
          <table:table-cell office:value-type="string">
            <text:p>6</text:p>
          </table:table-cell>
          <table:table-cell office:value-type="string">
            <text:p>INC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table:number-columns-repeated="5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113]&amp;[.B113]&amp;[.C113]&amp;[.D113]&amp;[.E113]&amp;[.F113]&amp;[.G113]&amp;[.H113]" office:value-type="string" office:string-value="00000111">
            <text:p>00000111</text:p>
          </table:table-cell>
          <table:table-cell table:formula="of:=[.H113]&amp;[.G113]&amp;[.F113]&amp;[.E113]&amp;[.D113]&amp;[.C113]&amp;[.B113]&amp;[.A113]" office:value-type="string" office:string-value="11100000">
            <text:p>11100000</text:p>
          </table:table-cell>
          <table:table-cell table:formula="of:=[.A113]&amp;[.B113]&amp;[.C113]" office:value-type="string" office:string-value="000">
            <text:p>000</text:p>
          </table:table-cell>
          <table:table-cell table:formula="of:=[.D113]&amp;[.E113]&amp;[.F113]" office:value-type="string" office:string-value="001">
            <text:p>001</text:p>
          </table:table-cell>
          <table:table-cell table:formula="of:=[.G113]&amp;[.H113]" office:value-type="string" office:string-value="11">
            <text:p>11</text:p>
          </table:table-cell>
          <table:table-cell table:formula="of:=[.A113]&amp;[.B113]&amp;[.C113]&amp;[.D113]" office:value-type="string" office:string-value="0000">
            <text:p>0000</text:p>
          </table:table-cell>
          <table:table-cell table:formula="of:=[.E113]&amp;[.F113]&amp;[.G113]&amp;[.H113]" office:value-type="string" office:string-value="0111">
            <text:p>0111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114]&amp;[.B114]&amp;[.C114]&amp;[.D114]&amp;[.E114]&amp;[.F114]&amp;[.G114]&amp;[.H114]" office:value-type="string" office:string-value="00010111">
            <text:p>00010111</text:p>
          </table:table-cell>
          <table:table-cell table:formula="of:=[.H114]&amp;[.G114]&amp;[.F114]&amp;[.E114]&amp;[.D114]&amp;[.C114]&amp;[.B114]&amp;[.A114]" office:value-type="string" office:string-value="11101000">
            <text:p>11101000</text:p>
          </table:table-cell>
          <table:table-cell table:formula="of:=[.A114]&amp;[.B114]&amp;[.C114]" office:value-type="string" office:string-value="000">
            <text:p>000</text:p>
          </table:table-cell>
          <table:table-cell table:formula="of:=[.D114]&amp;[.E114]&amp;[.F114]" office:value-type="string" office:string-value="101">
            <text:p>101</text:p>
          </table:table-cell>
          <table:table-cell table:formula="of:=[.G114]&amp;[.H114]" office:value-type="string" office:string-value="11">
            <text:p>11</text:p>
          </table:table-cell>
          <table:table-cell table:formula="of:=[.A114]&amp;[.B114]&amp;[.C114]&amp;[.D114]" office:value-type="string" office:string-value="0001">
            <text:p>0001</text:p>
          </table:table-cell>
          <table:table-cell table:formula="of:=[.E114]&amp;[.F114]&amp;[.G114]&amp;[.H114]" office:value-type="string" office:string-value="0111">
            <text:p>0111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115]&amp;[.B115]&amp;[.C115]&amp;[.D115]&amp;[.E115]&amp;[.F115]&amp;[.G115]&amp;[.H115]" office:value-type="string" office:string-value="00100111">
            <text:p>00100111</text:p>
          </table:table-cell>
          <table:table-cell table:formula="of:=[.H115]&amp;[.G115]&amp;[.F115]&amp;[.E115]&amp;[.D115]&amp;[.C115]&amp;[.B115]&amp;[.A115]" office:value-type="string" office:string-value="11100100">
            <text:p>11100100</text:p>
          </table:table-cell>
          <table:table-cell table:formula="of:=[.A115]&amp;[.B115]&amp;[.C115]" office:value-type="string" office:string-value="001">
            <text:p>001</text:p>
          </table:table-cell>
          <table:table-cell table:formula="of:=[.D115]&amp;[.E115]&amp;[.F115]" office:value-type="string" office:string-value="001">
            <text:p>001</text:p>
          </table:table-cell>
          <table:table-cell table:formula="of:=[.G115]&amp;[.H115]" office:value-type="string" office:string-value="11">
            <text:p>11</text:p>
          </table:table-cell>
          <table:table-cell table:formula="of:=[.A115]&amp;[.B115]&amp;[.C115]&amp;[.D115]" office:value-type="string" office:string-value="0010">
            <text:p>0010</text:p>
          </table:table-cell>
          <table:table-cell table:formula="of:=[.E115]&amp;[.F115]&amp;[.G115]&amp;[.H115]" office:value-type="string" office:string-value="0111">
            <text:p>0111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116]&amp;[.B116]&amp;[.C116]&amp;[.D116]&amp;[.E116]&amp;[.F116]&amp;[.G116]&amp;[.H116]" office:value-type="string" office:string-value="00110111">
            <text:p>00110111</text:p>
          </table:table-cell>
          <table:table-cell table:formula="of:=[.H116]&amp;[.G116]&amp;[.F116]&amp;[.E116]&amp;[.D116]&amp;[.C116]&amp;[.B116]&amp;[.A116]" office:value-type="string" office:string-value="11101100">
            <text:p>11101100</text:p>
          </table:table-cell>
          <table:table-cell table:formula="of:=[.A116]&amp;[.B116]&amp;[.C116]" office:value-type="string" office:string-value="001">
            <text:p>001</text:p>
          </table:table-cell>
          <table:table-cell table:formula="of:=[.D116]&amp;[.E116]&amp;[.F116]" office:value-type="string" office:string-value="101">
            <text:p>101</text:p>
          </table:table-cell>
          <table:table-cell table:formula="of:=[.G116]&amp;[.H116]" office:value-type="string" office:string-value="11">
            <text:p>11</text:p>
          </table:table-cell>
          <table:table-cell table:formula="of:=[.A116]&amp;[.B116]&amp;[.C116]&amp;[.D116]" office:value-type="string" office:string-value="0011">
            <text:p>0011</text:p>
          </table:table-cell>
          <table:table-cell table:formula="of:=[.E116]&amp;[.F116]&amp;[.G116]&amp;[.H116]" office:value-type="string" office:string-value="0111">
            <text:p>0111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117]&amp;[.B117]&amp;[.C117]&amp;[.D117]&amp;[.E117]&amp;[.F117]&amp;[.G117]&amp;[.H117]" office:value-type="string" office:string-value="01000111">
            <text:p>01000111</text:p>
          </table:table-cell>
          <table:table-cell table:formula="of:=[.H117]&amp;[.G117]&amp;[.F117]&amp;[.E117]&amp;[.D117]&amp;[.C117]&amp;[.B117]&amp;[.A117]" office:value-type="string" office:string-value="11100010">
            <text:p>11100010</text:p>
          </table:table-cell>
          <table:table-cell table:formula="of:=[.A117]&amp;[.B117]&amp;[.C117]" office:value-type="string" office:string-value="010">
            <text:p>010</text:p>
          </table:table-cell>
          <table:table-cell table:formula="of:=[.D117]&amp;[.E117]&amp;[.F117]" office:value-type="string" office:string-value="001">
            <text:p>001</text:p>
          </table:table-cell>
          <table:table-cell table:formula="of:=[.G117]&amp;[.H117]" office:value-type="string" office:string-value="11">
            <text:p>11</text:p>
          </table:table-cell>
          <table:table-cell table:formula="of:=[.A117]&amp;[.B117]&amp;[.C117]&amp;[.D117]" office:value-type="string" office:string-value="0100">
            <text:p>0100</text:p>
          </table:table-cell>
          <table:table-cell table:formula="of:=[.E117]&amp;[.F117]&amp;[.G117]&amp;[.H117]" office:value-type="string" office:string-value="0111">
            <text:p>0111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118]&amp;[.B118]&amp;[.C118]&amp;[.D118]&amp;[.E118]&amp;[.F118]&amp;[.G118]&amp;[.H118]" office:value-type="string" office:string-value="01010111">
            <text:p>01010111</text:p>
          </table:table-cell>
          <table:table-cell table:formula="of:=[.H118]&amp;[.G118]&amp;[.F118]&amp;[.E118]&amp;[.D118]&amp;[.C118]&amp;[.B118]&amp;[.A118]" office:value-type="string" office:string-value="11101010">
            <text:p>11101010</text:p>
          </table:table-cell>
          <table:table-cell table:formula="of:=[.A118]&amp;[.B118]&amp;[.C118]" office:value-type="string" office:string-value="010">
            <text:p>010</text:p>
          </table:table-cell>
          <table:table-cell table:formula="of:=[.D118]&amp;[.E118]&amp;[.F118]" office:value-type="string" office:string-value="101">
            <text:p>101</text:p>
          </table:table-cell>
          <table:table-cell table:formula="of:=[.G118]&amp;[.H118]" office:value-type="string" office:string-value="11">
            <text:p>11</text:p>
          </table:table-cell>
          <table:table-cell table:formula="of:=[.A118]&amp;[.B118]&amp;[.C118]&amp;[.D118]" office:value-type="string" office:string-value="0101">
            <text:p>0101</text:p>
          </table:table-cell>
          <table:table-cell table:formula="of:=[.E118]&amp;[.F118]&amp;[.G118]&amp;[.H118]" office:value-type="string" office:string-value="0111">
            <text:p>0111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119]&amp;[.B119]&amp;[.C119]&amp;[.D119]&amp;[.E119]&amp;[.F119]&amp;[.G119]&amp;[.H119]" office:value-type="string" office:string-value="01100111">
            <text:p>01100111</text:p>
          </table:table-cell>
          <table:table-cell table:formula="of:=[.H119]&amp;[.G119]&amp;[.F119]&amp;[.E119]&amp;[.D119]&amp;[.C119]&amp;[.B119]&amp;[.A119]" office:value-type="string" office:string-value="11100110">
            <text:p>11100110</text:p>
          </table:table-cell>
          <table:table-cell table:formula="of:=[.A119]&amp;[.B119]&amp;[.C119]" office:value-type="string" office:string-value="011">
            <text:p>011</text:p>
          </table:table-cell>
          <table:table-cell table:formula="of:=[.D119]&amp;[.E119]&amp;[.F119]" office:value-type="string" office:string-value="001">
            <text:p>001</text:p>
          </table:table-cell>
          <table:table-cell table:formula="of:=[.G119]&amp;[.H119]" office:value-type="string" office:string-value="11">
            <text:p>11</text:p>
          </table:table-cell>
          <table:table-cell table:formula="of:=[.A119]&amp;[.B119]&amp;[.C119]&amp;[.D119]" office:value-type="string" office:string-value="0110">
            <text:p>0110</text:p>
          </table:table-cell>
          <table:table-cell table:formula="of:=[.E119]&amp;[.F119]&amp;[.G119]&amp;[.H119]" office:value-type="string" office:string-value="0111">
            <text:p>0111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120]&amp;[.B120]&amp;[.C120]&amp;[.D120]&amp;[.E120]&amp;[.F120]&amp;[.G120]&amp;[.H120]" office:value-type="string" office:string-value="01110111">
            <text:p>01110111</text:p>
          </table:table-cell>
          <table:table-cell table:formula="of:=[.H120]&amp;[.G120]&amp;[.F120]&amp;[.E120]&amp;[.D120]&amp;[.C120]&amp;[.B120]&amp;[.A120]" office:value-type="string" office:string-value="11101110">
            <text:p>11101110</text:p>
          </table:table-cell>
          <table:table-cell table:formula="of:=[.A120]&amp;[.B120]&amp;[.C120]" office:value-type="string" office:string-value="011">
            <text:p>011</text:p>
          </table:table-cell>
          <table:table-cell table:formula="of:=[.D120]&amp;[.E120]&amp;[.F120]" office:value-type="string" office:string-value="101">
            <text:p>101</text:p>
          </table:table-cell>
          <table:table-cell table:formula="of:=[.G120]&amp;[.H120]" office:value-type="string" office:string-value="11">
            <text:p>11</text:p>
          </table:table-cell>
          <table:table-cell table:formula="of:=[.A120]&amp;[.B120]&amp;[.C120]&amp;[.D120]" office:value-type="string" office:string-value="0111">
            <text:p>0111</text:p>
          </table:table-cell>
          <table:table-cell table:formula="of:=[.E120]&amp;[.F120]&amp;[.G120]&amp;[.H120]" office:value-type="string" office:string-value="0111">
            <text:p>0111</text:p>
          </table:table-cell>
          <table:table-cell table:number-columns-repeated="2" office:value-type="string">
            <text:p>7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121]&amp;[.B121]&amp;[.C121]&amp;[.D121]&amp;[.E121]&amp;[.F121]&amp;[.G121]&amp;[.H121]" office:value-type="string" office:string-value="10000111">
            <text:p>10000111</text:p>
          </table:table-cell>
          <table:table-cell table:formula="of:=[.H121]&amp;[.G121]&amp;[.F121]&amp;[.E121]&amp;[.D121]&amp;[.C121]&amp;[.B121]&amp;[.A121]" office:value-type="string" office:string-value="11100001">
            <text:p>11100001</text:p>
          </table:table-cell>
          <table:table-cell table:formula="of:=[.A121]&amp;[.B121]&amp;[.C121]" office:value-type="string" office:string-value="100">
            <text:p>100</text:p>
          </table:table-cell>
          <table:table-cell table:formula="of:=[.D121]&amp;[.E121]&amp;[.F121]" office:value-type="string" office:string-value="001">
            <text:p>001</text:p>
          </table:table-cell>
          <table:table-cell table:formula="of:=[.G121]&amp;[.H121]" office:value-type="string" office:string-value="11">
            <text:p>11</text:p>
          </table:table-cell>
          <table:table-cell table:formula="of:=[.A121]&amp;[.B121]&amp;[.C121]&amp;[.D121]" office:value-type="string" office:string-value="1000">
            <text:p>1000</text:p>
          </table:table-cell>
          <table:table-cell table:formula="of:=[.E121]&amp;[.F121]&amp;[.G121]&amp;[.H121]" office:value-type="string" office:string-value="0111">
            <text:p>0111</text:p>
          </table:table-cell>
          <table:table-cell office:value-type="string">
            <text:p>8</text:p>
          </table:table-cell>
          <table:table-cell office:value-type="string">
            <text:p>7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122]&amp;[.B122]&amp;[.C122]&amp;[.D122]&amp;[.E122]&amp;[.F122]&amp;[.G122]&amp;[.H122]" office:value-type="string" office:string-value="10010111">
            <text:p>10010111</text:p>
          </table:table-cell>
          <table:table-cell table:formula="of:=[.H122]&amp;[.G122]&amp;[.F122]&amp;[.E122]&amp;[.D122]&amp;[.C122]&amp;[.B122]&amp;[.A122]" office:value-type="string" office:string-value="11101001">
            <text:p>11101001</text:p>
          </table:table-cell>
          <table:table-cell table:formula="of:=[.A122]&amp;[.B122]&amp;[.C122]" office:value-type="string" office:string-value="100">
            <text:p>100</text:p>
          </table:table-cell>
          <table:table-cell table:formula="of:=[.D122]&amp;[.E122]&amp;[.F122]" office:value-type="string" office:string-value="101">
            <text:p>101</text:p>
          </table:table-cell>
          <table:table-cell table:formula="of:=[.G122]&amp;[.H122]" office:value-type="string" office:string-value="11">
            <text:p>11</text:p>
          </table:table-cell>
          <table:table-cell table:formula="of:=[.A122]&amp;[.B122]&amp;[.C122]&amp;[.D122]" office:value-type="string" office:string-value="1001">
            <text:p>1001</text:p>
          </table:table-cell>
          <table:table-cell table:formula="of:=[.E122]&amp;[.F122]&amp;[.G122]&amp;[.H122]" office:value-type="string" office:string-value="0111">
            <text:p>0111</text:p>
          </table:table-cell>
          <table:table-cell office:value-type="string">
            <text:p>9</text:p>
          </table:table-cell>
          <table:table-cell office:value-type="string">
            <text:p>7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123]&amp;[.B123]&amp;[.C123]&amp;[.D123]&amp;[.E123]&amp;[.F123]&amp;[.G123]&amp;[.H123]" office:value-type="string" office:string-value="10100111">
            <text:p>10100111</text:p>
          </table:table-cell>
          <table:table-cell table:formula="of:=[.H123]&amp;[.G123]&amp;[.F123]&amp;[.E123]&amp;[.D123]&amp;[.C123]&amp;[.B123]&amp;[.A123]" office:value-type="string" office:string-value="11100101">
            <text:p>11100101</text:p>
          </table:table-cell>
          <table:table-cell table:formula="of:=[.A123]&amp;[.B123]&amp;[.C123]" office:value-type="string" office:string-value="101">
            <text:p>101</text:p>
          </table:table-cell>
          <table:table-cell table:formula="of:=[.D123]&amp;[.E123]&amp;[.F123]" office:value-type="string" office:string-value="001">
            <text:p>001</text:p>
          </table:table-cell>
          <table:table-cell table:formula="of:=[.G123]&amp;[.H123]" office:value-type="string" office:string-value="11">
            <text:p>11</text:p>
          </table:table-cell>
          <table:table-cell table:formula="of:=[.A123]&amp;[.B123]&amp;[.C123]&amp;[.D123]" office:value-type="string" office:string-value="1010">
            <text:p>1010</text:p>
          </table:table-cell>
          <table:table-cell table:formula="of:=[.E123]&amp;[.F123]&amp;[.G123]&amp;[.H123]" office:value-type="string" office:string-value="0111">
            <text:p>0111</text:p>
          </table:table-cell>
          <table:table-cell office:value-type="string">
            <text:p>A</text:p>
          </table:table-cell>
          <table:table-cell office:value-type="string">
            <text:p>7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124]&amp;[.B124]&amp;[.C124]&amp;[.D124]&amp;[.E124]&amp;[.F124]&amp;[.G124]&amp;[.H124]" office:value-type="string" office:string-value="10110111">
            <text:p>10110111</text:p>
          </table:table-cell>
          <table:table-cell table:formula="of:=[.H124]&amp;[.G124]&amp;[.F124]&amp;[.E124]&amp;[.D124]&amp;[.C124]&amp;[.B124]&amp;[.A124]" office:value-type="string" office:string-value="11101101">
            <text:p>11101101</text:p>
          </table:table-cell>
          <table:table-cell table:formula="of:=[.A124]&amp;[.B124]&amp;[.C124]" office:value-type="string" office:string-value="101">
            <text:p>101</text:p>
          </table:table-cell>
          <table:table-cell table:formula="of:=[.D124]&amp;[.E124]&amp;[.F124]" office:value-type="string" office:string-value="101">
            <text:p>101</text:p>
          </table:table-cell>
          <table:table-cell table:formula="of:=[.G124]&amp;[.H124]" office:value-type="string" office:string-value="11">
            <text:p>11</text:p>
          </table:table-cell>
          <table:table-cell table:formula="of:=[.A124]&amp;[.B124]&amp;[.C124]&amp;[.D124]" office:value-type="string" office:string-value="1011">
            <text:p>1011</text:p>
          </table:table-cell>
          <table:table-cell table:formula="of:=[.E124]&amp;[.F124]&amp;[.G124]&amp;[.H124]" office:value-type="string" office:string-value="0111">
            <text:p>0111</text:p>
          </table:table-cell>
          <table:table-cell office:value-type="string">
            <text:p>B</text:p>
          </table:table-cell>
          <table:table-cell office:value-type="string">
            <text:p>7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125]&amp;[.B125]&amp;[.C125]&amp;[.D125]&amp;[.E125]&amp;[.F125]&amp;[.G125]&amp;[.H125]" office:value-type="string" office:string-value="11000111">
            <text:p>11000111</text:p>
          </table:table-cell>
          <table:table-cell table:formula="of:=[.H125]&amp;[.G125]&amp;[.F125]&amp;[.E125]&amp;[.D125]&amp;[.C125]&amp;[.B125]&amp;[.A125]" office:value-type="string" office:string-value="11100011">
            <text:p>11100011</text:p>
          </table:table-cell>
          <table:table-cell table:formula="of:=[.A125]&amp;[.B125]&amp;[.C125]" office:value-type="string" office:string-value="110">
            <text:p>110</text:p>
          </table:table-cell>
          <table:table-cell table:formula="of:=[.D125]&amp;[.E125]&amp;[.F125]" office:value-type="string" office:string-value="001">
            <text:p>001</text:p>
          </table:table-cell>
          <table:table-cell table:formula="of:=[.G125]&amp;[.H125]" office:value-type="string" office:string-value="11">
            <text:p>11</text:p>
          </table:table-cell>
          <table:table-cell table:formula="of:=[.A125]&amp;[.B125]&amp;[.C125]&amp;[.D125]" office:value-type="string" office:string-value="1100">
            <text:p>1100</text:p>
          </table:table-cell>
          <table:table-cell table:formula="of:=[.E125]&amp;[.F125]&amp;[.G125]&amp;[.H125]" office:value-type="string" office:string-value="0111">
            <text:p>0111</text:p>
          </table:table-cell>
          <table:table-cell office:value-type="string">
            <text:p>C</text:p>
          </table:table-cell>
          <table:table-cell office:value-type="string">
            <text:p>7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126]&amp;[.B126]&amp;[.C126]&amp;[.D126]&amp;[.E126]&amp;[.F126]&amp;[.G126]&amp;[.H126]" office:value-type="string" office:string-value="11010111">
            <text:p>11010111</text:p>
          </table:table-cell>
          <table:table-cell table:formula="of:=[.H126]&amp;[.G126]&amp;[.F126]&amp;[.E126]&amp;[.D126]&amp;[.C126]&amp;[.B126]&amp;[.A126]" office:value-type="string" office:string-value="11101011">
            <text:p>11101011</text:p>
          </table:table-cell>
          <table:table-cell table:formula="of:=[.A126]&amp;[.B126]&amp;[.C126]" office:value-type="string" office:string-value="110">
            <text:p>110</text:p>
          </table:table-cell>
          <table:table-cell table:formula="of:=[.D126]&amp;[.E126]&amp;[.F126]" office:value-type="string" office:string-value="101">
            <text:p>101</text:p>
          </table:table-cell>
          <table:table-cell table:formula="of:=[.G126]&amp;[.H126]" office:value-type="string" office:string-value="11">
            <text:p>11</text:p>
          </table:table-cell>
          <table:table-cell table:formula="of:=[.A126]&amp;[.B126]&amp;[.C126]&amp;[.D126]" office:value-type="string" office:string-value="1101">
            <text:p>1101</text:p>
          </table:table-cell>
          <table:table-cell table:formula="of:=[.E126]&amp;[.F126]&amp;[.G126]&amp;[.H126]" office:value-type="string" office:string-value="0111">
            <text:p>0111</text:p>
          </table:table-cell>
          <table:table-cell office:value-type="string">
            <text:p>D</text:p>
          </table:table-cell>
          <table:table-cell office:value-type="string">
            <text:p>7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127]&amp;[.B127]&amp;[.C127]&amp;[.D127]&amp;[.E127]&amp;[.F127]&amp;[.G127]&amp;[.H127]" office:value-type="string" office:string-value="11100111">
            <text:p>11100111</text:p>
          </table:table-cell>
          <table:table-cell table:formula="of:=[.H127]&amp;[.G127]&amp;[.F127]&amp;[.E127]&amp;[.D127]&amp;[.C127]&amp;[.B127]&amp;[.A127]" office:value-type="string" office:string-value="11100111">
            <text:p>11100111</text:p>
          </table:table-cell>
          <table:table-cell table:formula="of:=[.A127]&amp;[.B127]&amp;[.C127]" office:value-type="string" office:string-value="111">
            <text:p>111</text:p>
          </table:table-cell>
          <table:table-cell table:formula="of:=[.D127]&amp;[.E127]&amp;[.F127]" office:value-type="string" office:string-value="001">
            <text:p>001</text:p>
          </table:table-cell>
          <table:table-cell table:formula="of:=[.G127]&amp;[.H127]" office:value-type="string" office:string-value="11">
            <text:p>11</text:p>
          </table:table-cell>
          <table:table-cell table:formula="of:=[.A127]&amp;[.B127]&amp;[.C127]&amp;[.D127]" office:value-type="string" office:string-value="1110">
            <text:p>1110</text:p>
          </table:table-cell>
          <table:table-cell table:formula="of:=[.E127]&amp;[.F127]&amp;[.G127]&amp;[.H127]" office:value-type="string" office:string-value="0111">
            <text:p>0111</text:p>
          </table:table-cell>
          <table:table-cell office:value-type="string">
            <text:p>E</text:p>
          </table:table-cell>
          <table:table-cell office:value-type="string">
            <text:p>7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128]&amp;[.B128]&amp;[.C128]&amp;[.D128]&amp;[.E128]&amp;[.F128]&amp;[.G128]&amp;[.H128]" office:value-type="string" office:string-value="11110111">
            <text:p>11110111</text:p>
          </table:table-cell>
          <table:table-cell table:formula="of:=[.H128]&amp;[.G128]&amp;[.F128]&amp;[.E128]&amp;[.D128]&amp;[.C128]&amp;[.B128]&amp;[.A128]" office:value-type="string" office:string-value="11101111">
            <text:p>11101111</text:p>
          </table:table-cell>
          <table:table-cell table:formula="of:=[.A128]&amp;[.B128]&amp;[.C128]" office:value-type="string" office:string-value="111">
            <text:p>111</text:p>
          </table:table-cell>
          <table:table-cell table:formula="of:=[.D128]&amp;[.E128]&amp;[.F128]" office:value-type="string" office:string-value="101">
            <text:p>101</text:p>
          </table:table-cell>
          <table:table-cell table:formula="of:=[.G128]&amp;[.H128]" office:value-type="string" office:string-value="11">
            <text:p>11</text:p>
          </table:table-cell>
          <table:table-cell table:formula="of:=[.A128]&amp;[.B128]&amp;[.C128]&amp;[.D128]" office:value-type="string" office:string-value="1111">
            <text:p>1111</text:p>
          </table:table-cell>
          <table:table-cell table:formula="of:=[.E128]&amp;[.F128]&amp;[.G128]&amp;[.H128]" office:value-type="string" office:string-value="0111">
            <text:p>0111</text:p>
          </table:table-cell>
          <table:table-cell office:value-type="string">
            <text:p>F</text:p>
          </table:table-cell>
          <table:table-cell office:value-type="string">
            <text:p>7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29]&amp;[.B129]&amp;[.C129]&amp;[.D129]&amp;[.E129]&amp;[.F129]&amp;[.G129]&amp;[.H129]" office:value-type="string" office:string-value="00001000">
            <text:p>00001000</text:p>
          </table:table-cell>
          <table:table-cell table:formula="of:=[.H129]&amp;[.G129]&amp;[.F129]&amp;[.E129]&amp;[.D129]&amp;[.C129]&amp;[.B129]&amp;[.A129]" office:value-type="string" office:string-value="00010000">
            <text:p>00010000</text:p>
          </table:table-cell>
          <table:table-cell table:formula="of:=[.A129]&amp;[.B129]&amp;[.C129]" office:value-type="string" office:string-value="000">
            <text:p>000</text:p>
          </table:table-cell>
          <table:table-cell table:formula="of:=[.D129]&amp;[.E129]&amp;[.F129]" office:value-type="string" office:string-value="010">
            <text:p>010</text:p>
          </table:table-cell>
          <table:table-cell table:formula="of:=[.G129]&amp;[.H129]" office:value-type="string" office:string-value="00">
            <text:p>00</text:p>
          </table:table-cell>
          <table:table-cell table:formula="of:=[.A129]&amp;[.B129]&amp;[.C129]&amp;[.D129]" office:value-type="string" office:string-value="0000">
            <text:p>0000</text:p>
          </table:table-cell>
          <table:table-cell table:formula="of:=[.E129]&amp;[.F129]&amp;[.G129]&amp;[.H129]" office:value-type="string" office:string-value="1000">
            <text:p>100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PHP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0xx0xx00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30]&amp;[.B130]&amp;[.C130]&amp;[.D130]&amp;[.E130]&amp;[.F130]&amp;[.G130]&amp;[.H130]" office:value-type="string" office:string-value="00011000">
            <text:p>00011000</text:p>
          </table:table-cell>
          <table:table-cell table:formula="of:=[.H130]&amp;[.G130]&amp;[.F130]&amp;[.E130]&amp;[.D130]&amp;[.C130]&amp;[.B130]&amp;[.A130]" office:value-type="string" office:string-value="00011000">
            <text:p>00011000</text:p>
          </table:table-cell>
          <table:table-cell table:formula="of:=[.A130]&amp;[.B130]&amp;[.C130]" office:value-type="string" office:string-value="000">
            <text:p>000</text:p>
          </table:table-cell>
          <table:table-cell table:formula="of:=[.D130]&amp;[.E130]&amp;[.F130]" office:value-type="string" office:string-value="110">
            <text:p>110</text:p>
          </table:table-cell>
          <table:table-cell table:formula="of:=[.G130]&amp;[.H130]" office:value-type="string" office:string-value="00">
            <text:p>00</text:p>
          </table:table-cell>
          <table:table-cell table:formula="of:=[.A130]&amp;[.B130]&amp;[.C130]&amp;[.D130]" office:value-type="string" office:string-value="0001">
            <text:p>0001</text:p>
          </table:table-cell>
          <table:table-cell table:formula="of:=[.E130]&amp;[.F130]&amp;[.G130]&amp;[.H130]" office:value-type="string" office:string-value="1000">
            <text:p>1000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CLC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xx11000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31]&amp;[.B131]&amp;[.C131]&amp;[.D131]&amp;[.E131]&amp;[.F131]&amp;[.G131]&amp;[.H131]" office:value-type="string" office:string-value="00101000">
            <text:p>00101000</text:p>
          </table:table-cell>
          <table:table-cell table:formula="of:=[.H131]&amp;[.G131]&amp;[.F131]&amp;[.E131]&amp;[.D131]&amp;[.C131]&amp;[.B131]&amp;[.A131]" office:value-type="string" office:string-value="00010100">
            <text:p>00010100</text:p>
          </table:table-cell>
          <table:table-cell table:formula="of:=[.A131]&amp;[.B131]&amp;[.C131]" office:value-type="string" office:string-value="001">
            <text:p>001</text:p>
          </table:table-cell>
          <table:table-cell table:formula="of:=[.D131]&amp;[.E131]&amp;[.F131]" office:value-type="string" office:string-value="010">
            <text:p>010</text:p>
          </table:table-cell>
          <table:table-cell table:formula="of:=[.G131]&amp;[.H131]" office:value-type="string" office:string-value="00">
            <text:p>00</text:p>
          </table:table-cell>
          <table:table-cell table:formula="of:=[.A131]&amp;[.B131]&amp;[.C131]&amp;[.D131]" office:value-type="string" office:string-value="0010">
            <text:p>0010</text:p>
          </table:table-cell>
          <table:table-cell table:formula="of:=[.E131]&amp;[.F131]&amp;[.G131]&amp;[.H131]" office:value-type="string" office:string-value="1000">
            <text:p>1000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PLP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string">
            <text:p>0xx0xx00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32]&amp;[.B132]&amp;[.C132]&amp;[.D132]&amp;[.E132]&amp;[.F132]&amp;[.G132]&amp;[.H132]" office:value-type="string" office:string-value="00111000">
            <text:p>00111000</text:p>
          </table:table-cell>
          <table:table-cell table:formula="of:=[.H132]&amp;[.G132]&amp;[.F132]&amp;[.E132]&amp;[.D132]&amp;[.C132]&amp;[.B132]&amp;[.A132]" office:value-type="string" office:string-value="00011100">
            <text:p>00011100</text:p>
          </table:table-cell>
          <table:table-cell table:formula="of:=[.A132]&amp;[.B132]&amp;[.C132]" office:value-type="string" office:string-value="001">
            <text:p>001</text:p>
          </table:table-cell>
          <table:table-cell table:formula="of:=[.D132]&amp;[.E132]&amp;[.F132]" office:value-type="string" office:string-value="110">
            <text:p>110</text:p>
          </table:table-cell>
          <table:table-cell table:formula="of:=[.G132]&amp;[.H132]" office:value-type="string" office:string-value="00">
            <text:p>00</text:p>
          </table:table-cell>
          <table:table-cell table:formula="of:=[.A132]&amp;[.B132]&amp;[.C132]&amp;[.D132]" office:value-type="string" office:string-value="0011">
            <text:p>0011</text:p>
          </table:table-cell>
          <table:table-cell table:formula="of:=[.E132]&amp;[.F132]&amp;[.G132]&amp;[.H132]" office:value-type="string" office:string-value="1000">
            <text:p>1000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SEC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xx1100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33]&amp;[.B133]&amp;[.C133]&amp;[.D133]&amp;[.E133]&amp;[.F133]&amp;[.G133]&amp;[.H133]" office:value-type="string" office:string-value="01001000">
            <text:p>01001000</text:p>
          </table:table-cell>
          <table:table-cell table:formula="of:=[.H133]&amp;[.G133]&amp;[.F133]&amp;[.E133]&amp;[.D133]&amp;[.C133]&amp;[.B133]&amp;[.A133]" office:value-type="string" office:string-value="00010010">
            <text:p>00010010</text:p>
          </table:table-cell>
          <table:table-cell table:formula="of:=[.A133]&amp;[.B133]&amp;[.C133]" office:value-type="string" office:string-value="010">
            <text:p>010</text:p>
          </table:table-cell>
          <table:table-cell table:formula="of:=[.D133]&amp;[.E133]&amp;[.F133]" office:value-type="string" office:string-value="010">
            <text:p>010</text:p>
          </table:table-cell>
          <table:table-cell table:formula="of:=[.G133]&amp;[.H133]" office:value-type="string" office:string-value="00">
            <text:p>00</text:p>
          </table:table-cell>
          <table:table-cell table:formula="of:=[.A133]&amp;[.B133]&amp;[.C133]&amp;[.D133]" office:value-type="string" office:string-value="0100">
            <text:p>0100</text:p>
          </table:table-cell>
          <table:table-cell table:formula="of:=[.E133]&amp;[.F133]&amp;[.G133]&amp;[.H133]" office:value-type="string" office:string-value="1000">
            <text:p>1000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PHA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0xx0xx0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34]&amp;[.B134]&amp;[.C134]&amp;[.D134]&amp;[.E134]&amp;[.F134]&amp;[.G134]&amp;[.H134]" office:value-type="string" office:string-value="01011000">
            <text:p>01011000</text:p>
          </table:table-cell>
          <table:table-cell table:formula="of:=[.H134]&amp;[.G134]&amp;[.F134]&amp;[.E134]&amp;[.D134]&amp;[.C134]&amp;[.B134]&amp;[.A134]" office:value-type="string" office:string-value="00011010">
            <text:p>00011010</text:p>
          </table:table-cell>
          <table:table-cell table:formula="of:=[.A134]&amp;[.B134]&amp;[.C134]" office:value-type="string" office:string-value="010">
            <text:p>010</text:p>
          </table:table-cell>
          <table:table-cell table:formula="of:=[.D134]&amp;[.E134]&amp;[.F134]" office:value-type="string" office:string-value="110">
            <text:p>110</text:p>
          </table:table-cell>
          <table:table-cell table:formula="of:=[.G134]&amp;[.H134]" office:value-type="string" office:string-value="00">
            <text:p>00</text:p>
          </table:table-cell>
          <table:table-cell table:formula="of:=[.A134]&amp;[.B134]&amp;[.C134]&amp;[.D134]" office:value-type="string" office:string-value="0101">
            <text:p>0101</text:p>
          </table:table-cell>
          <table:table-cell table:formula="of:=[.E134]&amp;[.F134]&amp;[.G134]&amp;[.H134]" office:value-type="string" office:string-value="1000">
            <text:p>1000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CLI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xx1100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35]&amp;[.B135]&amp;[.C135]&amp;[.D135]&amp;[.E135]&amp;[.F135]&amp;[.G135]&amp;[.H135]" office:value-type="string" office:string-value="01101000">
            <text:p>01101000</text:p>
          </table:table-cell>
          <table:table-cell table:formula="of:=[.H135]&amp;[.G135]&amp;[.F135]&amp;[.E135]&amp;[.D135]&amp;[.C135]&amp;[.B135]&amp;[.A135]" office:value-type="string" office:string-value="00010110">
            <text:p>00010110</text:p>
          </table:table-cell>
          <table:table-cell table:formula="of:=[.A135]&amp;[.B135]&amp;[.C135]" office:value-type="string" office:string-value="011">
            <text:p>011</text:p>
          </table:table-cell>
          <table:table-cell table:formula="of:=[.D135]&amp;[.E135]&amp;[.F135]" office:value-type="string" office:string-value="010">
            <text:p>010</text:p>
          </table:table-cell>
          <table:table-cell table:formula="of:=[.G135]&amp;[.H135]" office:value-type="string" office:string-value="00">
            <text:p>00</text:p>
          </table:table-cell>
          <table:table-cell table:formula="of:=[.A135]&amp;[.B135]&amp;[.C135]&amp;[.D135]" office:value-type="string" office:string-value="0110">
            <text:p>0110</text:p>
          </table:table-cell>
          <table:table-cell table:formula="of:=[.E135]&amp;[.F135]&amp;[.G135]&amp;[.H135]" office:value-type="string" office:string-value="1000">
            <text:p>1000</text:p>
          </table:table-cell>
          <table:table-cell office:value-type="string">
            <text:p>6</text:p>
          </table:table-cell>
          <table:table-cell office:value-type="string">
            <text:p>8</text:p>
          </table:table-cell>
          <table:table-cell office:value-type="string">
            <text:p>PLA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string">
            <text:p>0xx0xx0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36]&amp;[.B136]&amp;[.C136]&amp;[.D136]&amp;[.E136]&amp;[.F136]&amp;[.G136]&amp;[.H136]" office:value-type="string" office:string-value="01111000">
            <text:p>01111000</text:p>
          </table:table-cell>
          <table:table-cell table:formula="of:=[.H136]&amp;[.G136]&amp;[.F136]&amp;[.E136]&amp;[.D136]&amp;[.C136]&amp;[.B136]&amp;[.A136]" office:value-type="string" office:string-value="00011110">
            <text:p>00011110</text:p>
          </table:table-cell>
          <table:table-cell table:formula="of:=[.A136]&amp;[.B136]&amp;[.C136]" office:value-type="string" office:string-value="011">
            <text:p>011</text:p>
          </table:table-cell>
          <table:table-cell table:formula="of:=[.D136]&amp;[.E136]&amp;[.F136]" office:value-type="string" office:string-value="110">
            <text:p>110</text:p>
          </table:table-cell>
          <table:table-cell table:formula="of:=[.G136]&amp;[.H136]" office:value-type="string" office:string-value="00">
            <text:p>00</text:p>
          </table:table-cell>
          <table:table-cell table:formula="of:=[.A136]&amp;[.B136]&amp;[.C136]&amp;[.D136]" office:value-type="string" office:string-value="0111">
            <text:p>0111</text:p>
          </table:table-cell>
          <table:table-cell table:formula="of:=[.E136]&amp;[.F136]&amp;[.G136]&amp;[.H136]" office:value-type="string" office:string-value="1000">
            <text:p>1000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SEI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xx1100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37]&amp;[.B137]&amp;[.C137]&amp;[.D137]&amp;[.E137]&amp;[.F137]&amp;[.G137]&amp;[.H137]" office:value-type="string" office:string-value="10001000">
            <text:p>10001000</text:p>
          </table:table-cell>
          <table:table-cell table:formula="of:=[.H137]&amp;[.G137]&amp;[.F137]&amp;[.E137]&amp;[.D137]&amp;[.C137]&amp;[.B137]&amp;[.A137]" office:value-type="string" office:string-value="00010001">
            <text:p>00010001</text:p>
          </table:table-cell>
          <table:table-cell table:formula="of:=[.A137]&amp;[.B137]&amp;[.C137]" office:value-type="string" office:string-value="100">
            <text:p>100</text:p>
          </table:table-cell>
          <table:table-cell table:formula="of:=[.D137]&amp;[.E137]&amp;[.F137]" office:value-type="string" office:string-value="010">
            <text:p>010</text:p>
          </table:table-cell>
          <table:table-cell table:formula="of:=[.G137]&amp;[.H137]" office:value-type="string" office:string-value="00">
            <text:p>00</text:p>
          </table:table-cell>
          <table:table-cell table:formula="of:=[.A137]&amp;[.B137]&amp;[.C137]&amp;[.D137]" office:value-type="string" office:string-value="1000">
            <text:p>1000</text:p>
          </table:table-cell>
          <table:table-cell table:formula="of:=[.E137]&amp;[.F137]&amp;[.G137]&amp;[.H137]" office:value-type="string" office:string-value="1000">
            <text:p>1000</text:p>
          </table:table-cell>
          <table:table-cell table:number-columns-repeated="2" office:value-type="string">
            <text:p>8</text:p>
          </table:table-cell>
          <table:table-cell office:value-type="string">
            <text:p>DEY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xx0100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38]&amp;[.B138]&amp;[.C138]&amp;[.D138]&amp;[.E138]&amp;[.F138]&amp;[.G138]&amp;[.H138]" office:value-type="string" office:string-value="10011000">
            <text:p>10011000</text:p>
          </table:table-cell>
          <table:table-cell table:formula="of:=[.H138]&amp;[.G138]&amp;[.F138]&amp;[.E138]&amp;[.D138]&amp;[.C138]&amp;[.B138]&amp;[.A138]" office:value-type="string" office:string-value="00011001">
            <text:p>00011001</text:p>
          </table:table-cell>
          <table:table-cell table:formula="of:=[.A138]&amp;[.B138]&amp;[.C138]" office:value-type="string" office:string-value="100">
            <text:p>100</text:p>
          </table:table-cell>
          <table:table-cell table:formula="of:=[.D138]&amp;[.E138]&amp;[.F138]" office:value-type="string" office:string-value="110">
            <text:p>110</text:p>
          </table:table-cell>
          <table:table-cell table:formula="of:=[.G138]&amp;[.H138]" office:value-type="string" office:string-value="00">
            <text:p>00</text:p>
          </table:table-cell>
          <table:table-cell table:formula="of:=[.A138]&amp;[.B138]&amp;[.C138]&amp;[.D138]" office:value-type="string" office:string-value="1001">
            <text:p>1001</text:p>
          </table:table-cell>
          <table:table-cell table:formula="of:=[.E138]&amp;[.F138]&amp;[.G138]&amp;[.H138]" office:value-type="string" office:string-value="1000">
            <text:p>1000</text:p>
          </table:table-cell>
          <table:table-cell office:value-type="string">
            <text:p>9</text:p>
          </table:table-cell>
          <table:table-cell office:value-type="string">
            <text:p>8</text:p>
          </table:table-cell>
          <table:table-cell office:value-type="string">
            <text:p>TYA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xx1100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39]&amp;[.B139]&amp;[.C139]&amp;[.D139]&amp;[.E139]&amp;[.F139]&amp;[.G139]&amp;[.H139]" office:value-type="string" office:string-value="10101000">
            <text:p>10101000</text:p>
          </table:table-cell>
          <table:table-cell table:formula="of:=[.H139]&amp;[.G139]&amp;[.F139]&amp;[.E139]&amp;[.D139]&amp;[.C139]&amp;[.B139]&amp;[.A139]" office:value-type="string" office:string-value="00010101">
            <text:p>00010101</text:p>
          </table:table-cell>
          <table:table-cell table:formula="of:=[.A139]&amp;[.B139]&amp;[.C139]" office:value-type="string" office:string-value="101">
            <text:p>101</text:p>
          </table:table-cell>
          <table:table-cell table:formula="of:=[.D139]&amp;[.E139]&amp;[.F139]" office:value-type="string" office:string-value="010">
            <text:p>010</text:p>
          </table:table-cell>
          <table:table-cell table:formula="of:=[.G139]&amp;[.H139]" office:value-type="string" office:string-value="00">
            <text:p>00</text:p>
          </table:table-cell>
          <table:table-cell table:formula="of:=[.A139]&amp;[.B139]&amp;[.C139]&amp;[.D139]" office:value-type="string" office:string-value="1010">
            <text:p>1010</text:p>
          </table:table-cell>
          <table:table-cell table:formula="of:=[.E139]&amp;[.F139]&amp;[.G139]&amp;[.H139]" office:value-type="string" office:string-value="1000">
            <text:p>1000</text:p>
          </table:table-cell>
          <table:table-cell office:value-type="string">
            <text:p>A</text:p>
          </table:table-cell>
          <table:table-cell office:value-type="string">
            <text:p>8</text:p>
          </table:table-cell>
          <table:table-cell office:value-type="string">
            <text:p>TAY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xx0100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40]&amp;[.B140]&amp;[.C140]&amp;[.D140]&amp;[.E140]&amp;[.F140]&amp;[.G140]&amp;[.H140]" office:value-type="string" office:string-value="10111000">
            <text:p>10111000</text:p>
          </table:table-cell>
          <table:table-cell table:formula="of:=[.H140]&amp;[.G140]&amp;[.F140]&amp;[.E140]&amp;[.D140]&amp;[.C140]&amp;[.B140]&amp;[.A140]" office:value-type="string" office:string-value="00011101">
            <text:p>00011101</text:p>
          </table:table-cell>
          <table:table-cell table:formula="of:=[.A140]&amp;[.B140]&amp;[.C140]" office:value-type="string" office:string-value="101">
            <text:p>101</text:p>
          </table:table-cell>
          <table:table-cell table:formula="of:=[.D140]&amp;[.E140]&amp;[.F140]" office:value-type="string" office:string-value="110">
            <text:p>110</text:p>
          </table:table-cell>
          <table:table-cell table:formula="of:=[.G140]&amp;[.H140]" office:value-type="string" office:string-value="00">
            <text:p>00</text:p>
          </table:table-cell>
          <table:table-cell table:formula="of:=[.A140]&amp;[.B140]&amp;[.C140]&amp;[.D140]" office:value-type="string" office:string-value="1011">
            <text:p>1011</text:p>
          </table:table-cell>
          <table:table-cell table:formula="of:=[.E140]&amp;[.F140]&amp;[.G140]&amp;[.H140]" office:value-type="string" office:string-value="1000">
            <text:p>1000</text:p>
          </table:table-cell>
          <table:table-cell office:value-type="string">
            <text:p>B</text:p>
          </table:table-cell>
          <table:table-cell office:value-type="string">
            <text:p>8</text:p>
          </table:table-cell>
          <table:table-cell office:value-type="string">
            <text:p>CLV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xx11000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41]&amp;[.B141]&amp;[.C141]&amp;[.D141]&amp;[.E141]&amp;[.F141]&amp;[.G141]&amp;[.H141]" office:value-type="string" office:string-value="11001000">
            <text:p>11001000</text:p>
          </table:table-cell>
          <table:table-cell table:formula="of:=[.H141]&amp;[.G141]&amp;[.F141]&amp;[.E141]&amp;[.D141]&amp;[.C141]&amp;[.B141]&amp;[.A141]" office:value-type="string" office:string-value="00010011">
            <text:p>00010011</text:p>
          </table:table-cell>
          <table:table-cell table:formula="of:=[.A141]&amp;[.B141]&amp;[.C141]" office:value-type="string" office:string-value="110">
            <text:p>110</text:p>
          </table:table-cell>
          <table:table-cell table:formula="of:=[.D141]&amp;[.E141]&amp;[.F141]" office:value-type="string" office:string-value="010">
            <text:p>010</text:p>
          </table:table-cell>
          <table:table-cell table:formula="of:=[.G141]&amp;[.H141]" office:value-type="string" office:string-value="00">
            <text:p>00</text:p>
          </table:table-cell>
          <table:table-cell table:formula="of:=[.A141]&amp;[.B141]&amp;[.C141]&amp;[.D141]" office:value-type="string" office:string-value="1100">
            <text:p>1100</text:p>
          </table:table-cell>
          <table:table-cell table:formula="of:=[.E141]&amp;[.F141]&amp;[.G141]&amp;[.H141]" office:value-type="string" office:string-value="1000">
            <text:p>1000</text:p>
          </table:table-cell>
          <table:table-cell office:value-type="string">
            <text:p>C</text:p>
          </table:table-cell>
          <table:table-cell office:value-type="string">
            <text:p>8</text:p>
          </table:table-cell>
          <table:table-cell office:value-type="string">
            <text:p>INY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xx01000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42]&amp;[.B142]&amp;[.C142]&amp;[.D142]&amp;[.E142]&amp;[.F142]&amp;[.G142]&amp;[.H142]" office:value-type="string" office:string-value="11011000">
            <text:p>11011000</text:p>
          </table:table-cell>
          <table:table-cell table:formula="of:=[.H142]&amp;[.G142]&amp;[.F142]&amp;[.E142]&amp;[.D142]&amp;[.C142]&amp;[.B142]&amp;[.A142]" office:value-type="string" office:string-value="00011011">
            <text:p>00011011</text:p>
          </table:table-cell>
          <table:table-cell table:formula="of:=[.A142]&amp;[.B142]&amp;[.C142]" office:value-type="string" office:string-value="110">
            <text:p>110</text:p>
          </table:table-cell>
          <table:table-cell table:formula="of:=[.D142]&amp;[.E142]&amp;[.F142]" office:value-type="string" office:string-value="110">
            <text:p>110</text:p>
          </table:table-cell>
          <table:table-cell table:formula="of:=[.G142]&amp;[.H142]" office:value-type="string" office:string-value="00">
            <text:p>00</text:p>
          </table:table-cell>
          <table:table-cell table:formula="of:=[.A142]&amp;[.B142]&amp;[.C142]&amp;[.D142]" office:value-type="string" office:string-value="1101">
            <text:p>1101</text:p>
          </table:table-cell>
          <table:table-cell table:formula="of:=[.E142]&amp;[.F142]&amp;[.G142]&amp;[.H142]" office:value-type="string" office:string-value="1000">
            <text:p>1000</text:p>
          </table:table-cell>
          <table:table-cell office:value-type="string">
            <text:p>D</text:p>
          </table:table-cell>
          <table:table-cell office:value-type="string">
            <text:p>8</text:p>
          </table:table-cell>
          <table:table-cell office:value-type="string">
            <text:p>CLD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xx11000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43]&amp;[.B143]&amp;[.C143]&amp;[.D143]&amp;[.E143]&amp;[.F143]&amp;[.G143]&amp;[.H143]" office:value-type="string" office:string-value="11101000">
            <text:p>11101000</text:p>
          </table:table-cell>
          <table:table-cell table:formula="of:=[.H143]&amp;[.G143]&amp;[.F143]&amp;[.E143]&amp;[.D143]&amp;[.C143]&amp;[.B143]&amp;[.A143]" office:value-type="string" office:string-value="00010111">
            <text:p>00010111</text:p>
          </table:table-cell>
          <table:table-cell table:formula="of:=[.A143]&amp;[.B143]&amp;[.C143]" office:value-type="string" office:string-value="111">
            <text:p>111</text:p>
          </table:table-cell>
          <table:table-cell table:formula="of:=[.D143]&amp;[.E143]&amp;[.F143]" office:value-type="string" office:string-value="010">
            <text:p>010</text:p>
          </table:table-cell>
          <table:table-cell table:formula="of:=[.G143]&amp;[.H143]" office:value-type="string" office:string-value="00">
            <text:p>00</text:p>
          </table:table-cell>
          <table:table-cell table:formula="of:=[.A143]&amp;[.B143]&amp;[.C143]&amp;[.D143]" office:value-type="string" office:string-value="1110">
            <text:p>1110</text:p>
          </table:table-cell>
          <table:table-cell table:formula="of:=[.E143]&amp;[.F143]&amp;[.G143]&amp;[.H143]" office:value-type="string" office:string-value="1000">
            <text:p>1000</text:p>
          </table:table-cell>
          <table:table-cell office:value-type="string">
            <text:p>E</text:p>
          </table:table-cell>
          <table:table-cell office:value-type="string">
            <text:p>8</text:p>
          </table:table-cell>
          <table:table-cell office:value-type="string">
            <text:p>IN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xx01000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44]&amp;[.B144]&amp;[.C144]&amp;[.D144]&amp;[.E144]&amp;[.F144]&amp;[.G144]&amp;[.H144]" office:value-type="string" office:string-value="11111000">
            <text:p>11111000</text:p>
          </table:table-cell>
          <table:table-cell table:formula="of:=[.H144]&amp;[.G144]&amp;[.F144]&amp;[.E144]&amp;[.D144]&amp;[.C144]&amp;[.B144]&amp;[.A144]" office:value-type="string" office:string-value="00011111">
            <text:p>00011111</text:p>
          </table:table-cell>
          <table:table-cell table:formula="of:=[.A144]&amp;[.B144]&amp;[.C144]" office:value-type="string" office:string-value="111">
            <text:p>111</text:p>
          </table:table-cell>
          <table:table-cell table:formula="of:=[.D144]&amp;[.E144]&amp;[.F144]" office:value-type="string" office:string-value="110">
            <text:p>110</text:p>
          </table:table-cell>
          <table:table-cell table:formula="of:=[.G144]&amp;[.H144]" office:value-type="string" office:string-value="00">
            <text:p>00</text:p>
          </table:table-cell>
          <table:table-cell table:formula="of:=[.A144]&amp;[.B144]&amp;[.C144]&amp;[.D144]" office:value-type="string" office:string-value="1111">
            <text:p>1111</text:p>
          </table:table-cell>
          <table:table-cell table:formula="of:=[.E144]&amp;[.F144]&amp;[.G144]&amp;[.H144]" office:value-type="string" office:string-value="1000">
            <text:p>1000</text:p>
          </table:table-cell>
          <table:table-cell office:value-type="string">
            <text:p>F</text:p>
          </table:table-cell>
          <table:table-cell office:value-type="string">
            <text:p>8</text:p>
          </table:table-cell>
          <table:table-cell office:value-type="string">
            <text:p>SED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xx11000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45]&amp;[.B145]&amp;[.C145]&amp;[.D145]&amp;[.E145]&amp;[.F145]&amp;[.G145]&amp;[.H145]" office:value-type="string" office:string-value="00001001">
            <text:p>00001001</text:p>
          </table:table-cell>
          <table:table-cell table:formula="of:=[.H145]&amp;[.G145]&amp;[.F145]&amp;[.E145]&amp;[.D145]&amp;[.C145]&amp;[.B145]&amp;[.A145]" office:value-type="string" office:string-value="10010000">
            <text:p>10010000</text:p>
          </table:table-cell>
          <table:table-cell table:formula="of:=[.A145]&amp;[.B145]&amp;[.C145]" office:value-type="string" office:string-value="000">
            <text:p>000</text:p>
          </table:table-cell>
          <table:table-cell table:formula="of:=[.D145]&amp;[.E145]&amp;[.F145]" office:value-type="string" office:string-value="010">
            <text:p>010</text:p>
          </table:table-cell>
          <table:table-cell table:formula="of:=[.G145]&amp;[.H145]" office:value-type="string" office:string-value="01">
            <text:p>01</text:p>
          </table:table-cell>
          <table:table-cell table:formula="of:=[.A145]&amp;[.B145]&amp;[.C145]&amp;[.D145]" office:value-type="string" office:string-value="0000">
            <text:p>0000</text:p>
          </table:table-cell>
          <table:table-cell table:formula="of:=[.E145]&amp;[.F145]&amp;[.G145]&amp;[.H145]" office:value-type="string" office:string-value="1001">
            <text:p>1001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ORA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46]&amp;[.B146]&amp;[.C146]&amp;[.D146]&amp;[.E146]&amp;[.F146]&amp;[.G146]&amp;[.H146]" office:value-type="string" office:string-value="00011001">
            <text:p>00011001</text:p>
          </table:table-cell>
          <table:table-cell table:formula="of:=[.H146]&amp;[.G146]&amp;[.F146]&amp;[.E146]&amp;[.D146]&amp;[.C146]&amp;[.B146]&amp;[.A146]" office:value-type="string" office:string-value="10011000">
            <text:p>10011000</text:p>
          </table:table-cell>
          <table:table-cell table:formula="of:=[.A146]&amp;[.B146]&amp;[.C146]" office:value-type="string" office:string-value="000">
            <text:p>000</text:p>
          </table:table-cell>
          <table:table-cell table:formula="of:=[.D146]&amp;[.E146]&amp;[.F146]" office:value-type="string" office:string-value="110">
            <text:p>110</text:p>
          </table:table-cell>
          <table:table-cell table:formula="of:=[.G146]&amp;[.H146]" office:value-type="string" office:string-value="01">
            <text:p>01</text:p>
          </table:table-cell>
          <table:table-cell table:formula="of:=[.A146]&amp;[.B146]&amp;[.C146]&amp;[.D146]" office:value-type="string" office:string-value="0001">
            <text:p>0001</text:p>
          </table:table-cell>
          <table:table-cell table:formula="of:=[.E146]&amp;[.F146]&amp;[.G146]&amp;[.H146]" office:value-type="string" office:string-value="1001">
            <text:p>1001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ORA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47]&amp;[.B147]&amp;[.C147]&amp;[.D147]&amp;[.E147]&amp;[.F147]&amp;[.G147]&amp;[.H147]" office:value-type="string" office:string-value="00101001">
            <text:p>00101001</text:p>
          </table:table-cell>
          <table:table-cell table:formula="of:=[.H147]&amp;[.G147]&amp;[.F147]&amp;[.E147]&amp;[.D147]&amp;[.C147]&amp;[.B147]&amp;[.A147]" office:value-type="string" office:string-value="10010100">
            <text:p>10010100</text:p>
          </table:table-cell>
          <table:table-cell table:formula="of:=[.A147]&amp;[.B147]&amp;[.C147]" office:value-type="string" office:string-value="001">
            <text:p>001</text:p>
          </table:table-cell>
          <table:table-cell table:formula="of:=[.D147]&amp;[.E147]&amp;[.F147]" office:value-type="string" office:string-value="010">
            <text:p>010</text:p>
          </table:table-cell>
          <table:table-cell table:formula="of:=[.G147]&amp;[.H147]" office:value-type="string" office:string-value="01">
            <text:p>01</text:p>
          </table:table-cell>
          <table:table-cell table:formula="of:=[.A147]&amp;[.B147]&amp;[.C147]&amp;[.D147]" office:value-type="string" office:string-value="0010">
            <text:p>0010</text:p>
          </table:table-cell>
          <table:table-cell table:formula="of:=[.E147]&amp;[.F147]&amp;[.G147]&amp;[.H147]" office:value-type="string" office:string-value="1001">
            <text:p>1001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AND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48]&amp;[.B148]&amp;[.C148]&amp;[.D148]&amp;[.E148]&amp;[.F148]&amp;[.G148]&amp;[.H148]" office:value-type="string" office:string-value="00111001">
            <text:p>00111001</text:p>
          </table:table-cell>
          <table:table-cell table:formula="of:=[.H148]&amp;[.G148]&amp;[.F148]&amp;[.E148]&amp;[.D148]&amp;[.C148]&amp;[.B148]&amp;[.A148]" office:value-type="string" office:string-value="10011100">
            <text:p>10011100</text:p>
          </table:table-cell>
          <table:table-cell table:formula="of:=[.A148]&amp;[.B148]&amp;[.C148]" office:value-type="string" office:string-value="001">
            <text:p>001</text:p>
          </table:table-cell>
          <table:table-cell table:formula="of:=[.D148]&amp;[.E148]&amp;[.F148]" office:value-type="string" office:string-value="110">
            <text:p>110</text:p>
          </table:table-cell>
          <table:table-cell table:formula="of:=[.G148]&amp;[.H148]" office:value-type="string" office:string-value="01">
            <text:p>01</text:p>
          </table:table-cell>
          <table:table-cell table:formula="of:=[.A148]&amp;[.B148]&amp;[.C148]&amp;[.D148]" office:value-type="string" office:string-value="0011">
            <text:p>0011</text:p>
          </table:table-cell>
          <table:table-cell table:formula="of:=[.E148]&amp;[.F148]&amp;[.G148]&amp;[.H148]" office:value-type="string" office:string-value="1001">
            <text:p>1001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AND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49]&amp;[.B149]&amp;[.C149]&amp;[.D149]&amp;[.E149]&amp;[.F149]&amp;[.G149]&amp;[.H149]" office:value-type="string" office:string-value="01001001">
            <text:p>01001001</text:p>
          </table:table-cell>
          <table:table-cell table:formula="of:=[.H149]&amp;[.G149]&amp;[.F149]&amp;[.E149]&amp;[.D149]&amp;[.C149]&amp;[.B149]&amp;[.A149]" office:value-type="string" office:string-value="10010010">
            <text:p>10010010</text:p>
          </table:table-cell>
          <table:table-cell table:formula="of:=[.A149]&amp;[.B149]&amp;[.C149]" office:value-type="string" office:string-value="010">
            <text:p>010</text:p>
          </table:table-cell>
          <table:table-cell table:formula="of:=[.D149]&amp;[.E149]&amp;[.F149]" office:value-type="string" office:string-value="010">
            <text:p>010</text:p>
          </table:table-cell>
          <table:table-cell table:formula="of:=[.G149]&amp;[.H149]" office:value-type="string" office:string-value="01">
            <text:p>01</text:p>
          </table:table-cell>
          <table:table-cell table:formula="of:=[.A149]&amp;[.B149]&amp;[.C149]&amp;[.D149]" office:value-type="string" office:string-value="0100">
            <text:p>0100</text:p>
          </table:table-cell>
          <table:table-cell table:formula="of:=[.E149]&amp;[.F149]&amp;[.G149]&amp;[.H149]" office:value-type="string" office:string-value="1001">
            <text:p>1001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EOR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0]&amp;[.B150]&amp;[.C150]&amp;[.D150]&amp;[.E150]&amp;[.F150]&amp;[.G150]&amp;[.H150]" office:value-type="string" office:string-value="01011001">
            <text:p>01011001</text:p>
          </table:table-cell>
          <table:table-cell table:formula="of:=[.H150]&amp;[.G150]&amp;[.F150]&amp;[.E150]&amp;[.D150]&amp;[.C150]&amp;[.B150]&amp;[.A150]" office:value-type="string" office:string-value="10011010">
            <text:p>10011010</text:p>
          </table:table-cell>
          <table:table-cell table:formula="of:=[.A150]&amp;[.B150]&amp;[.C150]" office:value-type="string" office:string-value="010">
            <text:p>010</text:p>
          </table:table-cell>
          <table:table-cell table:formula="of:=[.D150]&amp;[.E150]&amp;[.F150]" office:value-type="string" office:string-value="110">
            <text:p>110</text:p>
          </table:table-cell>
          <table:table-cell table:formula="of:=[.G150]&amp;[.H150]" office:value-type="string" office:string-value="01">
            <text:p>01</text:p>
          </table:table-cell>
          <table:table-cell table:formula="of:=[.A150]&amp;[.B150]&amp;[.C150]&amp;[.D150]" office:value-type="string" office:string-value="0101">
            <text:p>0101</text:p>
          </table:table-cell>
          <table:table-cell table:formula="of:=[.E150]&amp;[.F150]&amp;[.G150]&amp;[.H150]" office:value-type="string" office:string-value="1001">
            <text:p>1001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EOR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1]&amp;[.B151]&amp;[.C151]&amp;[.D151]&amp;[.E151]&amp;[.F151]&amp;[.G151]&amp;[.H151]" office:value-type="string" office:string-value="01101001">
            <text:p>01101001</text:p>
          </table:table-cell>
          <table:table-cell table:formula="of:=[.H151]&amp;[.G151]&amp;[.F151]&amp;[.E151]&amp;[.D151]&amp;[.C151]&amp;[.B151]&amp;[.A151]" office:value-type="string" office:string-value="10010110">
            <text:p>10010110</text:p>
          </table:table-cell>
          <table:table-cell table:formula="of:=[.A151]&amp;[.B151]&amp;[.C151]" office:value-type="string" office:string-value="011">
            <text:p>011</text:p>
          </table:table-cell>
          <table:table-cell table:formula="of:=[.D151]&amp;[.E151]&amp;[.F151]" office:value-type="string" office:string-value="010">
            <text:p>010</text:p>
          </table:table-cell>
          <table:table-cell table:formula="of:=[.G151]&amp;[.H151]" office:value-type="string" office:string-value="01">
            <text:p>01</text:p>
          </table:table-cell>
          <table:table-cell table:formula="of:=[.A151]&amp;[.B151]&amp;[.C151]&amp;[.D151]" office:value-type="string" office:string-value="0110">
            <text:p>0110</text:p>
          </table:table-cell>
          <table:table-cell table:formula="of:=[.E151]&amp;[.F151]&amp;[.G151]&amp;[.H151]" office:value-type="string" office:string-value="1001">
            <text:p>1001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ADC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2]&amp;[.B152]&amp;[.C152]&amp;[.D152]&amp;[.E152]&amp;[.F152]&amp;[.G152]&amp;[.H152]" office:value-type="string" office:string-value="01111001">
            <text:p>01111001</text:p>
          </table:table-cell>
          <table:table-cell table:formula="of:=[.H152]&amp;[.G152]&amp;[.F152]&amp;[.E152]&amp;[.D152]&amp;[.C152]&amp;[.B152]&amp;[.A152]" office:value-type="string" office:string-value="10011110">
            <text:p>10011110</text:p>
          </table:table-cell>
          <table:table-cell table:formula="of:=[.A152]&amp;[.B152]&amp;[.C152]" office:value-type="string" office:string-value="011">
            <text:p>011</text:p>
          </table:table-cell>
          <table:table-cell table:formula="of:=[.D152]&amp;[.E152]&amp;[.F152]" office:value-type="string" office:string-value="110">
            <text:p>110</text:p>
          </table:table-cell>
          <table:table-cell table:formula="of:=[.G152]&amp;[.H152]" office:value-type="string" office:string-value="01">
            <text:p>01</text:p>
          </table:table-cell>
          <table:table-cell table:formula="of:=[.A152]&amp;[.B152]&amp;[.C152]&amp;[.D152]" office:value-type="string" office:string-value="0111">
            <text:p>0111</text:p>
          </table:table-cell>
          <table:table-cell table:formula="of:=[.E152]&amp;[.F152]&amp;[.G152]&amp;[.H152]" office:value-type="string" office:string-value="1001">
            <text:p>1001</text:p>
          </table:table-cell>
          <table:table-cell office:value-type="string">
            <text:p>7</text:p>
          </table:table-cell>
          <table:table-cell office:value-type="string">
            <text:p>9</text:p>
          </table:table-cell>
          <table:table-cell office:value-type="string">
            <text:p>ADC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3]&amp;[.B153]&amp;[.C153]&amp;[.D153]&amp;[.E153]&amp;[.F153]&amp;[.G153]&amp;[.H153]" office:value-type="string" office:string-value="10001001">
            <text:p>10001001</text:p>
          </table:table-cell>
          <table:table-cell table:formula="of:=[.H153]&amp;[.G153]&amp;[.F153]&amp;[.E153]&amp;[.D153]&amp;[.C153]&amp;[.B153]&amp;[.A153]" office:value-type="string" office:string-value="10010001">
            <text:p>10010001</text:p>
          </table:table-cell>
          <table:table-cell table:formula="of:=[.A153]&amp;[.B153]&amp;[.C153]" office:value-type="string" office:string-value="100">
            <text:p>100</text:p>
          </table:table-cell>
          <table:table-cell table:formula="of:=[.D153]&amp;[.E153]&amp;[.F153]" office:value-type="string" office:string-value="010">
            <text:p>010</text:p>
          </table:table-cell>
          <table:table-cell table:formula="of:=[.G153]&amp;[.H153]" office:value-type="string" office:string-value="01">
            <text:p>01</text:p>
          </table:table-cell>
          <table:table-cell table:formula="of:=[.A153]&amp;[.B153]&amp;[.C153]&amp;[.D153]" office:value-type="string" office:string-value="1000">
            <text:p>1000</text:p>
          </table:table-cell>
          <table:table-cell table:formula="of:=[.E153]&amp;[.F153]&amp;[.G153]&amp;[.H153]" office:value-type="string" office:string-value="1001">
            <text:p>1001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table:number-columns-repeated="7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4]&amp;[.B154]&amp;[.C154]&amp;[.D154]&amp;[.E154]&amp;[.F154]&amp;[.G154]&amp;[.H154]" office:value-type="string" office:string-value="10011001">
            <text:p>10011001</text:p>
          </table:table-cell>
          <table:table-cell table:formula="of:=[.H154]&amp;[.G154]&amp;[.F154]&amp;[.E154]&amp;[.D154]&amp;[.C154]&amp;[.B154]&amp;[.A154]" office:value-type="string" office:string-value="10011001">
            <text:p>10011001</text:p>
          </table:table-cell>
          <table:table-cell table:formula="of:=[.A154]&amp;[.B154]&amp;[.C154]" office:value-type="string" office:string-value="100">
            <text:p>100</text:p>
          </table:table-cell>
          <table:table-cell table:formula="of:=[.D154]&amp;[.E154]&amp;[.F154]" office:value-type="string" office:string-value="110">
            <text:p>110</text:p>
          </table:table-cell>
          <table:table-cell table:formula="of:=[.G154]&amp;[.H154]" office:value-type="string" office:string-value="01">
            <text:p>01</text:p>
          </table:table-cell>
          <table:table-cell table:formula="of:=[.A154]&amp;[.B154]&amp;[.C154]&amp;[.D154]" office:value-type="string" office:string-value="1001">
            <text:p>1001</text:p>
          </table:table-cell>
          <table:table-cell table:formula="of:=[.E154]&amp;[.F154]&amp;[.G154]&amp;[.H154]" office:value-type="string" office:string-value="1001">
            <text:p>1001</text:p>
          </table:table-cell>
          <table:table-cell table:number-columns-repeated="2" office:value-type="string">
            <text:p>9</text:p>
          </table:table-cell>
          <table:table-cell office:value-type="string">
            <text:p>STA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5]&amp;[.B155]&amp;[.C155]&amp;[.D155]&amp;[.E155]&amp;[.F155]&amp;[.G155]&amp;[.H155]" office:value-type="string" office:string-value="10101001">
            <text:p>10101001</text:p>
          </table:table-cell>
          <table:table-cell table:formula="of:=[.H155]&amp;[.G155]&amp;[.F155]&amp;[.E155]&amp;[.D155]&amp;[.C155]&amp;[.B155]&amp;[.A155]" office:value-type="string" office:string-value="10010101">
            <text:p>10010101</text:p>
          </table:table-cell>
          <table:table-cell table:formula="of:=[.A155]&amp;[.B155]&amp;[.C155]" office:value-type="string" office:string-value="101">
            <text:p>101</text:p>
          </table:table-cell>
          <table:table-cell table:formula="of:=[.D155]&amp;[.E155]&amp;[.F155]" office:value-type="string" office:string-value="010">
            <text:p>010</text:p>
          </table:table-cell>
          <table:table-cell table:formula="of:=[.G155]&amp;[.H155]" office:value-type="string" office:string-value="01">
            <text:p>01</text:p>
          </table:table-cell>
          <table:table-cell table:formula="of:=[.A155]&amp;[.B155]&amp;[.C155]&amp;[.D155]" office:value-type="string" office:string-value="1010">
            <text:p>1010</text:p>
          </table:table-cell>
          <table:table-cell table:formula="of:=[.E155]&amp;[.F155]&amp;[.G155]&amp;[.H155]" office:value-type="string" office:string-value="1001">
            <text:p>1001</text:p>
          </table:table-cell>
          <table:table-cell office:value-type="string">
            <text:p>A</text:p>
          </table:table-cell>
          <table:table-cell office:value-type="string">
            <text:p>9</text:p>
          </table:table-cell>
          <table:table-cell office:value-type="string">
            <text:p>LDA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6]&amp;[.B156]&amp;[.C156]&amp;[.D156]&amp;[.E156]&amp;[.F156]&amp;[.G156]&amp;[.H156]" office:value-type="string" office:string-value="10111001">
            <text:p>10111001</text:p>
          </table:table-cell>
          <table:table-cell table:formula="of:=[.H156]&amp;[.G156]&amp;[.F156]&amp;[.E156]&amp;[.D156]&amp;[.C156]&amp;[.B156]&amp;[.A156]" office:value-type="string" office:string-value="10011101">
            <text:p>10011101</text:p>
          </table:table-cell>
          <table:table-cell table:formula="of:=[.A156]&amp;[.B156]&amp;[.C156]" office:value-type="string" office:string-value="101">
            <text:p>101</text:p>
          </table:table-cell>
          <table:table-cell table:formula="of:=[.D156]&amp;[.E156]&amp;[.F156]" office:value-type="string" office:string-value="110">
            <text:p>110</text:p>
          </table:table-cell>
          <table:table-cell table:formula="of:=[.G156]&amp;[.H156]" office:value-type="string" office:string-value="01">
            <text:p>01</text:p>
          </table:table-cell>
          <table:table-cell table:formula="of:=[.A156]&amp;[.B156]&amp;[.C156]&amp;[.D156]" office:value-type="string" office:string-value="1011">
            <text:p>1011</text:p>
          </table:table-cell>
          <table:table-cell table:formula="of:=[.E156]&amp;[.F156]&amp;[.G156]&amp;[.H156]" office:value-type="string" office:string-value="1001">
            <text:p>1001</text:p>
          </table:table-cell>
          <table:table-cell office:value-type="string">
            <text:p>B</text:p>
          </table:table-cell>
          <table:table-cell office:value-type="string">
            <text:p>9</text:p>
          </table:table-cell>
          <table:table-cell office:value-type="string">
            <text:p>LDA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7]&amp;[.B157]&amp;[.C157]&amp;[.D157]&amp;[.E157]&amp;[.F157]&amp;[.G157]&amp;[.H157]" office:value-type="string" office:string-value="11001001">
            <text:p>11001001</text:p>
          </table:table-cell>
          <table:table-cell table:formula="of:=[.H157]&amp;[.G157]&amp;[.F157]&amp;[.E157]&amp;[.D157]&amp;[.C157]&amp;[.B157]&amp;[.A157]" office:value-type="string" office:string-value="10010011">
            <text:p>10010011</text:p>
          </table:table-cell>
          <table:table-cell table:formula="of:=[.A157]&amp;[.B157]&amp;[.C157]" office:value-type="string" office:string-value="110">
            <text:p>110</text:p>
          </table:table-cell>
          <table:table-cell table:formula="of:=[.D157]&amp;[.E157]&amp;[.F157]" office:value-type="string" office:string-value="010">
            <text:p>010</text:p>
          </table:table-cell>
          <table:table-cell table:formula="of:=[.G157]&amp;[.H157]" office:value-type="string" office:string-value="01">
            <text:p>01</text:p>
          </table:table-cell>
          <table:table-cell table:formula="of:=[.A157]&amp;[.B157]&amp;[.C157]&amp;[.D157]" office:value-type="string" office:string-value="1100">
            <text:p>1100</text:p>
          </table:table-cell>
          <table:table-cell table:formula="of:=[.E157]&amp;[.F157]&amp;[.G157]&amp;[.H157]" office:value-type="string" office:string-value="1001">
            <text:p>1001</text:p>
          </table:table-cell>
          <table:table-cell office:value-type="string">
            <text:p>C</text:p>
          </table:table-cell>
          <table:table-cell office:value-type="string">
            <text:p>9</text:p>
          </table:table-cell>
          <table:table-cell office:value-type="string">
            <text:p>CMP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8]&amp;[.B158]&amp;[.C158]&amp;[.D158]&amp;[.E158]&amp;[.F158]&amp;[.G158]&amp;[.H158]" office:value-type="string" office:string-value="11011001">
            <text:p>11011001</text:p>
          </table:table-cell>
          <table:table-cell table:formula="of:=[.H158]&amp;[.G158]&amp;[.F158]&amp;[.E158]&amp;[.D158]&amp;[.C158]&amp;[.B158]&amp;[.A158]" office:value-type="string" office:string-value="10011011">
            <text:p>10011011</text:p>
          </table:table-cell>
          <table:table-cell table:formula="of:=[.A158]&amp;[.B158]&amp;[.C158]" office:value-type="string" office:string-value="110">
            <text:p>110</text:p>
          </table:table-cell>
          <table:table-cell table:formula="of:=[.D158]&amp;[.E158]&amp;[.F158]" office:value-type="string" office:string-value="110">
            <text:p>110</text:p>
          </table:table-cell>
          <table:table-cell table:formula="of:=[.G158]&amp;[.H158]" office:value-type="string" office:string-value="01">
            <text:p>01</text:p>
          </table:table-cell>
          <table:table-cell table:formula="of:=[.A158]&amp;[.B158]&amp;[.C158]&amp;[.D158]" office:value-type="string" office:string-value="1101">
            <text:p>1101</text:p>
          </table:table-cell>
          <table:table-cell table:formula="of:=[.E158]&amp;[.F158]&amp;[.G158]&amp;[.H158]" office:value-type="string" office:string-value="1001">
            <text:p>1001</text:p>
          </table:table-cell>
          <table:table-cell office:value-type="string">
            <text:p>D</text:p>
          </table:table-cell>
          <table:table-cell office:value-type="string">
            <text:p>9</text:p>
          </table:table-cell>
          <table:table-cell office:value-type="string">
            <text:p>CMP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9]&amp;[.B159]&amp;[.C159]&amp;[.D159]&amp;[.E159]&amp;[.F159]&amp;[.G159]&amp;[.H159]" office:value-type="string" office:string-value="11101001">
            <text:p>11101001</text:p>
          </table:table-cell>
          <table:table-cell table:formula="of:=[.H159]&amp;[.G159]&amp;[.F159]&amp;[.E159]&amp;[.D159]&amp;[.C159]&amp;[.B159]&amp;[.A159]" office:value-type="string" office:string-value="10010111">
            <text:p>10010111</text:p>
          </table:table-cell>
          <table:table-cell table:formula="of:=[.A159]&amp;[.B159]&amp;[.C159]" office:value-type="string" office:string-value="111">
            <text:p>111</text:p>
          </table:table-cell>
          <table:table-cell table:formula="of:=[.D159]&amp;[.E159]&amp;[.F159]" office:value-type="string" office:string-value="010">
            <text:p>010</text:p>
          </table:table-cell>
          <table:table-cell table:formula="of:=[.G159]&amp;[.H159]" office:value-type="string" office:string-value="01">
            <text:p>01</text:p>
          </table:table-cell>
          <table:table-cell table:formula="of:=[.A159]&amp;[.B159]&amp;[.C159]&amp;[.D159]" office:value-type="string" office:string-value="1110">
            <text:p>1110</text:p>
          </table:table-cell>
          <table:table-cell table:formula="of:=[.E159]&amp;[.F159]&amp;[.G159]&amp;[.H159]" office:value-type="string" office:string-value="1001">
            <text:p>1001</text:p>
          </table:table-cell>
          <table:table-cell office:value-type="string">
            <text:p>E</text:p>
          </table:table-cell>
          <table:table-cell office:value-type="string">
            <text:p>9</text:p>
          </table:table-cell>
          <table:table-cell office:value-type="string">
            <text:p>SBC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number-columns-repeated="5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60]&amp;[.B160]&amp;[.C160]&amp;[.D160]&amp;[.E160]&amp;[.F160]&amp;[.G160]&amp;[.H160]" office:value-type="string" office:string-value="11111001">
            <text:p>11111001</text:p>
          </table:table-cell>
          <table:table-cell table:formula="of:=[.H160]&amp;[.G160]&amp;[.F160]&amp;[.E160]&amp;[.D160]&amp;[.C160]&amp;[.B160]&amp;[.A160]" office:value-type="string" office:string-value="10011111">
            <text:p>10011111</text:p>
          </table:table-cell>
          <table:table-cell table:formula="of:=[.A160]&amp;[.B160]&amp;[.C160]" office:value-type="string" office:string-value="111">
            <text:p>111</text:p>
          </table:table-cell>
          <table:table-cell table:formula="of:=[.D160]&amp;[.E160]&amp;[.F160]" office:value-type="string" office:string-value="110">
            <text:p>110</text:p>
          </table:table-cell>
          <table:table-cell table:formula="of:=[.G160]&amp;[.H160]" office:value-type="string" office:string-value="01">
            <text:p>01</text:p>
          </table:table-cell>
          <table:table-cell table:formula="of:=[.A160]&amp;[.B160]&amp;[.C160]&amp;[.D160]" office:value-type="string" office:string-value="1111">
            <text:p>1111</text:p>
          </table:table-cell>
          <table:table-cell table:formula="of:=[.E160]&amp;[.F160]&amp;[.G160]&amp;[.H160]" office:value-type="string" office:string-value="1001">
            <text:p>1001</text:p>
          </table:table-cell>
          <table:table-cell office:value-type="string">
            <text:p>F</text:p>
          </table:table-cell>
          <table:table-cell office:value-type="string">
            <text:p>9</text:p>
          </table:table-cell>
          <table:table-cell office:value-type="string">
            <text:p>SBC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61]&amp;[.B161]&amp;[.C161]&amp;[.D161]&amp;[.E161]&amp;[.F161]&amp;[.G161]&amp;[.H161]" office:value-type="string" office:string-value="00001010">
            <text:p>00001010</text:p>
          </table:table-cell>
          <table:table-cell table:formula="of:=[.H161]&amp;[.G161]&amp;[.F161]&amp;[.E161]&amp;[.D161]&amp;[.C161]&amp;[.B161]&amp;[.A161]" office:value-type="string" office:string-value="01010000">
            <text:p>01010000</text:p>
          </table:table-cell>
          <table:table-cell table:formula="of:=[.A161]&amp;[.B161]&amp;[.C161]" office:value-type="string" office:string-value="000">
            <text:p>000</text:p>
          </table:table-cell>
          <table:table-cell table:formula="of:=[.D161]&amp;[.E161]&amp;[.F161]" office:value-type="string" office:string-value="010">
            <text:p>010</text:p>
          </table:table-cell>
          <table:table-cell table:formula="of:=[.G161]&amp;[.H161]" office:value-type="string" office:string-value="10">
            <text:p>10</text:p>
          </table:table-cell>
          <table:table-cell table:formula="of:=[.A161]&amp;[.B161]&amp;[.C161]&amp;[.D161]" office:value-type="string" office:string-value="0000">
            <text:p>0000</text:p>
          </table:table-cell>
          <table:table-cell table:formula="of:=[.E161]&amp;[.F161]&amp;[.G161]&amp;[.H161]" office:value-type="string" office:string-value="1010">
            <text:p>1010</text:p>
          </table:table-cell>
          <table:table-cell office:value-type="string">
            <text:p>0</text:p>
          </table:table-cell>
          <table:table-cell office:value-type="string">
            <text:p>A</text:p>
          </table:table-cell>
          <table:table-cell office:value-type="string">
            <text:p>ASL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62]&amp;[.B162]&amp;[.C162]&amp;[.D162]&amp;[.E162]&amp;[.F162]&amp;[.G162]&amp;[.H162]" office:value-type="string" office:string-value="00011010">
            <text:p>00011010</text:p>
          </table:table-cell>
          <table:table-cell table:formula="of:=[.H162]&amp;[.G162]&amp;[.F162]&amp;[.E162]&amp;[.D162]&amp;[.C162]&amp;[.B162]&amp;[.A162]" office:value-type="string" office:string-value="01011000">
            <text:p>01011000</text:p>
          </table:table-cell>
          <table:table-cell table:formula="of:=[.A162]&amp;[.B162]&amp;[.C162]" office:value-type="string" office:string-value="000">
            <text:p>000</text:p>
          </table:table-cell>
          <table:table-cell table:formula="of:=[.D162]&amp;[.E162]&amp;[.F162]" office:value-type="string" office:string-value="110">
            <text:p>110</text:p>
          </table:table-cell>
          <table:table-cell table:formula="of:=[.G162]&amp;[.H162]" office:value-type="string" office:string-value="10">
            <text:p>10</text:p>
          </table:table-cell>
          <table:table-cell table:formula="of:=[.A162]&amp;[.B162]&amp;[.C162]&amp;[.D162]" office:value-type="string" office:string-value="0001">
            <text:p>0001</text:p>
          </table:table-cell>
          <table:table-cell table:formula="of:=[.E162]&amp;[.F162]&amp;[.G162]&amp;[.H162]" office:value-type="string" office:string-value="1010">
            <text:p>1010</text:p>
          </table:table-cell>
          <table:table-cell office:value-type="string">
            <text:p>1</text:p>
          </table:table-cell>
          <table:table-cell office:value-type="string">
            <text:p>A</text:p>
          </table:table-cell>
          <table:table-cell table:number-columns-repeated="7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63]&amp;[.B163]&amp;[.C163]&amp;[.D163]&amp;[.E163]&amp;[.F163]&amp;[.G163]&amp;[.H163]" office:value-type="string" office:string-value="00101010">
            <text:p>00101010</text:p>
          </table:table-cell>
          <table:table-cell table:formula="of:=[.H163]&amp;[.G163]&amp;[.F163]&amp;[.E163]&amp;[.D163]&amp;[.C163]&amp;[.B163]&amp;[.A163]" office:value-type="string" office:string-value="01010100">
            <text:p>01010100</text:p>
          </table:table-cell>
          <table:table-cell table:formula="of:=[.A163]&amp;[.B163]&amp;[.C163]" office:value-type="string" office:string-value="001">
            <text:p>001</text:p>
          </table:table-cell>
          <table:table-cell table:formula="of:=[.D163]&amp;[.E163]&amp;[.F163]" office:value-type="string" office:string-value="010">
            <text:p>010</text:p>
          </table:table-cell>
          <table:table-cell table:formula="of:=[.G163]&amp;[.H163]" office:value-type="string" office:string-value="10">
            <text:p>10</text:p>
          </table:table-cell>
          <table:table-cell table:formula="of:=[.A163]&amp;[.B163]&amp;[.C163]&amp;[.D163]" office:value-type="string" office:string-value="0010">
            <text:p>0010</text:p>
          </table:table-cell>
          <table:table-cell table:formula="of:=[.E163]&amp;[.F163]&amp;[.G163]&amp;[.H163]" office:value-type="string" office:string-value="1010">
            <text:p>1010</text:p>
          </table:table-cell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ROL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64]&amp;[.B164]&amp;[.C164]&amp;[.D164]&amp;[.E164]&amp;[.F164]&amp;[.G164]&amp;[.H164]" office:value-type="string" office:string-value="00111010">
            <text:p>00111010</text:p>
          </table:table-cell>
          <table:table-cell table:formula="of:=[.H164]&amp;[.G164]&amp;[.F164]&amp;[.E164]&amp;[.D164]&amp;[.C164]&amp;[.B164]&amp;[.A164]" office:value-type="string" office:string-value="01011100">
            <text:p>01011100</text:p>
          </table:table-cell>
          <table:table-cell table:formula="of:=[.A164]&amp;[.B164]&amp;[.C164]" office:value-type="string" office:string-value="001">
            <text:p>001</text:p>
          </table:table-cell>
          <table:table-cell table:formula="of:=[.D164]&amp;[.E164]&amp;[.F164]" office:value-type="string" office:string-value="110">
            <text:p>110</text:p>
          </table:table-cell>
          <table:table-cell table:formula="of:=[.G164]&amp;[.H164]" office:value-type="string" office:string-value="10">
            <text:p>10</text:p>
          </table:table-cell>
          <table:table-cell table:formula="of:=[.A164]&amp;[.B164]&amp;[.C164]&amp;[.D164]" office:value-type="string" office:string-value="0011">
            <text:p>0011</text:p>
          </table:table-cell>
          <table:table-cell table:formula="of:=[.E164]&amp;[.F164]&amp;[.G164]&amp;[.H164]" office:value-type="string" office:string-value="1010">
            <text:p>1010</text:p>
          </table:table-cell>
          <table:table-cell office:value-type="string">
            <text:p>3</text:p>
          </table:table-cell>
          <table:table-cell office:value-type="string">
            <text:p>A</text:p>
          </table:table-cell>
          <table:table-cell table:number-columns-repeated="7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65]&amp;[.B165]&amp;[.C165]&amp;[.D165]&amp;[.E165]&amp;[.F165]&amp;[.G165]&amp;[.H165]" office:value-type="string" office:string-value="01001010">
            <text:p>01001010</text:p>
          </table:table-cell>
          <table:table-cell table:formula="of:=[.H165]&amp;[.G165]&amp;[.F165]&amp;[.E165]&amp;[.D165]&amp;[.C165]&amp;[.B165]&amp;[.A165]" office:value-type="string" office:string-value="01010010">
            <text:p>01010010</text:p>
          </table:table-cell>
          <table:table-cell table:formula="of:=[.A165]&amp;[.B165]&amp;[.C165]" office:value-type="string" office:string-value="010">
            <text:p>010</text:p>
          </table:table-cell>
          <table:table-cell table:formula="of:=[.D165]&amp;[.E165]&amp;[.F165]" office:value-type="string" office:string-value="010">
            <text:p>010</text:p>
          </table:table-cell>
          <table:table-cell table:formula="of:=[.G165]&amp;[.H165]" office:value-type="string" office:string-value="10">
            <text:p>10</text:p>
          </table:table-cell>
          <table:table-cell table:formula="of:=[.A165]&amp;[.B165]&amp;[.C165]&amp;[.D165]" office:value-type="string" office:string-value="0100">
            <text:p>0100</text:p>
          </table:table-cell>
          <table:table-cell table:formula="of:=[.E165]&amp;[.F165]&amp;[.G165]&amp;[.H165]" office:value-type="string" office:string-value="1010">
            <text:p>1010</text:p>
          </table:table-cell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LSR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66]&amp;[.B166]&amp;[.C166]&amp;[.D166]&amp;[.E166]&amp;[.F166]&amp;[.G166]&amp;[.H166]" office:value-type="string" office:string-value="01011010">
            <text:p>01011010</text:p>
          </table:table-cell>
          <table:table-cell table:formula="of:=[.H166]&amp;[.G166]&amp;[.F166]&amp;[.E166]&amp;[.D166]&amp;[.C166]&amp;[.B166]&amp;[.A166]" office:value-type="string" office:string-value="01011010">
            <text:p>01011010</text:p>
          </table:table-cell>
          <table:table-cell table:formula="of:=[.A166]&amp;[.B166]&amp;[.C166]" office:value-type="string" office:string-value="010">
            <text:p>010</text:p>
          </table:table-cell>
          <table:table-cell table:formula="of:=[.D166]&amp;[.E166]&amp;[.F166]" office:value-type="string" office:string-value="110">
            <text:p>110</text:p>
          </table:table-cell>
          <table:table-cell table:formula="of:=[.G166]&amp;[.H166]" office:value-type="string" office:string-value="10">
            <text:p>10</text:p>
          </table:table-cell>
          <table:table-cell table:formula="of:=[.A166]&amp;[.B166]&amp;[.C166]&amp;[.D166]" office:value-type="string" office:string-value="0101">
            <text:p>0101</text:p>
          </table:table-cell>
          <table:table-cell table:formula="of:=[.E166]&amp;[.F166]&amp;[.G166]&amp;[.H166]" office:value-type="string" office:string-value="1010">
            <text:p>1010</text:p>
          </table:table-cell>
          <table:table-cell office:value-type="string">
            <text:p>5</text:p>
          </table:table-cell>
          <table:table-cell office:value-type="string">
            <text:p>A</text:p>
          </table:table-cell>
          <table:table-cell table:number-columns-repeated="7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67]&amp;[.B167]&amp;[.C167]&amp;[.D167]&amp;[.E167]&amp;[.F167]&amp;[.G167]&amp;[.H167]" office:value-type="string" office:string-value="01101010">
            <text:p>01101010</text:p>
          </table:table-cell>
          <table:table-cell table:formula="of:=[.H167]&amp;[.G167]&amp;[.F167]&amp;[.E167]&amp;[.D167]&amp;[.C167]&amp;[.B167]&amp;[.A167]" office:value-type="string" office:string-value="01010110">
            <text:p>01010110</text:p>
          </table:table-cell>
          <table:table-cell table:formula="of:=[.A167]&amp;[.B167]&amp;[.C167]" office:value-type="string" office:string-value="011">
            <text:p>011</text:p>
          </table:table-cell>
          <table:table-cell table:formula="of:=[.D167]&amp;[.E167]&amp;[.F167]" office:value-type="string" office:string-value="010">
            <text:p>010</text:p>
          </table:table-cell>
          <table:table-cell table:formula="of:=[.G167]&amp;[.H167]" office:value-type="string" office:string-value="10">
            <text:p>10</text:p>
          </table:table-cell>
          <table:table-cell table:formula="of:=[.A167]&amp;[.B167]&amp;[.C167]&amp;[.D167]" office:value-type="string" office:string-value="0110">
            <text:p>0110</text:p>
          </table:table-cell>
          <table:table-cell table:formula="of:=[.E167]&amp;[.F167]&amp;[.G167]&amp;[.H167]" office:value-type="string" office:string-value="1010">
            <text:p>1010</text:p>
          </table:table-cell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ROR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68]&amp;[.B168]&amp;[.C168]&amp;[.D168]&amp;[.E168]&amp;[.F168]&amp;[.G168]&amp;[.H168]" office:value-type="string" office:string-value="01111010">
            <text:p>01111010</text:p>
          </table:table-cell>
          <table:table-cell table:formula="of:=[.H168]&amp;[.G168]&amp;[.F168]&amp;[.E168]&amp;[.D168]&amp;[.C168]&amp;[.B168]&amp;[.A168]" office:value-type="string" office:string-value="01011110">
            <text:p>01011110</text:p>
          </table:table-cell>
          <table:table-cell table:formula="of:=[.A168]&amp;[.B168]&amp;[.C168]" office:value-type="string" office:string-value="011">
            <text:p>011</text:p>
          </table:table-cell>
          <table:table-cell table:formula="of:=[.D168]&amp;[.E168]&amp;[.F168]" office:value-type="string" office:string-value="110">
            <text:p>110</text:p>
          </table:table-cell>
          <table:table-cell table:formula="of:=[.G168]&amp;[.H168]" office:value-type="string" office:string-value="10">
            <text:p>10</text:p>
          </table:table-cell>
          <table:table-cell table:formula="of:=[.A168]&amp;[.B168]&amp;[.C168]&amp;[.D168]" office:value-type="string" office:string-value="0111">
            <text:p>0111</text:p>
          </table:table-cell>
          <table:table-cell table:formula="of:=[.E168]&amp;[.F168]&amp;[.G168]&amp;[.H168]" office:value-type="string" office:string-value="1010">
            <text:p>1010</text:p>
          </table:table-cell>
          <table:table-cell office:value-type="string">
            <text:p>7</text:p>
          </table:table-cell>
          <table:table-cell office:value-type="string">
            <text:p>A</text:p>
          </table:table-cell>
          <table:table-cell table:number-columns-repeated="7"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69]&amp;[.B169]&amp;[.C169]&amp;[.D169]&amp;[.E169]&amp;[.F169]&amp;[.G169]&amp;[.H169]" office:value-type="string" office:string-value="10001010">
            <text:p>10001010</text:p>
          </table:table-cell>
          <table:table-cell table:formula="of:=[.H169]&amp;[.G169]&amp;[.F169]&amp;[.E169]&amp;[.D169]&amp;[.C169]&amp;[.B169]&amp;[.A169]" office:value-type="string" office:string-value="01010001">
            <text:p>01010001</text:p>
          </table:table-cell>
          <table:table-cell table:formula="of:=[.A169]&amp;[.B169]&amp;[.C169]" office:value-type="string" office:string-value="100">
            <text:p>100</text:p>
          </table:table-cell>
          <table:table-cell table:formula="of:=[.D169]&amp;[.E169]&amp;[.F169]" office:value-type="string" office:string-value="010">
            <text:p>010</text:p>
          </table:table-cell>
          <table:table-cell table:formula="of:=[.G169]&amp;[.H169]" office:value-type="string" office:string-value="10">
            <text:p>10</text:p>
          </table:table-cell>
          <table:table-cell table:formula="of:=[.A169]&amp;[.B169]&amp;[.C169]&amp;[.D169]" office:value-type="string" office:string-value="1000">
            <text:p>1000</text:p>
          </table:table-cell>
          <table:table-cell table:formula="of:=[.E169]&amp;[.F169]&amp;[.G169]&amp;[.H169]" office:value-type="string" office:string-value="1010">
            <text:p>1010</text:p>
          </table:table-cell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TXA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xxx101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70]&amp;[.B170]&amp;[.C170]&amp;[.D170]&amp;[.E170]&amp;[.F170]&amp;[.G170]&amp;[.H170]" office:value-type="string" office:string-value="10011010">
            <text:p>10011010</text:p>
          </table:table-cell>
          <table:table-cell table:formula="of:=[.H170]&amp;[.G170]&amp;[.F170]&amp;[.E170]&amp;[.D170]&amp;[.C170]&amp;[.B170]&amp;[.A170]" office:value-type="string" office:string-value="01011001">
            <text:p>01011001</text:p>
          </table:table-cell>
          <table:table-cell table:formula="of:=[.A170]&amp;[.B170]&amp;[.C170]" office:value-type="string" office:string-value="100">
            <text:p>100</text:p>
          </table:table-cell>
          <table:table-cell table:formula="of:=[.D170]&amp;[.E170]&amp;[.F170]" office:value-type="string" office:string-value="110">
            <text:p>110</text:p>
          </table:table-cell>
          <table:table-cell table:formula="of:=[.G170]&amp;[.H170]" office:value-type="string" office:string-value="10">
            <text:p>10</text:p>
          </table:table-cell>
          <table:table-cell table:formula="of:=[.A170]&amp;[.B170]&amp;[.C170]&amp;[.D170]" office:value-type="string" office:string-value="1001">
            <text:p>1001</text:p>
          </table:table-cell>
          <table:table-cell table:formula="of:=[.E170]&amp;[.F170]&amp;[.G170]&amp;[.H170]" office:value-type="string" office:string-value="1010">
            <text:p>1010</text:p>
          </table:table-cell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TXS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xxx101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71]&amp;[.B171]&amp;[.C171]&amp;[.D171]&amp;[.E171]&amp;[.F171]&amp;[.G171]&amp;[.H171]" office:value-type="string" office:string-value="10101010">
            <text:p>10101010</text:p>
          </table:table-cell>
          <table:table-cell table:formula="of:=[.H171]&amp;[.G171]&amp;[.F171]&amp;[.E171]&amp;[.D171]&amp;[.C171]&amp;[.B171]&amp;[.A171]" office:value-type="string" office:string-value="01010101">
            <text:p>01010101</text:p>
          </table:table-cell>
          <table:table-cell table:formula="of:=[.A171]&amp;[.B171]&amp;[.C171]" office:value-type="string" office:string-value="101">
            <text:p>101</text:p>
          </table:table-cell>
          <table:table-cell table:formula="of:=[.D171]&amp;[.E171]&amp;[.F171]" office:value-type="string" office:string-value="010">
            <text:p>010</text:p>
          </table:table-cell>
          <table:table-cell table:formula="of:=[.G171]&amp;[.H171]" office:value-type="string" office:string-value="10">
            <text:p>10</text:p>
          </table:table-cell>
          <table:table-cell table:formula="of:=[.A171]&amp;[.B171]&amp;[.C171]&amp;[.D171]" office:value-type="string" office:string-value="1010">
            <text:p>1010</text:p>
          </table:table-cell>
          <table:table-cell table:formula="of:=[.E171]&amp;[.F171]&amp;[.G171]&amp;[.H171]" office:value-type="string" office:string-value="1010">
            <text:p>1010</text:p>
          </table:table-cell>
          <table:table-cell table:number-columns-repeated="2" office:value-type="string">
            <text:p>A</text:p>
          </table:table-cell>
          <table:table-cell office:value-type="string">
            <text:p>TA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xxx101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72]&amp;[.B172]&amp;[.C172]&amp;[.D172]&amp;[.E172]&amp;[.F172]&amp;[.G172]&amp;[.H172]" office:value-type="string" office:string-value="10111010">
            <text:p>10111010</text:p>
          </table:table-cell>
          <table:table-cell table:formula="of:=[.H172]&amp;[.G172]&amp;[.F172]&amp;[.E172]&amp;[.D172]&amp;[.C172]&amp;[.B172]&amp;[.A172]" office:value-type="string" office:string-value="01011101">
            <text:p>01011101</text:p>
          </table:table-cell>
          <table:table-cell table:formula="of:=[.A172]&amp;[.B172]&amp;[.C172]" office:value-type="string" office:string-value="101">
            <text:p>101</text:p>
          </table:table-cell>
          <table:table-cell table:formula="of:=[.D172]&amp;[.E172]&amp;[.F172]" office:value-type="string" office:string-value="110">
            <text:p>110</text:p>
          </table:table-cell>
          <table:table-cell table:formula="of:=[.G172]&amp;[.H172]" office:value-type="string" office:string-value="10">
            <text:p>10</text:p>
          </table:table-cell>
          <table:table-cell table:formula="of:=[.A172]&amp;[.B172]&amp;[.C172]&amp;[.D172]" office:value-type="string" office:string-value="1011">
            <text:p>1011</text:p>
          </table:table-cell>
          <table:table-cell table:formula="of:=[.E172]&amp;[.F172]&amp;[.G172]&amp;[.H172]" office:value-type="string" office:string-value="1010">
            <text:p>1010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TS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xxx1010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73]&amp;[.B173]&amp;[.C173]&amp;[.D173]&amp;[.E173]&amp;[.F173]&amp;[.G173]&amp;[.H173]" office:value-type="string" office:string-value="11001010">
            <text:p>11001010</text:p>
          </table:table-cell>
          <table:table-cell table:formula="of:=[.H173]&amp;[.G173]&amp;[.F173]&amp;[.E173]&amp;[.D173]&amp;[.C173]&amp;[.B173]&amp;[.A173]" office:value-type="string" office:string-value="01010011">
            <text:p>01010011</text:p>
          </table:table-cell>
          <table:table-cell table:formula="of:=[.A173]&amp;[.B173]&amp;[.C173]" office:value-type="string" office:string-value="110">
            <text:p>110</text:p>
          </table:table-cell>
          <table:table-cell table:formula="of:=[.D173]&amp;[.E173]&amp;[.F173]" office:value-type="string" office:string-value="010">
            <text:p>010</text:p>
          </table:table-cell>
          <table:table-cell table:formula="of:=[.G173]&amp;[.H173]" office:value-type="string" office:string-value="10">
            <text:p>10</text:p>
          </table:table-cell>
          <table:table-cell table:formula="of:=[.A173]&amp;[.B173]&amp;[.C173]&amp;[.D173]" office:value-type="string" office:string-value="1100">
            <text:p>1100</text:p>
          </table:table-cell>
          <table:table-cell table:formula="of:=[.E173]&amp;[.F173]&amp;[.G173]&amp;[.H173]" office:value-type="string" office:string-value="1010">
            <text:p>1010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DE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xxx1010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74]&amp;[.B174]&amp;[.C174]&amp;[.D174]&amp;[.E174]&amp;[.F174]&amp;[.G174]&amp;[.H174]" office:value-type="string" office:string-value="11011010">
            <text:p>11011010</text:p>
          </table:table-cell>
          <table:table-cell table:formula="of:=[.H174]&amp;[.G174]&amp;[.F174]&amp;[.E174]&amp;[.D174]&amp;[.C174]&amp;[.B174]&amp;[.A174]" office:value-type="string" office:string-value="01011011">
            <text:p>01011011</text:p>
          </table:table-cell>
          <table:table-cell table:formula="of:=[.A174]&amp;[.B174]&amp;[.C174]" office:value-type="string" office:string-value="110">
            <text:p>110</text:p>
          </table:table-cell>
          <table:table-cell table:formula="of:=[.D174]&amp;[.E174]&amp;[.F174]" office:value-type="string" office:string-value="110">
            <text:p>110</text:p>
          </table:table-cell>
          <table:table-cell table:formula="of:=[.G174]&amp;[.H174]" office:value-type="string" office:string-value="10">
            <text:p>10</text:p>
          </table:table-cell>
          <table:table-cell table:formula="of:=[.A174]&amp;[.B174]&amp;[.C174]&amp;[.D174]" office:value-type="string" office:string-value="1101">
            <text:p>1101</text:p>
          </table:table-cell>
          <table:table-cell table:formula="of:=[.E174]&amp;[.F174]&amp;[.G174]&amp;[.H174]" office:value-type="string" office:string-value="1010">
            <text:p>1010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table:number-columns-repeated="5"/>
          <table:table-cell office:value-type="string">
            <text:p>1xxx1010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75]&amp;[.B175]&amp;[.C175]&amp;[.D175]&amp;[.E175]&amp;[.F175]&amp;[.G175]&amp;[.H175]" office:value-type="string" office:string-value="11101010">
            <text:p>11101010</text:p>
          </table:table-cell>
          <table:table-cell table:formula="of:=[.H175]&amp;[.G175]&amp;[.F175]&amp;[.E175]&amp;[.D175]&amp;[.C175]&amp;[.B175]&amp;[.A175]" office:value-type="string" office:string-value="01010111">
            <text:p>01010111</text:p>
          </table:table-cell>
          <table:table-cell table:formula="of:=[.A175]&amp;[.B175]&amp;[.C175]" office:value-type="string" office:string-value="111">
            <text:p>111</text:p>
          </table:table-cell>
          <table:table-cell table:formula="of:=[.D175]&amp;[.E175]&amp;[.F175]" office:value-type="string" office:string-value="010">
            <text:p>010</text:p>
          </table:table-cell>
          <table:table-cell table:formula="of:=[.G175]&amp;[.H175]" office:value-type="string" office:string-value="10">
            <text:p>10</text:p>
          </table:table-cell>
          <table:table-cell table:formula="of:=[.A175]&amp;[.B175]&amp;[.C175]&amp;[.D175]" office:value-type="string" office:string-value="1110">
            <text:p>1110</text:p>
          </table:table-cell>
          <table:table-cell table:formula="of:=[.E175]&amp;[.F175]&amp;[.G175]&amp;[.H175]" office:value-type="string" office:string-value="1010">
            <text:p>1010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string">
            <text:p>NOP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xxx1010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76]&amp;[.B176]&amp;[.C176]&amp;[.D176]&amp;[.E176]&amp;[.F176]&amp;[.G176]&amp;[.H176]" office:value-type="string" office:string-value="11111010">
            <text:p>11111010</text:p>
          </table:table-cell>
          <table:table-cell table:formula="of:=[.H176]&amp;[.G176]&amp;[.F176]&amp;[.E176]&amp;[.D176]&amp;[.C176]&amp;[.B176]&amp;[.A176]" office:value-type="string" office:string-value="01011111">
            <text:p>01011111</text:p>
          </table:table-cell>
          <table:table-cell table:formula="of:=[.A176]&amp;[.B176]&amp;[.C176]" office:value-type="string" office:string-value="111">
            <text:p>111</text:p>
          </table:table-cell>
          <table:table-cell table:formula="of:=[.D176]&amp;[.E176]&amp;[.F176]" office:value-type="string" office:string-value="110">
            <text:p>110</text:p>
          </table:table-cell>
          <table:table-cell table:formula="of:=[.G176]&amp;[.H176]" office:value-type="string" office:string-value="10">
            <text:p>10</text:p>
          </table:table-cell>
          <table:table-cell table:formula="of:=[.A176]&amp;[.B176]&amp;[.C176]&amp;[.D176]" office:value-type="string" office:string-value="1111">
            <text:p>1111</text:p>
          </table:table-cell>
          <table:table-cell table:formula="of:=[.E176]&amp;[.F176]&amp;[.G176]&amp;[.H176]" office:value-type="string" office:string-value="1010">
            <text:p>1010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table:number-columns-repeated="5"/>
          <table:table-cell office:value-type="string">
            <text:p>1xxx1010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77]&amp;[.B177]&amp;[.C177]&amp;[.D177]&amp;[.E177]&amp;[.F177]&amp;[.G177]&amp;[.H177]" office:value-type="string" office:string-value="00001011">
            <text:p>00001011</text:p>
          </table:table-cell>
          <table:table-cell table:formula="of:=[.H177]&amp;[.G177]&amp;[.F177]&amp;[.E177]&amp;[.D177]&amp;[.C177]&amp;[.B177]&amp;[.A177]" office:value-type="string" office:string-value="11010000">
            <text:p>11010000</text:p>
          </table:table-cell>
          <table:table-cell table:formula="of:=[.A177]&amp;[.B177]&amp;[.C177]" office:value-type="string" office:string-value="000">
            <text:p>000</text:p>
          </table:table-cell>
          <table:table-cell table:formula="of:=[.D177]&amp;[.E177]&amp;[.F177]" office:value-type="string" office:string-value="010">
            <text:p>010</text:p>
          </table:table-cell>
          <table:table-cell table:formula="of:=[.G177]&amp;[.H177]" office:value-type="string" office:string-value="11">
            <text:p>11</text:p>
          </table:table-cell>
          <table:table-cell table:formula="of:=[.A177]&amp;[.B177]&amp;[.C177]&amp;[.D177]" office:value-type="string" office:string-value="0000">
            <text:p>0000</text:p>
          </table:table-cell>
          <table:table-cell table:formula="of:=[.E177]&amp;[.F177]&amp;[.G177]&amp;[.H177]" office:value-type="string" office:string-value="1011">
            <text:p>1011</text:p>
          </table:table-cell>
          <table:table-cell office:value-type="string">
            <text:p>0</text:p>
          </table:table-cell>
          <table:table-cell office:value-type="string">
            <text:p>B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78]&amp;[.B178]&amp;[.C178]&amp;[.D178]&amp;[.E178]&amp;[.F178]&amp;[.G178]&amp;[.H178]" office:value-type="string" office:string-value="00011011">
            <text:p>00011011</text:p>
          </table:table-cell>
          <table:table-cell table:formula="of:=[.H178]&amp;[.G178]&amp;[.F178]&amp;[.E178]&amp;[.D178]&amp;[.C178]&amp;[.B178]&amp;[.A178]" office:value-type="string" office:string-value="11011000">
            <text:p>11011000</text:p>
          </table:table-cell>
          <table:table-cell table:formula="of:=[.A178]&amp;[.B178]&amp;[.C178]" office:value-type="string" office:string-value="000">
            <text:p>000</text:p>
          </table:table-cell>
          <table:table-cell table:formula="of:=[.D178]&amp;[.E178]&amp;[.F178]" office:value-type="string" office:string-value="110">
            <text:p>110</text:p>
          </table:table-cell>
          <table:table-cell table:formula="of:=[.G178]&amp;[.H178]" office:value-type="string" office:string-value="11">
            <text:p>11</text:p>
          </table:table-cell>
          <table:table-cell table:formula="of:=[.A178]&amp;[.B178]&amp;[.C178]&amp;[.D178]" office:value-type="string" office:string-value="0001">
            <text:p>0001</text:p>
          </table:table-cell>
          <table:table-cell table:formula="of:=[.E178]&amp;[.F178]&amp;[.G178]&amp;[.H178]" office:value-type="string" office:string-value="1011">
            <text:p>1011</text:p>
          </table:table-cell>
          <table:table-cell office:value-type="string">
            <text:p>1</text:p>
          </table:table-cell>
          <table:table-cell office:value-type="string">
            <text:p>B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79]&amp;[.B179]&amp;[.C179]&amp;[.D179]&amp;[.E179]&amp;[.F179]&amp;[.G179]&amp;[.H179]" office:value-type="string" office:string-value="00101011">
            <text:p>00101011</text:p>
          </table:table-cell>
          <table:table-cell table:formula="of:=[.H179]&amp;[.G179]&amp;[.F179]&amp;[.E179]&amp;[.D179]&amp;[.C179]&amp;[.B179]&amp;[.A179]" office:value-type="string" office:string-value="11010100">
            <text:p>11010100</text:p>
          </table:table-cell>
          <table:table-cell table:formula="of:=[.A179]&amp;[.B179]&amp;[.C179]" office:value-type="string" office:string-value="001">
            <text:p>001</text:p>
          </table:table-cell>
          <table:table-cell table:formula="of:=[.D179]&amp;[.E179]&amp;[.F179]" office:value-type="string" office:string-value="010">
            <text:p>010</text:p>
          </table:table-cell>
          <table:table-cell table:formula="of:=[.G179]&amp;[.H179]" office:value-type="string" office:string-value="11">
            <text:p>11</text:p>
          </table:table-cell>
          <table:table-cell table:formula="of:=[.A179]&amp;[.B179]&amp;[.C179]&amp;[.D179]" office:value-type="string" office:string-value="0010">
            <text:p>0010</text:p>
          </table:table-cell>
          <table:table-cell table:formula="of:=[.E179]&amp;[.F179]&amp;[.G179]&amp;[.H179]" office:value-type="string" office:string-value="1011">
            <text:p>1011</text:p>
          </table:table-cell>
          <table:table-cell office:value-type="string">
            <text:p>2</text:p>
          </table:table-cell>
          <table:table-cell office:value-type="string">
            <text:p>B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80]&amp;[.B180]&amp;[.C180]&amp;[.D180]&amp;[.E180]&amp;[.F180]&amp;[.G180]&amp;[.H180]" office:value-type="string" office:string-value="00111011">
            <text:p>00111011</text:p>
          </table:table-cell>
          <table:table-cell table:formula="of:=[.H180]&amp;[.G180]&amp;[.F180]&amp;[.E180]&amp;[.D180]&amp;[.C180]&amp;[.B180]&amp;[.A180]" office:value-type="string" office:string-value="11011100">
            <text:p>11011100</text:p>
          </table:table-cell>
          <table:table-cell table:formula="of:=[.A180]&amp;[.B180]&amp;[.C180]" office:value-type="string" office:string-value="001">
            <text:p>001</text:p>
          </table:table-cell>
          <table:table-cell table:formula="of:=[.D180]&amp;[.E180]&amp;[.F180]" office:value-type="string" office:string-value="110">
            <text:p>110</text:p>
          </table:table-cell>
          <table:table-cell table:formula="of:=[.G180]&amp;[.H180]" office:value-type="string" office:string-value="11">
            <text:p>11</text:p>
          </table:table-cell>
          <table:table-cell table:formula="of:=[.A180]&amp;[.B180]&amp;[.C180]&amp;[.D180]" office:value-type="string" office:string-value="0011">
            <text:p>0011</text:p>
          </table:table-cell>
          <table:table-cell table:formula="of:=[.E180]&amp;[.F180]&amp;[.G180]&amp;[.H180]" office:value-type="string" office:string-value="1011">
            <text:p>1011</text:p>
          </table:table-cell>
          <table:table-cell office:value-type="string">
            <text:p>3</text:p>
          </table:table-cell>
          <table:table-cell office:value-type="string">
            <text:p>B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81]&amp;[.B181]&amp;[.C181]&amp;[.D181]&amp;[.E181]&amp;[.F181]&amp;[.G181]&amp;[.H181]" office:value-type="string" office:string-value="01001011">
            <text:p>01001011</text:p>
          </table:table-cell>
          <table:table-cell table:formula="of:=[.H181]&amp;[.G181]&amp;[.F181]&amp;[.E181]&amp;[.D181]&amp;[.C181]&amp;[.B181]&amp;[.A181]" office:value-type="string" office:string-value="11010010">
            <text:p>11010010</text:p>
          </table:table-cell>
          <table:table-cell table:formula="of:=[.A181]&amp;[.B181]&amp;[.C181]" office:value-type="string" office:string-value="010">
            <text:p>010</text:p>
          </table:table-cell>
          <table:table-cell table:formula="of:=[.D181]&amp;[.E181]&amp;[.F181]" office:value-type="string" office:string-value="010">
            <text:p>010</text:p>
          </table:table-cell>
          <table:table-cell table:formula="of:=[.G181]&amp;[.H181]" office:value-type="string" office:string-value="11">
            <text:p>11</text:p>
          </table:table-cell>
          <table:table-cell table:formula="of:=[.A181]&amp;[.B181]&amp;[.C181]&amp;[.D181]" office:value-type="string" office:string-value="0100">
            <text:p>0100</text:p>
          </table:table-cell>
          <table:table-cell table:formula="of:=[.E181]&amp;[.F181]&amp;[.G181]&amp;[.H181]" office:value-type="string" office:string-value="1011">
            <text:p>1011</text:p>
          </table:table-cell>
          <table:table-cell office:value-type="string">
            <text:p>4</text:p>
          </table:table-cell>
          <table:table-cell office:value-type="string">
            <text:p>B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82]&amp;[.B182]&amp;[.C182]&amp;[.D182]&amp;[.E182]&amp;[.F182]&amp;[.G182]&amp;[.H182]" office:value-type="string" office:string-value="01011011">
            <text:p>01011011</text:p>
          </table:table-cell>
          <table:table-cell table:formula="of:=[.H182]&amp;[.G182]&amp;[.F182]&amp;[.E182]&amp;[.D182]&amp;[.C182]&amp;[.B182]&amp;[.A182]" office:value-type="string" office:string-value="11011010">
            <text:p>11011010</text:p>
          </table:table-cell>
          <table:table-cell table:formula="of:=[.A182]&amp;[.B182]&amp;[.C182]" office:value-type="string" office:string-value="010">
            <text:p>010</text:p>
          </table:table-cell>
          <table:table-cell table:formula="of:=[.D182]&amp;[.E182]&amp;[.F182]" office:value-type="string" office:string-value="110">
            <text:p>110</text:p>
          </table:table-cell>
          <table:table-cell table:formula="of:=[.G182]&amp;[.H182]" office:value-type="string" office:string-value="11">
            <text:p>11</text:p>
          </table:table-cell>
          <table:table-cell table:formula="of:=[.A182]&amp;[.B182]&amp;[.C182]&amp;[.D182]" office:value-type="string" office:string-value="0101">
            <text:p>0101</text:p>
          </table:table-cell>
          <table:table-cell table:formula="of:=[.E182]&amp;[.F182]&amp;[.G182]&amp;[.H182]" office:value-type="string" office:string-value="1011">
            <text:p>1011</text:p>
          </table:table-cell>
          <table:table-cell office:value-type="string">
            <text:p>5</text:p>
          </table:table-cell>
          <table:table-cell office:value-type="string">
            <text:p>B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83]&amp;[.B183]&amp;[.C183]&amp;[.D183]&amp;[.E183]&amp;[.F183]&amp;[.G183]&amp;[.H183]" office:value-type="string" office:string-value="01101011">
            <text:p>01101011</text:p>
          </table:table-cell>
          <table:table-cell table:formula="of:=[.H183]&amp;[.G183]&amp;[.F183]&amp;[.E183]&amp;[.D183]&amp;[.C183]&amp;[.B183]&amp;[.A183]" office:value-type="string" office:string-value="11010110">
            <text:p>11010110</text:p>
          </table:table-cell>
          <table:table-cell table:formula="of:=[.A183]&amp;[.B183]&amp;[.C183]" office:value-type="string" office:string-value="011">
            <text:p>011</text:p>
          </table:table-cell>
          <table:table-cell table:formula="of:=[.D183]&amp;[.E183]&amp;[.F183]" office:value-type="string" office:string-value="010">
            <text:p>010</text:p>
          </table:table-cell>
          <table:table-cell table:formula="of:=[.G183]&amp;[.H183]" office:value-type="string" office:string-value="11">
            <text:p>11</text:p>
          </table:table-cell>
          <table:table-cell table:formula="of:=[.A183]&amp;[.B183]&amp;[.C183]&amp;[.D183]" office:value-type="string" office:string-value="0110">
            <text:p>0110</text:p>
          </table:table-cell>
          <table:table-cell table:formula="of:=[.E183]&amp;[.F183]&amp;[.G183]&amp;[.H183]" office:value-type="string" office:string-value="1011">
            <text:p>1011</text:p>
          </table:table-cell>
          <table:table-cell office:value-type="string">
            <text:p>6</text:p>
          </table:table-cell>
          <table:table-cell office:value-type="string">
            <text:p>B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84]&amp;[.B184]&amp;[.C184]&amp;[.D184]&amp;[.E184]&amp;[.F184]&amp;[.G184]&amp;[.H184]" office:value-type="string" office:string-value="01111011">
            <text:p>01111011</text:p>
          </table:table-cell>
          <table:table-cell table:formula="of:=[.H184]&amp;[.G184]&amp;[.F184]&amp;[.E184]&amp;[.D184]&amp;[.C184]&amp;[.B184]&amp;[.A184]" office:value-type="string" office:string-value="11011110">
            <text:p>11011110</text:p>
          </table:table-cell>
          <table:table-cell table:formula="of:=[.A184]&amp;[.B184]&amp;[.C184]" office:value-type="string" office:string-value="011">
            <text:p>011</text:p>
          </table:table-cell>
          <table:table-cell table:formula="of:=[.D184]&amp;[.E184]&amp;[.F184]" office:value-type="string" office:string-value="110">
            <text:p>110</text:p>
          </table:table-cell>
          <table:table-cell table:formula="of:=[.G184]&amp;[.H184]" office:value-type="string" office:string-value="11">
            <text:p>11</text:p>
          </table:table-cell>
          <table:table-cell table:formula="of:=[.A184]&amp;[.B184]&amp;[.C184]&amp;[.D184]" office:value-type="string" office:string-value="0111">
            <text:p>0111</text:p>
          </table:table-cell>
          <table:table-cell table:formula="of:=[.E184]&amp;[.F184]&amp;[.G184]&amp;[.H184]" office:value-type="string" office:string-value="1011">
            <text:p>1011</text:p>
          </table:table-cell>
          <table:table-cell office:value-type="string">
            <text:p>7</text:p>
          </table:table-cell>
          <table:table-cell office:value-type="string">
            <text:p>B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85]&amp;[.B185]&amp;[.C185]&amp;[.D185]&amp;[.E185]&amp;[.F185]&amp;[.G185]&amp;[.H185]" office:value-type="string" office:string-value="10001011">
            <text:p>10001011</text:p>
          </table:table-cell>
          <table:table-cell table:formula="of:=[.H185]&amp;[.G185]&amp;[.F185]&amp;[.E185]&amp;[.D185]&amp;[.C185]&amp;[.B185]&amp;[.A185]" office:value-type="string" office:string-value="11010001">
            <text:p>11010001</text:p>
          </table:table-cell>
          <table:table-cell table:formula="of:=[.A185]&amp;[.B185]&amp;[.C185]" office:value-type="string" office:string-value="100">
            <text:p>100</text:p>
          </table:table-cell>
          <table:table-cell table:formula="of:=[.D185]&amp;[.E185]&amp;[.F185]" office:value-type="string" office:string-value="010">
            <text:p>010</text:p>
          </table:table-cell>
          <table:table-cell table:formula="of:=[.G185]&amp;[.H185]" office:value-type="string" office:string-value="11">
            <text:p>11</text:p>
          </table:table-cell>
          <table:table-cell table:formula="of:=[.A185]&amp;[.B185]&amp;[.C185]&amp;[.D185]" office:value-type="string" office:string-value="1000">
            <text:p>1000</text:p>
          </table:table-cell>
          <table:table-cell table:formula="of:=[.E185]&amp;[.F185]&amp;[.G185]&amp;[.H185]" office:value-type="string" office:string-value="1011">
            <text:p>1011</text:p>
          </table:table-cell>
          <table:table-cell office:value-type="string">
            <text:p>8</text:p>
          </table:table-cell>
          <table:table-cell office:value-type="string">
            <text:p>B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86]&amp;[.B186]&amp;[.C186]&amp;[.D186]&amp;[.E186]&amp;[.F186]&amp;[.G186]&amp;[.H186]" office:value-type="string" office:string-value="10011011">
            <text:p>10011011</text:p>
          </table:table-cell>
          <table:table-cell table:formula="of:=[.H186]&amp;[.G186]&amp;[.F186]&amp;[.E186]&amp;[.D186]&amp;[.C186]&amp;[.B186]&amp;[.A186]" office:value-type="string" office:string-value="11011001">
            <text:p>11011001</text:p>
          </table:table-cell>
          <table:table-cell table:formula="of:=[.A186]&amp;[.B186]&amp;[.C186]" office:value-type="string" office:string-value="100">
            <text:p>100</text:p>
          </table:table-cell>
          <table:table-cell table:formula="of:=[.D186]&amp;[.E186]&amp;[.F186]" office:value-type="string" office:string-value="110">
            <text:p>110</text:p>
          </table:table-cell>
          <table:table-cell table:formula="of:=[.G186]&amp;[.H186]" office:value-type="string" office:string-value="11">
            <text:p>11</text:p>
          </table:table-cell>
          <table:table-cell table:formula="of:=[.A186]&amp;[.B186]&amp;[.C186]&amp;[.D186]" office:value-type="string" office:string-value="1001">
            <text:p>1001</text:p>
          </table:table-cell>
          <table:table-cell table:formula="of:=[.E186]&amp;[.F186]&amp;[.G186]&amp;[.H186]" office:value-type="string" office:string-value="1011">
            <text:p>1011</text:p>
          </table:table-cell>
          <table:table-cell office:value-type="string">
            <text:p>9</text:p>
          </table:table-cell>
          <table:table-cell office:value-type="string">
            <text:p>B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87]&amp;[.B187]&amp;[.C187]&amp;[.D187]&amp;[.E187]&amp;[.F187]&amp;[.G187]&amp;[.H187]" office:value-type="string" office:string-value="10101011">
            <text:p>10101011</text:p>
          </table:table-cell>
          <table:table-cell table:formula="of:=[.H187]&amp;[.G187]&amp;[.F187]&amp;[.E187]&amp;[.D187]&amp;[.C187]&amp;[.B187]&amp;[.A187]" office:value-type="string" office:string-value="11010101">
            <text:p>11010101</text:p>
          </table:table-cell>
          <table:table-cell table:formula="of:=[.A187]&amp;[.B187]&amp;[.C187]" office:value-type="string" office:string-value="101">
            <text:p>101</text:p>
          </table:table-cell>
          <table:table-cell table:formula="of:=[.D187]&amp;[.E187]&amp;[.F187]" office:value-type="string" office:string-value="010">
            <text:p>010</text:p>
          </table:table-cell>
          <table:table-cell table:formula="of:=[.G187]&amp;[.H187]" office:value-type="string" office:string-value="11">
            <text:p>11</text:p>
          </table:table-cell>
          <table:table-cell table:formula="of:=[.A187]&amp;[.B187]&amp;[.C187]&amp;[.D187]" office:value-type="string" office:string-value="1010">
            <text:p>1010</text:p>
          </table:table-cell>
          <table:table-cell table:formula="of:=[.E187]&amp;[.F187]&amp;[.G187]&amp;[.H187]" office:value-type="string" office:string-value="1011">
            <text:p>1011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88]&amp;[.B188]&amp;[.C188]&amp;[.D188]&amp;[.E188]&amp;[.F188]&amp;[.G188]&amp;[.H188]" office:value-type="string" office:string-value="10111011">
            <text:p>10111011</text:p>
          </table:table-cell>
          <table:table-cell table:formula="of:=[.H188]&amp;[.G188]&amp;[.F188]&amp;[.E188]&amp;[.D188]&amp;[.C188]&amp;[.B188]&amp;[.A188]" office:value-type="string" office:string-value="11011101">
            <text:p>11011101</text:p>
          </table:table-cell>
          <table:table-cell table:formula="of:=[.A188]&amp;[.B188]&amp;[.C188]" office:value-type="string" office:string-value="101">
            <text:p>101</text:p>
          </table:table-cell>
          <table:table-cell table:formula="of:=[.D188]&amp;[.E188]&amp;[.F188]" office:value-type="string" office:string-value="110">
            <text:p>110</text:p>
          </table:table-cell>
          <table:table-cell table:formula="of:=[.G188]&amp;[.H188]" office:value-type="string" office:string-value="11">
            <text:p>11</text:p>
          </table:table-cell>
          <table:table-cell table:formula="of:=[.A188]&amp;[.B188]&amp;[.C188]&amp;[.D188]" office:value-type="string" office:string-value="1011">
            <text:p>1011</text:p>
          </table:table-cell>
          <table:table-cell table:formula="of:=[.E188]&amp;[.F188]&amp;[.G188]&amp;[.H188]" office:value-type="string" office:string-value="1011">
            <text:p>1011</text:p>
          </table:table-cell>
          <table:table-cell table:number-columns-repeated="2" office:value-type="string">
            <text:p>B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89]&amp;[.B189]&amp;[.C189]&amp;[.D189]&amp;[.E189]&amp;[.F189]&amp;[.G189]&amp;[.H189]" office:value-type="string" office:string-value="11001011">
            <text:p>11001011</text:p>
          </table:table-cell>
          <table:table-cell table:formula="of:=[.H189]&amp;[.G189]&amp;[.F189]&amp;[.E189]&amp;[.D189]&amp;[.C189]&amp;[.B189]&amp;[.A189]" office:value-type="string" office:string-value="11010011">
            <text:p>11010011</text:p>
          </table:table-cell>
          <table:table-cell table:formula="of:=[.A189]&amp;[.B189]&amp;[.C189]" office:value-type="string" office:string-value="110">
            <text:p>110</text:p>
          </table:table-cell>
          <table:table-cell table:formula="of:=[.D189]&amp;[.E189]&amp;[.F189]" office:value-type="string" office:string-value="010">
            <text:p>010</text:p>
          </table:table-cell>
          <table:table-cell table:formula="of:=[.G189]&amp;[.H189]" office:value-type="string" office:string-value="11">
            <text:p>11</text:p>
          </table:table-cell>
          <table:table-cell table:formula="of:=[.A189]&amp;[.B189]&amp;[.C189]&amp;[.D189]" office:value-type="string" office:string-value="1100">
            <text:p>1100</text:p>
          </table:table-cell>
          <table:table-cell table:formula="of:=[.E189]&amp;[.F189]&amp;[.G189]&amp;[.H189]" office:value-type="string" office:string-value="1011">
            <text:p>1011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90]&amp;[.B190]&amp;[.C190]&amp;[.D190]&amp;[.E190]&amp;[.F190]&amp;[.G190]&amp;[.H190]" office:value-type="string" office:string-value="11011011">
            <text:p>11011011</text:p>
          </table:table-cell>
          <table:table-cell table:formula="of:=[.H190]&amp;[.G190]&amp;[.F190]&amp;[.E190]&amp;[.D190]&amp;[.C190]&amp;[.B190]&amp;[.A190]" office:value-type="string" office:string-value="11011011">
            <text:p>11011011</text:p>
          </table:table-cell>
          <table:table-cell table:formula="of:=[.A190]&amp;[.B190]&amp;[.C190]" office:value-type="string" office:string-value="110">
            <text:p>110</text:p>
          </table:table-cell>
          <table:table-cell table:formula="of:=[.D190]&amp;[.E190]&amp;[.F190]" office:value-type="string" office:string-value="110">
            <text:p>110</text:p>
          </table:table-cell>
          <table:table-cell table:formula="of:=[.G190]&amp;[.H190]" office:value-type="string" office:string-value="11">
            <text:p>11</text:p>
          </table:table-cell>
          <table:table-cell table:formula="of:=[.A190]&amp;[.B190]&amp;[.C190]&amp;[.D190]" office:value-type="string" office:string-value="1101">
            <text:p>1101</text:p>
          </table:table-cell>
          <table:table-cell table:formula="of:=[.E190]&amp;[.F190]&amp;[.G190]&amp;[.H190]" office:value-type="string" office:string-value="1011">
            <text:p>1011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91]&amp;[.B191]&amp;[.C191]&amp;[.D191]&amp;[.E191]&amp;[.F191]&amp;[.G191]&amp;[.H191]" office:value-type="string" office:string-value="11101011">
            <text:p>11101011</text:p>
          </table:table-cell>
          <table:table-cell table:formula="of:=[.H191]&amp;[.G191]&amp;[.F191]&amp;[.E191]&amp;[.D191]&amp;[.C191]&amp;[.B191]&amp;[.A191]" office:value-type="string" office:string-value="11010111">
            <text:p>11010111</text:p>
          </table:table-cell>
          <table:table-cell table:formula="of:=[.A191]&amp;[.B191]&amp;[.C191]" office:value-type="string" office:string-value="111">
            <text:p>111</text:p>
          </table:table-cell>
          <table:table-cell table:formula="of:=[.D191]&amp;[.E191]&amp;[.F191]" office:value-type="string" office:string-value="010">
            <text:p>010</text:p>
          </table:table-cell>
          <table:table-cell table:formula="of:=[.G191]&amp;[.H191]" office:value-type="string" office:string-value="11">
            <text:p>11</text:p>
          </table:table-cell>
          <table:table-cell table:formula="of:=[.A191]&amp;[.B191]&amp;[.C191]&amp;[.D191]" office:value-type="string" office:string-value="1110">
            <text:p>1110</text:p>
          </table:table-cell>
          <table:table-cell table:formula="of:=[.E191]&amp;[.F191]&amp;[.G191]&amp;[.H191]" office:value-type="string" office:string-value="1011">
            <text:p>1011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92]&amp;[.B192]&amp;[.C192]&amp;[.D192]&amp;[.E192]&amp;[.F192]&amp;[.G192]&amp;[.H192]" office:value-type="string" office:string-value="11111011">
            <text:p>11111011</text:p>
          </table:table-cell>
          <table:table-cell table:formula="of:=[.H192]&amp;[.G192]&amp;[.F192]&amp;[.E192]&amp;[.D192]&amp;[.C192]&amp;[.B192]&amp;[.A192]" office:value-type="string" office:string-value="11011111">
            <text:p>11011111</text:p>
          </table:table-cell>
          <table:table-cell table:formula="of:=[.A192]&amp;[.B192]&amp;[.C192]" office:value-type="string" office:string-value="111">
            <text:p>111</text:p>
          </table:table-cell>
          <table:table-cell table:formula="of:=[.D192]&amp;[.E192]&amp;[.F192]" office:value-type="string" office:string-value="110">
            <text:p>110</text:p>
          </table:table-cell>
          <table:table-cell table:formula="of:=[.G192]&amp;[.H192]" office:value-type="string" office:string-value="11">
            <text:p>11</text:p>
          </table:table-cell>
          <table:table-cell table:formula="of:=[.A192]&amp;[.B192]&amp;[.C192]&amp;[.D192]" office:value-type="string" office:string-value="1111">
            <text:p>1111</text:p>
          </table:table-cell>
          <table:table-cell table:formula="of:=[.E192]&amp;[.F192]&amp;[.G192]&amp;[.H192]" office:value-type="string" office:string-value="1011">
            <text:p>1011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93]&amp;[.B193]&amp;[.C193]&amp;[.D193]&amp;[.E193]&amp;[.F193]&amp;[.G193]&amp;[.H193]" office:value-type="string" office:string-value="00001100">
            <text:p>00001100</text:p>
          </table:table-cell>
          <table:table-cell table:formula="of:=[.H193]&amp;[.G193]&amp;[.F193]&amp;[.E193]&amp;[.D193]&amp;[.C193]&amp;[.B193]&amp;[.A193]" office:value-type="string" office:string-value="00110000">
            <text:p>00110000</text:p>
          </table:table-cell>
          <table:table-cell table:formula="of:=[.A193]&amp;[.B193]&amp;[.C193]" office:value-type="string" office:string-value="000">
            <text:p>000</text:p>
          </table:table-cell>
          <table:table-cell table:formula="of:=[.D193]&amp;[.E193]&amp;[.F193]" office:value-type="string" office:string-value="011">
            <text:p>011</text:p>
          </table:table-cell>
          <table:table-cell table:formula="of:=[.G193]&amp;[.H193]" office:value-type="string" office:string-value="00">
            <text:p>00</text:p>
          </table:table-cell>
          <table:table-cell table:formula="of:=[.A193]&amp;[.B193]&amp;[.C193]&amp;[.D193]" office:value-type="string" office:string-value="0000">
            <text:p>0000</text:p>
          </table:table-cell>
          <table:table-cell table:formula="of:=[.E193]&amp;[.F193]&amp;[.G193]&amp;[.H193]" office:value-type="string" office:string-value="1100">
            <text:p>1100</text:p>
          </table:table-cell>
          <table:table-cell office:value-type="string">
            <text:p>0</text:p>
          </table:table-cell>
          <table:table-cell office:value-type="string">
            <text:p>C</text:p>
          </table:table-cell>
          <table:table-cell table:number-columns-repeated="5"/>
          <table:table-cell office:value-type="string">
            <text:p>0xx0xx00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94]&amp;[.B194]&amp;[.C194]&amp;[.D194]&amp;[.E194]&amp;[.F194]&amp;[.G194]&amp;[.H194]" office:value-type="string" office:string-value="00011100">
            <text:p>00011100</text:p>
          </table:table-cell>
          <table:table-cell table:formula="of:=[.H194]&amp;[.G194]&amp;[.F194]&amp;[.E194]&amp;[.D194]&amp;[.C194]&amp;[.B194]&amp;[.A194]" office:value-type="string" office:string-value="00111000">
            <text:p>00111000</text:p>
          </table:table-cell>
          <table:table-cell table:formula="of:=[.A194]&amp;[.B194]&amp;[.C194]" office:value-type="string" office:string-value="000">
            <text:p>000</text:p>
          </table:table-cell>
          <table:table-cell table:formula="of:=[.D194]&amp;[.E194]&amp;[.F194]" office:value-type="string" office:string-value="111">
            <text:p>111</text:p>
          </table:table-cell>
          <table:table-cell table:formula="of:=[.G194]&amp;[.H194]" office:value-type="string" office:string-value="00">
            <text:p>00</text:p>
          </table:table-cell>
          <table:table-cell table:formula="of:=[.A194]&amp;[.B194]&amp;[.C194]&amp;[.D194]" office:value-type="string" office:string-value="0001">
            <text:p>0001</text:p>
          </table:table-cell>
          <table:table-cell table:formula="of:=[.E194]&amp;[.F194]&amp;[.G194]&amp;[.H194]" office:value-type="string" office:string-value="1100">
            <text:p>1100</text:p>
          </table:table-cell>
          <table:table-cell office:value-type="string">
            <text:p>1</text:p>
          </table:table-cell>
          <table:table-cell office:value-type="string">
            <text:p>C</text:p>
          </table:table-cell>
          <table:table-cell table:number-columns-repeated="7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95]&amp;[.B195]&amp;[.C195]&amp;[.D195]&amp;[.E195]&amp;[.F195]&amp;[.G195]&amp;[.H195]" office:value-type="string" office:string-value="00101100">
            <text:p>00101100</text:p>
          </table:table-cell>
          <table:table-cell table:formula="of:=[.H195]&amp;[.G195]&amp;[.F195]&amp;[.E195]&amp;[.D195]&amp;[.C195]&amp;[.B195]&amp;[.A195]" office:value-type="string" office:string-value="00110100">
            <text:p>00110100</text:p>
          </table:table-cell>
          <table:table-cell table:formula="of:=[.A195]&amp;[.B195]&amp;[.C195]" office:value-type="string" office:string-value="001">
            <text:p>001</text:p>
          </table:table-cell>
          <table:table-cell table:formula="of:=[.D195]&amp;[.E195]&amp;[.F195]" office:value-type="string" office:string-value="011">
            <text:p>011</text:p>
          </table:table-cell>
          <table:table-cell table:formula="of:=[.G195]&amp;[.H195]" office:value-type="string" office:string-value="00">
            <text:p>00</text:p>
          </table:table-cell>
          <table:table-cell table:formula="of:=[.A195]&amp;[.B195]&amp;[.C195]&amp;[.D195]" office:value-type="string" office:string-value="0010">
            <text:p>0010</text:p>
          </table:table-cell>
          <table:table-cell table:formula="of:=[.E195]&amp;[.F195]&amp;[.G195]&amp;[.H195]" office:value-type="string" office:string-value="1100">
            <text:p>1100</text:p>
          </table:table-cell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BIT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string">
            <text:p>0xx0xx00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96]&amp;[.B196]&amp;[.C196]&amp;[.D196]&amp;[.E196]&amp;[.F196]&amp;[.G196]&amp;[.H196]" office:value-type="string" office:string-value="00111100">
            <text:p>00111100</text:p>
          </table:table-cell>
          <table:table-cell table:formula="of:=[.H196]&amp;[.G196]&amp;[.F196]&amp;[.E196]&amp;[.D196]&amp;[.C196]&amp;[.B196]&amp;[.A196]" office:value-type="string" office:string-value="00111100">
            <text:p>00111100</text:p>
          </table:table-cell>
          <table:table-cell table:formula="of:=[.A196]&amp;[.B196]&amp;[.C196]" office:value-type="string" office:string-value="001">
            <text:p>001</text:p>
          </table:table-cell>
          <table:table-cell table:formula="of:=[.D196]&amp;[.E196]&amp;[.F196]" office:value-type="string" office:string-value="111">
            <text:p>111</text:p>
          </table:table-cell>
          <table:table-cell table:formula="of:=[.G196]&amp;[.H196]" office:value-type="string" office:string-value="00">
            <text:p>00</text:p>
          </table:table-cell>
          <table:table-cell table:formula="of:=[.A196]&amp;[.B196]&amp;[.C196]&amp;[.D196]" office:value-type="string" office:string-value="0011">
            <text:p>0011</text:p>
          </table:table-cell>
          <table:table-cell table:formula="of:=[.E196]&amp;[.F196]&amp;[.G196]&amp;[.H196]" office:value-type="string" office:string-value="1100">
            <text:p>1100</text:p>
          </table:table-cell>
          <table:table-cell office:value-type="string">
            <text:p>3</text:p>
          </table:table-cell>
          <table:table-cell office:value-type="string">
            <text:p>C</text:p>
          </table:table-cell>
          <table:table-cell table:number-columns-repeated="7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97]&amp;[.B197]&amp;[.C197]&amp;[.D197]&amp;[.E197]&amp;[.F197]&amp;[.G197]&amp;[.H197]" office:value-type="string" office:string-value="01001100">
            <text:p>01001100</text:p>
          </table:table-cell>
          <table:table-cell table:formula="of:=[.H197]&amp;[.G197]&amp;[.F197]&amp;[.E197]&amp;[.D197]&amp;[.C197]&amp;[.B197]&amp;[.A197]" office:value-type="string" office:string-value="00110010">
            <text:p>00110010</text:p>
          </table:table-cell>
          <table:table-cell table:formula="of:=[.A197]&amp;[.B197]&amp;[.C197]" office:value-type="string" office:string-value="010">
            <text:p>010</text:p>
          </table:table-cell>
          <table:table-cell table:formula="of:=[.D197]&amp;[.E197]&amp;[.F197]" office:value-type="string" office:string-value="011">
            <text:p>011</text:p>
          </table:table-cell>
          <table:table-cell table:formula="of:=[.G197]&amp;[.H197]" office:value-type="string" office:string-value="00">
            <text:p>00</text:p>
          </table:table-cell>
          <table:table-cell table:formula="of:=[.A197]&amp;[.B197]&amp;[.C197]&amp;[.D197]" office:value-type="string" office:string-value="0100">
            <text:p>0100</text:p>
          </table:table-cell>
          <table:table-cell table:formula="of:=[.E197]&amp;[.F197]&amp;[.G197]&amp;[.H197]" office:value-type="string" office:string-value="1100">
            <text:p>1100</text:p>
          </table:table-cell>
          <table:table-cell office:value-type="string">
            <text:p>4</text:p>
          </table:table-cell>
          <table:table-cell office:value-type="string">
            <text:p>C</text:p>
          </table:table-cell>
          <table:table-cell office:value-type="string">
            <text:p>JMP</text:p>
          </table:table-cell>
          <table:table-cell office:value-type="string">
            <text:p>a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string">
            <text:p>0xx0xx0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98]&amp;[.B198]&amp;[.C198]&amp;[.D198]&amp;[.E198]&amp;[.F198]&amp;[.G198]&amp;[.H198]" office:value-type="string" office:string-value="01011100">
            <text:p>01011100</text:p>
          </table:table-cell>
          <table:table-cell table:formula="of:=[.H198]&amp;[.G198]&amp;[.F198]&amp;[.E198]&amp;[.D198]&amp;[.C198]&amp;[.B198]&amp;[.A198]" office:value-type="string" office:string-value="00111010">
            <text:p>00111010</text:p>
          </table:table-cell>
          <table:table-cell table:formula="of:=[.A198]&amp;[.B198]&amp;[.C198]" office:value-type="string" office:string-value="010">
            <text:p>010</text:p>
          </table:table-cell>
          <table:table-cell table:formula="of:=[.D198]&amp;[.E198]&amp;[.F198]" office:value-type="string" office:string-value="111">
            <text:p>111</text:p>
          </table:table-cell>
          <table:table-cell table:formula="of:=[.G198]&amp;[.H198]" office:value-type="string" office:string-value="00">
            <text:p>00</text:p>
          </table:table-cell>
          <table:table-cell table:formula="of:=[.A198]&amp;[.B198]&amp;[.C198]&amp;[.D198]" office:value-type="string" office:string-value="0101">
            <text:p>0101</text:p>
          </table:table-cell>
          <table:table-cell table:formula="of:=[.E198]&amp;[.F198]&amp;[.G198]&amp;[.H198]" office:value-type="string" office:string-value="1100">
            <text:p>1100</text:p>
          </table:table-cell>
          <table:table-cell office:value-type="string">
            <text:p>5</text:p>
          </table:table-cell>
          <table:table-cell office:value-type="string">
            <text:p>C</text:p>
          </table:table-cell>
          <table:table-cell table:number-columns-repeated="7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99]&amp;[.B199]&amp;[.C199]&amp;[.D199]&amp;[.E199]&amp;[.F199]&amp;[.G199]&amp;[.H199]" office:value-type="string" office:string-value="01101100">
            <text:p>01101100</text:p>
          </table:table-cell>
          <table:table-cell table:formula="of:=[.H199]&amp;[.G199]&amp;[.F199]&amp;[.E199]&amp;[.D199]&amp;[.C199]&amp;[.B199]&amp;[.A199]" office:value-type="string" office:string-value="00110110">
            <text:p>00110110</text:p>
          </table:table-cell>
          <table:table-cell table:formula="of:=[.A199]&amp;[.B199]&amp;[.C199]" office:value-type="string" office:string-value="011">
            <text:p>011</text:p>
          </table:table-cell>
          <table:table-cell table:formula="of:=[.D199]&amp;[.E199]&amp;[.F199]" office:value-type="string" office:string-value="011">
            <text:p>011</text:p>
          </table:table-cell>
          <table:table-cell table:formula="of:=[.G199]&amp;[.H199]" office:value-type="string" office:string-value="00">
            <text:p>00</text:p>
          </table:table-cell>
          <table:table-cell table:formula="of:=[.A199]&amp;[.B199]&amp;[.C199]&amp;[.D199]" office:value-type="string" office:string-value="0110">
            <text:p>0110</text:p>
          </table:table-cell>
          <table:table-cell table:formula="of:=[.E199]&amp;[.F199]&amp;[.G199]&amp;[.H199]" office:value-type="string" office:string-value="1100">
            <text:p>1100</text:p>
          </table:table-cell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JMP</text:p>
          </table:table-cell>
          <table:table-cell office:value-type="string">
            <text:p>ind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string">
            <text:p>0xx0xx0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00]&amp;[.B200]&amp;[.C200]&amp;[.D200]&amp;[.E200]&amp;[.F200]&amp;[.G200]&amp;[.H200]" office:value-type="string" office:string-value="01111100">
            <text:p>01111100</text:p>
          </table:table-cell>
          <table:table-cell table:formula="of:=[.H200]&amp;[.G200]&amp;[.F200]&amp;[.E200]&amp;[.D200]&amp;[.C200]&amp;[.B200]&amp;[.A200]" office:value-type="string" office:string-value="00111110">
            <text:p>00111110</text:p>
          </table:table-cell>
          <table:table-cell table:formula="of:=[.A200]&amp;[.B200]&amp;[.C200]" office:value-type="string" office:string-value="011">
            <text:p>011</text:p>
          </table:table-cell>
          <table:table-cell table:formula="of:=[.D200]&amp;[.E200]&amp;[.F200]" office:value-type="string" office:string-value="111">
            <text:p>111</text:p>
          </table:table-cell>
          <table:table-cell table:formula="of:=[.G200]&amp;[.H200]" office:value-type="string" office:string-value="00">
            <text:p>00</text:p>
          </table:table-cell>
          <table:table-cell table:formula="of:=[.A200]&amp;[.B200]&amp;[.C200]&amp;[.D200]" office:value-type="string" office:string-value="0111">
            <text:p>0111</text:p>
          </table:table-cell>
          <table:table-cell table:formula="of:=[.E200]&amp;[.F200]&amp;[.G200]&amp;[.H200]" office:value-type="string" office:string-value="1100">
            <text:p>1100</text:p>
          </table:table-cell>
          <table:table-cell office:value-type="string">
            <text:p>7</text:p>
          </table:table-cell>
          <table:table-cell office:value-type="string">
            <text:p>C</text:p>
          </table:table-cell>
          <table:table-cell table:number-columns-repeated="7"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01]&amp;[.B201]&amp;[.C201]&amp;[.D201]&amp;[.E201]&amp;[.F201]&amp;[.G201]&amp;[.H201]" office:value-type="string" office:string-value="10001100">
            <text:p>10001100</text:p>
          </table:table-cell>
          <table:table-cell table:formula="of:=[.H201]&amp;[.G201]&amp;[.F201]&amp;[.E201]&amp;[.D201]&amp;[.C201]&amp;[.B201]&amp;[.A201]" office:value-type="string" office:string-value="00110001">
            <text:p>00110001</text:p>
          </table:table-cell>
          <table:table-cell table:formula="of:=[.A201]&amp;[.B201]&amp;[.C201]" office:value-type="string" office:string-value="100">
            <text:p>100</text:p>
          </table:table-cell>
          <table:table-cell table:formula="of:=[.D201]&amp;[.E201]&amp;[.F201]" office:value-type="string" office:string-value="011">
            <text:p>011</text:p>
          </table:table-cell>
          <table:table-cell table:formula="of:=[.G201]&amp;[.H201]" office:value-type="string" office:string-value="00">
            <text:p>00</text:p>
          </table:table-cell>
          <table:table-cell table:formula="of:=[.A201]&amp;[.B201]&amp;[.C201]&amp;[.D201]" office:value-type="string" office:string-value="1000">
            <text:p>1000</text:p>
          </table:table-cell>
          <table:table-cell table:formula="of:=[.E201]&amp;[.F201]&amp;[.G201]&amp;[.H201]" office:value-type="string" office:string-value="1100">
            <text:p>1100</text:p>
          </table:table-cell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STY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02]&amp;[.B202]&amp;[.C202]&amp;[.D202]&amp;[.E202]&amp;[.F202]&amp;[.G202]&amp;[.H202]" office:value-type="string" office:string-value="10011100">
            <text:p>10011100</text:p>
          </table:table-cell>
          <table:table-cell table:formula="of:=[.H202]&amp;[.G202]&amp;[.F202]&amp;[.E202]&amp;[.D202]&amp;[.C202]&amp;[.B202]&amp;[.A202]" office:value-type="string" office:string-value="00111001">
            <text:p>00111001</text:p>
          </table:table-cell>
          <table:table-cell table:formula="of:=[.A202]&amp;[.B202]&amp;[.C202]" office:value-type="string" office:string-value="100">
            <text:p>100</text:p>
          </table:table-cell>
          <table:table-cell table:formula="of:=[.D202]&amp;[.E202]&amp;[.F202]" office:value-type="string" office:string-value="111">
            <text:p>111</text:p>
          </table:table-cell>
          <table:table-cell table:formula="of:=[.G202]&amp;[.H202]" office:value-type="string" office:string-value="00">
            <text:p>00</text:p>
          </table:table-cell>
          <table:table-cell table:formula="of:=[.A202]&amp;[.B202]&amp;[.C202]&amp;[.D202]" office:value-type="string" office:string-value="1001">
            <text:p>1001</text:p>
          </table:table-cell>
          <table:table-cell table:formula="of:=[.E202]&amp;[.F202]&amp;[.G202]&amp;[.H202]" office:value-type="string" office:string-value="1100">
            <text:p>1100</text:p>
          </table:table-cell>
          <table:table-cell office:value-type="string">
            <text:p>9</text:p>
          </table:table-cell>
          <table:table-cell office:value-type="string">
            <text:p>C</text:p>
          </table:table-cell>
          <table:table-cell table:number-columns-repeated="7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03]&amp;[.B203]&amp;[.C203]&amp;[.D203]&amp;[.E203]&amp;[.F203]&amp;[.G203]&amp;[.H203]" office:value-type="string" office:string-value="10101100">
            <text:p>10101100</text:p>
          </table:table-cell>
          <table:table-cell table:formula="of:=[.H203]&amp;[.G203]&amp;[.F203]&amp;[.E203]&amp;[.D203]&amp;[.C203]&amp;[.B203]&amp;[.A203]" office:value-type="string" office:string-value="00110101">
            <text:p>00110101</text:p>
          </table:table-cell>
          <table:table-cell table:formula="of:=[.A203]&amp;[.B203]&amp;[.C203]" office:value-type="string" office:string-value="101">
            <text:p>101</text:p>
          </table:table-cell>
          <table:table-cell table:formula="of:=[.D203]&amp;[.E203]&amp;[.F203]" office:value-type="string" office:string-value="011">
            <text:p>011</text:p>
          </table:table-cell>
          <table:table-cell table:formula="of:=[.G203]&amp;[.H203]" office:value-type="string" office:string-value="00">
            <text:p>00</text:p>
          </table:table-cell>
          <table:table-cell table:formula="of:=[.A203]&amp;[.B203]&amp;[.C203]&amp;[.D203]" office:value-type="string" office:string-value="1010">
            <text:p>1010</text:p>
          </table:table-cell>
          <table:table-cell table:formula="of:=[.E203]&amp;[.F203]&amp;[.G203]&amp;[.H203]" office:value-type="string" office:string-value="1100">
            <text:p>1100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LDY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04]&amp;[.B204]&amp;[.C204]&amp;[.D204]&amp;[.E204]&amp;[.F204]&amp;[.G204]&amp;[.H204]" office:value-type="string" office:string-value="10111100">
            <text:p>10111100</text:p>
          </table:table-cell>
          <table:table-cell table:formula="of:=[.H204]&amp;[.G204]&amp;[.F204]&amp;[.E204]&amp;[.D204]&amp;[.C204]&amp;[.B204]&amp;[.A204]" office:value-type="string" office:string-value="00111101">
            <text:p>00111101</text:p>
          </table:table-cell>
          <table:table-cell table:formula="of:=[.A204]&amp;[.B204]&amp;[.C204]" office:value-type="string" office:string-value="101">
            <text:p>101</text:p>
          </table:table-cell>
          <table:table-cell table:formula="of:=[.D204]&amp;[.E204]&amp;[.F204]" office:value-type="string" office:string-value="111">
            <text:p>111</text:p>
          </table:table-cell>
          <table:table-cell table:formula="of:=[.G204]&amp;[.H204]" office:value-type="string" office:string-value="00">
            <text:p>00</text:p>
          </table:table-cell>
          <table:table-cell table:formula="of:=[.A204]&amp;[.B204]&amp;[.C204]&amp;[.D204]" office:value-type="string" office:string-value="1011">
            <text:p>1011</text:p>
          </table:table-cell>
          <table:table-cell table:formula="of:=[.E204]&amp;[.F204]&amp;[.G204]&amp;[.H204]" office:value-type="string" office:string-value="1100">
            <text:p>1100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LDY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05]&amp;[.B205]&amp;[.C205]&amp;[.D205]&amp;[.E205]&amp;[.F205]&amp;[.G205]&amp;[.H205]" office:value-type="string" office:string-value="11001100">
            <text:p>11001100</text:p>
          </table:table-cell>
          <table:table-cell table:formula="of:=[.H205]&amp;[.G205]&amp;[.F205]&amp;[.E205]&amp;[.D205]&amp;[.C205]&amp;[.B205]&amp;[.A205]" office:value-type="string" office:string-value="00110011">
            <text:p>00110011</text:p>
          </table:table-cell>
          <table:table-cell table:formula="of:=[.A205]&amp;[.B205]&amp;[.C205]" office:value-type="string" office:string-value="110">
            <text:p>110</text:p>
          </table:table-cell>
          <table:table-cell table:formula="of:=[.D205]&amp;[.E205]&amp;[.F205]" office:value-type="string" office:string-value="011">
            <text:p>011</text:p>
          </table:table-cell>
          <table:table-cell table:formula="of:=[.G205]&amp;[.H205]" office:value-type="string" office:string-value="00">
            <text:p>00</text:p>
          </table:table-cell>
          <table:table-cell table:formula="of:=[.A205]&amp;[.B205]&amp;[.C205]&amp;[.D205]" office:value-type="string" office:string-value="1100">
            <text:p>1100</text:p>
          </table:table-cell>
          <table:table-cell table:formula="of:=[.E205]&amp;[.F205]&amp;[.G205]&amp;[.H205]" office:value-type="string" office:string-value="1100">
            <text:p>1100</text:p>
          </table:table-cell>
          <table:table-cell table:number-columns-repeated="2" office:value-type="string">
            <text:p>C</text:p>
          </table:table-cell>
          <table:table-cell office:value-type="string">
            <text:p>CPY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06]&amp;[.B206]&amp;[.C206]&amp;[.D206]&amp;[.E206]&amp;[.F206]&amp;[.G206]&amp;[.H206]" office:value-type="string" office:string-value="11011100">
            <text:p>11011100</text:p>
          </table:table-cell>
          <table:table-cell table:formula="of:=[.H206]&amp;[.G206]&amp;[.F206]&amp;[.E206]&amp;[.D206]&amp;[.C206]&amp;[.B206]&amp;[.A206]" office:value-type="string" office:string-value="00111011">
            <text:p>00111011</text:p>
          </table:table-cell>
          <table:table-cell table:formula="of:=[.A206]&amp;[.B206]&amp;[.C206]" office:value-type="string" office:string-value="110">
            <text:p>110</text:p>
          </table:table-cell>
          <table:table-cell table:formula="of:=[.D206]&amp;[.E206]&amp;[.F206]" office:value-type="string" office:string-value="111">
            <text:p>111</text:p>
          </table:table-cell>
          <table:table-cell table:formula="of:=[.G206]&amp;[.H206]" office:value-type="string" office:string-value="00">
            <text:p>00</text:p>
          </table:table-cell>
          <table:table-cell table:formula="of:=[.A206]&amp;[.B206]&amp;[.C206]&amp;[.D206]" office:value-type="string" office:string-value="1101">
            <text:p>1101</text:p>
          </table:table-cell>
          <table:table-cell table:formula="of:=[.E206]&amp;[.F206]&amp;[.G206]&amp;[.H206]" office:value-type="string" office:string-value="1100">
            <text:p>1100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table:number-columns-repeated="7"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07]&amp;[.B207]&amp;[.C207]&amp;[.D207]&amp;[.E207]&amp;[.F207]&amp;[.G207]&amp;[.H207]" office:value-type="string" office:string-value="11101100">
            <text:p>11101100</text:p>
          </table:table-cell>
          <table:table-cell table:formula="of:=[.H207]&amp;[.G207]&amp;[.F207]&amp;[.E207]&amp;[.D207]&amp;[.C207]&amp;[.B207]&amp;[.A207]" office:value-type="string" office:string-value="00110111">
            <text:p>00110111</text:p>
          </table:table-cell>
          <table:table-cell table:formula="of:=[.A207]&amp;[.B207]&amp;[.C207]" office:value-type="string" office:string-value="111">
            <text:p>111</text:p>
          </table:table-cell>
          <table:table-cell table:formula="of:=[.D207]&amp;[.E207]&amp;[.F207]" office:value-type="string" office:string-value="011">
            <text:p>011</text:p>
          </table:table-cell>
          <table:table-cell table:formula="of:=[.G207]&amp;[.H207]" office:value-type="string" office:string-value="00">
            <text:p>00</text:p>
          </table:table-cell>
          <table:table-cell table:formula="of:=[.A207]&amp;[.B207]&amp;[.C207]&amp;[.D207]" office:value-type="string" office:string-value="1110">
            <text:p>1110</text:p>
          </table:table-cell>
          <table:table-cell table:formula="of:=[.E207]&amp;[.F207]&amp;[.G207]&amp;[.H207]" office:value-type="string" office:string-value="1100">
            <text:p>1100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CPX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number-columns-repeated="6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08]&amp;[.B208]&amp;[.C208]&amp;[.D208]&amp;[.E208]&amp;[.F208]&amp;[.G208]&amp;[.H208]" office:value-type="string" office:string-value="11111100">
            <text:p>11111100</text:p>
          </table:table-cell>
          <table:table-cell table:formula="of:=[.H208]&amp;[.G208]&amp;[.F208]&amp;[.E208]&amp;[.D208]&amp;[.C208]&amp;[.B208]&amp;[.A208]" office:value-type="string" office:string-value="00111111">
            <text:p>00111111</text:p>
          </table:table-cell>
          <table:table-cell table:formula="of:=[.A208]&amp;[.B208]&amp;[.C208]" office:value-type="string" office:string-value="111">
            <text:p>111</text:p>
          </table:table-cell>
          <table:table-cell table:formula="of:=[.D208]&amp;[.E208]&amp;[.F208]" office:value-type="string" office:string-value="111">
            <text:p>111</text:p>
          </table:table-cell>
          <table:table-cell table:formula="of:=[.G208]&amp;[.H208]" office:value-type="string" office:string-value="00">
            <text:p>00</text:p>
          </table:table-cell>
          <table:table-cell table:formula="of:=[.A208]&amp;[.B208]&amp;[.C208]&amp;[.D208]" office:value-type="string" office:string-value="1111">
            <text:p>1111</text:p>
          </table:table-cell>
          <table:table-cell table:formula="of:=[.E208]&amp;[.F208]&amp;[.G208]&amp;[.H208]" office:value-type="string" office:string-value="1100">
            <text:p>1100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table:number-columns-repeated="7"/>
        </table:table-row>
        <table:table-row table:style-name="ro2"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209]&amp;[.B209]&amp;[.C209]&amp;[.D209]&amp;[.E209]&amp;[.F209]&amp;[.G209]&amp;[.H209]" office:value-type="string" office:string-value="00001101">
            <text:p>00001101</text:p>
          </table:table-cell>
          <table:table-cell table:formula="of:=[.H209]&amp;[.G209]&amp;[.F209]&amp;[.E209]&amp;[.D209]&amp;[.C209]&amp;[.B209]&amp;[.A209]" office:value-type="string" office:string-value="10110000">
            <text:p>10110000</text:p>
          </table:table-cell>
          <table:table-cell table:formula="of:=[.A209]&amp;[.B209]&amp;[.C209]" office:value-type="string" office:string-value="000">
            <text:p>000</text:p>
          </table:table-cell>
          <table:table-cell table:formula="of:=[.D209]&amp;[.E209]&amp;[.F209]" office:value-type="string" office:string-value="011">
            <text:p>011</text:p>
          </table:table-cell>
          <table:table-cell table:formula="of:=[.G209]&amp;[.H209]" office:value-type="string" office:string-value="01">
            <text:p>01</text:p>
          </table:table-cell>
          <table:table-cell table:formula="of:=[.A209]&amp;[.B209]&amp;[.C209]&amp;[.D209]" office:value-type="string" office:string-value="0000">
            <text:p>0000</text:p>
          </table:table-cell>
          <table:table-cell table:formula="of:=[.E209]&amp;[.F209]&amp;[.G209]&amp;[.H209]" office:value-type="string" office:string-value="1101">
            <text:p>1101</text:p>
          </table:table-cell>
          <table:table-cell office:value-type="string">
            <text:p>0</text:p>
          </table:table-cell>
          <table:table-cell office:value-type="string">
            <text:p>D</text:p>
          </table:table-cell>
          <table:table-cell office:value-type="string">
            <text:p>ORA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210]&amp;[.B210]&amp;[.C210]&amp;[.D210]&amp;[.E210]&amp;[.F210]&amp;[.G210]&amp;[.H210]" office:value-type="string" office:string-value="00011101">
            <text:p>00011101</text:p>
          </table:table-cell>
          <table:table-cell table:formula="of:=[.H210]&amp;[.G210]&amp;[.F210]&amp;[.E210]&amp;[.D210]&amp;[.C210]&amp;[.B210]&amp;[.A210]" office:value-type="string" office:string-value="10111000">
            <text:p>10111000</text:p>
          </table:table-cell>
          <table:table-cell table:formula="of:=[.A210]&amp;[.B210]&amp;[.C210]" office:value-type="string" office:string-value="000">
            <text:p>000</text:p>
          </table:table-cell>
          <table:table-cell table:formula="of:=[.D210]&amp;[.E210]&amp;[.F210]" office:value-type="string" office:string-value="111">
            <text:p>111</text:p>
          </table:table-cell>
          <table:table-cell table:formula="of:=[.G210]&amp;[.H210]" office:value-type="string" office:string-value="01">
            <text:p>01</text:p>
          </table:table-cell>
          <table:table-cell table:formula="of:=[.A210]&amp;[.B210]&amp;[.C210]&amp;[.D210]" office:value-type="string" office:string-value="0001">
            <text:p>0001</text:p>
          </table:table-cell>
          <table:table-cell table:formula="of:=[.E210]&amp;[.F210]&amp;[.G210]&amp;[.H210]" office:value-type="string" office:string-value="1101">
            <text:p>1101</text:p>
          </table:table-cell>
          <table:table-cell office:value-type="string">
            <text:p>1</text:p>
          </table:table-cell>
          <table:table-cell office:value-type="string">
            <text:p>D</text:p>
          </table:table-cell>
          <table:table-cell office:value-type="string">
            <text:p>ORA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211]&amp;[.B211]&amp;[.C211]&amp;[.D211]&amp;[.E211]&amp;[.F211]&amp;[.G211]&amp;[.H211]" office:value-type="string" office:string-value="00101101">
            <text:p>00101101</text:p>
          </table:table-cell>
          <table:table-cell table:formula="of:=[.H211]&amp;[.G211]&amp;[.F211]&amp;[.E211]&amp;[.D211]&amp;[.C211]&amp;[.B211]&amp;[.A211]" office:value-type="string" office:string-value="10110100">
            <text:p>10110100</text:p>
          </table:table-cell>
          <table:table-cell table:formula="of:=[.A211]&amp;[.B211]&amp;[.C211]" office:value-type="string" office:string-value="001">
            <text:p>001</text:p>
          </table:table-cell>
          <table:table-cell table:formula="of:=[.D211]&amp;[.E211]&amp;[.F211]" office:value-type="string" office:string-value="011">
            <text:p>011</text:p>
          </table:table-cell>
          <table:table-cell table:formula="of:=[.G211]&amp;[.H211]" office:value-type="string" office:string-value="01">
            <text:p>01</text:p>
          </table:table-cell>
          <table:table-cell table:formula="of:=[.A211]&amp;[.B211]&amp;[.C211]&amp;[.D211]" office:value-type="string" office:string-value="0010">
            <text:p>0010</text:p>
          </table:table-cell>
          <table:table-cell table:formula="of:=[.E211]&amp;[.F211]&amp;[.G211]&amp;[.H211]" office:value-type="string" office:string-value="1101">
            <text:p>1101</text:p>
          </table:table-cell>
          <table:table-cell office:value-type="string">
            <text:p>2</text:p>
          </table:table-cell>
          <table:table-cell office:value-type="string">
            <text:p>D</text:p>
          </table:table-cell>
          <table:table-cell office:value-type="string">
            <text:p>AND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212]&amp;[.B212]&amp;[.C212]&amp;[.D212]&amp;[.E212]&amp;[.F212]&amp;[.G212]&amp;[.H212]" office:value-type="string" office:string-value="00111101">
            <text:p>00111101</text:p>
          </table:table-cell>
          <table:table-cell table:formula="of:=[.H212]&amp;[.G212]&amp;[.F212]&amp;[.E212]&amp;[.D212]&amp;[.C212]&amp;[.B212]&amp;[.A212]" office:value-type="string" office:string-value="10111100">
            <text:p>10111100</text:p>
          </table:table-cell>
          <table:table-cell table:formula="of:=[.A212]&amp;[.B212]&amp;[.C212]" office:value-type="string" office:string-value="001">
            <text:p>001</text:p>
          </table:table-cell>
          <table:table-cell table:formula="of:=[.D212]&amp;[.E212]&amp;[.F212]" office:value-type="string" office:string-value="111">
            <text:p>111</text:p>
          </table:table-cell>
          <table:table-cell table:formula="of:=[.G212]&amp;[.H212]" office:value-type="string" office:string-value="01">
            <text:p>01</text:p>
          </table:table-cell>
          <table:table-cell table:formula="of:=[.A212]&amp;[.B212]&amp;[.C212]&amp;[.D212]" office:value-type="string" office:string-value="0011">
            <text:p>0011</text:p>
          </table:table-cell>
          <table:table-cell table:formula="of:=[.E212]&amp;[.F212]&amp;[.G212]&amp;[.H212]" office:value-type="string" office:string-value="1101">
            <text:p>1101</text:p>
          </table:table-cell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AND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213]&amp;[.B213]&amp;[.C213]&amp;[.D213]&amp;[.E213]&amp;[.F213]&amp;[.G213]&amp;[.H213]" office:value-type="string" office:string-value="01001101">
            <text:p>01001101</text:p>
          </table:table-cell>
          <table:table-cell table:formula="of:=[.H213]&amp;[.G213]&amp;[.F213]&amp;[.E213]&amp;[.D213]&amp;[.C213]&amp;[.B213]&amp;[.A213]" office:value-type="string" office:string-value="10110010">
            <text:p>10110010</text:p>
          </table:table-cell>
          <table:table-cell table:formula="of:=[.A213]&amp;[.B213]&amp;[.C213]" office:value-type="string" office:string-value="010">
            <text:p>010</text:p>
          </table:table-cell>
          <table:table-cell table:formula="of:=[.D213]&amp;[.E213]&amp;[.F213]" office:value-type="string" office:string-value="011">
            <text:p>011</text:p>
          </table:table-cell>
          <table:table-cell table:formula="of:=[.G213]&amp;[.H213]" office:value-type="string" office:string-value="01">
            <text:p>01</text:p>
          </table:table-cell>
          <table:table-cell table:formula="of:=[.A213]&amp;[.B213]&amp;[.C213]&amp;[.D213]" office:value-type="string" office:string-value="0100">
            <text:p>0100</text:p>
          </table:table-cell>
          <table:table-cell table:formula="of:=[.E213]&amp;[.F213]&amp;[.G213]&amp;[.H213]" office:value-type="string" office:string-value="1101">
            <text:p>1101</text:p>
          </table:table-cell>
          <table:table-cell office:value-type="string">
            <text:p>4</text:p>
          </table:table-cell>
          <table:table-cell office:value-type="string">
            <text:p>D</text:p>
          </table:table-cell>
          <table:table-cell office:value-type="string">
            <text:p>EOR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214]&amp;[.B214]&amp;[.C214]&amp;[.D214]&amp;[.E214]&amp;[.F214]&amp;[.G214]&amp;[.H214]" office:value-type="string" office:string-value="01011101">
            <text:p>01011101</text:p>
          </table:table-cell>
          <table:table-cell table:formula="of:=[.H214]&amp;[.G214]&amp;[.F214]&amp;[.E214]&amp;[.D214]&amp;[.C214]&amp;[.B214]&amp;[.A214]" office:value-type="string" office:string-value="10111010">
            <text:p>10111010</text:p>
          </table:table-cell>
          <table:table-cell table:formula="of:=[.A214]&amp;[.B214]&amp;[.C214]" office:value-type="string" office:string-value="010">
            <text:p>010</text:p>
          </table:table-cell>
          <table:table-cell table:formula="of:=[.D214]&amp;[.E214]&amp;[.F214]" office:value-type="string" office:string-value="111">
            <text:p>111</text:p>
          </table:table-cell>
          <table:table-cell table:formula="of:=[.G214]&amp;[.H214]" office:value-type="string" office:string-value="01">
            <text:p>01</text:p>
          </table:table-cell>
          <table:table-cell table:formula="of:=[.A214]&amp;[.B214]&amp;[.C214]&amp;[.D214]" office:value-type="string" office:string-value="0101">
            <text:p>0101</text:p>
          </table:table-cell>
          <table:table-cell table:formula="of:=[.E214]&amp;[.F214]&amp;[.G214]&amp;[.H214]" office:value-type="string" office:string-value="1101">
            <text:p>1101</text:p>
          </table:table-cell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EOR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215]&amp;[.B215]&amp;[.C215]&amp;[.D215]&amp;[.E215]&amp;[.F215]&amp;[.G215]&amp;[.H215]" office:value-type="string" office:string-value="01101101">
            <text:p>01101101</text:p>
          </table:table-cell>
          <table:table-cell table:formula="of:=[.H215]&amp;[.G215]&amp;[.F215]&amp;[.E215]&amp;[.D215]&amp;[.C215]&amp;[.B215]&amp;[.A215]" office:value-type="string" office:string-value="10110110">
            <text:p>10110110</text:p>
          </table:table-cell>
          <table:table-cell table:formula="of:=[.A215]&amp;[.B215]&amp;[.C215]" office:value-type="string" office:string-value="011">
            <text:p>011</text:p>
          </table:table-cell>
          <table:table-cell table:formula="of:=[.D215]&amp;[.E215]&amp;[.F215]" office:value-type="string" office:string-value="011">
            <text:p>011</text:p>
          </table:table-cell>
          <table:table-cell table:formula="of:=[.G215]&amp;[.H215]" office:value-type="string" office:string-value="01">
            <text:p>01</text:p>
          </table:table-cell>
          <table:table-cell table:formula="of:=[.A215]&amp;[.B215]&amp;[.C215]&amp;[.D215]" office:value-type="string" office:string-value="0110">
            <text:p>0110</text:p>
          </table:table-cell>
          <table:table-cell table:formula="of:=[.E215]&amp;[.F215]&amp;[.G215]&amp;[.H215]" office:value-type="string" office:string-value="1101">
            <text:p>1101</text:p>
          </table:table-cell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ADC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216]&amp;[.B216]&amp;[.C216]&amp;[.D216]&amp;[.E216]&amp;[.F216]&amp;[.G216]&amp;[.H216]" office:value-type="string" office:string-value="01111101">
            <text:p>01111101</text:p>
          </table:table-cell>
          <table:table-cell table:formula="of:=[.H216]&amp;[.G216]&amp;[.F216]&amp;[.E216]&amp;[.D216]&amp;[.C216]&amp;[.B216]&amp;[.A216]" office:value-type="string" office:string-value="10111110">
            <text:p>10111110</text:p>
          </table:table-cell>
          <table:table-cell table:formula="of:=[.A216]&amp;[.B216]&amp;[.C216]" office:value-type="string" office:string-value="011">
            <text:p>011</text:p>
          </table:table-cell>
          <table:table-cell table:formula="of:=[.D216]&amp;[.E216]&amp;[.F216]" office:value-type="string" office:string-value="111">
            <text:p>111</text:p>
          </table:table-cell>
          <table:table-cell table:formula="of:=[.G216]&amp;[.H216]" office:value-type="string" office:string-value="01">
            <text:p>01</text:p>
          </table:table-cell>
          <table:table-cell table:formula="of:=[.A216]&amp;[.B216]&amp;[.C216]&amp;[.D216]" office:value-type="string" office:string-value="0111">
            <text:p>0111</text:p>
          </table:table-cell>
          <table:table-cell table:formula="of:=[.E216]&amp;[.F216]&amp;[.G216]&amp;[.H216]" office:value-type="string" office:string-value="1101">
            <text:p>1101</text:p>
          </table:table-cell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ADC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217]&amp;[.B217]&amp;[.C217]&amp;[.D217]&amp;[.E217]&amp;[.F217]&amp;[.G217]&amp;[.H217]" office:value-type="string" office:string-value="10001101">
            <text:p>10001101</text:p>
          </table:table-cell>
          <table:table-cell table:formula="of:=[.H217]&amp;[.G217]&amp;[.F217]&amp;[.E217]&amp;[.D217]&amp;[.C217]&amp;[.B217]&amp;[.A217]" office:value-type="string" office:string-value="10110001">
            <text:p>10110001</text:p>
          </table:table-cell>
          <table:table-cell table:formula="of:=[.A217]&amp;[.B217]&amp;[.C217]" office:value-type="string" office:string-value="100">
            <text:p>100</text:p>
          </table:table-cell>
          <table:table-cell table:formula="of:=[.D217]&amp;[.E217]&amp;[.F217]" office:value-type="string" office:string-value="011">
            <text:p>011</text:p>
          </table:table-cell>
          <table:table-cell table:formula="of:=[.G217]&amp;[.H217]" office:value-type="string" office:string-value="01">
            <text:p>01</text:p>
          </table:table-cell>
          <table:table-cell table:formula="of:=[.A217]&amp;[.B217]&amp;[.C217]&amp;[.D217]" office:value-type="string" office:string-value="1000">
            <text:p>1000</text:p>
          </table:table-cell>
          <table:table-cell table:formula="of:=[.E217]&amp;[.F217]&amp;[.G217]&amp;[.H217]" office:value-type="string" office:string-value="1101">
            <text:p>1101</text:p>
          </table:table-cell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STA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218]&amp;[.B218]&amp;[.C218]&amp;[.D218]&amp;[.E218]&amp;[.F218]&amp;[.G218]&amp;[.H218]" office:value-type="string" office:string-value="10011101">
            <text:p>10011101</text:p>
          </table:table-cell>
          <table:table-cell table:formula="of:=[.H218]&amp;[.G218]&amp;[.F218]&amp;[.E218]&amp;[.D218]&amp;[.C218]&amp;[.B218]&amp;[.A218]" office:value-type="string" office:string-value="10111001">
            <text:p>10111001</text:p>
          </table:table-cell>
          <table:table-cell table:formula="of:=[.A218]&amp;[.B218]&amp;[.C218]" office:value-type="string" office:string-value="100">
            <text:p>100</text:p>
          </table:table-cell>
          <table:table-cell table:formula="of:=[.D218]&amp;[.E218]&amp;[.F218]" office:value-type="string" office:string-value="111">
            <text:p>111</text:p>
          </table:table-cell>
          <table:table-cell table:formula="of:=[.G218]&amp;[.H218]" office:value-type="string" office:string-value="01">
            <text:p>01</text:p>
          </table:table-cell>
          <table:table-cell table:formula="of:=[.A218]&amp;[.B218]&amp;[.C218]&amp;[.D218]" office:value-type="string" office:string-value="1001">
            <text:p>1001</text:p>
          </table:table-cell>
          <table:table-cell table:formula="of:=[.E218]&amp;[.F218]&amp;[.G218]&amp;[.H218]" office:value-type="string" office:string-value="1101">
            <text:p>1101</text:p>
          </table:table-cell>
          <table:table-cell office:value-type="string">
            <text:p>9</text:p>
          </table:table-cell>
          <table:table-cell office:value-type="string">
            <text:p>D</text:p>
          </table:table-cell>
          <table:table-cell office:value-type="string">
            <text:p>STA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219]&amp;[.B219]&amp;[.C219]&amp;[.D219]&amp;[.E219]&amp;[.F219]&amp;[.G219]&amp;[.H219]" office:value-type="string" office:string-value="10101101">
            <text:p>10101101</text:p>
          </table:table-cell>
          <table:table-cell table:formula="of:=[.H219]&amp;[.G219]&amp;[.F219]&amp;[.E219]&amp;[.D219]&amp;[.C219]&amp;[.B219]&amp;[.A219]" office:value-type="string" office:string-value="10110101">
            <text:p>10110101</text:p>
          </table:table-cell>
          <table:table-cell table:formula="of:=[.A219]&amp;[.B219]&amp;[.C219]" office:value-type="string" office:string-value="101">
            <text:p>101</text:p>
          </table:table-cell>
          <table:table-cell table:formula="of:=[.D219]&amp;[.E219]&amp;[.F219]" office:value-type="string" office:string-value="011">
            <text:p>011</text:p>
          </table:table-cell>
          <table:table-cell table:formula="of:=[.G219]&amp;[.H219]" office:value-type="string" office:string-value="01">
            <text:p>01</text:p>
          </table:table-cell>
          <table:table-cell table:formula="of:=[.A219]&amp;[.B219]&amp;[.C219]&amp;[.D219]" office:value-type="string" office:string-value="1010">
            <text:p>1010</text:p>
          </table:table-cell>
          <table:table-cell table:formula="of:=[.E219]&amp;[.F219]&amp;[.G219]&amp;[.H219]" office:value-type="string" office:string-value="1101">
            <text:p>1101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LDA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220]&amp;[.B220]&amp;[.C220]&amp;[.D220]&amp;[.E220]&amp;[.F220]&amp;[.G220]&amp;[.H220]" office:value-type="string" office:string-value="10111101">
            <text:p>10111101</text:p>
          </table:table-cell>
          <table:table-cell table:formula="of:=[.H220]&amp;[.G220]&amp;[.F220]&amp;[.E220]&amp;[.D220]&amp;[.C220]&amp;[.B220]&amp;[.A220]" office:value-type="string" office:string-value="10111101">
            <text:p>10111101</text:p>
          </table:table-cell>
          <table:table-cell table:formula="of:=[.A220]&amp;[.B220]&amp;[.C220]" office:value-type="string" office:string-value="101">
            <text:p>101</text:p>
          </table:table-cell>
          <table:table-cell table:formula="of:=[.D220]&amp;[.E220]&amp;[.F220]" office:value-type="string" office:string-value="111">
            <text:p>111</text:p>
          </table:table-cell>
          <table:table-cell table:formula="of:=[.G220]&amp;[.H220]" office:value-type="string" office:string-value="01">
            <text:p>01</text:p>
          </table:table-cell>
          <table:table-cell table:formula="of:=[.A220]&amp;[.B220]&amp;[.C220]&amp;[.D220]" office:value-type="string" office:string-value="1011">
            <text:p>1011</text:p>
          </table:table-cell>
          <table:table-cell table:formula="of:=[.E220]&amp;[.F220]&amp;[.G220]&amp;[.H220]" office:value-type="string" office:string-value="1101">
            <text:p>1101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LDA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221]&amp;[.B221]&amp;[.C221]&amp;[.D221]&amp;[.E221]&amp;[.F221]&amp;[.G221]&amp;[.H221]" office:value-type="string" office:string-value="11001101">
            <text:p>11001101</text:p>
          </table:table-cell>
          <table:table-cell table:formula="of:=[.H221]&amp;[.G221]&amp;[.F221]&amp;[.E221]&amp;[.D221]&amp;[.C221]&amp;[.B221]&amp;[.A221]" office:value-type="string" office:string-value="10110011">
            <text:p>10110011</text:p>
          </table:table-cell>
          <table:table-cell table:formula="of:=[.A221]&amp;[.B221]&amp;[.C221]" office:value-type="string" office:string-value="110">
            <text:p>110</text:p>
          </table:table-cell>
          <table:table-cell table:formula="of:=[.D221]&amp;[.E221]&amp;[.F221]" office:value-type="string" office:string-value="011">
            <text:p>011</text:p>
          </table:table-cell>
          <table:table-cell table:formula="of:=[.G221]&amp;[.H221]" office:value-type="string" office:string-value="01">
            <text:p>01</text:p>
          </table:table-cell>
          <table:table-cell table:formula="of:=[.A221]&amp;[.B221]&amp;[.C221]&amp;[.D221]" office:value-type="string" office:string-value="1100">
            <text:p>1100</text:p>
          </table:table-cell>
          <table:table-cell table:formula="of:=[.E221]&amp;[.F221]&amp;[.G221]&amp;[.H221]" office:value-type="string" office:string-value="1101">
            <text:p>1101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CMP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222]&amp;[.B222]&amp;[.C222]&amp;[.D222]&amp;[.E222]&amp;[.F222]&amp;[.G222]&amp;[.H222]" office:value-type="string" office:string-value="11011101">
            <text:p>11011101</text:p>
          </table:table-cell>
          <table:table-cell table:formula="of:=[.H222]&amp;[.G222]&amp;[.F222]&amp;[.E222]&amp;[.D222]&amp;[.C222]&amp;[.B222]&amp;[.A222]" office:value-type="string" office:string-value="10111011">
            <text:p>10111011</text:p>
          </table:table-cell>
          <table:table-cell table:formula="of:=[.A222]&amp;[.B222]&amp;[.C222]" office:value-type="string" office:string-value="110">
            <text:p>110</text:p>
          </table:table-cell>
          <table:table-cell table:formula="of:=[.D222]&amp;[.E222]&amp;[.F222]" office:value-type="string" office:string-value="111">
            <text:p>111</text:p>
          </table:table-cell>
          <table:table-cell table:formula="of:=[.G222]&amp;[.H222]" office:value-type="string" office:string-value="01">
            <text:p>01</text:p>
          </table:table-cell>
          <table:table-cell table:formula="of:=[.A222]&amp;[.B222]&amp;[.C222]&amp;[.D222]" office:value-type="string" office:string-value="1101">
            <text:p>1101</text:p>
          </table:table-cell>
          <table:table-cell table:formula="of:=[.E222]&amp;[.F222]&amp;[.G222]&amp;[.H222]" office:value-type="string" office:string-value="1101">
            <text:p>1101</text:p>
          </table:table-cell>
          <table:table-cell table:number-columns-repeated="2" office:value-type="string">
            <text:p>D</text:p>
          </table:table-cell>
          <table:table-cell office:value-type="string">
            <text:p>CMP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223]&amp;[.B223]&amp;[.C223]&amp;[.D223]&amp;[.E223]&amp;[.F223]&amp;[.G223]&amp;[.H223]" office:value-type="string" office:string-value="11101101">
            <text:p>11101101</text:p>
          </table:table-cell>
          <table:table-cell table:formula="of:=[.H223]&amp;[.G223]&amp;[.F223]&amp;[.E223]&amp;[.D223]&amp;[.C223]&amp;[.B223]&amp;[.A223]" office:value-type="string" office:string-value="10110111">
            <text:p>10110111</text:p>
          </table:table-cell>
          <table:table-cell table:formula="of:=[.A223]&amp;[.B223]&amp;[.C223]" office:value-type="string" office:string-value="111">
            <text:p>111</text:p>
          </table:table-cell>
          <table:table-cell table:formula="of:=[.D223]&amp;[.E223]&amp;[.F223]" office:value-type="string" office:string-value="011">
            <text:p>011</text:p>
          </table:table-cell>
          <table:table-cell table:formula="of:=[.G223]&amp;[.H223]" office:value-type="string" office:string-value="01">
            <text:p>01</text:p>
          </table:table-cell>
          <table:table-cell table:formula="of:=[.A223]&amp;[.B223]&amp;[.C223]&amp;[.D223]" office:value-type="string" office:string-value="1110">
            <text:p>1110</text:p>
          </table:table-cell>
          <table:table-cell table:formula="of:=[.E223]&amp;[.F223]&amp;[.G223]&amp;[.H223]" office:value-type="string" office:string-value="1101">
            <text:p>1101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office:value-type="string">
            <text:p>SBC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number-columns-repeated="6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224]&amp;[.B224]&amp;[.C224]&amp;[.D224]&amp;[.E224]&amp;[.F224]&amp;[.G224]&amp;[.H224]" office:value-type="string" office:string-value="11111101">
            <text:p>11111101</text:p>
          </table:table-cell>
          <table:table-cell table:formula="of:=[.H224]&amp;[.G224]&amp;[.F224]&amp;[.E224]&amp;[.D224]&amp;[.C224]&amp;[.B224]&amp;[.A224]" office:value-type="string" office:string-value="10111111">
            <text:p>10111111</text:p>
          </table:table-cell>
          <table:table-cell table:formula="of:=[.A224]&amp;[.B224]&amp;[.C224]" office:value-type="string" office:string-value="111">
            <text:p>111</text:p>
          </table:table-cell>
          <table:table-cell table:formula="of:=[.D224]&amp;[.E224]&amp;[.F224]" office:value-type="string" office:string-value="111">
            <text:p>111</text:p>
          </table:table-cell>
          <table:table-cell table:formula="of:=[.G224]&amp;[.H224]" office:value-type="string" office:string-value="01">
            <text:p>01</text:p>
          </table:table-cell>
          <table:table-cell table:formula="of:=[.A224]&amp;[.B224]&amp;[.C224]&amp;[.D224]" office:value-type="string" office:string-value="1111">
            <text:p>1111</text:p>
          </table:table-cell>
          <table:table-cell table:formula="of:=[.E224]&amp;[.F224]&amp;[.G224]&amp;[.H224]" office:value-type="string" office:string-value="1101">
            <text:p>1101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string">
            <text:p>SBC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number-columns-repeated="4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225]&amp;[.B225]&amp;[.C225]&amp;[.D225]&amp;[.E225]&amp;[.F225]&amp;[.G225]&amp;[.H225]" office:value-type="string" office:string-value="00001110">
            <text:p>00001110</text:p>
          </table:table-cell>
          <table:table-cell table:formula="of:=[.H225]&amp;[.G225]&amp;[.F225]&amp;[.E225]&amp;[.D225]&amp;[.C225]&amp;[.B225]&amp;[.A225]" office:value-type="string" office:string-value="01110000">
            <text:p>01110000</text:p>
          </table:table-cell>
          <table:table-cell table:formula="of:=[.A225]&amp;[.B225]&amp;[.C225]" office:value-type="string" office:string-value="000">
            <text:p>000</text:p>
          </table:table-cell>
          <table:table-cell table:formula="of:=[.D225]&amp;[.E225]&amp;[.F225]" office:value-type="string" office:string-value="011">
            <text:p>011</text:p>
          </table:table-cell>
          <table:table-cell table:formula="of:=[.G225]&amp;[.H225]" office:value-type="string" office:string-value="10">
            <text:p>10</text:p>
          </table:table-cell>
          <table:table-cell table:formula="of:=[.A225]&amp;[.B225]&amp;[.C225]&amp;[.D225]" office:value-type="string" office:string-value="0000">
            <text:p>0000</text:p>
          </table:table-cell>
          <table:table-cell table:formula="of:=[.E225]&amp;[.F225]&amp;[.G225]&amp;[.H225]" office:value-type="string" office:string-value="1110">
            <text:p>1110</text:p>
          </table:table-cell>
          <table:table-cell office:value-type="string">
            <text:p>0</text:p>
          </table:table-cell>
          <table:table-cell office:value-type="string">
            <text:p>E</text:p>
          </table:table-cell>
          <table:table-cell office:value-type="string">
            <text:p>ASL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formula="of:=[.A226]&amp;[.B226]&amp;[.C226]&amp;[.D226]&amp;[.E226]&amp;[.F226]&amp;[.G226]&amp;[.H226]" office:value-type="string" office:string-value="00011110">
            <text:p>00011110</text:p>
          </table:table-cell>
          <table:table-cell table:formula="of:=[.H226]&amp;[.G226]&amp;[.F226]&amp;[.E226]&amp;[.D226]&amp;[.C226]&amp;[.B226]&amp;[.A226]" office:value-type="string" office:string-value="01111000">
            <text:p>01111000</text:p>
          </table:table-cell>
          <table:table-cell table:formula="of:=[.A226]&amp;[.B226]&amp;[.C226]" office:value-type="string" office:string-value="000">
            <text:p>000</text:p>
          </table:table-cell>
          <table:table-cell table:formula="of:=[.D226]&amp;[.E226]&amp;[.F226]" office:value-type="string" office:string-value="111">
            <text:p>111</text:p>
          </table:table-cell>
          <table:table-cell table:formula="of:=[.G226]&amp;[.H226]" office:value-type="string" office:string-value="10">
            <text:p>10</text:p>
          </table:table-cell>
          <table:table-cell table:formula="of:=[.A226]&amp;[.B226]&amp;[.C226]&amp;[.D226]" office:value-type="string" office:string-value="0001">
            <text:p>0001</text:p>
          </table:table-cell>
          <table:table-cell table:formula="of:=[.E226]&amp;[.F226]&amp;[.G226]&amp;[.H226]" office:value-type="string" office:string-value="1110">
            <text:p>1110</text:p>
          </table:table-cell>
          <table:table-cell office:value-type="string">
            <text:p>1</text:p>
          </table:table-cell>
          <table:table-cell office:value-type="string">
            <text:p>E</text:p>
          </table:table-cell>
          <table:table-cell office:value-type="string">
            <text:p>ASL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227]&amp;[.B227]&amp;[.C227]&amp;[.D227]&amp;[.E227]&amp;[.F227]&amp;[.G227]&amp;[.H227]" office:value-type="string" office:string-value="00101110">
            <text:p>00101110</text:p>
          </table:table-cell>
          <table:table-cell table:formula="of:=[.H227]&amp;[.G227]&amp;[.F227]&amp;[.E227]&amp;[.D227]&amp;[.C227]&amp;[.B227]&amp;[.A227]" office:value-type="string" office:string-value="01110100">
            <text:p>01110100</text:p>
          </table:table-cell>
          <table:table-cell table:formula="of:=[.A227]&amp;[.B227]&amp;[.C227]" office:value-type="string" office:string-value="001">
            <text:p>001</text:p>
          </table:table-cell>
          <table:table-cell table:formula="of:=[.D227]&amp;[.E227]&amp;[.F227]" office:value-type="string" office:string-value="011">
            <text:p>011</text:p>
          </table:table-cell>
          <table:table-cell table:formula="of:=[.G227]&amp;[.H227]" office:value-type="string" office:string-value="10">
            <text:p>10</text:p>
          </table:table-cell>
          <table:table-cell table:formula="of:=[.A227]&amp;[.B227]&amp;[.C227]&amp;[.D227]" office:value-type="string" office:string-value="0010">
            <text:p>0010</text:p>
          </table:table-cell>
          <table:table-cell table:formula="of:=[.E227]&amp;[.F227]&amp;[.G227]&amp;[.H227]" office:value-type="string" office:string-value="1110">
            <text:p>1110</text:p>
          </table:table-cell>
          <table:table-cell office:value-type="string">
            <text:p>2</text:p>
          </table:table-cell>
          <table:table-cell office:value-type="string">
            <text:p>E</text:p>
          </table:table-cell>
          <table:table-cell office:value-type="string">
            <text:p>ROL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table:formula="of:=[.A228]&amp;[.B228]&amp;[.C228]&amp;[.D228]&amp;[.E228]&amp;[.F228]&amp;[.G228]&amp;[.H228]" office:value-type="string" office:string-value="00111110">
            <text:p>00111110</text:p>
          </table:table-cell>
          <table:table-cell table:formula="of:=[.H228]&amp;[.G228]&amp;[.F228]&amp;[.E228]&amp;[.D228]&amp;[.C228]&amp;[.B228]&amp;[.A228]" office:value-type="string" office:string-value="01111100">
            <text:p>01111100</text:p>
          </table:table-cell>
          <table:table-cell table:formula="of:=[.A228]&amp;[.B228]&amp;[.C228]" office:value-type="string" office:string-value="001">
            <text:p>001</text:p>
          </table:table-cell>
          <table:table-cell table:formula="of:=[.D228]&amp;[.E228]&amp;[.F228]" office:value-type="string" office:string-value="111">
            <text:p>111</text:p>
          </table:table-cell>
          <table:table-cell table:formula="of:=[.G228]&amp;[.H228]" office:value-type="string" office:string-value="10">
            <text:p>10</text:p>
          </table:table-cell>
          <table:table-cell table:formula="of:=[.A228]&amp;[.B228]&amp;[.C228]&amp;[.D228]" office:value-type="string" office:string-value="0011">
            <text:p>0011</text:p>
          </table:table-cell>
          <table:table-cell table:formula="of:=[.E228]&amp;[.F228]&amp;[.G228]&amp;[.H228]" office:value-type="string" office:string-value="1110">
            <text:p>1110</text:p>
          </table:table-cell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ROL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229]&amp;[.B229]&amp;[.C229]&amp;[.D229]&amp;[.E229]&amp;[.F229]&amp;[.G229]&amp;[.H229]" office:value-type="string" office:string-value="01001110">
            <text:p>01001110</text:p>
          </table:table-cell>
          <table:table-cell table:formula="of:=[.H229]&amp;[.G229]&amp;[.F229]&amp;[.E229]&amp;[.D229]&amp;[.C229]&amp;[.B229]&amp;[.A229]" office:value-type="string" office:string-value="01110010">
            <text:p>01110010</text:p>
          </table:table-cell>
          <table:table-cell table:formula="of:=[.A229]&amp;[.B229]&amp;[.C229]" office:value-type="string" office:string-value="010">
            <text:p>010</text:p>
          </table:table-cell>
          <table:table-cell table:formula="of:=[.D229]&amp;[.E229]&amp;[.F229]" office:value-type="string" office:string-value="011">
            <text:p>011</text:p>
          </table:table-cell>
          <table:table-cell table:formula="of:=[.G229]&amp;[.H229]" office:value-type="string" office:string-value="10">
            <text:p>10</text:p>
          </table:table-cell>
          <table:table-cell table:formula="of:=[.A229]&amp;[.B229]&amp;[.C229]&amp;[.D229]" office:value-type="string" office:string-value="0100">
            <text:p>0100</text:p>
          </table:table-cell>
          <table:table-cell table:formula="of:=[.E229]&amp;[.F229]&amp;[.G229]&amp;[.H229]" office:value-type="string" office:string-value="1110">
            <text:p>1110</text:p>
          </table:table-cell>
          <table:table-cell office:value-type="string">
            <text:p>4</text:p>
          </table:table-cell>
          <table:table-cell office:value-type="string">
            <text:p>E</text:p>
          </table:table-cell>
          <table:table-cell office:value-type="string">
            <text:p>LSR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formula="of:=[.A230]&amp;[.B230]&amp;[.C230]&amp;[.D230]&amp;[.E230]&amp;[.F230]&amp;[.G230]&amp;[.H230]" office:value-type="string" office:string-value="01011110">
            <text:p>01011110</text:p>
          </table:table-cell>
          <table:table-cell table:formula="of:=[.H230]&amp;[.G230]&amp;[.F230]&amp;[.E230]&amp;[.D230]&amp;[.C230]&amp;[.B230]&amp;[.A230]" office:value-type="string" office:string-value="01111010">
            <text:p>01111010</text:p>
          </table:table-cell>
          <table:table-cell table:formula="of:=[.A230]&amp;[.B230]&amp;[.C230]" office:value-type="string" office:string-value="010">
            <text:p>010</text:p>
          </table:table-cell>
          <table:table-cell table:formula="of:=[.D230]&amp;[.E230]&amp;[.F230]" office:value-type="string" office:string-value="111">
            <text:p>111</text:p>
          </table:table-cell>
          <table:table-cell table:formula="of:=[.G230]&amp;[.H230]" office:value-type="string" office:string-value="10">
            <text:p>10</text:p>
          </table:table-cell>
          <table:table-cell table:formula="of:=[.A230]&amp;[.B230]&amp;[.C230]&amp;[.D230]" office:value-type="string" office:string-value="0101">
            <text:p>0101</text:p>
          </table:table-cell>
          <table:table-cell table:formula="of:=[.E230]&amp;[.F230]&amp;[.G230]&amp;[.H230]" office:value-type="string" office:string-value="1110">
            <text:p>1110</text:p>
          </table:table-cell>
          <table:table-cell office:value-type="string">
            <text:p>5</text:p>
          </table:table-cell>
          <table:table-cell office:value-type="string">
            <text:p>E</text:p>
          </table:table-cell>
          <table:table-cell office:value-type="string">
            <text:p>LSR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231]&amp;[.B231]&amp;[.C231]&amp;[.D231]&amp;[.E231]&amp;[.F231]&amp;[.G231]&amp;[.H231]" office:value-type="string" office:string-value="01101110">
            <text:p>01101110</text:p>
          </table:table-cell>
          <table:table-cell table:formula="of:=[.H231]&amp;[.G231]&amp;[.F231]&amp;[.E231]&amp;[.D231]&amp;[.C231]&amp;[.B231]&amp;[.A231]" office:value-type="string" office:string-value="01110110">
            <text:p>01110110</text:p>
          </table:table-cell>
          <table:table-cell table:formula="of:=[.A231]&amp;[.B231]&amp;[.C231]" office:value-type="string" office:string-value="011">
            <text:p>011</text:p>
          </table:table-cell>
          <table:table-cell table:formula="of:=[.D231]&amp;[.E231]&amp;[.F231]" office:value-type="string" office:string-value="011">
            <text:p>011</text:p>
          </table:table-cell>
          <table:table-cell table:formula="of:=[.G231]&amp;[.H231]" office:value-type="string" office:string-value="10">
            <text:p>10</text:p>
          </table:table-cell>
          <table:table-cell table:formula="of:=[.A231]&amp;[.B231]&amp;[.C231]&amp;[.D231]" office:value-type="string" office:string-value="0110">
            <text:p>0110</text:p>
          </table:table-cell>
          <table:table-cell table:formula="of:=[.E231]&amp;[.F231]&amp;[.G231]&amp;[.H231]" office:value-type="string" office:string-value="1110">
            <text:p>1110</text:p>
          </table:table-cell>
          <table:table-cell office:value-type="string">
            <text:p>6</text:p>
          </table:table-cell>
          <table:table-cell office:value-type="string">
            <text:p>E</text:p>
          </table:table-cell>
          <table:table-cell office:value-type="string">
            <text:p>ROR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0</text:p>
          </table:table-cell>
          <table:table-cell table:number-columns-repeated="6" office:value-type="string">
            <text:p>1</text:p>
          </table:table-cell>
          <table:table-cell office:value-type="string">
            <text:p>0</text:p>
          </table:table-cell>
          <table:table-cell table:formula="of:=[.A232]&amp;[.B232]&amp;[.C232]&amp;[.D232]&amp;[.E232]&amp;[.F232]&amp;[.G232]&amp;[.H232]" office:value-type="string" office:string-value="01111110">
            <text:p>01111110</text:p>
          </table:table-cell>
          <table:table-cell table:formula="of:=[.H232]&amp;[.G232]&amp;[.F232]&amp;[.E232]&amp;[.D232]&amp;[.C232]&amp;[.B232]&amp;[.A232]" office:value-type="string" office:string-value="01111110">
            <text:p>01111110</text:p>
          </table:table-cell>
          <table:table-cell table:formula="of:=[.A232]&amp;[.B232]&amp;[.C232]" office:value-type="string" office:string-value="011">
            <text:p>011</text:p>
          </table:table-cell>
          <table:table-cell table:formula="of:=[.D232]&amp;[.E232]&amp;[.F232]" office:value-type="string" office:string-value="111">
            <text:p>111</text:p>
          </table:table-cell>
          <table:table-cell table:formula="of:=[.G232]&amp;[.H232]" office:value-type="string" office:string-value="10">
            <text:p>10</text:p>
          </table:table-cell>
          <table:table-cell table:formula="of:=[.A232]&amp;[.B232]&amp;[.C232]&amp;[.D232]" office:value-type="string" office:string-value="0111">
            <text:p>0111</text:p>
          </table:table-cell>
          <table:table-cell table:formula="of:=[.E232]&amp;[.F232]&amp;[.G232]&amp;[.H232]" office:value-type="string" office:string-value="1110">
            <text:p>1110</text:p>
          </table:table-cell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ROR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233]&amp;[.B233]&amp;[.C233]&amp;[.D233]&amp;[.E233]&amp;[.F233]&amp;[.G233]&amp;[.H233]" office:value-type="string" office:string-value="10001110">
            <text:p>10001110</text:p>
          </table:table-cell>
          <table:table-cell table:formula="of:=[.H233]&amp;[.G233]&amp;[.F233]&amp;[.E233]&amp;[.D233]&amp;[.C233]&amp;[.B233]&amp;[.A233]" office:value-type="string" office:string-value="01110001">
            <text:p>01110001</text:p>
          </table:table-cell>
          <table:table-cell table:formula="of:=[.A233]&amp;[.B233]&amp;[.C233]" office:value-type="string" office:string-value="100">
            <text:p>100</text:p>
          </table:table-cell>
          <table:table-cell table:formula="of:=[.D233]&amp;[.E233]&amp;[.F233]" office:value-type="string" office:string-value="011">
            <text:p>011</text:p>
          </table:table-cell>
          <table:table-cell table:formula="of:=[.G233]&amp;[.H233]" office:value-type="string" office:string-value="10">
            <text:p>10</text:p>
          </table:table-cell>
          <table:table-cell table:formula="of:=[.A233]&amp;[.B233]&amp;[.C233]&amp;[.D233]" office:value-type="string" office:string-value="1000">
            <text:p>1000</text:p>
          </table:table-cell>
          <table:table-cell table:formula="of:=[.E233]&amp;[.F233]&amp;[.G233]&amp;[.H233]" office:value-type="string" office:string-value="1110">
            <text:p>1110</text:p>
          </table:table-cell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STX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formula="of:=[.A234]&amp;[.B234]&amp;[.C234]&amp;[.D234]&amp;[.E234]&amp;[.F234]&amp;[.G234]&amp;[.H234]" office:value-type="string" office:string-value="10011110">
            <text:p>10011110</text:p>
          </table:table-cell>
          <table:table-cell table:formula="of:=[.H234]&amp;[.G234]&amp;[.F234]&amp;[.E234]&amp;[.D234]&amp;[.C234]&amp;[.B234]&amp;[.A234]" office:value-type="string" office:string-value="01111001">
            <text:p>01111001</text:p>
          </table:table-cell>
          <table:table-cell table:formula="of:=[.A234]&amp;[.B234]&amp;[.C234]" office:value-type="string" office:string-value="100">
            <text:p>100</text:p>
          </table:table-cell>
          <table:table-cell table:formula="of:=[.D234]&amp;[.E234]&amp;[.F234]" office:value-type="string" office:string-value="111">
            <text:p>111</text:p>
          </table:table-cell>
          <table:table-cell table:formula="of:=[.G234]&amp;[.H234]" office:value-type="string" office:string-value="10">
            <text:p>10</text:p>
          </table:table-cell>
          <table:table-cell table:formula="of:=[.A234]&amp;[.B234]&amp;[.C234]&amp;[.D234]" office:value-type="string" office:string-value="1001">
            <text:p>1001</text:p>
          </table:table-cell>
          <table:table-cell table:formula="of:=[.E234]&amp;[.F234]&amp;[.G234]&amp;[.H234]" office:value-type="string" office:string-value="1110">
            <text:p>1110</text:p>
          </table:table-cell>
          <table:table-cell office:value-type="string">
            <text:p>9</text:p>
          </table:table-cell>
          <table:table-cell office:value-type="string">
            <text:p>E</text:p>
          </table:table-cell>
          <table:table-cell table:number-columns-repeated="7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235]&amp;[.B235]&amp;[.C235]&amp;[.D235]&amp;[.E235]&amp;[.F235]&amp;[.G235]&amp;[.H235]" office:value-type="string" office:string-value="10101110">
            <text:p>10101110</text:p>
          </table:table-cell>
          <table:table-cell table:formula="of:=[.H235]&amp;[.G235]&amp;[.F235]&amp;[.E235]&amp;[.D235]&amp;[.C235]&amp;[.B235]&amp;[.A235]" office:value-type="string" office:string-value="01110101">
            <text:p>01110101</text:p>
          </table:table-cell>
          <table:table-cell table:formula="of:=[.A235]&amp;[.B235]&amp;[.C235]" office:value-type="string" office:string-value="101">
            <text:p>101</text:p>
          </table:table-cell>
          <table:table-cell table:formula="of:=[.D235]&amp;[.E235]&amp;[.F235]" office:value-type="string" office:string-value="011">
            <text:p>011</text:p>
          </table:table-cell>
          <table:table-cell table:formula="of:=[.G235]&amp;[.H235]" office:value-type="string" office:string-value="10">
            <text:p>10</text:p>
          </table:table-cell>
          <table:table-cell table:formula="of:=[.A235]&amp;[.B235]&amp;[.C235]&amp;[.D235]" office:value-type="string" office:string-value="1010">
            <text:p>1010</text:p>
          </table:table-cell>
          <table:table-cell table:formula="of:=[.E235]&amp;[.F235]&amp;[.G235]&amp;[.H235]" office:value-type="string" office:string-value="1110">
            <text:p>1110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LDX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table:formula="of:=[.A236]&amp;[.B236]&amp;[.C236]&amp;[.D236]&amp;[.E236]&amp;[.F236]&amp;[.G236]&amp;[.H236]" office:value-type="string" office:string-value="10111110">
            <text:p>10111110</text:p>
          </table:table-cell>
          <table:table-cell table:formula="of:=[.H236]&amp;[.G236]&amp;[.F236]&amp;[.E236]&amp;[.D236]&amp;[.C236]&amp;[.B236]&amp;[.A236]" office:value-type="string" office:string-value="01111101">
            <text:p>01111101</text:p>
          </table:table-cell>
          <table:table-cell table:formula="of:=[.A236]&amp;[.B236]&amp;[.C236]" office:value-type="string" office:string-value="101">
            <text:p>101</text:p>
          </table:table-cell>
          <table:table-cell table:formula="of:=[.D236]&amp;[.E236]&amp;[.F236]" office:value-type="string" office:string-value="111">
            <text:p>111</text:p>
          </table:table-cell>
          <table:table-cell table:formula="of:=[.G236]&amp;[.H236]" office:value-type="string" office:string-value="10">
            <text:p>10</text:p>
          </table:table-cell>
          <table:table-cell table:formula="of:=[.A236]&amp;[.B236]&amp;[.C236]&amp;[.D236]" office:value-type="string" office:string-value="1011">
            <text:p>1011</text:p>
          </table:table-cell>
          <table:table-cell table:formula="of:=[.E236]&amp;[.F236]&amp;[.G236]&amp;[.H236]" office:value-type="string" office:string-value="1110">
            <text:p>1110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string">
            <text:p>LDX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237]&amp;[.B237]&amp;[.C237]&amp;[.D237]&amp;[.E237]&amp;[.F237]&amp;[.G237]&amp;[.H237]" office:value-type="string" office:string-value="11001110">
            <text:p>11001110</text:p>
          </table:table-cell>
          <table:table-cell table:formula="of:=[.H237]&amp;[.G237]&amp;[.F237]&amp;[.E237]&amp;[.D237]&amp;[.C237]&amp;[.B237]&amp;[.A237]" office:value-type="string" office:string-value="01110011">
            <text:p>01110011</text:p>
          </table:table-cell>
          <table:table-cell table:formula="of:=[.A237]&amp;[.B237]&amp;[.C237]" office:value-type="string" office:string-value="110">
            <text:p>110</text:p>
          </table:table-cell>
          <table:table-cell table:formula="of:=[.D237]&amp;[.E237]&amp;[.F237]" office:value-type="string" office:string-value="011">
            <text:p>011</text:p>
          </table:table-cell>
          <table:table-cell table:formula="of:=[.G237]&amp;[.H237]" office:value-type="string" office:string-value="10">
            <text:p>10</text:p>
          </table:table-cell>
          <table:table-cell table:formula="of:=[.A237]&amp;[.B237]&amp;[.C237]&amp;[.D237]" office:value-type="string" office:string-value="1100">
            <text:p>1100</text:p>
          </table:table-cell>
          <table:table-cell table:formula="of:=[.E237]&amp;[.F237]&amp;[.G237]&amp;[.H237]" office:value-type="string" office:string-value="1110">
            <text:p>1110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DEC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formula="of:=[.A238]&amp;[.B238]&amp;[.C238]&amp;[.D238]&amp;[.E238]&amp;[.F238]&amp;[.G238]&amp;[.H238]" office:value-type="string" office:string-value="11011110">
            <text:p>11011110</text:p>
          </table:table-cell>
          <table:table-cell table:formula="of:=[.H238]&amp;[.G238]&amp;[.F238]&amp;[.E238]&amp;[.D238]&amp;[.C238]&amp;[.B238]&amp;[.A238]" office:value-type="string" office:string-value="01111011">
            <text:p>01111011</text:p>
          </table:table-cell>
          <table:table-cell table:formula="of:=[.A238]&amp;[.B238]&amp;[.C238]" office:value-type="string" office:string-value="110">
            <text:p>110</text:p>
          </table:table-cell>
          <table:table-cell table:formula="of:=[.D238]&amp;[.E238]&amp;[.F238]" office:value-type="string" office:string-value="111">
            <text:p>111</text:p>
          </table:table-cell>
          <table:table-cell table:formula="of:=[.G238]&amp;[.H238]" office:value-type="string" office:string-value="10">
            <text:p>10</text:p>
          </table:table-cell>
          <table:table-cell table:formula="of:=[.A238]&amp;[.B238]&amp;[.C238]&amp;[.D238]" office:value-type="string" office:string-value="1101">
            <text:p>1101</text:p>
          </table:table-cell>
          <table:table-cell table:formula="of:=[.E238]&amp;[.F238]&amp;[.G238]&amp;[.H238]" office:value-type="string" office:string-value="1110">
            <text:p>1110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DEC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239]&amp;[.B239]&amp;[.C239]&amp;[.D239]&amp;[.E239]&amp;[.F239]&amp;[.G239]&amp;[.H239]" office:value-type="string" office:string-value="11101110">
            <text:p>11101110</text:p>
          </table:table-cell>
          <table:table-cell table:formula="of:=[.H239]&amp;[.G239]&amp;[.F239]&amp;[.E239]&amp;[.D239]&amp;[.C239]&amp;[.B239]&amp;[.A239]" office:value-type="string" office:string-value="01110111">
            <text:p>01110111</text:p>
          </table:table-cell>
          <table:table-cell table:formula="of:=[.A239]&amp;[.B239]&amp;[.C239]" office:value-type="string" office:string-value="111">
            <text:p>111</text:p>
          </table:table-cell>
          <table:table-cell table:formula="of:=[.D239]&amp;[.E239]&amp;[.F239]" office:value-type="string" office:string-value="011">
            <text:p>011</text:p>
          </table:table-cell>
          <table:table-cell table:formula="of:=[.G239]&amp;[.H239]" office:value-type="string" office:string-value="10">
            <text:p>10</text:p>
          </table:table-cell>
          <table:table-cell table:formula="of:=[.A239]&amp;[.B239]&amp;[.C239]&amp;[.D239]" office:value-type="string" office:string-value="1110">
            <text:p>1110</text:p>
          </table:table-cell>
          <table:table-cell table:formula="of:=[.E239]&amp;[.F239]&amp;[.G239]&amp;[.H239]" office:value-type="string" office:string-value="1110">
            <text:p>1110</text:p>
          </table:table-cell>
          <table:table-cell table:number-columns-repeated="2" office:value-type="string">
            <text:p>E</text:p>
          </table:table-cell>
          <table:table-cell office:value-type="string">
            <text:p>INC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table:number-columns-repeated="7" office:value-type="string">
            <text:p>1</text:p>
          </table:table-cell>
          <table:table-cell office:value-type="string">
            <text:p>0</text:p>
          </table:table-cell>
          <table:table-cell table:formula="of:=[.A240]&amp;[.B240]&amp;[.C240]&amp;[.D240]&amp;[.E240]&amp;[.F240]&amp;[.G240]&amp;[.H240]" office:value-type="string" office:string-value="11111110">
            <text:p>11111110</text:p>
          </table:table-cell>
          <table:table-cell table:formula="of:=[.H240]&amp;[.G240]&amp;[.F240]&amp;[.E240]&amp;[.D240]&amp;[.C240]&amp;[.B240]&amp;[.A240]" office:value-type="string" office:string-value="01111111">
            <text:p>01111111</text:p>
          </table:table-cell>
          <table:table-cell table:formula="of:=[.A240]&amp;[.B240]&amp;[.C240]" office:value-type="string" office:string-value="111">
            <text:p>111</text:p>
          </table:table-cell>
          <table:table-cell table:formula="of:=[.D240]&amp;[.E240]&amp;[.F240]" office:value-type="string" office:string-value="111">
            <text:p>111</text:p>
          </table:table-cell>
          <table:table-cell table:formula="of:=[.G240]&amp;[.H240]" office:value-type="string" office:string-value="10">
            <text:p>10</text:p>
          </table:table-cell>
          <table:table-cell table:formula="of:=[.A240]&amp;[.B240]&amp;[.C240]&amp;[.D240]" office:value-type="string" office:string-value="1111">
            <text:p>1111</text:p>
          </table:table-cell>
          <table:table-cell table:formula="of:=[.E240]&amp;[.F240]&amp;[.G240]&amp;[.H240]" office:value-type="string" office:string-value="1110">
            <text:p>1110</text:p>
          </table:table-cell>
          <table:table-cell office:value-type="string">
            <text:p>F</text:p>
          </table:table-cell>
          <table:table-cell office:value-type="string">
            <text:p>E</text:p>
          </table:table-cell>
          <table:table-cell office:value-type="string">
            <text:p>INC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table:number-columns-repeated="4"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41]&amp;[.B241]&amp;[.C241]&amp;[.D241]&amp;[.E241]&amp;[.F241]&amp;[.G241]&amp;[.H241]" office:value-type="string" office:string-value="00001111">
            <text:p>00001111</text:p>
          </table:table-cell>
          <table:table-cell table:formula="of:=[.H241]&amp;[.G241]&amp;[.F241]&amp;[.E241]&amp;[.D241]&amp;[.C241]&amp;[.B241]&amp;[.A241]" office:value-type="string" office:string-value="11110000">
            <text:p>11110000</text:p>
          </table:table-cell>
          <table:table-cell table:formula="of:=[.A241]&amp;[.B241]&amp;[.C241]" office:value-type="string" office:string-value="000">
            <text:p>000</text:p>
          </table:table-cell>
          <table:table-cell table:formula="of:=[.D241]&amp;[.E241]&amp;[.F241]" office:value-type="string" office:string-value="011">
            <text:p>011</text:p>
          </table:table-cell>
          <table:table-cell table:formula="of:=[.G241]&amp;[.H241]" office:value-type="string" office:string-value="11">
            <text:p>11</text:p>
          </table:table-cell>
          <table:table-cell table:formula="of:=[.A241]&amp;[.B241]&amp;[.C241]&amp;[.D241]" office:value-type="string" office:string-value="0000">
            <text:p>0000</text:p>
          </table:table-cell>
          <table:table-cell table:formula="of:=[.E241]&amp;[.F241]&amp;[.G241]&amp;[.H241]" office:value-type="string" office:string-value="1111">
            <text:p>1111</text:p>
          </table:table-cell>
          <table:table-cell office:value-type="string">
            <text:p>0</text:p>
          </table:table-cell>
          <table:table-cell office:value-type="string">
            <text:p>F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5" office:value-type="string">
            <text:p>1</text:p>
          </table:table-cell>
          <table:table-cell table:formula="of:=[.A242]&amp;[.B242]&amp;[.C242]&amp;[.D242]&amp;[.E242]&amp;[.F242]&amp;[.G242]&amp;[.H242]" office:value-type="string" office:string-value="00011111">
            <text:p>00011111</text:p>
          </table:table-cell>
          <table:table-cell table:formula="of:=[.H242]&amp;[.G242]&amp;[.F242]&amp;[.E242]&amp;[.D242]&amp;[.C242]&amp;[.B242]&amp;[.A242]" office:value-type="string" office:string-value="11111000">
            <text:p>11111000</text:p>
          </table:table-cell>
          <table:table-cell table:formula="of:=[.A242]&amp;[.B242]&amp;[.C242]" office:value-type="string" office:string-value="000">
            <text:p>000</text:p>
          </table:table-cell>
          <table:table-cell table:formula="of:=[.D242]&amp;[.E242]&amp;[.F242]" office:value-type="string" office:string-value="111">
            <text:p>111</text:p>
          </table:table-cell>
          <table:table-cell table:formula="of:=[.G242]&amp;[.H242]" office:value-type="string" office:string-value="11">
            <text:p>11</text:p>
          </table:table-cell>
          <table:table-cell table:formula="of:=[.A242]&amp;[.B242]&amp;[.C242]&amp;[.D242]" office:value-type="string" office:string-value="0001">
            <text:p>0001</text:p>
          </table:table-cell>
          <table:table-cell table:formula="of:=[.E242]&amp;[.F242]&amp;[.G242]&amp;[.H242]" office:value-type="string" office:string-value="1111">
            <text:p>1111</text:p>
          </table:table-cell>
          <table:table-cell office:value-type="string">
            <text:p>1</text:p>
          </table:table-cell>
          <table:table-cell office:value-type="string">
            <text:p>F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43]&amp;[.B243]&amp;[.C243]&amp;[.D243]&amp;[.E243]&amp;[.F243]&amp;[.G243]&amp;[.H243]" office:value-type="string" office:string-value="00101111">
            <text:p>00101111</text:p>
          </table:table-cell>
          <table:table-cell table:formula="of:=[.H243]&amp;[.G243]&amp;[.F243]&amp;[.E243]&amp;[.D243]&amp;[.C243]&amp;[.B243]&amp;[.A243]" office:value-type="string" office:string-value="11110100">
            <text:p>11110100</text:p>
          </table:table-cell>
          <table:table-cell table:formula="of:=[.A243]&amp;[.B243]&amp;[.C243]" office:value-type="string" office:string-value="001">
            <text:p>001</text:p>
          </table:table-cell>
          <table:table-cell table:formula="of:=[.D243]&amp;[.E243]&amp;[.F243]" office:value-type="string" office:string-value="011">
            <text:p>011</text:p>
          </table:table-cell>
          <table:table-cell table:formula="of:=[.G243]&amp;[.H243]" office:value-type="string" office:string-value="11">
            <text:p>11</text:p>
          </table:table-cell>
          <table:table-cell table:formula="of:=[.A243]&amp;[.B243]&amp;[.C243]&amp;[.D243]" office:value-type="string" office:string-value="0010">
            <text:p>0010</text:p>
          </table:table-cell>
          <table:table-cell table:formula="of:=[.E243]&amp;[.F243]&amp;[.G243]&amp;[.H243]" office:value-type="string" office:string-value="1111">
            <text:p>1111</text:p>
          </table:table-cell>
          <table:table-cell office:value-type="string">
            <text:p>2</text:p>
          </table:table-cell>
          <table:table-cell office:value-type="string">
            <text:p>F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6" office:value-type="string">
            <text:p>1</text:p>
          </table:table-cell>
          <table:table-cell table:formula="of:=[.A244]&amp;[.B244]&amp;[.C244]&amp;[.D244]&amp;[.E244]&amp;[.F244]&amp;[.G244]&amp;[.H244]" office:value-type="string" office:string-value="00111111">
            <text:p>00111111</text:p>
          </table:table-cell>
          <table:table-cell table:formula="of:=[.H244]&amp;[.G244]&amp;[.F244]&amp;[.E244]&amp;[.D244]&amp;[.C244]&amp;[.B244]&amp;[.A244]" office:value-type="string" office:string-value="11111100">
            <text:p>11111100</text:p>
          </table:table-cell>
          <table:table-cell table:formula="of:=[.A244]&amp;[.B244]&amp;[.C244]" office:value-type="string" office:string-value="001">
            <text:p>001</text:p>
          </table:table-cell>
          <table:table-cell table:formula="of:=[.D244]&amp;[.E244]&amp;[.F244]" office:value-type="string" office:string-value="111">
            <text:p>111</text:p>
          </table:table-cell>
          <table:table-cell table:formula="of:=[.G244]&amp;[.H244]" office:value-type="string" office:string-value="11">
            <text:p>11</text:p>
          </table:table-cell>
          <table:table-cell table:formula="of:=[.A244]&amp;[.B244]&amp;[.C244]&amp;[.D244]" office:value-type="string" office:string-value="0011">
            <text:p>0011</text:p>
          </table:table-cell>
          <table:table-cell table:formula="of:=[.E244]&amp;[.F244]&amp;[.G244]&amp;[.H244]" office:value-type="string" office:string-value="1111">
            <text:p>1111</text:p>
          </table:table-cell>
          <table:table-cell office:value-type="string">
            <text:p>3</text:p>
          </table:table-cell>
          <table:table-cell office:value-type="string">
            <text:p>F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45]&amp;[.B245]&amp;[.C245]&amp;[.D245]&amp;[.E245]&amp;[.F245]&amp;[.G245]&amp;[.H245]" office:value-type="string" office:string-value="01001111">
            <text:p>01001111</text:p>
          </table:table-cell>
          <table:table-cell table:formula="of:=[.H245]&amp;[.G245]&amp;[.F245]&amp;[.E245]&amp;[.D245]&amp;[.C245]&amp;[.B245]&amp;[.A245]" office:value-type="string" office:string-value="11110010">
            <text:p>11110010</text:p>
          </table:table-cell>
          <table:table-cell table:formula="of:=[.A245]&amp;[.B245]&amp;[.C245]" office:value-type="string" office:string-value="010">
            <text:p>010</text:p>
          </table:table-cell>
          <table:table-cell table:formula="of:=[.D245]&amp;[.E245]&amp;[.F245]" office:value-type="string" office:string-value="011">
            <text:p>011</text:p>
          </table:table-cell>
          <table:table-cell table:formula="of:=[.G245]&amp;[.H245]" office:value-type="string" office:string-value="11">
            <text:p>11</text:p>
          </table:table-cell>
          <table:table-cell table:formula="of:=[.A245]&amp;[.B245]&amp;[.C245]&amp;[.D245]" office:value-type="string" office:string-value="0100">
            <text:p>0100</text:p>
          </table:table-cell>
          <table:table-cell table:formula="of:=[.E245]&amp;[.F245]&amp;[.G245]&amp;[.H245]" office:value-type="string" office:string-value="1111">
            <text:p>1111</text:p>
          </table:table-cell>
          <table:table-cell office:value-type="string">
            <text:p>4</text:p>
          </table:table-cell>
          <table:table-cell office:value-type="string">
            <text:p>F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table:formula="of:=[.A246]&amp;[.B246]&amp;[.C246]&amp;[.D246]&amp;[.E246]&amp;[.F246]&amp;[.G246]&amp;[.H246]" office:value-type="string" office:string-value="01011111">
            <text:p>01011111</text:p>
          </table:table-cell>
          <table:table-cell table:formula="of:=[.H246]&amp;[.G246]&amp;[.F246]&amp;[.E246]&amp;[.D246]&amp;[.C246]&amp;[.B246]&amp;[.A246]" office:value-type="string" office:string-value="11111010">
            <text:p>11111010</text:p>
          </table:table-cell>
          <table:table-cell table:formula="of:=[.A246]&amp;[.B246]&amp;[.C246]" office:value-type="string" office:string-value="010">
            <text:p>010</text:p>
          </table:table-cell>
          <table:table-cell table:formula="of:=[.D246]&amp;[.E246]&amp;[.F246]" office:value-type="string" office:string-value="111">
            <text:p>111</text:p>
          </table:table-cell>
          <table:table-cell table:formula="of:=[.G246]&amp;[.H246]" office:value-type="string" office:string-value="11">
            <text:p>11</text:p>
          </table:table-cell>
          <table:table-cell table:formula="of:=[.A246]&amp;[.B246]&amp;[.C246]&amp;[.D246]" office:value-type="string" office:string-value="0101">
            <text:p>0101</text:p>
          </table:table-cell>
          <table:table-cell table:formula="of:=[.E246]&amp;[.F246]&amp;[.G246]&amp;[.H246]" office:value-type="string" office:string-value="1111">
            <text:p>1111</text:p>
          </table:table-cell>
          <table:table-cell office:value-type="string">
            <text:p>5</text:p>
          </table:table-cell>
          <table:table-cell office:value-type="string">
            <text:p>F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47]&amp;[.B247]&amp;[.C247]&amp;[.D247]&amp;[.E247]&amp;[.F247]&amp;[.G247]&amp;[.H247]" office:value-type="string" office:string-value="01101111">
            <text:p>01101111</text:p>
          </table:table-cell>
          <table:table-cell table:formula="of:=[.H247]&amp;[.G247]&amp;[.F247]&amp;[.E247]&amp;[.D247]&amp;[.C247]&amp;[.B247]&amp;[.A247]" office:value-type="string" office:string-value="11110110">
            <text:p>11110110</text:p>
          </table:table-cell>
          <table:table-cell table:formula="of:=[.A247]&amp;[.B247]&amp;[.C247]" office:value-type="string" office:string-value="011">
            <text:p>011</text:p>
          </table:table-cell>
          <table:table-cell table:formula="of:=[.D247]&amp;[.E247]&amp;[.F247]" office:value-type="string" office:string-value="011">
            <text:p>011</text:p>
          </table:table-cell>
          <table:table-cell table:formula="of:=[.G247]&amp;[.H247]" office:value-type="string" office:string-value="11">
            <text:p>11</text:p>
          </table:table-cell>
          <table:table-cell table:formula="of:=[.A247]&amp;[.B247]&amp;[.C247]&amp;[.D247]" office:value-type="string" office:string-value="0110">
            <text:p>0110</text:p>
          </table:table-cell>
          <table:table-cell table:formula="of:=[.E247]&amp;[.F247]&amp;[.G247]&amp;[.H247]" office:value-type="string" office:string-value="1111">
            <text:p>1111</text:p>
          </table:table-cell>
          <table:table-cell office:value-type="string">
            <text:p>6</text:p>
          </table:table-cell>
          <table:table-cell office:value-type="string">
            <text:p>F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7" office:value-type="string">
            <text:p>1</text:p>
          </table:table-cell>
          <table:table-cell table:formula="of:=[.A248]&amp;[.B248]&amp;[.C248]&amp;[.D248]&amp;[.E248]&amp;[.F248]&amp;[.G248]&amp;[.H248]" office:value-type="string" office:string-value="01111111">
            <text:p>01111111</text:p>
          </table:table-cell>
          <table:table-cell table:formula="of:=[.H248]&amp;[.G248]&amp;[.F248]&amp;[.E248]&amp;[.D248]&amp;[.C248]&amp;[.B248]&amp;[.A248]" office:value-type="string" office:string-value="11111110">
            <text:p>11111110</text:p>
          </table:table-cell>
          <table:table-cell table:formula="of:=[.A248]&amp;[.B248]&amp;[.C248]" office:value-type="string" office:string-value="011">
            <text:p>011</text:p>
          </table:table-cell>
          <table:table-cell table:formula="of:=[.D248]&amp;[.E248]&amp;[.F248]" office:value-type="string" office:string-value="111">
            <text:p>111</text:p>
          </table:table-cell>
          <table:table-cell table:formula="of:=[.G248]&amp;[.H248]" office:value-type="string" office:string-value="11">
            <text:p>11</text:p>
          </table:table-cell>
          <table:table-cell table:formula="of:=[.A248]&amp;[.B248]&amp;[.C248]&amp;[.D248]" office:value-type="string" office:string-value="0111">
            <text:p>0111</text:p>
          </table:table-cell>
          <table:table-cell table:formula="of:=[.E248]&amp;[.F248]&amp;[.G248]&amp;[.H248]" office:value-type="string" office:string-value="1111">
            <text:p>1111</text:p>
          </table:table-cell>
          <table:table-cell office:value-type="string">
            <text:p>7</text:p>
          </table:table-cell>
          <table:table-cell office:value-type="string">
            <text:p>F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49]&amp;[.B249]&amp;[.C249]&amp;[.D249]&amp;[.E249]&amp;[.F249]&amp;[.G249]&amp;[.H249]" office:value-type="string" office:string-value="10001111">
            <text:p>10001111</text:p>
          </table:table-cell>
          <table:table-cell table:formula="of:=[.H249]&amp;[.G249]&amp;[.F249]&amp;[.E249]&amp;[.D249]&amp;[.C249]&amp;[.B249]&amp;[.A249]" office:value-type="string" office:string-value="11110001">
            <text:p>11110001</text:p>
          </table:table-cell>
          <table:table-cell table:formula="of:=[.A249]&amp;[.B249]&amp;[.C249]" office:value-type="string" office:string-value="100">
            <text:p>100</text:p>
          </table:table-cell>
          <table:table-cell table:formula="of:=[.D249]&amp;[.E249]&amp;[.F249]" office:value-type="string" office:string-value="011">
            <text:p>011</text:p>
          </table:table-cell>
          <table:table-cell table:formula="of:=[.G249]&amp;[.H249]" office:value-type="string" office:string-value="11">
            <text:p>11</text:p>
          </table:table-cell>
          <table:table-cell table:formula="of:=[.A249]&amp;[.B249]&amp;[.C249]&amp;[.D249]" office:value-type="string" office:string-value="1000">
            <text:p>1000</text:p>
          </table:table-cell>
          <table:table-cell table:formula="of:=[.E249]&amp;[.F249]&amp;[.G249]&amp;[.H249]" office:value-type="string" office:string-value="1111">
            <text:p>1111</text:p>
          </table:table-cell>
          <table:table-cell office:value-type="string">
            <text:p>8</text:p>
          </table:table-cell>
          <table:table-cell office:value-type="string">
            <text:p>F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table:formula="of:=[.A250]&amp;[.B250]&amp;[.C250]&amp;[.D250]&amp;[.E250]&amp;[.F250]&amp;[.G250]&amp;[.H250]" office:value-type="string" office:string-value="10011111">
            <text:p>10011111</text:p>
          </table:table-cell>
          <table:table-cell table:formula="of:=[.H250]&amp;[.G250]&amp;[.F250]&amp;[.E250]&amp;[.D250]&amp;[.C250]&amp;[.B250]&amp;[.A250]" office:value-type="string" office:string-value="11111001">
            <text:p>11111001</text:p>
          </table:table-cell>
          <table:table-cell table:formula="of:=[.A250]&amp;[.B250]&amp;[.C250]" office:value-type="string" office:string-value="100">
            <text:p>100</text:p>
          </table:table-cell>
          <table:table-cell table:formula="of:=[.D250]&amp;[.E250]&amp;[.F250]" office:value-type="string" office:string-value="111">
            <text:p>111</text:p>
          </table:table-cell>
          <table:table-cell table:formula="of:=[.G250]&amp;[.H250]" office:value-type="string" office:string-value="11">
            <text:p>11</text:p>
          </table:table-cell>
          <table:table-cell table:formula="of:=[.A250]&amp;[.B250]&amp;[.C250]&amp;[.D250]" office:value-type="string" office:string-value="1001">
            <text:p>1001</text:p>
          </table:table-cell>
          <table:table-cell table:formula="of:=[.E250]&amp;[.F250]&amp;[.G250]&amp;[.H250]" office:value-type="string" office:string-value="1111">
            <text:p>1111</text:p>
          </table:table-cell>
          <table:table-cell office:value-type="string">
            <text:p>9</text:p>
          </table:table-cell>
          <table:table-cell office:value-type="string">
            <text:p>F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51]&amp;[.B251]&amp;[.C251]&amp;[.D251]&amp;[.E251]&amp;[.F251]&amp;[.G251]&amp;[.H251]" office:value-type="string" office:string-value="10101111">
            <text:p>10101111</text:p>
          </table:table-cell>
          <table:table-cell table:formula="of:=[.H251]&amp;[.G251]&amp;[.F251]&amp;[.E251]&amp;[.D251]&amp;[.C251]&amp;[.B251]&amp;[.A251]" office:value-type="string" office:string-value="11110101">
            <text:p>11110101</text:p>
          </table:table-cell>
          <table:table-cell table:formula="of:=[.A251]&amp;[.B251]&amp;[.C251]" office:value-type="string" office:string-value="101">
            <text:p>101</text:p>
          </table:table-cell>
          <table:table-cell table:formula="of:=[.D251]&amp;[.E251]&amp;[.F251]" office:value-type="string" office:string-value="011">
            <text:p>011</text:p>
          </table:table-cell>
          <table:table-cell table:formula="of:=[.G251]&amp;[.H251]" office:value-type="string" office:string-value="11">
            <text:p>11</text:p>
          </table:table-cell>
          <table:table-cell table:formula="of:=[.A251]&amp;[.B251]&amp;[.C251]&amp;[.D251]" office:value-type="string" office:string-value="1010">
            <text:p>1010</text:p>
          </table:table-cell>
          <table:table-cell table:formula="of:=[.E251]&amp;[.F251]&amp;[.G251]&amp;[.H251]" office:value-type="string" office:string-value="1111">
            <text:p>1111</text:p>
          </table:table-cell>
          <table:table-cell office:value-type="string">
            <text:p>A</text:p>
          </table:table-cell>
          <table:table-cell office:value-type="string">
            <text:p>F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6" office:value-type="string">
            <text:p>1</text:p>
          </table:table-cell>
          <table:table-cell table:formula="of:=[.A252]&amp;[.B252]&amp;[.C252]&amp;[.D252]&amp;[.E252]&amp;[.F252]&amp;[.G252]&amp;[.H252]" office:value-type="string" office:string-value="10111111">
            <text:p>10111111</text:p>
          </table:table-cell>
          <table:table-cell table:formula="of:=[.H252]&amp;[.G252]&amp;[.F252]&amp;[.E252]&amp;[.D252]&amp;[.C252]&amp;[.B252]&amp;[.A252]" office:value-type="string" office:string-value="11111101">
            <text:p>11111101</text:p>
          </table:table-cell>
          <table:table-cell table:formula="of:=[.A252]&amp;[.B252]&amp;[.C252]" office:value-type="string" office:string-value="101">
            <text:p>101</text:p>
          </table:table-cell>
          <table:table-cell table:formula="of:=[.D252]&amp;[.E252]&amp;[.F252]" office:value-type="string" office:string-value="111">
            <text:p>111</text:p>
          </table:table-cell>
          <table:table-cell table:formula="of:=[.G252]&amp;[.H252]" office:value-type="string" office:string-value="11">
            <text:p>11</text:p>
          </table:table-cell>
          <table:table-cell table:formula="of:=[.A252]&amp;[.B252]&amp;[.C252]&amp;[.D252]" office:value-type="string" office:string-value="1011">
            <text:p>1011</text:p>
          </table:table-cell>
          <table:table-cell table:formula="of:=[.E252]&amp;[.F252]&amp;[.G252]&amp;[.H252]" office:value-type="string" office:string-value="1111">
            <text:p>1111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53]&amp;[.B253]&amp;[.C253]&amp;[.D253]&amp;[.E253]&amp;[.F253]&amp;[.G253]&amp;[.H253]" office:value-type="string" office:string-value="11001111">
            <text:p>11001111</text:p>
          </table:table-cell>
          <table:table-cell table:formula="of:=[.H253]&amp;[.G253]&amp;[.F253]&amp;[.E253]&amp;[.D253]&amp;[.C253]&amp;[.B253]&amp;[.A253]" office:value-type="string" office:string-value="11110011">
            <text:p>11110011</text:p>
          </table:table-cell>
          <table:table-cell table:formula="of:=[.A253]&amp;[.B253]&amp;[.C253]" office:value-type="string" office:string-value="110">
            <text:p>110</text:p>
          </table:table-cell>
          <table:table-cell table:formula="of:=[.D253]&amp;[.E253]&amp;[.F253]" office:value-type="string" office:string-value="011">
            <text:p>011</text:p>
          </table:table-cell>
          <table:table-cell table:formula="of:=[.G253]&amp;[.H253]" office:value-type="string" office:string-value="11">
            <text:p>11</text:p>
          </table:table-cell>
          <table:table-cell table:formula="of:=[.A253]&amp;[.B253]&amp;[.C253]&amp;[.D253]" office:value-type="string" office:string-value="1100">
            <text:p>1100</text:p>
          </table:table-cell>
          <table:table-cell table:formula="of:=[.E253]&amp;[.F253]&amp;[.G253]&amp;[.H253]" office:value-type="string" office:string-value="1111">
            <text:p>1111</text:p>
          </table:table-cell>
          <table:table-cell office:value-type="string">
            <text:p>C</text:p>
          </table:table-cell>
          <table:table-cell office:value-type="string">
            <text:p>F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table:formula="of:=[.A254]&amp;[.B254]&amp;[.C254]&amp;[.D254]&amp;[.E254]&amp;[.F254]&amp;[.G254]&amp;[.H254]" office:value-type="string" office:string-value="11011111">
            <text:p>11011111</text:p>
          </table:table-cell>
          <table:table-cell table:formula="of:=[.H254]&amp;[.G254]&amp;[.F254]&amp;[.E254]&amp;[.D254]&amp;[.C254]&amp;[.B254]&amp;[.A254]" office:value-type="string" office:string-value="11111011">
            <text:p>11111011</text:p>
          </table:table-cell>
          <table:table-cell table:formula="of:=[.A254]&amp;[.B254]&amp;[.C254]" office:value-type="string" office:string-value="110">
            <text:p>110</text:p>
          </table:table-cell>
          <table:table-cell table:formula="of:=[.D254]&amp;[.E254]&amp;[.F254]" office:value-type="string" office:string-value="111">
            <text:p>111</text:p>
          </table:table-cell>
          <table:table-cell table:formula="of:=[.G254]&amp;[.H254]" office:value-type="string" office:string-value="11">
            <text:p>11</text:p>
          </table:table-cell>
          <table:table-cell table:formula="of:=[.A254]&amp;[.B254]&amp;[.C254]&amp;[.D254]" office:value-type="string" office:string-value="1101">
            <text:p>1101</text:p>
          </table:table-cell>
          <table:table-cell table:formula="of:=[.E254]&amp;[.F254]&amp;[.G254]&amp;[.H254]" office:value-type="string" office:string-value="1111">
            <text:p>1111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55]&amp;[.B255]&amp;[.C255]&amp;[.D255]&amp;[.E255]&amp;[.F255]&amp;[.G255]&amp;[.H255]" office:value-type="string" office:string-value="11101111">
            <text:p>11101111</text:p>
          </table:table-cell>
          <table:table-cell table:formula="of:=[.H255]&amp;[.G255]&amp;[.F255]&amp;[.E255]&amp;[.D255]&amp;[.C255]&amp;[.B255]&amp;[.A255]" office:value-type="string" office:string-value="11110111">
            <text:p>11110111</text:p>
          </table:table-cell>
          <table:table-cell table:formula="of:=[.A255]&amp;[.B255]&amp;[.C255]" office:value-type="string" office:string-value="111">
            <text:p>111</text:p>
          </table:table-cell>
          <table:table-cell table:formula="of:=[.D255]&amp;[.E255]&amp;[.F255]" office:value-type="string" office:string-value="011">
            <text:p>011</text:p>
          </table:table-cell>
          <table:table-cell table:formula="of:=[.G255]&amp;[.H255]" office:value-type="string" office:string-value="11">
            <text:p>11</text:p>
          </table:table-cell>
          <table:table-cell table:formula="of:=[.A255]&amp;[.B255]&amp;[.C255]&amp;[.D255]" office:value-type="string" office:string-value="1110">
            <text:p>1110</text:p>
          </table:table-cell>
          <table:table-cell table:formula="of:=[.E255]&amp;[.F255]&amp;[.G255]&amp;[.H255]" office:value-type="string" office:string-value="1111">
            <text:p>1111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8" office:value-type="string">
            <text:p>1</text:p>
          </table:table-cell>
          <table:table-cell table:formula="of:=[.A256]&amp;[.B256]&amp;[.C256]&amp;[.D256]&amp;[.E256]&amp;[.F256]&amp;[.G256]&amp;[.H256]" office:value-type="string" office:string-value="11111111">
            <text:p>11111111</text:p>
          </table:table-cell>
          <table:table-cell table:formula="of:=[.H256]&amp;[.G256]&amp;[.F256]&amp;[.E256]&amp;[.D256]&amp;[.C256]&amp;[.B256]&amp;[.A256]" office:value-type="string" office:string-value="11111111">
            <text:p>11111111</text:p>
          </table:table-cell>
          <table:table-cell table:formula="of:=[.A256]&amp;[.B256]&amp;[.C256]" office:value-type="string" office:string-value="111">
            <text:p>111</text:p>
          </table:table-cell>
          <table:table-cell table:formula="of:=[.D256]&amp;[.E256]&amp;[.F256]" office:value-type="string" office:string-value="111">
            <text:p>111</text:p>
          </table:table-cell>
          <table:table-cell table:formula="of:=[.G256]&amp;[.H256]" office:value-type="string" office:string-value="11">
            <text:p>11</text:p>
          </table:table-cell>
          <table:table-cell table:formula="of:=[.A256]&amp;[.B256]&amp;[.C256]&amp;[.D256]" office:value-type="string" office:string-value="1111">
            <text:p>1111</text:p>
          </table:table-cell>
          <table:table-cell table:formula="of:=[.E256]&amp;[.F256]&amp;[.G256]&amp;[.H256]" office:value-type="string" office:string-value="1111">
            <text:p>1111</text:p>
          </table:table-cell>
          <table:table-cell table:number-columns-repeated="2" office:value-type="string">
            <text:p>F</text:p>
          </table:table-cell>
          <table:table-cell table:number-columns-repeated="5"/>
          <table:table-cell office:value-type="string">
            <text:p>xxxxxx11</text:p>
          </table:table-cell>
          <table:table-cell office:value-type="float" office:value="0">
            <text:p>0</text:p>
          </table:table-cell>
        </table:table-row>
      </table:table>
      <table:table table:name="工作表4" table:style-name="ta1" table:print="false">
        <table:table-column table:style-name="co17" table:default-cell-style-name="Default"/>
        <table:table-column table:style-name="co10" table:default-cell-style-name="Default"/>
        <table:table-column table:style-name="co18" table:number-columns-repeated="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1016" table:default-cell-style-name="Default"/>
        <table:table-row table:style-name="ro2">
          <table:table-cell table:number-columns-repeated="2" office:value-type="string">
            <text:p>00000000</text:p>
          </table:table-cell>
          <table:table-cell table:number-columns-repeated="2" office:value-type="string">
            <text:p>0</text:p>
          </table:table-cell>
          <table:table-cell office:value-type="string">
            <text:p>BRK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2">
          <table:table-cell office:value-type="string">
            <text:p>00000100</text:p>
          </table:table-cell>
          <table:table-cell office:value-type="string">
            <text:p>0010000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00001000</text:p>
          </table:table-cell>
          <table:table-cell table:style-name="ce1" office:value-type="string">
            <text:p>00010000</text:p>
          </table:table-cell>
          <table:table-cell table:style-name="ce1" office:value-type="string">
            <text:p>0</text:p>
          </table:table-cell>
          <table:table-cell table:style-name="ce1" office:value-type="string">
            <text:p>8</text:p>
          </table:table-cell>
          <table:table-cell table:style-name="ce1" office:value-type="string">
            <text:p>PHP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/>
          <table:table-cell table:number-columns-repeated="1015"/>
        </table:table-row>
        <table:table-row table:style-name="ro2">
          <table:table-cell office:value-type="string">
            <text:p>00001100</text:p>
          </table:table-cell>
          <table:table-cell office:value-type="string">
            <text:p>00110000</text:p>
          </table:table-cell>
          <table:table-cell office:value-type="string">
            <text:p>0</text:p>
          </table:table-cell>
          <table:table-cell office:value-type="string">
            <text:p>C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00010000</text:p>
          </table:table-cell>
          <table:table-cell table:style-name="ce2" office:value-type="string">
            <text:p>00001000</text:p>
          </table:table-cell>
          <table:table-cell table:style-name="ce2" office:value-type="string">
            <text:p>1</text:p>
          </table:table-cell>
          <table:table-cell table:style-name="ce2" office:value-type="string">
            <text:p>0</text:p>
          </table:table-cell>
          <table:table-cell table:style-name="ce2" office:value-type="string">
            <text:p>BPL</text:p>
          </table:table-cell>
          <table:table-cell table:style-name="ce2"/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+</text:p>
          </table:table-cell>
          <table:table-cell table:number-columns-repeated="1015"/>
        </table:table-row>
        <table:table-row table:style-name="ro2">
          <table:table-cell office:value-type="string">
            <text:p>00010100</text:p>
          </table:table-cell>
          <table:table-cell office:value-type="string">
            <text:p>0010100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table:number-columns-repeated="1020"/>
        </table:table-row>
        <table:table-row table:style-name="ro2">
          <table:table-cell table:number-columns-repeated="2" table:style-name="ce1" office:value-type="string">
            <text:p>00011000</text:p>
          </table:table-cell>
          <table:table-cell table:style-name="ce1" office:value-type="string">
            <text:p>1</text:p>
          </table:table-cell>
          <table:table-cell table:style-name="ce1" office:value-type="string">
            <text:p>8</text:p>
          </table:table-cell>
          <table:table-cell table:style-name="ce1" office:value-type="string">
            <text:p>CLC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office:value-type="string">
            <text:p>00011100</text:p>
          </table:table-cell>
          <table:table-cell office:value-type="string">
            <text:p>00111000</text:p>
          </table:table-cell>
          <table:table-cell office:value-type="string">
            <text:p>1</text:p>
          </table:table-cell>
          <table:table-cell office:value-type="string">
            <text:p>C</text:p>
          </table:table-cell>
          <table:table-cell table:number-columns-repeated="1020"/>
        </table:table-row>
        <table:table-row table:style-name="ro2">
          <table:table-cell office:value-type="string">
            <text:p>00100000</text:p>
          </table:table-cell>
          <table:table-cell office:value-type="string">
            <text:p>000001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JSR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table:style-name="ce2" table:number-columns-repeated="1015"/>
        </table:table-row>
        <table:table-row table:style-name="ro2">
          <table:table-cell table:number-columns-repeated="2" office:value-type="string">
            <text:p>0010010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BIT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style-name="ce2" table:number-columns-repeated="1015"/>
        </table:table-row>
        <table:table-row table:style-name="ro2">
          <table:table-cell table:style-name="ce1" office:value-type="string">
            <text:p>00101000</text:p>
          </table:table-cell>
          <table:table-cell table:style-name="ce1" office:value-type="string">
            <text:p>00010100</text:p>
          </table:table-cell>
          <table:table-cell table:style-name="ce1" office:value-type="string">
            <text:p>2</text:p>
          </table:table-cell>
          <table:table-cell table:style-name="ce1" office:value-type="string">
            <text:p>8</text:p>
          </table:table-cell>
          <table:table-cell table:style-name="ce1" office:value-type="string">
            <text:p>PLP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style-name="ce2" table:number-columns-repeated="1015"/>
        </table:table-row>
        <table:table-row table:style-name="ro2">
          <table:table-cell office:value-type="string">
            <text:p>00101100</text:p>
          </table:table-cell>
          <table:table-cell office:value-type="string">
            <text:p>00110100</text:p>
          </table:table-cell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BIT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style-name="ce2" table:number-columns-repeated="1015"/>
        </table:table-row>
        <table:table-row table:style-name="ro2">
          <table:table-cell table:style-name="ce2" office:value-type="string">
            <text:p>00110000</text:p>
          </table:table-cell>
          <table:table-cell table:style-name="ce2" office:value-type="string">
            <text:p>00001100</text:p>
          </table:table-cell>
          <table:table-cell table:style-name="ce2" office:value-type="string">
            <text:p>3</text:p>
          </table:table-cell>
          <table:table-cell table:style-name="ce2" office:value-type="string">
            <text:p>0</text:p>
          </table:table-cell>
          <table:table-cell table:style-name="ce2" office:value-type="string">
            <text:p>BMI</text:p>
          </table:table-cell>
          <table:table-cell table:style-name="ce2"/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+</text:p>
          </table:table-cell>
          <table:table-cell table:style-name="ce2" table:number-columns-repeated="1015"/>
        </table:table-row>
        <table:table-row table:style-name="ro2">
          <table:table-cell office:value-type="string">
            <text:p>00110100</text:p>
          </table:table-cell>
          <table:table-cell office:value-type="string">
            <text:p>00101100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table:number-columns-repeated="5"/>
          <table:table-cell table:style-name="ce2" table:number-columns-repeated="1015"/>
        </table:table-row>
        <table:table-row table:style-name="ro2">
          <table:table-cell table:style-name="ce1" office:value-type="string">
            <text:p>00111000</text:p>
          </table:table-cell>
          <table:table-cell table:style-name="ce1" office:value-type="string">
            <text:p>00011100</text:p>
          </table:table-cell>
          <table:table-cell table:style-name="ce1" office:value-type="string">
            <text:p>3</text:p>
          </table:table-cell>
          <table:table-cell table:style-name="ce1" office:value-type="string">
            <text:p>8</text:p>
          </table:table-cell>
          <table:table-cell table:style-name="ce1" office:value-type="string">
            <text:p>SEC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2" table:number-columns-repeated="1015"/>
        </table:table-row>
        <table:table-row table:style-name="ro2">
          <table:table-cell table:number-columns-repeated="2" office:value-type="string">
            <text:p>00111100</text:p>
          </table:table-cell>
          <table:table-cell office:value-type="string">
            <text:p>3</text:p>
          </table:table-cell>
          <table:table-cell office:value-type="string">
            <text:p>C</text:p>
          </table:table-cell>
          <table:table-cell table:number-columns-repeated="5"/>
          <table:table-cell table:style-name="ce2" table:number-columns-repeated="1015"/>
        </table:table-row>
        <table:table-row table:style-name="ro2">
          <table:table-cell office:value-type="string">
            <text:p>01000000</text:p>
          </table:table-cell>
          <table:table-cell office:value-type="string">
            <text:p>0000001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RTI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table:style-name="ce1" table:number-columns-repeated="1015"/>
        </table:table-row>
        <table:table-row table:style-name="ro2">
          <table:table-cell office:value-type="string">
            <text:p>01000100</text:p>
          </table:table-cell>
          <table:table-cell office:value-type="string">
            <text:p>00100010</text:p>
          </table:table-cell>
          <table:table-cell table:number-columns-repeated="2" office:value-type="string">
            <text:p>4</text:p>
          </table:table-cell>
          <table:table-cell table:number-columns-repeated="5"/>
          <table:table-cell table:style-name="ce1" table:number-columns-repeated="1015"/>
        </table:table-row>
        <table:table-row table:style-name="ro2">
          <table:table-cell table:style-name="ce1" office:value-type="string">
            <text:p>01001000</text:p>
          </table:table-cell>
          <table:table-cell table:style-name="ce1" office:value-type="string">
            <text:p>00010010</text:p>
          </table:table-cell>
          <table:table-cell table:style-name="ce1" office:value-type="string">
            <text:p>4</text:p>
          </table:table-cell>
          <table:table-cell table:style-name="ce1" office:value-type="string">
            <text:p>8</text:p>
          </table:table-cell>
          <table:table-cell table:style-name="ce1" office:value-type="string">
            <text:p>PHA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table:number-columns-repeated="1016"/>
        </table:table-row>
        <table:table-row table:style-name="ro2">
          <table:table-cell office:value-type="string">
            <text:p>01001100</text:p>
          </table:table-cell>
          <table:table-cell office:value-type="string">
            <text:p>00110010</text:p>
          </table:table-cell>
          <table:table-cell office:value-type="string">
            <text:p>4</text:p>
          </table:table-cell>
          <table:table-cell office:value-type="string">
            <text:p>C</text:p>
          </table:table-cell>
          <table:table-cell office:value-type="string">
            <text:p>JMP</text:p>
          </table:table-cell>
          <table:table-cell office:value-type="string">
            <text:p>a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" table:number-columns-repeated="1015"/>
        </table:table-row>
        <table:table-row table:style-name="ro2">
          <table:table-cell table:style-name="ce2" office:value-type="string">
            <text:p>01010000</text:p>
          </table:table-cell>
          <table:table-cell table:style-name="ce2" office:value-type="string">
            <text:p>00001010</text:p>
          </table:table-cell>
          <table:table-cell table:style-name="ce2" office:value-type="string">
            <text:p>5</text:p>
          </table:table-cell>
          <table:table-cell table:style-name="ce2" office:value-type="string">
            <text:p>0</text:p>
          </table:table-cell>
          <table:table-cell table:style-name="ce2" office:value-type="string">
            <text:p>BVC</text:p>
          </table:table-cell>
          <table:table-cell table:style-name="ce2"/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+</text:p>
          </table:table-cell>
          <table:table-cell table:style-name="ce1" table:number-columns-repeated="1015"/>
        </table:table-row>
        <table:table-row table:style-name="ro2">
          <table:table-cell office:value-type="string">
            <text:p>01010100</text:p>
          </table:table-cell>
          <table:table-cell office:value-type="string">
            <text:p>00101010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table:number-columns-repeated="5"/>
          <table:table-cell table:style-name="ce1" table:number-columns-repeated="1015"/>
        </table:table-row>
        <table:table-row table:style-name="ro2">
          <table:table-cell table:style-name="ce1" office:value-type="string">
            <text:p>01011000</text:p>
          </table:table-cell>
          <table:table-cell table:style-name="ce1" office:value-type="string">
            <text:p>00011010</text:p>
          </table:table-cell>
          <table:table-cell table:style-name="ce1" office:value-type="string">
            <text:p>5</text:p>
          </table:table-cell>
          <table:table-cell table:style-name="ce1" office:value-type="string">
            <text:p>8</text:p>
          </table:table-cell>
          <table:table-cell table:style-name="ce1" office:value-type="string">
            <text:p>CLI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table:number-columns-repeated="1016"/>
        </table:table-row>
        <table:table-row table:style-name="ro2">
          <table:table-cell office:value-type="string">
            <text:p>01011100</text:p>
          </table:table-cell>
          <table:table-cell office:value-type="string">
            <text:p>00111010</text:p>
          </table:table-cell>
          <table:table-cell office:value-type="string">
            <text:p>5</text:p>
          </table:table-cell>
          <table:table-cell office:value-type="string">
            <text:p>C</text:p>
          </table:table-cell>
          <table:table-cell table:number-columns-repeated="5"/>
          <table:table-cell table:style-name="ce1" table:number-columns-repeated="1015"/>
        </table:table-row>
        <table:table-row table:style-name="ro2">
          <table:table-cell office:value-type="string">
            <text:p>01100000</text:p>
          </table:table-cell>
          <table:table-cell office:value-type="string">
            <text:p>0000011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RTS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table:style-name="ce1" table:number-columns-repeated="1015"/>
        </table:table-row>
        <table:table-row table:style-name="ro2">
          <table:table-cell office:value-type="string">
            <text:p>01100100</text:p>
          </table:table-cell>
          <table:table-cell office:value-type="string">
            <text:p>00100110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table:number-columns-repeated="5"/>
          <table:table-cell table:style-name="ce1" table:number-columns-repeated="1015"/>
        </table:table-row>
        <table:table-row table:style-name="ro2">
          <table:table-cell table:style-name="ce1" office:value-type="string">
            <text:p>01101000</text:p>
          </table:table-cell>
          <table:table-cell table:style-name="ce1" office:value-type="string">
            <text:p>00010110</text:p>
          </table:table-cell>
          <table:table-cell table:style-name="ce1" office:value-type="string">
            <text:p>6</text:p>
          </table:table-cell>
          <table:table-cell table:style-name="ce1" office:value-type="string">
            <text:p>8</text:p>
          </table:table-cell>
          <table:table-cell table:style-name="ce1" office:value-type="string">
            <text:p>PLA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table:number-columns-repeated="1016"/>
        </table:table-row>
        <table:table-row table:style-name="ro2">
          <table:table-cell office:value-type="string">
            <text:p>01101100</text:p>
          </table:table-cell>
          <table:table-cell office:value-type="string">
            <text:p>00110110</text:p>
          </table:table-cell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JMP</text:p>
          </table:table-cell>
          <table:table-cell office:value-type="string">
            <text:p>ind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table:style-name="ce1" table:number-columns-repeated="1015"/>
        </table:table-row>
        <table:table-row table:style-name="ro2">
          <table:table-cell table:style-name="ce2" office:value-type="string">
            <text:p>01110000</text:p>
          </table:table-cell>
          <table:table-cell table:style-name="ce2" office:value-type="string">
            <text:p>00001110</text:p>
          </table:table-cell>
          <table:table-cell table:style-name="ce2" office:value-type="string">
            <text:p>7</text:p>
          </table:table-cell>
          <table:table-cell table:style-name="ce2" office:value-type="string">
            <text:p>0</text:p>
          </table:table-cell>
          <table:table-cell table:style-name="ce2" office:value-type="string">
            <text:p>BVS</text:p>
          </table:table-cell>
          <table:table-cell table:style-name="ce2"/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+</text:p>
          </table:table-cell>
          <table:table-cell table:style-name="ce1" table:number-columns-repeated="1015"/>
        </table:table-row>
        <table:table-row table:style-name="ro2">
          <table:table-cell office:value-type="string">
            <text:p>01110100</text:p>
          </table:table-cell>
          <table:table-cell office:value-type="string">
            <text:p>00101110</text:p>
          </table:table-cell>
          <table:table-cell office:value-type="string">
            <text:p>7</text:p>
          </table:table-cell>
          <table:table-cell office:value-type="string">
            <text:p>4</text:p>
          </table:table-cell>
          <table:table-cell table:number-columns-repeated="5"/>
          <table:table-cell table:style-name="ce1" table:number-columns-repeated="1015"/>
        </table:table-row>
        <table:table-row table:style-name="ro2">
          <table:table-cell table:style-name="ce1" office:value-type="string">
            <text:p>01111000</text:p>
          </table:table-cell>
          <table:table-cell table:style-name="ce1" office:value-type="string">
            <text:p>00011110</text:p>
          </table:table-cell>
          <table:table-cell table:style-name="ce1" office:value-type="string">
            <text:p>7</text:p>
          </table:table-cell>
          <table:table-cell table:style-name="ce1" office:value-type="string">
            <text:p>8</text:p>
          </table:table-cell>
          <table:table-cell table:style-name="ce1" office:value-type="string">
            <text:p>SEI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table:number-columns-repeated="1016"/>
        </table:table-row>
        <table:table-row table:style-name="ro2">
          <table:table-cell office:value-type="string">
            <text:p>01111100</text:p>
          </table:table-cell>
          <table:table-cell office:value-type="string">
            <text:p>00111110</text:p>
          </table:table-cell>
          <table:table-cell office:value-type="string">
            <text:p>7</text:p>
          </table:table-cell>
          <table:table-cell office:value-type="string">
            <text:p>C</text:p>
          </table:table-cell>
          <table:table-cell table:number-columns-repeated="5"/>
          <table:table-cell table:style-name="ce1" table:number-columns-repeated="1015"/>
        </table:table-row>
        <table:table-row table:style-name="ro2">
          <table:table-cell office:value-type="string">
            <text:p>10000000</text:p>
          </table:table-cell>
          <table:table-cell office:value-type="string">
            <text:p>00000001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10000100</text:p>
          </table:table-cell>
          <table:table-cell table:style-name="ce3" office:value-type="string">
            <text:p>00100001</text:p>
          </table:table-cell>
          <table:table-cell table:style-name="ce3" office:value-type="string">
            <text:p>8</text:p>
          </table:table-cell>
          <table:table-cell table:style-name="ce3" office:value-type="string">
            <text:p>4</text:p>
          </table:table-cell>
          <table:table-cell table:style-name="ce3" office:value-type="string">
            <text:p>STY</text:p>
          </table:table-cell>
          <table:table-cell table:style-name="ce3" office:value-type="string">
            <text:p>d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1" office:value-type="string">
            <text:p>10001000</text:p>
          </table:table-cell>
          <table:table-cell table:style-name="ce1" office:value-type="string">
            <text:p>00010001</text:p>
          </table:table-cell>
          <table:table-cell table:number-columns-repeated="2" table:style-name="ce1" office:value-type="string">
            <text:p>8</text:p>
          </table:table-cell>
          <table:table-cell table:style-name="ce1" office:value-type="string">
            <text:p>DEY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string">
            <text:p>10001100</text:p>
          </table:table-cell>
          <table:table-cell table:style-name="ce3" office:value-type="string">
            <text:p>00110001</text:p>
          </table:table-cell>
          <table:table-cell table:style-name="ce3" office:value-type="string">
            <text:p>8</text:p>
          </table:table-cell>
          <table:table-cell table:style-name="ce3" office:value-type="string">
            <text:p>C</text:p>
          </table:table-cell>
          <table:table-cell table:style-name="ce3" office:value-type="string">
            <text:p>STY</text:p>
          </table:table-cell>
          <table:table-cell table:style-name="ce3" office:value-type="string">
            <text:p>a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2" office:value-type="string">
            <text:p>10010000</text:p>
          </table:table-cell>
          <table:table-cell table:style-name="ce2" office:value-type="string">
            <text:p>00001001</text:p>
          </table:table-cell>
          <table:table-cell table:style-name="ce2" office:value-type="string">
            <text:p>9</text:p>
          </table:table-cell>
          <table:table-cell table:style-name="ce2" office:value-type="string">
            <text:p>0</text:p>
          </table:table-cell>
          <table:table-cell table:style-name="ce2" office:value-type="string">
            <text:p>BCC</text:p>
          </table:table-cell>
          <table:table-cell table:style-name="ce2"/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+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10010100</text:p>
          </table:table-cell>
          <table:table-cell table:style-name="ce3" office:value-type="string">
            <text:p>00101001</text:p>
          </table:table-cell>
          <table:table-cell table:style-name="ce3" office:value-type="string">
            <text:p>9</text:p>
          </table:table-cell>
          <table:table-cell table:style-name="ce3" office:value-type="string">
            <text:p>4</text:p>
          </table:table-cell>
          <table:table-cell table:style-name="ce3" office:value-type="string">
            <text:p>STY</text:p>
          </table:table-cell>
          <table:table-cell table:style-name="ce3" office:value-type="string">
            <text:p>d,x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1" office:value-type="string">
            <text:p>10011000</text:p>
          </table:table-cell>
          <table:table-cell table:style-name="ce1" office:value-type="string">
            <text:p>00011001</text:p>
          </table:table-cell>
          <table:table-cell table:style-name="ce1" office:value-type="string">
            <text:p>9</text:p>
          </table:table-cell>
          <table:table-cell table:style-name="ce1" office:value-type="string">
            <text:p>8</text:p>
          </table:table-cell>
          <table:table-cell table:style-name="ce1" office:value-type="string">
            <text:p>TYA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office:value-type="string">
            <text:p>10011100</text:p>
          </table:table-cell>
          <table:table-cell office:value-type="string">
            <text:p>00111001</text:p>
          </table:table-cell>
          <table:table-cell office:value-type="string">
            <text:p>9</text:p>
          </table:table-cell>
          <table:table-cell office:value-type="string">
            <text:p>C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10100000</text:p>
          </table:table-cell>
          <table:table-cell table:style-name="ce3" office:value-type="string">
            <text:p>00000101</text:p>
          </table:table-cell>
          <table:table-cell table:style-name="ce3" office:value-type="string">
            <text:p>A</text:p>
          </table:table-cell>
          <table:table-cell table:style-name="ce3" office:value-type="string">
            <text:p>0</text:p>
          </table:table-cell>
          <table:table-cell table:style-name="ce3" office:value-type="string">
            <text:p>LDY</text:p>
          </table:table-cell>
          <table:table-cell table:style-name="ce3" office:value-type="string">
            <text:p>#v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10100100</text:p>
          </table:table-cell>
          <table:table-cell table:style-name="ce3" office:value-type="string">
            <text:p>00100101</text:p>
          </table:table-cell>
          <table:table-cell table:style-name="ce3" office:value-type="string">
            <text:p>A</text:p>
          </table:table-cell>
          <table:table-cell table:style-name="ce3" office:value-type="string">
            <text:p>4</text:p>
          </table:table-cell>
          <table:table-cell table:style-name="ce3" office:value-type="string">
            <text:p>LDY</text:p>
          </table:table-cell>
          <table:table-cell table:style-name="ce3" office:value-type="string">
            <text:p>d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1" office:value-type="string">
            <text:p>10101000</text:p>
          </table:table-cell>
          <table:table-cell table:style-name="ce1" office:value-type="string">
            <text:p>00010101</text:p>
          </table:table-cell>
          <table:table-cell table:style-name="ce1" office:value-type="string">
            <text:p>A</text:p>
          </table:table-cell>
          <table:table-cell table:style-name="ce1" office:value-type="string">
            <text:p>8</text:p>
          </table:table-cell>
          <table:table-cell table:style-name="ce1" office:value-type="string">
            <text:p>TAY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string">
            <text:p>10101100</text:p>
          </table:table-cell>
          <table:table-cell table:style-name="ce3" office:value-type="string">
            <text:p>00110101</text:p>
          </table:table-cell>
          <table:table-cell table:style-name="ce3" office:value-type="string">
            <text:p>A</text:p>
          </table:table-cell>
          <table:table-cell table:style-name="ce3" office:value-type="string">
            <text:p>C</text:p>
          </table:table-cell>
          <table:table-cell table:style-name="ce3" office:value-type="string">
            <text:p>LDY</text:p>
          </table:table-cell>
          <table:table-cell table:style-name="ce3" office:value-type="string">
            <text:p>a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2" office:value-type="string">
            <text:p>10110000</text:p>
          </table:table-cell>
          <table:table-cell table:style-name="ce2" office:value-type="string">
            <text:p>00001101</text:p>
          </table:table-cell>
          <table:table-cell table:style-name="ce2" office:value-type="string">
            <text:p>B</text:p>
          </table:table-cell>
          <table:table-cell table:style-name="ce2" office:value-type="string">
            <text:p>0</text:p>
          </table:table-cell>
          <table:table-cell table:style-name="ce2" office:value-type="string">
            <text:p>BCS</text:p>
          </table:table-cell>
          <table:table-cell table:style-name="ce2"/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+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10110100</text:p>
          </table:table-cell>
          <table:table-cell table:style-name="ce3" office:value-type="string">
            <text:p>00101101</text:p>
          </table:table-cell>
          <table:table-cell table:style-name="ce3" office:value-type="string">
            <text:p>B</text:p>
          </table:table-cell>
          <table:table-cell table:style-name="ce3" office:value-type="string">
            <text:p>4</text:p>
          </table:table-cell>
          <table:table-cell table:style-name="ce3" office:value-type="string">
            <text:p>LDY</text:p>
          </table:table-cell>
          <table:table-cell table:style-name="ce3" office:value-type="string">
            <text:p>d,x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1" office:value-type="string">
            <text:p>10111000</text:p>
          </table:table-cell>
          <table:table-cell table:style-name="ce1" office:value-type="string">
            <text:p>00011101</text:p>
          </table:table-cell>
          <table:table-cell table:style-name="ce1" office:value-type="string">
            <text:p>B</text:p>
          </table:table-cell>
          <table:table-cell table:style-name="ce1" office:value-type="string">
            <text:p>8</text:p>
          </table:table-cell>
          <table:table-cell table:style-name="ce1" office:value-type="string">
            <text:p>CLV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string">
            <text:p>10111100</text:p>
          </table:table-cell>
          <table:table-cell table:style-name="ce3" office:value-type="string">
            <text:p>00111101</text:p>
          </table:table-cell>
          <table:table-cell table:style-name="ce3" office:value-type="string">
            <text:p>B</text:p>
          </table:table-cell>
          <table:table-cell table:style-name="ce3" office:value-type="string">
            <text:p>C</text:p>
          </table:table-cell>
          <table:table-cell table:style-name="ce3" office:value-type="string">
            <text:p>LDY</text:p>
          </table:table-cell>
          <table:table-cell table:style-name="ce3" office:value-type="string">
            <text:p>a,x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11000000</text:p>
          </table:table-cell>
          <table:table-cell table:style-name="ce3" office:value-type="string">
            <text:p>00000011</text:p>
          </table:table-cell>
          <table:table-cell table:style-name="ce3" office:value-type="string">
            <text:p>C</text:p>
          </table:table-cell>
          <table:table-cell table:style-name="ce3" office:value-type="string">
            <text:p>0</text:p>
          </table:table-cell>
          <table:table-cell table:style-name="ce3" office:value-type="string">
            <text:p>CPY</text:p>
          </table:table-cell>
          <table:table-cell table:style-name="ce3" office:value-type="string">
            <text:p>#v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11000100</text:p>
          </table:table-cell>
          <table:table-cell table:style-name="ce3" office:value-type="string">
            <text:p>00100011</text:p>
          </table:table-cell>
          <table:table-cell table:style-name="ce3" office:value-type="string">
            <text:p>C</text:p>
          </table:table-cell>
          <table:table-cell table:style-name="ce3" office:value-type="string">
            <text:p>4</text:p>
          </table:table-cell>
          <table:table-cell table:style-name="ce3" office:value-type="string">
            <text:p>CPY</text:p>
          </table:table-cell>
          <table:table-cell table:style-name="ce3" office:value-type="string">
            <text:p>d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1" office:value-type="string">
            <text:p>11001000</text:p>
          </table:table-cell>
          <table:table-cell table:style-name="ce1" office:value-type="string">
            <text:p>00010011</text:p>
          </table:table-cell>
          <table:table-cell table:style-name="ce1" office:value-type="string">
            <text:p>C</text:p>
          </table:table-cell>
          <table:table-cell table:style-name="ce1" office:value-type="string">
            <text:p>8</text:p>
          </table:table-cell>
          <table:table-cell table:style-name="ce1" office:value-type="string">
            <text:p>INY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string">
            <text:p>11001100</text:p>
          </table:table-cell>
          <table:table-cell table:style-name="ce3" office:value-type="string">
            <text:p>00110011</text:p>
          </table:table-cell>
          <table:table-cell table:number-columns-repeated="2" table:style-name="ce3" office:value-type="string">
            <text:p>C</text:p>
          </table:table-cell>
          <table:table-cell table:style-name="ce3" office:value-type="string">
            <text:p>CPY</text:p>
          </table:table-cell>
          <table:table-cell table:style-name="ce3" office:value-type="string">
            <text:p>a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2" office:value-type="string">
            <text:p>11010000</text:p>
          </table:table-cell>
          <table:table-cell table:style-name="ce2" office:value-type="string">
            <text:p>0000101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0</text:p>
          </table:table-cell>
          <table:table-cell table:style-name="ce2" office:value-type="string">
            <text:p>BNE</text:p>
          </table:table-cell>
          <table:table-cell table:style-name="ce2"/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+</text:p>
          </table:table-cell>
          <table:table-cell table:number-columns-repeated="1015"/>
        </table:table-row>
        <table:table-row table:style-name="ro2">
          <table:table-cell office:value-type="string">
            <text:p>11010100</text:p>
          </table:table-cell>
          <table:table-cell office:value-type="string">
            <text:p>00101011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11011000</text:p>
          </table:table-cell>
          <table:table-cell table:style-name="ce1" office:value-type="string">
            <text:p>00011011</text:p>
          </table:table-cell>
          <table:table-cell table:style-name="ce1" office:value-type="string">
            <text:p>D</text:p>
          </table:table-cell>
          <table:table-cell table:style-name="ce1" office:value-type="string">
            <text:p>8</text:p>
          </table:table-cell>
          <table:table-cell table:style-name="ce1" office:value-type="string">
            <text:p>CLD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office:value-type="string">
            <text:p>11011100</text:p>
          </table:table-cell>
          <table:table-cell office:value-type="string">
            <text:p>00111011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11100000</text:p>
          </table:table-cell>
          <table:table-cell table:style-name="ce3" office:value-type="string">
            <text:p>00000111</text:p>
          </table:table-cell>
          <table:table-cell table:style-name="ce3" office:value-type="string">
            <text:p>E</text:p>
          </table:table-cell>
          <table:table-cell table:style-name="ce3" office:value-type="string">
            <text:p>0</text:p>
          </table:table-cell>
          <table:table-cell table:style-name="ce3" office:value-type="string">
            <text:p>CPX</text:p>
          </table:table-cell>
          <table:table-cell table:style-name="ce3" office:value-type="string">
            <text:p>#v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11100100</text:p>
          </table:table-cell>
          <table:table-cell table:style-name="ce3" office:value-type="string">
            <text:p>00100111</text:p>
          </table:table-cell>
          <table:table-cell table:style-name="ce3" office:value-type="string">
            <text:p>E</text:p>
          </table:table-cell>
          <table:table-cell table:style-name="ce3" office:value-type="string">
            <text:p>4</text:p>
          </table:table-cell>
          <table:table-cell table:style-name="ce3" office:value-type="string">
            <text:p>CPX</text:p>
          </table:table-cell>
          <table:table-cell table:style-name="ce3" office:value-type="string">
            <text:p>d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1" office:value-type="string">
            <text:p>11101000</text:p>
          </table:table-cell>
          <table:table-cell table:style-name="ce1" office:value-type="string">
            <text:p>00010111</text:p>
          </table:table-cell>
          <table:table-cell table:style-name="ce1" office:value-type="string">
            <text:p>E</text:p>
          </table:table-cell>
          <table:table-cell table:style-name="ce1" office:value-type="string">
            <text:p>8</text:p>
          </table:table-cell>
          <table:table-cell table:style-name="ce1" office:value-type="string">
            <text:p>INX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string">
            <text:p>11101100</text:p>
          </table:table-cell>
          <table:table-cell table:style-name="ce3" office:value-type="string">
            <text:p>00110111</text:p>
          </table:table-cell>
          <table:table-cell table:style-name="ce3" office:value-type="string">
            <text:p>E</text:p>
          </table:table-cell>
          <table:table-cell table:style-name="ce3" office:value-type="string">
            <text:p>C</text:p>
          </table:table-cell>
          <table:table-cell table:style-name="ce3" office:value-type="string">
            <text:p>CPX</text:p>
          </table:table-cell>
          <table:table-cell table:style-name="ce3" office:value-type="string">
            <text:p>a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2" office:value-type="string">
            <text:p>11110000</text:p>
          </table:table-cell>
          <table:table-cell table:style-name="ce2" office:value-type="string">
            <text:p>00001111</text:p>
          </table:table-cell>
          <table:table-cell table:style-name="ce2" office:value-type="string">
            <text:p>F</text:p>
          </table:table-cell>
          <table:table-cell table:style-name="ce2" office:value-type="string">
            <text:p>0</text:p>
          </table:table-cell>
          <table:table-cell table:style-name="ce2" office:value-type="string">
            <text:p>BEQ</text:p>
          </table:table-cell>
          <table:table-cell table:style-name="ce2"/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+</text:p>
          </table:table-cell>
          <table:table-cell table:number-columns-repeated="1015"/>
        </table:table-row>
        <table:table-row table:style-name="ro2">
          <table:table-cell office:value-type="string">
            <text:p>11110100</text:p>
          </table:table-cell>
          <table:table-cell office:value-type="string">
            <text:p>00101111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11111000</text:p>
          </table:table-cell>
          <table:table-cell table:style-name="ce1" office:value-type="string">
            <text:p>0001111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8</text:p>
          </table:table-cell>
          <table:table-cell table:style-name="ce1" office:value-type="string">
            <text:p>SED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office:value-type="string">
            <text:p>11111100</text:p>
          </table:table-cell>
          <table:table-cell office:value-type="string">
            <text:p>00111111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table:number-columns-repeated="1020"/>
        </table:table-row>
      </table:table>
      <table:table table:name="工作表5" table:style-name="ta1" table:print="false">
        <table:table-column table:style-name="co1" table:visibility="collapse" table:number-columns-repeated="8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8" table:number-columns-repeated="2" table:default-cell-style-name="Default"/>
        <table:table-row table:style-name="ro2">
          <table:table-cell table:number-columns-repeated="8" office:value-type="string">
            <text:p>0</text:p>
          </table:table-cell>
          <table:table-cell table:formula="of:=[.A1]&amp;[.B1]&amp;[.C1]&amp;[.D1]&amp;[.E1]&amp;[.F1]&amp;[.G1]&amp;[.H1]" office:value-type="string" office:string-value="00000000">
            <text:p>00000000</text:p>
          </table:table-cell>
          <table:table-cell table:formula="of:=[.H1]&amp;[.G1]&amp;[.F1]&amp;[.E1]&amp;[.D1]&amp;[.C1]&amp;[.B1]&amp;[.A1]" office:value-type="string" office:string-value="00000000">
            <text:p>00000000</text:p>
          </table:table-cell>
          <table:table-cell office:value-type="string">
            <text:p>BRK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2]&amp;[.B2]&amp;[.C2]&amp;[.D2]&amp;[.E2]&amp;[.F2]&amp;[.G2]&amp;[.H2]" office:value-type="string" office:string-value="00100000">
            <text:p>00100000</text:p>
          </table:table-cell>
          <table:table-cell table:formula="of:=[.H2]&amp;[.G2]&amp;[.F2]&amp;[.E2]&amp;[.D2]&amp;[.C2]&amp;[.B2]&amp;[.A2]" office:value-type="string" office:string-value="00000100">
            <text:p>00000100</text:p>
          </table:table-cell>
          <table:table-cell office:value-type="string">
            <text:p>JSR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3]&amp;[.B3]&amp;[.C3]&amp;[.D3]&amp;[.E3]&amp;[.F3]&amp;[.G3]&amp;[.H3]" office:value-type="string" office:string-value="00100100">
            <text:p>00100100</text:p>
          </table:table-cell>
          <table:table-cell table:formula="of:=[.H3]&amp;[.G3]&amp;[.F3]&amp;[.E3]&amp;[.D3]&amp;[.C3]&amp;[.B3]&amp;[.A3]" office:value-type="string" office:string-value="00100100">
            <text:p>00100100</text:p>
          </table:table-cell>
          <table:table-cell office:value-type="string">
            <text:p>BIT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]&amp;[.B4]&amp;[.C4]&amp;[.D4]&amp;[.E4]&amp;[.F4]&amp;[.G4]&amp;[.H4]" office:value-type="string" office:string-value="00101100">
            <text:p>00101100</text:p>
          </table:table-cell>
          <table:table-cell table:formula="of:=[.H4]&amp;[.G4]&amp;[.F4]&amp;[.E4]&amp;[.D4]&amp;[.C4]&amp;[.B4]&amp;[.A4]" office:value-type="string" office:string-value="00110100">
            <text:p>00110100</text:p>
          </table:table-cell>
          <table:table-cell office:value-type="string">
            <text:p>BIT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 office:value-type="string">
            <text:p>0</text:p>
          </table:table-cell>
          <table:table-cell table:formula="of:=[.A5]&amp;[.B5]&amp;[.C5]&amp;[.D5]&amp;[.E5]&amp;[.F5]&amp;[.G5]&amp;[.H5]" office:value-type="string" office:string-value="01000000">
            <text:p>01000000</text:p>
          </table:table-cell>
          <table:table-cell table:formula="of:=[.H5]&amp;[.G5]&amp;[.F5]&amp;[.E5]&amp;[.D5]&amp;[.C5]&amp;[.B5]&amp;[.A5]" office:value-type="string" office:string-value="00000010">
            <text:p>00000010</text:p>
          </table:table-cell>
          <table:table-cell office:value-type="string">
            <text:p>RTI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6]&amp;[.B6]&amp;[.C6]&amp;[.D6]&amp;[.E6]&amp;[.F6]&amp;[.G6]&amp;[.H6]" office:value-type="string" office:string-value="01001100">
            <text:p>01001100</text:p>
          </table:table-cell>
          <table:table-cell table:formula="of:=[.H6]&amp;[.G6]&amp;[.F6]&amp;[.E6]&amp;[.D6]&amp;[.C6]&amp;[.B6]&amp;[.A6]" office:value-type="string" office:string-value="00110010">
            <text:p>00110010</text:p>
          </table:table-cell>
          <table:table-cell office:value-type="string">
            <text:p>JMP</text:p>
          </table:table-cell>
          <table:table-cell office:value-type="string">
            <text:p>a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7]&amp;[.B7]&amp;[.C7]&amp;[.D7]&amp;[.E7]&amp;[.F7]&amp;[.G7]&amp;[.H7]" office:value-type="string" office:string-value="01100000">
            <text:p>01100000</text:p>
          </table:table-cell>
          <table:table-cell table:formula="of:=[.H7]&amp;[.G7]&amp;[.F7]&amp;[.E7]&amp;[.D7]&amp;[.C7]&amp;[.B7]&amp;[.A7]" office:value-type="string" office:string-value="00000110">
            <text:p>00000110</text:p>
          </table:table-cell>
          <table:table-cell office:value-type="string">
            <text:p>RTS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8]&amp;[.B8]&amp;[.C8]&amp;[.D8]&amp;[.E8]&amp;[.F8]&amp;[.G8]&amp;[.H8]" office:value-type="string" office:string-value="01101100">
            <text:p>01101100</text:p>
          </table:table-cell>
          <table:table-cell table:formula="of:=[.H8]&amp;[.G8]&amp;[.F8]&amp;[.E8]&amp;[.D8]&amp;[.C8]&amp;[.B8]&amp;[.A8]" office:value-type="string" office:string-value="00110110">
            <text:p>00110110</text:p>
          </table:table-cell>
          <table:table-cell office:value-type="string">
            <text:p>JMP</text:p>
          </table:table-cell>
          <table:table-cell office:value-type="string">
            <text:p>ind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9]&amp;[.B9]&amp;[.C9]&amp;[.D9]&amp;[.E9]&amp;[.F9]&amp;[.G9]&amp;[.H9]" office:value-type="string" office:string-value="10000100">
            <text:p>10000100</text:p>
          </table:table-cell>
          <table:table-cell table:formula="of:=[.H9]&amp;[.G9]&amp;[.F9]&amp;[.E9]&amp;[.D9]&amp;[.C9]&amp;[.B9]&amp;[.A9]" office:value-type="string" office:string-value="00100001">
            <text:p>00100001</text:p>
          </table:table-cell>
          <table:table-cell office:value-type="string">
            <text:p>STY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0]&amp;[.B10]&amp;[.C10]&amp;[.D10]&amp;[.E10]&amp;[.F10]&amp;[.G10]&amp;[.H10]" office:value-type="string" office:string-value="10001010">
            <text:p>10001010</text:p>
          </table:table-cell>
          <table:table-cell table:formula="of:=[.H10]&amp;[.G10]&amp;[.F10]&amp;[.E10]&amp;[.D10]&amp;[.C10]&amp;[.B10]&amp;[.A10]" office:value-type="string" office:string-value="01010001">
            <text:p>01010001</text:p>
          </table:table-cell>
          <table:table-cell office:value-type="string">
            <text:p>TXA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1]&amp;[.B11]&amp;[.C11]&amp;[.D11]&amp;[.E11]&amp;[.F11]&amp;[.G11]&amp;[.H11]" office:value-type="string" office:string-value="10001100">
            <text:p>10001100</text:p>
          </table:table-cell>
          <table:table-cell table:formula="of:=[.H11]&amp;[.G11]&amp;[.F11]&amp;[.E11]&amp;[.D11]&amp;[.C11]&amp;[.B11]&amp;[.A11]" office:value-type="string" office:string-value="00110001">
            <text:p>00110001</text:p>
          </table:table-cell>
          <table:table-cell office:value-type="string">
            <text:p>STY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2]&amp;[.B12]&amp;[.C12]&amp;[.D12]&amp;[.E12]&amp;[.F12]&amp;[.G12]&amp;[.H12]" office:value-type="string" office:string-value="10010100">
            <text:p>10010100</text:p>
          </table:table-cell>
          <table:table-cell table:formula="of:=[.H12]&amp;[.G12]&amp;[.F12]&amp;[.E12]&amp;[.D12]&amp;[.C12]&amp;[.B12]&amp;[.A12]" office:value-type="string" office:string-value="00101001">
            <text:p>00101001</text:p>
          </table:table-cell>
          <table:table-cell office:value-type="string">
            <text:p>STY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3]&amp;[.B13]&amp;[.C13]&amp;[.D13]&amp;[.E13]&amp;[.F13]&amp;[.G13]&amp;[.H13]" office:value-type="string" office:string-value="10011010">
            <text:p>10011010</text:p>
          </table:table-cell>
          <table:table-cell table:formula="of:=[.H13]&amp;[.G13]&amp;[.F13]&amp;[.E13]&amp;[.D13]&amp;[.C13]&amp;[.B13]&amp;[.A13]" office:value-type="string" office:string-value="01011001">
            <text:p>01011001</text:p>
          </table:table-cell>
          <table:table-cell office:value-type="string">
            <text:p>TXS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14]&amp;[.B14]&amp;[.C14]&amp;[.D14]&amp;[.E14]&amp;[.F14]&amp;[.G14]&amp;[.H14]" office:value-type="string" office:string-value="10100000">
            <text:p>10100000</text:p>
          </table:table-cell>
          <table:table-cell table:formula="of:=[.H14]&amp;[.G14]&amp;[.F14]&amp;[.E14]&amp;[.D14]&amp;[.C14]&amp;[.B14]&amp;[.A14]" office:value-type="string" office:string-value="00000101">
            <text:p>00000101</text:p>
          </table:table-cell>
          <table:table-cell office:value-type="string">
            <text:p>LDY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5]&amp;[.B15]&amp;[.C15]&amp;[.D15]&amp;[.E15]&amp;[.F15]&amp;[.G15]&amp;[.H15]" office:value-type="string" office:string-value="10100010">
            <text:p>10100010</text:p>
          </table:table-cell>
          <table:table-cell table:formula="of:=[.H15]&amp;[.G15]&amp;[.F15]&amp;[.E15]&amp;[.D15]&amp;[.C15]&amp;[.B15]&amp;[.A15]" office:value-type="string" office:string-value="01000101">
            <text:p>01000101</text:p>
          </table:table-cell>
          <table:table-cell office:value-type="string">
            <text:p>LDX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6]&amp;[.B16]&amp;[.C16]&amp;[.D16]&amp;[.E16]&amp;[.F16]&amp;[.G16]&amp;[.H16]" office:value-type="string" office:string-value="10101010">
            <text:p>10101010</text:p>
          </table:table-cell>
          <table:table-cell table:formula="of:=[.H16]&amp;[.G16]&amp;[.F16]&amp;[.E16]&amp;[.D16]&amp;[.C16]&amp;[.B16]&amp;[.A16]" office:value-type="string" office:string-value="01010101">
            <text:p>01010101</text:p>
          </table:table-cell>
          <table:table-cell office:value-type="string">
            <text:p>TA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7]&amp;[.B17]&amp;[.C17]&amp;[.D17]&amp;[.E17]&amp;[.F17]&amp;[.G17]&amp;[.H17]" office:value-type="string" office:string-value="10111010">
            <text:p>10111010</text:p>
          </table:table-cell>
          <table:table-cell table:formula="of:=[.H17]&amp;[.G17]&amp;[.F17]&amp;[.E17]&amp;[.D17]&amp;[.C17]&amp;[.B17]&amp;[.A17]" office:value-type="string" office:string-value="01011101">
            <text:p>01011101</text:p>
          </table:table-cell>
          <table:table-cell office:value-type="string">
            <text:p>TS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6" office:value-type="string">
            <text:p>0</text:p>
          </table:table-cell>
          <table:table-cell table:formula="of:=[.A18]&amp;[.B18]&amp;[.C18]&amp;[.D18]&amp;[.E18]&amp;[.F18]&amp;[.G18]&amp;[.H18]" office:value-type="string" office:string-value="11000000">
            <text:p>11000000</text:p>
          </table:table-cell>
          <table:table-cell table:formula="of:=[.H18]&amp;[.G18]&amp;[.F18]&amp;[.E18]&amp;[.D18]&amp;[.C18]&amp;[.B18]&amp;[.A18]" office:value-type="string" office:string-value="00000011">
            <text:p>00000011</text:p>
          </table:table-cell>
          <table:table-cell office:value-type="string">
            <text:p>CPY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9]&amp;[.B19]&amp;[.C19]&amp;[.D19]&amp;[.E19]&amp;[.F19]&amp;[.G19]&amp;[.H19]" office:value-type="string" office:string-value="11000100">
            <text:p>11000100</text:p>
          </table:table-cell>
          <table:table-cell table:formula="of:=[.H19]&amp;[.G19]&amp;[.F19]&amp;[.E19]&amp;[.D19]&amp;[.C19]&amp;[.B19]&amp;[.A19]" office:value-type="string" office:string-value="00100011">
            <text:p>00100011</text:p>
          </table:table-cell>
          <table:table-cell office:value-type="string">
            <text:p>CPY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20]&amp;[.B20]&amp;[.C20]&amp;[.D20]&amp;[.E20]&amp;[.F20]&amp;[.G20]&amp;[.H20]" office:value-type="string" office:string-value="11001010">
            <text:p>11001010</text:p>
          </table:table-cell>
          <table:table-cell table:formula="of:=[.H20]&amp;[.G20]&amp;[.F20]&amp;[.E20]&amp;[.D20]&amp;[.C20]&amp;[.B20]&amp;[.A20]" office:value-type="string" office:string-value="01010011">
            <text:p>01010011</text:p>
          </table:table-cell>
          <table:table-cell office:value-type="string">
            <text:p>DE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1]&amp;[.B21]&amp;[.C21]&amp;[.D21]&amp;[.E21]&amp;[.F21]&amp;[.G21]&amp;[.H21]" office:value-type="string" office:string-value="11001100">
            <text:p>11001100</text:p>
          </table:table-cell>
          <table:table-cell table:formula="of:=[.H21]&amp;[.G21]&amp;[.F21]&amp;[.E21]&amp;[.D21]&amp;[.C21]&amp;[.B21]&amp;[.A21]" office:value-type="string" office:string-value="00110011">
            <text:p>00110011</text:p>
          </table:table-cell>
          <table:table-cell office:value-type="string">
            <text:p>CPY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22]&amp;[.B22]&amp;[.C22]&amp;[.D22]&amp;[.E22]&amp;[.F22]&amp;[.G22]&amp;[.H22]" office:value-type="string" office:string-value="11100000">
            <text:p>11100000</text:p>
          </table:table-cell>
          <table:table-cell table:formula="of:=[.H22]&amp;[.G22]&amp;[.F22]&amp;[.E22]&amp;[.D22]&amp;[.C22]&amp;[.B22]&amp;[.A22]" office:value-type="string" office:string-value="00000111">
            <text:p>00000111</text:p>
          </table:table-cell>
          <table:table-cell office:value-type="string">
            <text:p>CPX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3]&amp;[.B23]&amp;[.C23]&amp;[.D23]&amp;[.E23]&amp;[.F23]&amp;[.G23]&amp;[.H23]" office:value-type="string" office:string-value="11100100">
            <text:p>11100100</text:p>
          </table:table-cell>
          <table:table-cell table:formula="of:=[.H23]&amp;[.G23]&amp;[.F23]&amp;[.E23]&amp;[.D23]&amp;[.C23]&amp;[.B23]&amp;[.A23]" office:value-type="string" office:string-value="00100111">
            <text:p>00100111</text:p>
          </table:table-cell>
          <table:table-cell office:value-type="string">
            <text:p>CPX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4]&amp;[.B24]&amp;[.C24]&amp;[.D24]&amp;[.E24]&amp;[.F24]&amp;[.G24]&amp;[.H24]" office:value-type="string" office:string-value="11101100">
            <text:p>11101100</text:p>
          </table:table-cell>
          <table:table-cell table:formula="of:=[.H24]&amp;[.G24]&amp;[.F24]&amp;[.E24]&amp;[.D24]&amp;[.C24]&amp;[.B24]&amp;[.A24]" office:value-type="string" office:string-value="00110111">
            <text:p>00110111</text:p>
          </table:table-cell>
          <table:table-cell office:value-type="string">
            <text:p>CPX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</table:table>
      <table:database-ranges>
        <table:database-range table:target-range-address="工作表3.A1:工作表3.X256" table:contains-header="false">
          <table:sort>
            <table:sort-by table:field-number="1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HK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5">05/07/2017</text:date>, <text:time>19:30:33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15:49:21</meta:creation-date>
    <dc:date>2017-07-05T19:30:33.56</dc:date>
    <meta:editing-duration>P1DT18H10M43S</meta:editing-duration>
    <meta:editing-cycles>60</meta:editing-cycles>
    <meta:generator>OpenOffice/4.1.2$Win32 OpenOffice.org_project/412m3$Build-9782</meta:generator>
    <meta:document-statistic meta:table-count="5" meta:cell-count="10659" meta:object-count="0"/>
  </office:meta>
</office:document-meta>
</file>